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54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0.8492in"/>
    </style:style>
    <style:style style:name="co5" style:family="table-column">
      <style:table-column-properties fo:break-before="auto" style:column-width="0.6846in"/>
    </style:style>
    <style:style style:name="co6" style:family="table-column">
      <style:table-column-properties fo:break-before="auto" style:column-width="0.4563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819in" fo:break-before="auto" style:use-optimal-row-height="fals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d_from_badi_date" table:style-name="ta1">
        <table:shapes>
          <draw:frame draw:z-index="0" draw:style-name="gr1" draw:text-style-name="P1" svg:width="24.0728in" svg:height="12.1272in" svg:x="6.3575in" svg:y="0.665in">
            <draw:object draw:notify-on-update-of-ranges="jd_from_badi_date.F1:jd_from_badi_date.F1 jd_from_badi_date.F2:jd_from_badi_date.F16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0728in" svg:height="12.1272in" svg:x="6.3594in" svg:y="13.1555in">
            <draw:object draw:notify-on-update-of-ranges="jd_from_badi_date.E1:jd_from_badi_date.E1 jd_from_badi_date.E2:jd_from_badi_date.E733 jd_from_badi_date.F1:jd_from_badi_date.F1 jd_from_badi_date.F2:jd_from_badi_date.F7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Badi Date</text:p>
          </table:table-cell>
          <table:table-cell table:style-name="ce1" office:value-type="string" calcext:value-type="string">
            <text:p>Badi JD</text:p>
          </table:table-cell>
          <table:table-cell table:style-name="ce1" office:value-type="string" calcext:value-type="string">
            <text:p>Gregorian Date</text:p>
          </table:table-cell>
          <table:table-cell table:style-name="ce1" office:value-type="string" calcext:value-type="string">
            <text:p>Gregorian J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+- 1 year</text:p>
          </table:table-cell>
          <table:table-cell table:style-name="Default"/>
          <table:table-cell table:style-name="ce1"/>
          <table:table-cell table:style-name="ce1" office:value-type="string" calcext:value-type="string" table:number-columns-spanned="5" table:number-rows-spanned="1">
            <text:p>Generated with ./contrib/misc/full_partial.py -aG</text:p>
          </table:table-cell>
          <table:covered-table-cell table:number-columns-repeated="4" table:style-name="ce1"/>
          <table:table-cell table:style-name="ce1" office:value-type="string" calcext:value-type="string" table:number-columns-spanned="4" table:number-rows-spanned="1">
            <text:p>Add a -X to get the more exact algorithm.</text:p>
          </table:table-cell>
          <table:covered-table-cell table:number-columns-repeated="3" table:style-name="ce1"/>
          <table:table-cell table:style-name="ce1" table:number-columns-repeated="1007"/>
        </table:table-row>
        <table:table-row table:style-name="ro2">
          <table:table-cell office:value-type="string" calcext:value-type="string">
            <text:p>-1842-01-01T00:00:00</text:p>
          </table:table-cell>
          <table:table-cell office:value-type="float" office:value="1721502.5" calcext:value-type="float">
            <text:p>1721502.5</text:p>
          </table:table-cell>
          <table:table-cell office:value-type="string" calcext:value-type="string">
            <text:p>1-03-20T00:00:00</text:p>
          </table:table-cell>
          <table:table-cell office:value-type="float" office:value="1721501.5" calcext:value-type="float">
            <text:p>172150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41-01-01T00:00:00</text:p>
          </table:table-cell>
          <table:table-cell office:value-type="float" office:value="1721867.5" calcext:value-type="float">
            <text:p>1721867.5</text:p>
          </table:table-cell>
          <table:table-cell office:value-type="string" calcext:value-type="string">
            <text:p>2-03-21T00:00:00</text:p>
          </table:table-cell>
          <table:table-cell office:value-type="float" office:value="1721867.5" calcext:value-type="float">
            <text:p>172186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40-01-01T00:00:00</text:p>
          </table:table-cell>
          <table:table-cell office:value-type="float" office:value="1722232.5" calcext:value-type="float">
            <text:p>1722232.5</text:p>
          </table:table-cell>
          <table:table-cell office:value-type="string" calcext:value-type="string">
            <text:p>3-03-21T00:00:00</text:p>
          </table:table-cell>
          <table:table-cell office:value-type="float" office:value="1722232.5" calcext:value-type="float">
            <text:p>17222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39-01-01T00:00:00</text:p>
          </table:table-cell>
          <table:table-cell office:value-type="float" office:value="1722598.5" calcext:value-type="float">
            <text:p>1722598.5</text:p>
          </table:table-cell>
          <table:table-cell office:value-type="string" calcext:value-type="string">
            <text:p>4-03-20T00:00:00</text:p>
          </table:table-cell>
          <table:table-cell office:value-type="float" office:value="1722597.5" calcext:value-type="float">
            <text:p>172259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38-01-01T00:00:00</text:p>
          </table:table-cell>
          <table:table-cell office:value-type="float" office:value="1722963.5" calcext:value-type="float">
            <text:p>1722963.5</text:p>
          </table:table-cell>
          <table:table-cell office:value-type="string" calcext:value-type="string">
            <text:p>5-03-20T00:00:00</text:p>
          </table:table-cell>
          <table:table-cell office:value-type="float" office:value="1722962.5" calcext:value-type="float">
            <text:p>172296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37-01-01T00:00:00</text:p>
          </table:table-cell>
          <table:table-cell office:value-type="float" office:value="1723328.5" calcext:value-type="float">
            <text:p>1723328.5</text:p>
          </table:table-cell>
          <table:table-cell office:value-type="string" calcext:value-type="string">
            <text:p>6-03-21T00:00:00</text:p>
          </table:table-cell>
          <table:table-cell office:value-type="float" office:value="1723328.5" calcext:value-type="float">
            <text:p>172332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36-01-01T00:00:00</text:p>
          </table:table-cell>
          <table:table-cell office:value-type="float" office:value="1723693.5" calcext:value-type="float">
            <text:p>1723693.5</text:p>
          </table:table-cell>
          <table:table-cell office:value-type="string" calcext:value-type="string">
            <text:p>7-03-21T00:00:00</text:p>
          </table:table-cell>
          <table:table-cell office:value-type="float" office:value="1723693.5" calcext:value-type="float">
            <text:p>172369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35-01-01T00:00:00</text:p>
          </table:table-cell>
          <table:table-cell office:value-type="float" office:value="1724059.5" calcext:value-type="float">
            <text:p>1724059.5</text:p>
          </table:table-cell>
          <table:table-cell office:value-type="string" calcext:value-type="string">
            <text:p>8-03-20T00:00:00</text:p>
          </table:table-cell>
          <table:table-cell office:value-type="float" office:value="1724058.5" calcext:value-type="float">
            <text:p>172405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34-01-01T00:00:00</text:p>
          </table:table-cell>
          <table:table-cell office:value-type="float" office:value="1724424.5" calcext:value-type="float">
            <text:p>1724424.5</text:p>
          </table:table-cell>
          <table:table-cell office:value-type="string" calcext:value-type="string">
            <text:p>9-03-20T00:00:00</text:p>
          </table:table-cell>
          <table:table-cell office:value-type="float" office:value="1724423.5" calcext:value-type="float">
            <text:p>172442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33-01-01T00:00:00</text:p>
          </table:table-cell>
          <table:table-cell office:value-type="float" office:value="1724789.5" calcext:value-type="float">
            <text:p>1724789.5</text:p>
          </table:table-cell>
          <table:table-cell office:value-type="string" calcext:value-type="string">
            <text:p>10-03-21T00:00:00</text:p>
          </table:table-cell>
          <table:table-cell office:value-type="float" office:value="1724789.5" calcext:value-type="float">
            <text:p>172478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32-01-01T00:00:00</text:p>
          </table:table-cell>
          <table:table-cell office:value-type="float" office:value="1725154.5" calcext:value-type="float">
            <text:p>1725154.5</text:p>
          </table:table-cell>
          <table:table-cell office:value-type="string" calcext:value-type="string">
            <text:p>11-03-21T00:00:00</text:p>
          </table:table-cell>
          <table:table-cell office:value-type="float" office:value="1725154.5" calcext:value-type="float">
            <text:p>172515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31-01-01T00:00:00</text:p>
          </table:table-cell>
          <table:table-cell office:value-type="float" office:value="1725520.5" calcext:value-type="float">
            <text:p>1725520.5</text:p>
          </table:table-cell>
          <table:table-cell office:value-type="string" calcext:value-type="string">
            <text:p>12-03-20T00:00:00</text:p>
          </table:table-cell>
          <table:table-cell office:value-type="float" office:value="1725519.5" calcext:value-type="float">
            <text:p>172551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30-01-01T00:00:00</text:p>
          </table:table-cell>
          <table:table-cell office:value-type="float" office:value="1725885.5" calcext:value-type="float">
            <text:p>1725885.5</text:p>
          </table:table-cell>
          <table:table-cell office:value-type="string" calcext:value-type="string">
            <text:p>13-03-20T00:00:00</text:p>
          </table:table-cell>
          <table:table-cell office:value-type="float" office:value="1725884.5" calcext:value-type="float">
            <text:p>172588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29-01-01T00:00:00</text:p>
          </table:table-cell>
          <table:table-cell office:value-type="float" office:value="1726250.5" calcext:value-type="float">
            <text:p>1726250.5</text:p>
          </table:table-cell>
          <table:table-cell office:value-type="string" calcext:value-type="string">
            <text:p>14-03-21T00:00:00</text:p>
          </table:table-cell>
          <table:table-cell office:value-type="float" office:value="1726250.5" calcext:value-type="float">
            <text:p>172625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28-01-01T00:00:00</text:p>
          </table:table-cell>
          <table:table-cell office:value-type="float" office:value="1726615.5" calcext:value-type="float">
            <text:p>1726615.5</text:p>
          </table:table-cell>
          <table:table-cell office:value-type="string" calcext:value-type="string">
            <text:p>15-03-21T00:00:00</text:p>
          </table:table-cell>
          <table:table-cell office:value-type="float" office:value="1726615.5" calcext:value-type="float">
            <text:p>172661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27-01-01T00:00:00</text:p>
          </table:table-cell>
          <table:table-cell office:value-type="float" office:value="1726981.5" calcext:value-type="float">
            <text:p>1726981.5</text:p>
          </table:table-cell>
          <table:table-cell office:value-type="string" calcext:value-type="string">
            <text:p>16-03-20T00:00:00</text:p>
          </table:table-cell>
          <table:table-cell office:value-type="float" office:value="1726980.5" calcext:value-type="float">
            <text:p>172698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26-01-01T00:00:00</text:p>
          </table:table-cell>
          <table:table-cell office:value-type="float" office:value="1727346.5" calcext:value-type="float">
            <text:p>1727346.5</text:p>
          </table:table-cell>
          <table:table-cell office:value-type="string" calcext:value-type="string">
            <text:p>17-03-20T00:00:00</text:p>
          </table:table-cell>
          <table:table-cell office:value-type="float" office:value="1727345.5" calcext:value-type="float">
            <text:p>172734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25-01-01T00:00:00</text:p>
          </table:table-cell>
          <table:table-cell office:value-type="float" office:value="1727711.5" calcext:value-type="float">
            <text:p>1727711.5</text:p>
          </table:table-cell>
          <table:table-cell office:value-type="string" calcext:value-type="string">
            <text:p>18-03-21T00:00:00</text:p>
          </table:table-cell>
          <table:table-cell office:value-type="float" office:value="1727711.5" calcext:value-type="float">
            <text:p>172771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24-01-01T00:00:00</text:p>
          </table:table-cell>
          <table:table-cell office:value-type="float" office:value="1728076.5" calcext:value-type="float">
            <text:p>1728076.5</text:p>
          </table:table-cell>
          <table:table-cell office:value-type="string" calcext:value-type="string">
            <text:p>19-03-21T00:00:00</text:p>
          </table:table-cell>
          <table:table-cell office:value-type="float" office:value="1728076.5" calcext:value-type="float">
            <text:p>172807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23-01-01T00:00:00</text:p>
          </table:table-cell>
          <table:table-cell office:value-type="float" office:value="1728442.5" calcext:value-type="float">
            <text:p>1728442.5</text:p>
          </table:table-cell>
          <table:table-cell office:value-type="string" calcext:value-type="string">
            <text:p>20-03-20T00:00:00</text:p>
          </table:table-cell>
          <table:table-cell office:value-type="float" office:value="1728441.5" calcext:value-type="float">
            <text:p>172844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22-01-01T00:00:00</text:p>
          </table:table-cell>
          <table:table-cell office:value-type="float" office:value="1728807.5" calcext:value-type="float">
            <text:p>1728807.5</text:p>
          </table:table-cell>
          <table:table-cell office:value-type="string" calcext:value-type="string">
            <text:p>21-03-20T00:00:00</text:p>
          </table:table-cell>
          <table:table-cell office:value-type="float" office:value="1728806.5" calcext:value-type="float">
            <text:p>172880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21-01-01T00:00:00</text:p>
          </table:table-cell>
          <table:table-cell office:value-type="float" office:value="1729172.5" calcext:value-type="float">
            <text:p>1729172.5</text:p>
          </table:table-cell>
          <table:table-cell office:value-type="string" calcext:value-type="string">
            <text:p>22-03-21T00:00:00</text:p>
          </table:table-cell>
          <table:table-cell office:value-type="float" office:value="1729172.5" calcext:value-type="float">
            <text:p>172917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20-01-01T00:00:00</text:p>
          </table:table-cell>
          <table:table-cell office:value-type="float" office:value="1729537.5" calcext:value-type="float">
            <text:p>1729537.5</text:p>
          </table:table-cell>
          <table:table-cell office:value-type="string" calcext:value-type="string">
            <text:p>23-03-21T00:00:00</text:p>
          </table:table-cell>
          <table:table-cell office:value-type="float" office:value="1729537.5" calcext:value-type="float">
            <text:p>172953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19-01-01T00:00:00</text:p>
          </table:table-cell>
          <table:table-cell office:value-type="float" office:value="1729903.5" calcext:value-type="float">
            <text:p>1729903.5</text:p>
          </table:table-cell>
          <table:table-cell office:value-type="string" calcext:value-type="string">
            <text:p>24-03-20T00:00:00</text:p>
          </table:table-cell>
          <table:table-cell office:value-type="float" office:value="1729902.5" calcext:value-type="float">
            <text:p>172990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18-01-01T00:00:00</text:p>
          </table:table-cell>
          <table:table-cell office:value-type="float" office:value="1730268.5" calcext:value-type="float">
            <text:p>1730268.5</text:p>
          </table:table-cell>
          <table:table-cell office:value-type="string" calcext:value-type="string">
            <text:p>25-03-20T00:00:00</text:p>
          </table:table-cell>
          <table:table-cell office:value-type="float" office:value="1730267.5" calcext:value-type="float">
            <text:p>173026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17-01-01T00:00:00</text:p>
          </table:table-cell>
          <table:table-cell office:value-type="float" office:value="1730633.5" calcext:value-type="float">
            <text:p>1730633.5</text:p>
          </table:table-cell>
          <table:table-cell office:value-type="string" calcext:value-type="string">
            <text:p>26-03-20T00:00:00</text:p>
          </table:table-cell>
          <table:table-cell office:value-type="float" office:value="1730632.5" calcext:value-type="float">
            <text:p>173063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16-01-01T00:00:00</text:p>
          </table:table-cell>
          <table:table-cell office:value-type="float" office:value="1730998.5" calcext:value-type="float">
            <text:p>1730998.5</text:p>
          </table:table-cell>
          <table:table-cell office:value-type="string" calcext:value-type="string">
            <text:p>27-03-21T00:00:00</text:p>
          </table:table-cell>
          <table:table-cell office:value-type="float" office:value="1730998.5" calcext:value-type="float">
            <text:p>173099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15-01-01T00:00:00</text:p>
          </table:table-cell>
          <table:table-cell office:value-type="float" office:value="1731364.5" calcext:value-type="float">
            <text:p>1731364.5</text:p>
          </table:table-cell>
          <table:table-cell office:value-type="string" calcext:value-type="string">
            <text:p>28-03-20T00:00:00</text:p>
          </table:table-cell>
          <table:table-cell office:value-type="float" office:value="1731363.5" calcext:value-type="float">
            <text:p>173136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14-01-01T00:00:00</text:p>
          </table:table-cell>
          <table:table-cell office:value-type="float" office:value="1731729.5" calcext:value-type="float">
            <text:p>1731729.5</text:p>
          </table:table-cell>
          <table:table-cell office:value-type="string" calcext:value-type="string">
            <text:p>29-03-20T00:00:00</text:p>
          </table:table-cell>
          <table:table-cell office:value-type="float" office:value="1731728.5" calcext:value-type="float">
            <text:p>173172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13-01-01T00:00:00</text:p>
          </table:table-cell>
          <table:table-cell office:value-type="float" office:value="1732094.5" calcext:value-type="float">
            <text:p>1732094.5</text:p>
          </table:table-cell>
          <table:table-cell office:value-type="string" calcext:value-type="string">
            <text:p>30-03-20T00:00:00</text:p>
          </table:table-cell>
          <table:table-cell office:value-type="float" office:value="1732093.5" calcext:value-type="float">
            <text:p>173209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12-01-01T00:00:00</text:p>
          </table:table-cell>
          <table:table-cell office:value-type="float" office:value="1732459.5" calcext:value-type="float">
            <text:p>1732459.5</text:p>
          </table:table-cell>
          <table:table-cell office:value-type="string" calcext:value-type="string">
            <text:p>31-03-21T00:00:00</text:p>
          </table:table-cell>
          <table:table-cell office:value-type="float" office:value="1732459.5" calcext:value-type="float">
            <text:p>173245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11-01-01T00:00:00</text:p>
          </table:table-cell>
          <table:table-cell office:value-type="float" office:value="1732825.5" calcext:value-type="float">
            <text:p>1732825.5</text:p>
          </table:table-cell>
          <table:table-cell office:value-type="string" calcext:value-type="string">
            <text:p>32-03-20T00:00:00</text:p>
          </table:table-cell>
          <table:table-cell office:value-type="float" office:value="1732824.5" calcext:value-type="float">
            <text:p>173282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10-01-01T00:00:00</text:p>
          </table:table-cell>
          <table:table-cell office:value-type="float" office:value="1733190.5" calcext:value-type="float">
            <text:p>1733190.5</text:p>
          </table:table-cell>
          <table:table-cell office:value-type="string" calcext:value-type="string">
            <text:p>33-03-20T00:00:00</text:p>
          </table:table-cell>
          <table:table-cell office:value-type="float" office:value="1733189.5" calcext:value-type="float">
            <text:p>173318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09-01-01T00:00:00</text:p>
          </table:table-cell>
          <table:table-cell office:value-type="float" office:value="1733555.5" calcext:value-type="float">
            <text:p>1733555.5</text:p>
          </table:table-cell>
          <table:table-cell office:value-type="string" calcext:value-type="string">
            <text:p>34-03-20T00:00:00</text:p>
          </table:table-cell>
          <table:table-cell office:value-type="float" office:value="1733554.5" calcext:value-type="float">
            <text:p>173355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08-01-01T00:00:00</text:p>
          </table:table-cell>
          <table:table-cell office:value-type="float" office:value="1733920.5" calcext:value-type="float">
            <text:p>1733920.5</text:p>
          </table:table-cell>
          <table:table-cell office:value-type="string" calcext:value-type="string">
            <text:p>35-03-21T00:00:00</text:p>
          </table:table-cell>
          <table:table-cell office:value-type="float" office:value="1733920.5" calcext:value-type="float">
            <text:p>173392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07-01-01T00:00:00</text:p>
          </table:table-cell>
          <table:table-cell office:value-type="float" office:value="1734286.5" calcext:value-type="float">
            <text:p>1734286.5</text:p>
          </table:table-cell>
          <table:table-cell office:value-type="string" calcext:value-type="string">
            <text:p>36-03-20T00:00:00</text:p>
          </table:table-cell>
          <table:table-cell office:value-type="float" office:value="1734285.5" calcext:value-type="float">
            <text:p>173428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06-01-01T00:00:00</text:p>
          </table:table-cell>
          <table:table-cell office:value-type="float" office:value="1734651.5" calcext:value-type="float">
            <text:p>1734651.5</text:p>
          </table:table-cell>
          <table:table-cell office:value-type="string" calcext:value-type="string">
            <text:p>37-03-20T00:00:00</text:p>
          </table:table-cell>
          <table:table-cell office:value-type="float" office:value="1734650.5" calcext:value-type="float">
            <text:p>173465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05-01-01T00:00:00</text:p>
          </table:table-cell>
          <table:table-cell office:value-type="float" office:value="1735016.5" calcext:value-type="float">
            <text:p>1735016.5</text:p>
          </table:table-cell>
          <table:table-cell office:value-type="string" calcext:value-type="string">
            <text:p>38-03-20T00:00:00</text:p>
          </table:table-cell>
          <table:table-cell office:value-type="float" office:value="1735015.5" calcext:value-type="float">
            <text:p>17350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04-01-01T00:00:00</text:p>
          </table:table-cell>
          <table:table-cell office:value-type="float" office:value="1735381.5" calcext:value-type="float">
            <text:p>1735381.5</text:p>
          </table:table-cell>
          <table:table-cell office:value-type="string" calcext:value-type="string">
            <text:p>39-03-21T00:00:00</text:p>
          </table:table-cell>
          <table:table-cell office:value-type="float" office:value="1735381.5" calcext:value-type="float">
            <text:p>173538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03-01-01T00:00:00</text:p>
          </table:table-cell>
          <table:table-cell office:value-type="float" office:value="1735747.5" calcext:value-type="float">
            <text:p>1735747.5</text:p>
          </table:table-cell>
          <table:table-cell office:value-type="string" calcext:value-type="string">
            <text:p>40-03-20T00:00:00</text:p>
          </table:table-cell>
          <table:table-cell office:value-type="float" office:value="1735746.5" calcext:value-type="float">
            <text:p>173574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02-01-01T00:00:00</text:p>
          </table:table-cell>
          <table:table-cell office:value-type="float" office:value="1736112.5" calcext:value-type="float">
            <text:p>1736112.5</text:p>
          </table:table-cell>
          <table:table-cell office:value-type="string" calcext:value-type="string">
            <text:p>41-03-20T00:00:00</text:p>
          </table:table-cell>
          <table:table-cell office:value-type="float" office:value="1736111.5" calcext:value-type="float">
            <text:p>173611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801-01-01T00:00:00</text:p>
          </table:table-cell>
          <table:table-cell office:value-type="float" office:value="1736477.5" calcext:value-type="float">
            <text:p>1736477.5</text:p>
          </table:table-cell>
          <table:table-cell office:value-type="string" calcext:value-type="string">
            <text:p>42-03-20T00:00:00</text:p>
          </table:table-cell>
          <table:table-cell office:value-type="float" office:value="1736476.5" calcext:value-type="float">
            <text:p>1736476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1016"/>
        </table:table-row>
        <table:table-row table:style-name="ro3">
          <table:table-cell office:value-type="string" calcext:value-type="string">
            <text:p>-1800-01-01T00:00:00</text:p>
          </table:table-cell>
          <table:table-cell office:value-type="float" office:value="1736842.5" calcext:value-type="float">
            <text:p>1736842.5</text:p>
          </table:table-cell>
          <table:table-cell office:value-type="string" calcext:value-type="string">
            <text:p>43-03-21T00:00:00</text:p>
          </table:table-cell>
          <table:table-cell office:value-type="float" office:value="1736842.5" calcext:value-type="float">
            <text:p>17368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99-01-01T00:00:00</text:p>
          </table:table-cell>
          <table:table-cell office:value-type="float" office:value="1737208.5" calcext:value-type="float">
            <text:p>1737208.5</text:p>
          </table:table-cell>
          <table:table-cell office:value-type="string" calcext:value-type="string">
            <text:p>44-03-20T00:00:00</text:p>
          </table:table-cell>
          <table:table-cell office:value-type="float" office:value="1737207.5" calcext:value-type="float">
            <text:p>173720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98-01-01T00:00:00</text:p>
          </table:table-cell>
          <table:table-cell office:value-type="float" office:value="1737573.5" calcext:value-type="float">
            <text:p>1737573.5</text:p>
          </table:table-cell>
          <table:table-cell office:value-type="string" calcext:value-type="string">
            <text:p>45-03-20T00:00:00</text:p>
          </table:table-cell>
          <table:table-cell office:value-type="float" office:value="1737572.5" calcext:value-type="float">
            <text:p>173757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97-01-01T00:00:00</text:p>
          </table:table-cell>
          <table:table-cell office:value-type="float" office:value="1737938.5" calcext:value-type="float">
            <text:p>1737938.5</text:p>
          </table:table-cell>
          <table:table-cell office:value-type="string" calcext:value-type="string">
            <text:p>46-03-20T00:00:00</text:p>
          </table:table-cell>
          <table:table-cell office:value-type="float" office:value="1737937.5" calcext:value-type="float">
            <text:p>173793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96-01-01T00:00:00</text:p>
          </table:table-cell>
          <table:table-cell office:value-type="float" office:value="1738303.5" calcext:value-type="float">
            <text:p>1738303.5</text:p>
          </table:table-cell>
          <table:table-cell office:value-type="string" calcext:value-type="string">
            <text:p>47-03-21T00:00:00</text:p>
          </table:table-cell>
          <table:table-cell office:value-type="float" office:value="1738303.5" calcext:value-type="float">
            <text:p>173830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95-01-01T00:00:00</text:p>
          </table:table-cell>
          <table:table-cell office:value-type="float" office:value="1738669.5" calcext:value-type="float">
            <text:p>1738669.5</text:p>
          </table:table-cell>
          <table:table-cell office:value-type="string" calcext:value-type="string">
            <text:p>48-03-20T00:00:00</text:p>
          </table:table-cell>
          <table:table-cell office:value-type="float" office:value="1738668.5" calcext:value-type="float">
            <text:p>173866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94-01-01T00:00:00</text:p>
          </table:table-cell>
          <table:table-cell office:value-type="float" office:value="1739034.5" calcext:value-type="float">
            <text:p>1739034.5</text:p>
          </table:table-cell>
          <table:table-cell office:value-type="string" calcext:value-type="string">
            <text:p>49-03-20T00:00:00</text:p>
          </table:table-cell>
          <table:table-cell office:value-type="float" office:value="1739033.5" calcext:value-type="float">
            <text:p>173903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93-01-01T00:00:00</text:p>
          </table:table-cell>
          <table:table-cell office:value-type="float" office:value="1739399.5" calcext:value-type="float">
            <text:p>1739399.5</text:p>
          </table:table-cell>
          <table:table-cell office:value-type="string" calcext:value-type="string">
            <text:p>50-03-20T00:00:00</text:p>
          </table:table-cell>
          <table:table-cell office:value-type="float" office:value="1739398.5" calcext:value-type="float">
            <text:p>173939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92-01-01T00:00:00</text:p>
          </table:table-cell>
          <table:table-cell office:value-type="float" office:value="1739764.5" calcext:value-type="float">
            <text:p>1739764.5</text:p>
          </table:table-cell>
          <table:table-cell office:value-type="string" calcext:value-type="string">
            <text:p>51-03-21T00:00:00</text:p>
          </table:table-cell>
          <table:table-cell office:value-type="float" office:value="1739764.5" calcext:value-type="float">
            <text:p>173976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91-01-01T00:00:00</text:p>
          </table:table-cell>
          <table:table-cell office:value-type="float" office:value="1740129.5" calcext:value-type="float">
            <text:p>1740129.5</text:p>
          </table:table-cell>
          <table:table-cell office:value-type="string" calcext:value-type="string">
            <text:p>52-03-20T00:00:00</text:p>
          </table:table-cell>
          <table:table-cell office:value-type="float" office:value="1740129.5" calcext:value-type="float">
            <text:p>174012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90-01-01T00:00:00</text:p>
          </table:table-cell>
          <table:table-cell office:value-type="float" office:value="1740494.5" calcext:value-type="float">
            <text:p>1740494.5</text:p>
          </table:table-cell>
          <table:table-cell office:value-type="string" calcext:value-type="string">
            <text:p>53-03-20T00:00:00</text:p>
          </table:table-cell>
          <table:table-cell office:value-type="float" office:value="1740494.5" calcext:value-type="float">
            <text:p>174049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89-01-01T00:00:00</text:p>
          </table:table-cell>
          <table:table-cell office:value-type="float" office:value="1740859.5" calcext:value-type="float">
            <text:p>1740859.5</text:p>
          </table:table-cell>
          <table:table-cell office:value-type="string" calcext:value-type="string">
            <text:p>54-03-20T00:00:00</text:p>
          </table:table-cell>
          <table:table-cell office:value-type="float" office:value="1740859.5" calcext:value-type="float">
            <text:p>174085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88-01-01T00:00:00</text:p>
          </table:table-cell>
          <table:table-cell office:value-type="float" office:value="1741224.5" calcext:value-type="float">
            <text:p>1741224.5</text:p>
          </table:table-cell>
          <table:table-cell office:value-type="string" calcext:value-type="string">
            <text:p>55-03-21T00:00:00</text:p>
          </table:table-cell>
          <table:table-cell office:value-type="float" office:value="1741225.5" calcext:value-type="float">
            <text:p>174122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87-01-01T00:00:00</text:p>
          </table:table-cell>
          <table:table-cell office:value-type="float" office:value="1741590.5" calcext:value-type="float">
            <text:p>1741590.5</text:p>
          </table:table-cell>
          <table:table-cell office:value-type="string" calcext:value-type="string">
            <text:p>56-03-20T00:00:00</text:p>
          </table:table-cell>
          <table:table-cell office:value-type="float" office:value="1741590.5" calcext:value-type="float">
            <text:p>174159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86-01-01T00:00:00</text:p>
          </table:table-cell>
          <table:table-cell office:value-type="float" office:value="1741955.5" calcext:value-type="float">
            <text:p>1741955.5</text:p>
          </table:table-cell>
          <table:table-cell office:value-type="string" calcext:value-type="string">
            <text:p>57-03-20T00:00:00</text:p>
          </table:table-cell>
          <table:table-cell office:value-type="float" office:value="1741955.5" calcext:value-type="float">
            <text:p>174195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85-01-01T00:00:00</text:p>
          </table:table-cell>
          <table:table-cell office:value-type="float" office:value="1742320.5" calcext:value-type="float">
            <text:p>1742320.5</text:p>
          </table:table-cell>
          <table:table-cell office:value-type="string" calcext:value-type="string">
            <text:p>58-03-20T00:00:00</text:p>
          </table:table-cell>
          <table:table-cell office:value-type="float" office:value="1742320.5" calcext:value-type="float">
            <text:p>174232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84-01-01T00:00:00</text:p>
          </table:table-cell>
          <table:table-cell office:value-type="float" office:value="1742685.5" calcext:value-type="float">
            <text:p>1742685.5</text:p>
          </table:table-cell>
          <table:table-cell office:value-type="string" calcext:value-type="string">
            <text:p>59-03-21T00:00:00</text:p>
          </table:table-cell>
          <table:table-cell office:value-type="float" office:value="1742686.5" calcext:value-type="float">
            <text:p>174268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83-01-01T00:00:00</text:p>
          </table:table-cell>
          <table:table-cell office:value-type="float" office:value="1743051.5" calcext:value-type="float">
            <text:p>1743051.5</text:p>
          </table:table-cell>
          <table:table-cell office:value-type="string" calcext:value-type="string">
            <text:p>60-03-21T00:00:00</text:p>
          </table:table-cell>
          <table:table-cell office:value-type="float" office:value="1743052.5" calcext:value-type="float">
            <text:p>174305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82-01-01T00:00:00</text:p>
          </table:table-cell>
          <table:table-cell office:value-type="float" office:value="1743416.5" calcext:value-type="float">
            <text:p>1743416.5</text:p>
          </table:table-cell>
          <table:table-cell office:value-type="string" calcext:value-type="string">
            <text:p>61-03-20T00:00:00</text:p>
          </table:table-cell>
          <table:table-cell office:value-type="float" office:value="1743416.5" calcext:value-type="float">
            <text:p>17434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81-01-01T00:00:00</text:p>
          </table:table-cell>
          <table:table-cell office:value-type="float" office:value="1743781.5" calcext:value-type="float">
            <text:p>1743781.5</text:p>
          </table:table-cell>
          <table:table-cell office:value-type="string" calcext:value-type="string">
            <text:p>62-03-20T00:00:00</text:p>
          </table:table-cell>
          <table:table-cell office:value-type="float" office:value="1743781.5" calcext:value-type="float">
            <text:p>174378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80-01-01T00:00:00</text:p>
          </table:table-cell>
          <table:table-cell office:value-type="float" office:value="1744146.5" calcext:value-type="float">
            <text:p>1744146.5</text:p>
          </table:table-cell>
          <table:table-cell office:value-type="string" calcext:value-type="string">
            <text:p>63-03-20T00:00:00</text:p>
          </table:table-cell>
          <table:table-cell office:value-type="float" office:value="1744146.5" calcext:value-type="float">
            <text:p>174414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79-01-01T00:00:00</text:p>
          </table:table-cell>
          <table:table-cell office:value-type="float" office:value="1744512.5" calcext:value-type="float">
            <text:p>1744512.5</text:p>
          </table:table-cell>
          <table:table-cell office:value-type="string" calcext:value-type="string">
            <text:p>64-03-20T00:00:00</text:p>
          </table:table-cell>
          <table:table-cell office:value-type="float" office:value="1744512.5" calcext:value-type="float">
            <text:p>174451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78-01-01T00:00:00</text:p>
          </table:table-cell>
          <table:table-cell office:value-type="float" office:value="1744877.5" calcext:value-type="float">
            <text:p>1744877.5</text:p>
          </table:table-cell>
          <table:table-cell office:value-type="string" calcext:value-type="string">
            <text:p>65-03-20T00:00:00</text:p>
          </table:table-cell>
          <table:table-cell office:value-type="float" office:value="1744877.5" calcext:value-type="float">
            <text:p>174487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77-01-01T00:00:00</text:p>
          </table:table-cell>
          <table:table-cell office:value-type="float" office:value="1745242.5" calcext:value-type="float">
            <text:p>1745242.5</text:p>
          </table:table-cell>
          <table:table-cell office:value-type="string" calcext:value-type="string">
            <text:p>66-03-20T00:00:00</text:p>
          </table:table-cell>
          <table:table-cell office:value-type="float" office:value="1745242.5" calcext:value-type="float">
            <text:p>17452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76-01-01T00:00:00</text:p>
          </table:table-cell>
          <table:table-cell office:value-type="float" office:value="1745607.5" calcext:value-type="float">
            <text:p>1745607.5</text:p>
          </table:table-cell>
          <table:table-cell office:value-type="string" calcext:value-type="string">
            <text:p>67-03-20T00:00:00</text:p>
          </table:table-cell>
          <table:table-cell office:value-type="float" office:value="1745607.5" calcext:value-type="float">
            <text:p>174560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75-01-01T00:00:00</text:p>
          </table:table-cell>
          <table:table-cell office:value-type="float" office:value="1745973.5" calcext:value-type="float">
            <text:p>1745973.5</text:p>
          </table:table-cell>
          <table:table-cell office:value-type="string" calcext:value-type="string">
            <text:p>68-03-20T00:00:00</text:p>
          </table:table-cell>
          <table:table-cell office:value-type="float" office:value="1745973.5" calcext:value-type="float">
            <text:p>174597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74-01-01T00:00:00</text:p>
          </table:table-cell>
          <table:table-cell office:value-type="float" office:value="1746338.5" calcext:value-type="float">
            <text:p>1746338.5</text:p>
          </table:table-cell>
          <table:table-cell office:value-type="string" calcext:value-type="string">
            <text:p>69-03-20T00:00:00</text:p>
          </table:table-cell>
          <table:table-cell office:value-type="float" office:value="1746338.5" calcext:value-type="float">
            <text:p>174633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73-01-01T00:00:00</text:p>
          </table:table-cell>
          <table:table-cell office:value-type="float" office:value="1746703.5" calcext:value-type="float">
            <text:p>1746703.5</text:p>
          </table:table-cell>
          <table:table-cell office:value-type="string" calcext:value-type="string">
            <text:p>70-03-20T00:00:00</text:p>
          </table:table-cell>
          <table:table-cell office:value-type="float" office:value="1746703.5" calcext:value-type="float">
            <text:p>174670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72-01-01T00:00:00</text:p>
          </table:table-cell>
          <table:table-cell office:value-type="float" office:value="1747068.5" calcext:value-type="float">
            <text:p>1747068.5</text:p>
          </table:table-cell>
          <table:table-cell office:value-type="string" calcext:value-type="string">
            <text:p>71-03-20T00:00:00</text:p>
          </table:table-cell>
          <table:table-cell office:value-type="float" office:value="1747068.5" calcext:value-type="float">
            <text:p>174706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71-01-01T00:00:00</text:p>
          </table:table-cell>
          <table:table-cell office:value-type="float" office:value="1747434.5" calcext:value-type="float">
            <text:p>1747434.5</text:p>
          </table:table-cell>
          <table:table-cell office:value-type="string" calcext:value-type="string">
            <text:p>72-03-20T00:00:00</text:p>
          </table:table-cell>
          <table:table-cell office:value-type="float" office:value="1747434.5" calcext:value-type="float">
            <text:p>17474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70-01-01T00:00:00</text:p>
          </table:table-cell>
          <table:table-cell office:value-type="float" office:value="1747799.5" calcext:value-type="float">
            <text:p>1747799.5</text:p>
          </table:table-cell>
          <table:table-cell office:value-type="string" calcext:value-type="string">
            <text:p>73-03-20T00:00:00</text:p>
          </table:table-cell>
          <table:table-cell office:value-type="float" office:value="1747799.5" calcext:value-type="float">
            <text:p>17477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69-01-01T00:00:00</text:p>
          </table:table-cell>
          <table:table-cell office:value-type="float" office:value="1748164.5" calcext:value-type="float">
            <text:p>1748164.5</text:p>
          </table:table-cell>
          <table:table-cell office:value-type="string" calcext:value-type="string">
            <text:p>74-03-20T00:00:00</text:p>
          </table:table-cell>
          <table:table-cell office:value-type="float" office:value="1748164.5" calcext:value-type="float">
            <text:p>174816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68-01-01T00:00:00</text:p>
          </table:table-cell>
          <table:table-cell office:value-type="float" office:value="1748529.5" calcext:value-type="float">
            <text:p>1748529.5</text:p>
          </table:table-cell>
          <table:table-cell office:value-type="string" calcext:value-type="string">
            <text:p>75-03-20T00:00:00</text:p>
          </table:table-cell>
          <table:table-cell office:value-type="float" office:value="1748529.5" calcext:value-type="float">
            <text:p>174852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67-01-01T00:00:00</text:p>
          </table:table-cell>
          <table:table-cell office:value-type="float" office:value="1748895.5" calcext:value-type="float">
            <text:p>1748895.5</text:p>
          </table:table-cell>
          <table:table-cell office:value-type="string" calcext:value-type="string">
            <text:p>76-03-20T00:00:00</text:p>
          </table:table-cell>
          <table:table-cell office:value-type="float" office:value="1748895.5" calcext:value-type="float">
            <text:p>17488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66-01-01T00:00:00</text:p>
          </table:table-cell>
          <table:table-cell office:value-type="float" office:value="1749260.5" calcext:value-type="float">
            <text:p>1749260.5</text:p>
          </table:table-cell>
          <table:table-cell office:value-type="string" calcext:value-type="string">
            <text:p>77-03-20T00:00:00</text:p>
          </table:table-cell>
          <table:table-cell office:value-type="float" office:value="1749260.5" calcext:value-type="float">
            <text:p>174926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65-01-01T00:00:00</text:p>
          </table:table-cell>
          <table:table-cell office:value-type="float" office:value="1749625.5" calcext:value-type="float">
            <text:p>1749625.5</text:p>
          </table:table-cell>
          <table:table-cell office:value-type="string" calcext:value-type="string">
            <text:p>78-03-20T00:00:00</text:p>
          </table:table-cell>
          <table:table-cell office:value-type="float" office:value="1749625.5" calcext:value-type="float">
            <text:p>174962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64-01-01T00:00:00</text:p>
          </table:table-cell>
          <table:table-cell office:value-type="float" office:value="1749990.5" calcext:value-type="float">
            <text:p>1749990.5</text:p>
          </table:table-cell>
          <table:table-cell office:value-type="string" calcext:value-type="string">
            <text:p>79-03-20T00:00:00</text:p>
          </table:table-cell>
          <table:table-cell office:value-type="float" office:value="1749990.5" calcext:value-type="float">
            <text:p>174999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63-01-01T00:00:00</text:p>
          </table:table-cell>
          <table:table-cell office:value-type="float" office:value="1750356.5" calcext:value-type="float">
            <text:p>1750356.5</text:p>
          </table:table-cell>
          <table:table-cell office:value-type="string" calcext:value-type="string">
            <text:p>80-03-20T00:00:00</text:p>
          </table:table-cell>
          <table:table-cell office:value-type="float" office:value="1750356.5" calcext:value-type="float">
            <text:p>175035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62-01-01T00:00:00</text:p>
          </table:table-cell>
          <table:table-cell office:value-type="float" office:value="1750721.5" calcext:value-type="float">
            <text:p>1750721.5</text:p>
          </table:table-cell>
          <table:table-cell office:value-type="string" calcext:value-type="string">
            <text:p>81-03-20T00:00:00</text:p>
          </table:table-cell>
          <table:table-cell office:value-type="float" office:value="1750721.5" calcext:value-type="float">
            <text:p>175072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61-01-01T00:00:00</text:p>
          </table:table-cell>
          <table:table-cell office:value-type="float" office:value="1751086.5" calcext:value-type="float">
            <text:p>1751086.5</text:p>
          </table:table-cell>
          <table:table-cell office:value-type="string" calcext:value-type="string">
            <text:p>82-03-20T00:00:00</text:p>
          </table:table-cell>
          <table:table-cell office:value-type="float" office:value="1751086.5" calcext:value-type="float">
            <text:p>17510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60-01-01T00:00:00</text:p>
          </table:table-cell>
          <table:table-cell office:value-type="float" office:value="1751451.5" calcext:value-type="float">
            <text:p>1751451.5</text:p>
          </table:table-cell>
          <table:table-cell office:value-type="string" calcext:value-type="string">
            <text:p>83-03-20T00:00:00</text:p>
          </table:table-cell>
          <table:table-cell office:value-type="float" office:value="1751451.5" calcext:value-type="float">
            <text:p>175145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59-01-01T00:00:00</text:p>
          </table:table-cell>
          <table:table-cell office:value-type="float" office:value="1751817.5" calcext:value-type="float">
            <text:p>1751817.5</text:p>
          </table:table-cell>
          <table:table-cell office:value-type="string" calcext:value-type="string">
            <text:p>84-03-20T00:00:00</text:p>
          </table:table-cell>
          <table:table-cell office:value-type="float" office:value="1751817.5" calcext:value-type="float">
            <text:p>17518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58-01-01T00:00:00</text:p>
          </table:table-cell>
          <table:table-cell office:value-type="float" office:value="1752182.5" calcext:value-type="float">
            <text:p>1752182.5</text:p>
          </table:table-cell>
          <table:table-cell office:value-type="string" calcext:value-type="string">
            <text:p>85-03-20T00:00:00</text:p>
          </table:table-cell>
          <table:table-cell office:value-type="float" office:value="1752182.5" calcext:value-type="float">
            <text:p>175218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57-01-01T00:00:00</text:p>
          </table:table-cell>
          <table:table-cell office:value-type="float" office:value="1752547.5" calcext:value-type="float">
            <text:p>1752547.5</text:p>
          </table:table-cell>
          <table:table-cell office:value-type="string" calcext:value-type="string">
            <text:p>86-03-20T00:00:00</text:p>
          </table:table-cell>
          <table:table-cell office:value-type="float" office:value="1752547.5" calcext:value-type="float">
            <text:p>175254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56-01-01T00:00:00</text:p>
          </table:table-cell>
          <table:table-cell office:value-type="float" office:value="1752912.5" calcext:value-type="float">
            <text:p>1752912.5</text:p>
          </table:table-cell>
          <table:table-cell office:value-type="string" calcext:value-type="string">
            <text:p>87-03-20T00:00:00</text:p>
          </table:table-cell>
          <table:table-cell office:value-type="float" office:value="1752912.5" calcext:value-type="float">
            <text:p>175291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55-01-01T00:00:00</text:p>
          </table:table-cell>
          <table:table-cell office:value-type="float" office:value="1753278.5" calcext:value-type="float">
            <text:p>1753278.5</text:p>
          </table:table-cell>
          <table:table-cell office:value-type="string" calcext:value-type="string">
            <text:p>88-03-20T00:00:00</text:p>
          </table:table-cell>
          <table:table-cell office:value-type="float" office:value="1753278.5" calcext:value-type="float">
            <text:p>17532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54-01-01T00:00:00</text:p>
          </table:table-cell>
          <table:table-cell office:value-type="float" office:value="1753643.5" calcext:value-type="float">
            <text:p>1753643.5</text:p>
          </table:table-cell>
          <table:table-cell office:value-type="string" calcext:value-type="string">
            <text:p>89-03-20T00:00:00</text:p>
          </table:table-cell>
          <table:table-cell office:value-type="float" office:value="1753643.5" calcext:value-type="float">
            <text:p>175364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53-01-01T00:00:00</text:p>
          </table:table-cell>
          <table:table-cell office:value-type="float" office:value="1754008.5" calcext:value-type="float">
            <text:p>1754008.5</text:p>
          </table:table-cell>
          <table:table-cell office:value-type="string" calcext:value-type="string">
            <text:p>90-03-20T00:00:00</text:p>
          </table:table-cell>
          <table:table-cell office:value-type="float" office:value="1754008.5" calcext:value-type="float">
            <text:p>175400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52-01-01T00:00:00</text:p>
          </table:table-cell>
          <table:table-cell office:value-type="float" office:value="1754373.5" calcext:value-type="float">
            <text:p>1754373.5</text:p>
          </table:table-cell>
          <table:table-cell office:value-type="string" calcext:value-type="string">
            <text:p>91-03-20T00:00:00</text:p>
          </table:table-cell>
          <table:table-cell office:value-type="float" office:value="1754373.5" calcext:value-type="float">
            <text:p>175437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51-01-01T00:00:00</text:p>
          </table:table-cell>
          <table:table-cell office:value-type="float" office:value="1754739.5" calcext:value-type="float">
            <text:p>1754739.5</text:p>
          </table:table-cell>
          <table:table-cell office:value-type="string" calcext:value-type="string">
            <text:p>92-03-20T00:00:00</text:p>
          </table:table-cell>
          <table:table-cell office:value-type="float" office:value="1754739.5" calcext:value-type="float">
            <text:p>17547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50-01-01T00:00:00</text:p>
          </table:table-cell>
          <table:table-cell office:value-type="float" office:value="1755104.5" calcext:value-type="float">
            <text:p>1755104.5</text:p>
          </table:table-cell>
          <table:table-cell office:value-type="string" calcext:value-type="string">
            <text:p>93-03-20T00:00:00</text:p>
          </table:table-cell>
          <table:table-cell office:value-type="float" office:value="1755104.5" calcext:value-type="float">
            <text:p>17551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49-01-01T00:00:00</text:p>
          </table:table-cell>
          <table:table-cell office:value-type="float" office:value="1755469.5" calcext:value-type="float">
            <text:p>1755469.5</text:p>
          </table:table-cell>
          <table:table-cell office:value-type="string" calcext:value-type="string">
            <text:p>94-03-20T00:00:00</text:p>
          </table:table-cell>
          <table:table-cell office:value-type="float" office:value="1755469.5" calcext:value-type="float">
            <text:p>175546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48-01-01T00:00:00</text:p>
          </table:table-cell>
          <table:table-cell office:value-type="float" office:value="1755834.5" calcext:value-type="float">
            <text:p>1755834.5</text:p>
          </table:table-cell>
          <table:table-cell office:value-type="string" calcext:value-type="string">
            <text:p>95-03-20T00:00:00</text:p>
          </table:table-cell>
          <table:table-cell office:value-type="float" office:value="1755834.5" calcext:value-type="float">
            <text:p>17558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47-01-01T00:00:00</text:p>
          </table:table-cell>
          <table:table-cell office:value-type="float" office:value="1756200.5" calcext:value-type="float">
            <text:p>1756200.5</text:p>
          </table:table-cell>
          <table:table-cell office:value-type="string" calcext:value-type="string">
            <text:p>96-03-19T00:00:00</text:p>
          </table:table-cell>
          <table:table-cell office:value-type="float" office:value="1756199.5" calcext:value-type="float">
            <text:p>175619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46-01-01T00:00:00</text:p>
          </table:table-cell>
          <table:table-cell office:value-type="float" office:value="1756565.5" calcext:value-type="float">
            <text:p>1756565.5</text:p>
          </table:table-cell>
          <table:table-cell office:value-type="string" calcext:value-type="string">
            <text:p>97-03-20T00:00:00</text:p>
          </table:table-cell>
          <table:table-cell office:value-type="float" office:value="1756565.5" calcext:value-type="float">
            <text:p>175656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45-01-01T00:00:00</text:p>
          </table:table-cell>
          <table:table-cell office:value-type="float" office:value="1756930.5" calcext:value-type="float">
            <text:p>1756930.5</text:p>
          </table:table-cell>
          <table:table-cell office:value-type="string" calcext:value-type="string">
            <text:p>98-03-20T00:00:00</text:p>
          </table:table-cell>
          <table:table-cell office:value-type="float" office:value="1756930.5" calcext:value-type="float">
            <text:p>175693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44-01-01T00:00:00</text:p>
          </table:table-cell>
          <table:table-cell office:value-type="float" office:value="1757295.5" calcext:value-type="float">
            <text:p>1757295.5</text:p>
          </table:table-cell>
          <table:table-cell office:value-type="string" calcext:value-type="string">
            <text:p>99-03-20T00:00:00</text:p>
          </table:table-cell>
          <table:table-cell office:value-type="float" office:value="1757295.5" calcext:value-type="float">
            <text:p>17572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43-01-01T00:00:00</text:p>
          </table:table-cell>
          <table:table-cell office:value-type="float" office:value="1757661.5" calcext:value-type="float">
            <text:p>1757661.5</text:p>
          </table:table-cell>
          <table:table-cell office:value-type="string" calcext:value-type="string">
            <text:p>100-03-20T00:00:00</text:p>
          </table:table-cell>
          <table:table-cell office:value-type="float" office:value="1757660.5" calcext:value-type="float">
            <text:p>175766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42-01-01T00:00:00</text:p>
          </table:table-cell>
          <table:table-cell office:value-type="float" office:value="1758026.5" calcext:value-type="float">
            <text:p>1758026.5</text:p>
          </table:table-cell>
          <table:table-cell office:value-type="string" calcext:value-type="string">
            <text:p>101-03-21T00:00:00</text:p>
          </table:table-cell>
          <table:table-cell office:value-type="float" office:value="1758026.5" calcext:value-type="float">
            <text:p>175802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41-01-01T00:00:00</text:p>
          </table:table-cell>
          <table:table-cell office:value-type="float" office:value="1758391.5" calcext:value-type="float">
            <text:p>1758391.5</text:p>
          </table:table-cell>
          <table:table-cell office:value-type="string" calcext:value-type="string">
            <text:p>102-03-21T00:00:00</text:p>
          </table:table-cell>
          <table:table-cell office:value-type="float" office:value="1758391.5" calcext:value-type="float">
            <text:p>175839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40-01-01T00:00:00</text:p>
          </table:table-cell>
          <table:table-cell office:value-type="float" office:value="1758756.5" calcext:value-type="float">
            <text:p>1758756.5</text:p>
          </table:table-cell>
          <table:table-cell office:value-type="string" calcext:value-type="string">
            <text:p>103-03-21T00:00:00</text:p>
          </table:table-cell>
          <table:table-cell office:value-type="float" office:value="1758756.5" calcext:value-type="float">
            <text:p>175875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39-01-01T00:00:00</text:p>
          </table:table-cell>
          <table:table-cell office:value-type="float" office:value="1759122.5" calcext:value-type="float">
            <text:p>1759122.5</text:p>
          </table:table-cell>
          <table:table-cell office:value-type="string" calcext:value-type="string">
            <text:p>104-03-20T00:00:00</text:p>
          </table:table-cell>
          <table:table-cell office:value-type="float" office:value="1759121.5" calcext:value-type="float">
            <text:p>175912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38-01-01T00:00:00</text:p>
          </table:table-cell>
          <table:table-cell office:value-type="float" office:value="1759487.5" calcext:value-type="float">
            <text:p>1759487.5</text:p>
          </table:table-cell>
          <table:table-cell office:value-type="string" calcext:value-type="string">
            <text:p>105-03-21T00:00:00</text:p>
          </table:table-cell>
          <table:table-cell office:value-type="float" office:value="1759487.5" calcext:value-type="float">
            <text:p>17594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37-01-01T00:00:00</text:p>
          </table:table-cell>
          <table:table-cell office:value-type="float" office:value="1759852.5" calcext:value-type="float">
            <text:p>1759852.5</text:p>
          </table:table-cell>
          <table:table-cell office:value-type="string" calcext:value-type="string">
            <text:p>106-03-21T00:00:00</text:p>
          </table:table-cell>
          <table:table-cell office:value-type="float" office:value="1759852.5" calcext:value-type="float">
            <text:p>175985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36-01-01T00:00:00</text:p>
          </table:table-cell>
          <table:table-cell office:value-type="float" office:value="1760217.5" calcext:value-type="float">
            <text:p>1760217.5</text:p>
          </table:table-cell>
          <table:table-cell office:value-type="string" calcext:value-type="string">
            <text:p>107-03-21T00:00:00</text:p>
          </table:table-cell>
          <table:table-cell office:value-type="float" office:value="1760217.5" calcext:value-type="float">
            <text:p>17602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35-01-01T00:00:00</text:p>
          </table:table-cell>
          <table:table-cell office:value-type="float" office:value="1760583.5" calcext:value-type="float">
            <text:p>1760583.5</text:p>
          </table:table-cell>
          <table:table-cell office:value-type="string" calcext:value-type="string">
            <text:p>108-03-20T00:00:00</text:p>
          </table:table-cell>
          <table:table-cell office:value-type="float" office:value="1760582.5" calcext:value-type="float">
            <text:p>176058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34-01-01T00:00:00</text:p>
          </table:table-cell>
          <table:table-cell office:value-type="float" office:value="1760948.5" calcext:value-type="float">
            <text:p>1760948.5</text:p>
          </table:table-cell>
          <table:table-cell office:value-type="string" calcext:value-type="string">
            <text:p>109-03-21T00:00:00</text:p>
          </table:table-cell>
          <table:table-cell office:value-type="float" office:value="1760948.5" calcext:value-type="float">
            <text:p>176094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33-01-01T00:00:00</text:p>
          </table:table-cell>
          <table:table-cell office:value-type="float" office:value="1761313.5" calcext:value-type="float">
            <text:p>1761313.5</text:p>
          </table:table-cell>
          <table:table-cell office:value-type="string" calcext:value-type="string">
            <text:p>110-03-21T00:00:00</text:p>
          </table:table-cell>
          <table:table-cell office:value-type="float" office:value="1761313.5" calcext:value-type="float">
            <text:p>17613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32-01-01T00:00:00</text:p>
          </table:table-cell>
          <table:table-cell office:value-type="float" office:value="1761678.5" calcext:value-type="float">
            <text:p>1761678.5</text:p>
          </table:table-cell>
          <table:table-cell office:value-type="string" calcext:value-type="string">
            <text:p>111-03-21T00:00:00</text:p>
          </table:table-cell>
          <table:table-cell office:value-type="float" office:value="1761678.5" calcext:value-type="float">
            <text:p>17616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31-01-01T00:00:00</text:p>
          </table:table-cell>
          <table:table-cell office:value-type="float" office:value="1762044.5" calcext:value-type="float">
            <text:p>1762044.5</text:p>
          </table:table-cell>
          <table:table-cell office:value-type="string" calcext:value-type="string">
            <text:p>112-03-20T00:00:00</text:p>
          </table:table-cell>
          <table:table-cell office:value-type="float" office:value="1762043.5" calcext:value-type="float">
            <text:p>176204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30-01-01T00:00:00</text:p>
          </table:table-cell>
          <table:table-cell office:value-type="float" office:value="1762409.5" calcext:value-type="float">
            <text:p>1762409.5</text:p>
          </table:table-cell>
          <table:table-cell office:value-type="string" calcext:value-type="string">
            <text:p>113-03-21T00:00:00</text:p>
          </table:table-cell>
          <table:table-cell office:value-type="float" office:value="1762409.5" calcext:value-type="float">
            <text:p>176240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29-01-01T00:00:00</text:p>
          </table:table-cell>
          <table:table-cell office:value-type="float" office:value="1762774.5" calcext:value-type="float">
            <text:p>1762774.5</text:p>
          </table:table-cell>
          <table:table-cell office:value-type="string" calcext:value-type="string">
            <text:p>114-03-21T00:00:00</text:p>
          </table:table-cell>
          <table:table-cell office:value-type="float" office:value="1762774.5" calcext:value-type="float">
            <text:p>176277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28-01-01T00:00:00</text:p>
          </table:table-cell>
          <table:table-cell office:value-type="float" office:value="1763139.5" calcext:value-type="float">
            <text:p>1763139.5</text:p>
          </table:table-cell>
          <table:table-cell office:value-type="string" calcext:value-type="string">
            <text:p>115-03-21T00:00:00</text:p>
          </table:table-cell>
          <table:table-cell office:value-type="float" office:value="1763139.5" calcext:value-type="float">
            <text:p>17631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27-01-01T00:00:00</text:p>
          </table:table-cell>
          <table:table-cell office:value-type="float" office:value="1763505.5" calcext:value-type="float">
            <text:p>1763505.5</text:p>
          </table:table-cell>
          <table:table-cell office:value-type="string" calcext:value-type="string">
            <text:p>116-03-20T00:00:00</text:p>
          </table:table-cell>
          <table:table-cell office:value-type="float" office:value="1763504.5" calcext:value-type="float">
            <text:p>176350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26-01-01T00:00:00</text:p>
          </table:table-cell>
          <table:table-cell office:value-type="float" office:value="1763870.5" calcext:value-type="float">
            <text:p>1763870.5</text:p>
          </table:table-cell>
          <table:table-cell office:value-type="string" calcext:value-type="string">
            <text:p>117-03-21T00:00:00</text:p>
          </table:table-cell>
          <table:table-cell office:value-type="float" office:value="1763870.5" calcext:value-type="float">
            <text:p>176387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25-01-01T00:00:00</text:p>
          </table:table-cell>
          <table:table-cell office:value-type="float" office:value="1764235.5" calcext:value-type="float">
            <text:p>1764235.5</text:p>
          </table:table-cell>
          <table:table-cell office:value-type="string" calcext:value-type="string">
            <text:p>118-03-21T00:00:00</text:p>
          </table:table-cell>
          <table:table-cell office:value-type="float" office:value="1764235.5" calcext:value-type="float">
            <text:p>176423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24-01-01T00:00:00</text:p>
          </table:table-cell>
          <table:table-cell office:value-type="float" office:value="1764600.5" calcext:value-type="float">
            <text:p>1764600.5</text:p>
          </table:table-cell>
          <table:table-cell office:value-type="string" calcext:value-type="string">
            <text:p>119-03-21T00:00:00</text:p>
          </table:table-cell>
          <table:table-cell office:value-type="float" office:value="1764600.5" calcext:value-type="float">
            <text:p>176460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1723-01-01T00:00:00</text:p>
          </table:table-cell>
          <table:table-cell office:value-type="float" office:value="1764966.5" calcext:value-type="float">
            <text:p>1764966.5</text:p>
          </table:table-cell>
          <table:table-cell office:value-type="string" calcext:value-type="string">
            <text:p>120-03-20T00:00:00</text:p>
          </table:table-cell>
          <table:table-cell office:value-type="float" office:value="1764965.5" calcext:value-type="float">
            <text:p>176496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52-01-01T00:00:00</text:p>
          </table:table-cell>
          <table:table-cell office:value-type="float" office:value="2265712.5" calcext:value-type="float">
            <text:p>2265712.5</text:p>
          </table:table-cell>
          <table:table-cell office:value-type="string" calcext:value-type="string">
            <text:p>1491-03-21T00:00:00</text:p>
          </table:table-cell>
          <table:table-cell office:value-type="float" office:value="2265713.5" calcext:value-type="float">
            <text:p>226571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51-01-01T00:00:00</text:p>
          </table:table-cell>
          <table:table-cell office:value-type="float" office:value="2266078.5" calcext:value-type="float">
            <text:p>2266078.5</text:p>
          </table:table-cell>
          <table:table-cell office:value-type="string" calcext:value-type="string">
            <text:p>1492-03-20T00:00:00</text:p>
          </table:table-cell>
          <table:table-cell office:value-type="float" office:value="2266078.5" calcext:value-type="float">
            <text:p>22660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50-01-01T00:00:00</text:p>
          </table:table-cell>
          <table:table-cell office:value-type="float" office:value="2266443.5" calcext:value-type="float">
            <text:p>2266443.5</text:p>
          </table:table-cell>
          <table:table-cell office:value-type="string" calcext:value-type="string">
            <text:p>1493-03-20T00:00:00</text:p>
          </table:table-cell>
          <table:table-cell office:value-type="float" office:value="2266443.5" calcext:value-type="float">
            <text:p>226644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49-01-01T00:00:00</text:p>
          </table:table-cell>
          <table:table-cell office:value-type="float" office:value="2266808.5" calcext:value-type="float">
            <text:p>2266808.5</text:p>
          </table:table-cell>
          <table:table-cell office:value-type="string" calcext:value-type="string">
            <text:p>1494-03-20T00:00:00</text:p>
          </table:table-cell>
          <table:table-cell office:value-type="float" office:value="2266808.5" calcext:value-type="float">
            <text:p>226680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48-01-01T00:00:00</text:p>
          </table:table-cell>
          <table:table-cell office:value-type="float" office:value="2267173.5" calcext:value-type="float">
            <text:p>2267173.5</text:p>
          </table:table-cell>
          <table:table-cell office:value-type="string" calcext:value-type="string">
            <text:p>1495-03-21T00:00:00</text:p>
          </table:table-cell>
          <table:table-cell office:value-type="float" office:value="2267174.5" calcext:value-type="float">
            <text:p>226717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47-01-01T00:00:00</text:p>
          </table:table-cell>
          <table:table-cell office:value-type="float" office:value="2267539.5" calcext:value-type="float">
            <text:p>2267539.5</text:p>
          </table:table-cell>
          <table:table-cell office:value-type="string" calcext:value-type="string">
            <text:p>1496-03-20T00:00:00</text:p>
          </table:table-cell>
          <table:table-cell office:value-type="float" office:value="2267539.5" calcext:value-type="float">
            <text:p>22675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46-01-01T00:00:00</text:p>
          </table:table-cell>
          <table:table-cell office:value-type="float" office:value="2267904.5" calcext:value-type="float">
            <text:p>2267904.5</text:p>
          </table:table-cell>
          <table:table-cell office:value-type="string" calcext:value-type="string">
            <text:p>1497-03-20T00:00:00</text:p>
          </table:table-cell>
          <table:table-cell office:value-type="float" office:value="2267904.5" calcext:value-type="float">
            <text:p>22679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45-01-01T00:00:00</text:p>
          </table:table-cell>
          <table:table-cell office:value-type="float" office:value="2268269.5" calcext:value-type="float">
            <text:p>2268269.5</text:p>
          </table:table-cell>
          <table:table-cell office:value-type="string" calcext:value-type="string">
            <text:p>1498-03-20T00:00:00</text:p>
          </table:table-cell>
          <table:table-cell office:value-type="float" office:value="2268269.5" calcext:value-type="float">
            <text:p>226826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44-01-01T00:00:00</text:p>
          </table:table-cell>
          <table:table-cell office:value-type="float" office:value="2268634.5" calcext:value-type="float">
            <text:p>2268634.5</text:p>
          </table:table-cell>
          <table:table-cell office:value-type="string" calcext:value-type="string">
            <text:p>1499-03-21T00:00:00</text:p>
          </table:table-cell>
          <table:table-cell office:value-type="float" office:value="2268635.5" calcext:value-type="float">
            <text:p>226863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43-01-01T00:00:00</text:p>
          </table:table-cell>
          <table:table-cell office:value-type="float" office:value="2269000.5" calcext:value-type="float">
            <text:p>2269000.5</text:p>
          </table:table-cell>
          <table:table-cell office:value-type="string" calcext:value-type="string">
            <text:p>1500-03-21T00:00:00</text:p>
          </table:table-cell>
          <table:table-cell office:value-type="float" office:value="2269000.5" calcext:value-type="float">
            <text:p>226900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42-01-01T00:00:00</text:p>
          </table:table-cell>
          <table:table-cell office:value-type="float" office:value="2269365.5" calcext:value-type="float">
            <text:p>2269365.5</text:p>
          </table:table-cell>
          <table:table-cell office:value-type="string" calcext:value-type="string">
            <text:p>1501-03-21T00:00:00</text:p>
          </table:table-cell>
          <table:table-cell office:value-type="float" office:value="2269365.5" calcext:value-type="float">
            <text:p>226936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41-01-01T00:00:00</text:p>
          </table:table-cell>
          <table:table-cell office:value-type="float" office:value="2269730.5" calcext:value-type="float">
            <text:p>2269730.5</text:p>
          </table:table-cell>
          <table:table-cell office:value-type="string" calcext:value-type="string">
            <text:p>1502-03-21T00:00:00</text:p>
          </table:table-cell>
          <table:table-cell office:value-type="float" office:value="2269730.5" calcext:value-type="float">
            <text:p>226973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40-01-01T00:00:00</text:p>
          </table:table-cell>
          <table:table-cell office:value-type="float" office:value="2270095.5" calcext:value-type="float">
            <text:p>2270095.5</text:p>
          </table:table-cell>
          <table:table-cell office:value-type="string" calcext:value-type="string">
            <text:p>1503-03-22T00:00:00</text:p>
          </table:table-cell>
          <table:table-cell office:value-type="float" office:value="2270096.5" calcext:value-type="float">
            <text:p>227009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39-01-01T00:00:00</text:p>
          </table:table-cell>
          <table:table-cell office:value-type="float" office:value="2270461.5" calcext:value-type="float">
            <text:p>2270461.5</text:p>
          </table:table-cell>
          <table:table-cell office:value-type="string" calcext:value-type="string">
            <text:p>1504-03-21T00:00:00</text:p>
          </table:table-cell>
          <table:table-cell office:value-type="float" office:value="2270461.5" calcext:value-type="float">
            <text:p>227046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38-01-01T00:00:00</text:p>
          </table:table-cell>
          <table:table-cell office:value-type="float" office:value="2270826.5" calcext:value-type="float">
            <text:p>2270826.5</text:p>
          </table:table-cell>
          <table:table-cell office:value-type="string" calcext:value-type="string">
            <text:p>1505-03-21T00:00:00</text:p>
          </table:table-cell>
          <table:table-cell office:value-type="float" office:value="2270826.5" calcext:value-type="float">
            <text:p>227082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37-01-01T00:00:00</text:p>
          </table:table-cell>
          <table:table-cell office:value-type="float" office:value="2271191.5" calcext:value-type="float">
            <text:p>2271191.5</text:p>
          </table:table-cell>
          <table:table-cell office:value-type="string" calcext:value-type="string">
            <text:p>1506-03-21T00:00:00</text:p>
          </table:table-cell>
          <table:table-cell office:value-type="float" office:value="2271191.5" calcext:value-type="float">
            <text:p>227119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36-01-01T00:00:00</text:p>
          </table:table-cell>
          <table:table-cell office:value-type="float" office:value="2271556.5" calcext:value-type="float">
            <text:p>2271556.5</text:p>
          </table:table-cell>
          <table:table-cell office:value-type="string" calcext:value-type="string">
            <text:p>1507-03-22T00:00:00</text:p>
          </table:table-cell>
          <table:table-cell office:value-type="float" office:value="2271557.5" calcext:value-type="float">
            <text:p>227155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35-01-01T00:00:00</text:p>
          </table:table-cell>
          <table:table-cell office:value-type="float" office:value="2271922.5" calcext:value-type="float">
            <text:p>2271922.5</text:p>
          </table:table-cell>
          <table:table-cell office:value-type="string" calcext:value-type="string">
            <text:p>1508-03-21T00:00:00</text:p>
          </table:table-cell>
          <table:table-cell office:value-type="float" office:value="2271922.5" calcext:value-type="float">
            <text:p>227192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34-01-01T00:00:00</text:p>
          </table:table-cell>
          <table:table-cell office:value-type="float" office:value="2272287.5" calcext:value-type="float">
            <text:p>2272287.5</text:p>
          </table:table-cell>
          <table:table-cell office:value-type="string" calcext:value-type="string">
            <text:p>1509-03-21T00:00:00</text:p>
          </table:table-cell>
          <table:table-cell office:value-type="float" office:value="2272287.5" calcext:value-type="float">
            <text:p>22722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33-01-01T00:00:00</text:p>
          </table:table-cell>
          <table:table-cell office:value-type="float" office:value="2272652.5" calcext:value-type="float">
            <text:p>2272652.5</text:p>
          </table:table-cell>
          <table:table-cell office:value-type="string" calcext:value-type="string">
            <text:p>1510-03-21T00:00:00</text:p>
          </table:table-cell>
          <table:table-cell office:value-type="float" office:value="2272652.5" calcext:value-type="float">
            <text:p>227265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32-01-01T00:00:00</text:p>
          </table:table-cell>
          <table:table-cell office:value-type="float" office:value="2273017.5" calcext:value-type="float">
            <text:p>2273017.5</text:p>
          </table:table-cell>
          <table:table-cell office:value-type="string" calcext:value-type="string">
            <text:p>1511-03-22T00:00:00</text:p>
          </table:table-cell>
          <table:table-cell office:value-type="float" office:value="2273018.5" calcext:value-type="float">
            <text:p>227301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31-01-01T00:00:00</text:p>
          </table:table-cell>
          <table:table-cell office:value-type="float" office:value="2273383.5" calcext:value-type="float">
            <text:p>2273383.5</text:p>
          </table:table-cell>
          <table:table-cell office:value-type="string" calcext:value-type="string">
            <text:p>1512-03-21T00:00:00</text:p>
          </table:table-cell>
          <table:table-cell office:value-type="float" office:value="2273383.5" calcext:value-type="float">
            <text:p>22733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30-01-01T00:00:00</text:p>
          </table:table-cell>
          <table:table-cell office:value-type="float" office:value="2273748.5" calcext:value-type="float">
            <text:p>2273748.5</text:p>
          </table:table-cell>
          <table:table-cell office:value-type="string" calcext:value-type="string">
            <text:p>1513-03-21T00:00:00</text:p>
          </table:table-cell>
          <table:table-cell office:value-type="float" office:value="2273748.5" calcext:value-type="float">
            <text:p>227374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29-01-01T00:00:00</text:p>
          </table:table-cell>
          <table:table-cell office:value-type="float" office:value="2274113.5" calcext:value-type="float">
            <text:p>2274113.5</text:p>
          </table:table-cell>
          <table:table-cell office:value-type="string" calcext:value-type="string">
            <text:p>1514-03-21T00:00:00</text:p>
          </table:table-cell>
          <table:table-cell office:value-type="float" office:value="2274113.5" calcext:value-type="float">
            <text:p>22741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28-01-01T00:00:00</text:p>
          </table:table-cell>
          <table:table-cell office:value-type="float" office:value="2274478.5" calcext:value-type="float">
            <text:p>2274478.5</text:p>
          </table:table-cell>
          <table:table-cell office:value-type="string" calcext:value-type="string">
            <text:p>1515-03-22T00:00:00</text:p>
          </table:table-cell>
          <table:table-cell office:value-type="float" office:value="2274479.5" calcext:value-type="float">
            <text:p>227447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27-01-01T00:00:00</text:p>
          </table:table-cell>
          <table:table-cell office:value-type="float" office:value="2274844.5" calcext:value-type="float">
            <text:p>2274844.5</text:p>
          </table:table-cell>
          <table:table-cell office:value-type="string" calcext:value-type="string">
            <text:p>1516-03-21T00:00:00</text:p>
          </table:table-cell>
          <table:table-cell office:value-type="float" office:value="2274844.5" calcext:value-type="float">
            <text:p>227484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26-01-01T00:00:00</text:p>
          </table:table-cell>
          <table:table-cell office:value-type="float" office:value="2275209.5" calcext:value-type="float">
            <text:p>2275209.5</text:p>
          </table:table-cell>
          <table:table-cell office:value-type="string" calcext:value-type="string">
            <text:p>1517-03-21T00:00:00</text:p>
          </table:table-cell>
          <table:table-cell office:value-type="float" office:value="2275209.5" calcext:value-type="float">
            <text:p>227520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25-01-01T00:00:00</text:p>
          </table:table-cell>
          <table:table-cell office:value-type="float" office:value="2275574.5" calcext:value-type="float">
            <text:p>2275574.5</text:p>
          </table:table-cell>
          <table:table-cell office:value-type="string" calcext:value-type="string">
            <text:p>1518-03-21T00:00:00</text:p>
          </table:table-cell>
          <table:table-cell office:value-type="float" office:value="2275574.5" calcext:value-type="float">
            <text:p>227557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24-01-01T00:00:00</text:p>
          </table:table-cell>
          <table:table-cell office:value-type="float" office:value="2275939.5" calcext:value-type="float">
            <text:p>2275939.5</text:p>
          </table:table-cell>
          <table:table-cell office:value-type="string" calcext:value-type="string">
            <text:p>1519-03-22T00:00:00</text:p>
          </table:table-cell>
          <table:table-cell office:value-type="float" office:value="2275940.5" calcext:value-type="float">
            <text:p>227594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23-01-01T00:00:00</text:p>
          </table:table-cell>
          <table:table-cell office:value-type="float" office:value="2276305.5" calcext:value-type="float">
            <text:p>2276305.5</text:p>
          </table:table-cell>
          <table:table-cell office:value-type="string" calcext:value-type="string">
            <text:p>1520-03-21T00:00:00</text:p>
          </table:table-cell>
          <table:table-cell office:value-type="float" office:value="2276305.5" calcext:value-type="float">
            <text:p>227630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22-01-01T00:00:00</text:p>
          </table:table-cell>
          <table:table-cell office:value-type="float" office:value="2276670.5" calcext:value-type="float">
            <text:p>2276670.5</text:p>
          </table:table-cell>
          <table:table-cell office:value-type="string" calcext:value-type="string">
            <text:p>1521-03-21T00:00:00</text:p>
          </table:table-cell>
          <table:table-cell office:value-type="float" office:value="2276670.5" calcext:value-type="float">
            <text:p>227667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21-01-01T00:00:00</text:p>
          </table:table-cell>
          <table:table-cell office:value-type="float" office:value="2277035.5" calcext:value-type="float">
            <text:p>2277035.5</text:p>
          </table:table-cell>
          <table:table-cell office:value-type="string" calcext:value-type="string">
            <text:p>1522-03-21T00:00:00</text:p>
          </table:table-cell>
          <table:table-cell office:value-type="float" office:value="2277035.5" calcext:value-type="float">
            <text:p>227703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20-01-01T00:00:00</text:p>
          </table:table-cell>
          <table:table-cell office:value-type="float" office:value="2277400.5" calcext:value-type="float">
            <text:p>2277400.5</text:p>
          </table:table-cell>
          <table:table-cell office:value-type="string" calcext:value-type="string">
            <text:p>1523-03-22T00:00:00</text:p>
          </table:table-cell>
          <table:table-cell office:value-type="float" office:value="2277401.5" calcext:value-type="float">
            <text:p>227740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19-01-01T00:00:00</text:p>
          </table:table-cell>
          <table:table-cell office:value-type="float" office:value="2277766.5" calcext:value-type="float">
            <text:p>2277766.5</text:p>
          </table:table-cell>
          <table:table-cell office:value-type="string" calcext:value-type="string">
            <text:p>1524-03-21T00:00:00</text:p>
          </table:table-cell>
          <table:table-cell office:value-type="float" office:value="2277766.5" calcext:value-type="float">
            <text:p>227776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18-01-01T00:00:00</text:p>
          </table:table-cell>
          <table:table-cell office:value-type="float" office:value="2278131.5" calcext:value-type="float">
            <text:p>2278131.5</text:p>
          </table:table-cell>
          <table:table-cell office:value-type="string" calcext:value-type="string">
            <text:p>1525-03-21T00:00:00</text:p>
          </table:table-cell>
          <table:table-cell office:value-type="float" office:value="2278131.5" calcext:value-type="float">
            <text:p>227813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17-01-01T00:00:00</text:p>
          </table:table-cell>
          <table:table-cell office:value-type="float" office:value="2278496.5" calcext:value-type="float">
            <text:p>2278496.5</text:p>
          </table:table-cell>
          <table:table-cell office:value-type="string" calcext:value-type="string">
            <text:p>1526-03-21T00:00:00</text:p>
          </table:table-cell>
          <table:table-cell office:value-type="float" office:value="2278496.5" calcext:value-type="float">
            <text:p>227849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16-01-01T00:00:00</text:p>
          </table:table-cell>
          <table:table-cell office:value-type="float" office:value="2278861.5" calcext:value-type="float">
            <text:p>2278861.5</text:p>
          </table:table-cell>
          <table:table-cell office:value-type="string" calcext:value-type="string">
            <text:p>1527-03-21T00:00:00</text:p>
          </table:table-cell>
          <table:table-cell office:value-type="float" office:value="2278861.5" calcext:value-type="float">
            <text:p>227886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15-01-01T00:00:00</text:p>
          </table:table-cell>
          <table:table-cell office:value-type="float" office:value="2279227.5" calcext:value-type="float">
            <text:p>2279227.5</text:p>
          </table:table-cell>
          <table:table-cell office:value-type="string" calcext:value-type="string">
            <text:p>1528-03-21T00:00:00</text:p>
          </table:table-cell>
          <table:table-cell office:value-type="float" office:value="2279227.5" calcext:value-type="float">
            <text:p>227922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14-01-01T00:00:00</text:p>
          </table:table-cell>
          <table:table-cell office:value-type="float" office:value="2279592.5" calcext:value-type="float">
            <text:p>2279592.5</text:p>
          </table:table-cell>
          <table:table-cell office:value-type="string" calcext:value-type="string">
            <text:p>1529-03-21T00:00:00</text:p>
          </table:table-cell>
          <table:table-cell office:value-type="float" office:value="2279592.5" calcext:value-type="float">
            <text:p>227959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13-01-01T00:00:00</text:p>
          </table:table-cell>
          <table:table-cell office:value-type="float" office:value="2279957.5" calcext:value-type="float">
            <text:p>2279957.5</text:p>
          </table:table-cell>
          <table:table-cell office:value-type="string" calcext:value-type="string">
            <text:p>1530-03-21T00:00:00</text:p>
          </table:table-cell>
          <table:table-cell office:value-type="float" office:value="2279957.5" calcext:value-type="float">
            <text:p>227995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12-01-01T00:00:00</text:p>
          </table:table-cell>
          <table:table-cell office:value-type="float" office:value="2280322.5" calcext:value-type="float">
            <text:p>2280322.5</text:p>
          </table:table-cell>
          <table:table-cell office:value-type="string" calcext:value-type="string">
            <text:p>1531-03-21T00:00:00</text:p>
          </table:table-cell>
          <table:table-cell office:value-type="float" office:value="2280322.5" calcext:value-type="float">
            <text:p>228032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11-01-01T00:00:00</text:p>
          </table:table-cell>
          <table:table-cell office:value-type="float" office:value="2280688.5" calcext:value-type="float">
            <text:p>2280688.5</text:p>
          </table:table-cell>
          <table:table-cell office:value-type="string" calcext:value-type="string">
            <text:p>1532-03-21T00:00:00</text:p>
          </table:table-cell>
          <table:table-cell office:value-type="float" office:value="2280688.5" calcext:value-type="float">
            <text:p>228068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10-01-01T00:00:00</text:p>
          </table:table-cell>
          <table:table-cell office:value-type="float" office:value="2281053.5" calcext:value-type="float">
            <text:p>2281053.5</text:p>
          </table:table-cell>
          <table:table-cell office:value-type="string" calcext:value-type="string">
            <text:p>1533-03-21T00:00:00</text:p>
          </table:table-cell>
          <table:table-cell office:value-type="float" office:value="2281053.5" calcext:value-type="float">
            <text:p>228105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09-01-01T00:00:00</text:p>
          </table:table-cell>
          <table:table-cell office:value-type="float" office:value="2281418.5" calcext:value-type="float">
            <text:p>2281418.5</text:p>
          </table:table-cell>
          <table:table-cell office:value-type="string" calcext:value-type="string">
            <text:p>1534-03-21T00:00:00</text:p>
          </table:table-cell>
          <table:table-cell office:value-type="float" office:value="2281418.5" calcext:value-type="float">
            <text:p>228141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08-01-01T00:00:00</text:p>
          </table:table-cell>
          <table:table-cell office:value-type="float" office:value="2281783.5" calcext:value-type="float">
            <text:p>2281783.5</text:p>
          </table:table-cell>
          <table:table-cell office:value-type="string" calcext:value-type="string">
            <text:p>1535-03-21T00:00:00</text:p>
          </table:table-cell>
          <table:table-cell office:value-type="float" office:value="2281783.5" calcext:value-type="float">
            <text:p>22817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07-01-01T00:00:00</text:p>
          </table:table-cell>
          <table:table-cell office:value-type="float" office:value="2282149.5" calcext:value-type="float">
            <text:p>2282149.5</text:p>
          </table:table-cell>
          <table:table-cell office:value-type="string" calcext:value-type="string">
            <text:p>1536-03-21T00:00:00</text:p>
          </table:table-cell>
          <table:table-cell office:value-type="float" office:value="2282149.5" calcext:value-type="float">
            <text:p>228214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06-01-01T00:00:00</text:p>
          </table:table-cell>
          <table:table-cell office:value-type="float" office:value="2282514.5" calcext:value-type="float">
            <text:p>2282514.5</text:p>
          </table:table-cell>
          <table:table-cell office:value-type="string" calcext:value-type="string">
            <text:p>1537-03-21T00:00:00</text:p>
          </table:table-cell>
          <table:table-cell office:value-type="float" office:value="2282514.5" calcext:value-type="float">
            <text:p>228251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05-01-01T00:00:00</text:p>
          </table:table-cell>
          <table:table-cell office:value-type="float" office:value="2282879.5" calcext:value-type="float">
            <text:p>2282879.5</text:p>
          </table:table-cell>
          <table:table-cell office:value-type="string" calcext:value-type="string">
            <text:p>1538-03-21T00:00:00</text:p>
          </table:table-cell>
          <table:table-cell office:value-type="float" office:value="2282879.5" calcext:value-type="float">
            <text:p>228287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04-01-01T00:00:00</text:p>
          </table:table-cell>
          <table:table-cell office:value-type="float" office:value="2283244.5" calcext:value-type="float">
            <text:p>2283244.5</text:p>
          </table:table-cell>
          <table:table-cell office:value-type="string" calcext:value-type="string">
            <text:p>1539-03-21T00:00:00</text:p>
          </table:table-cell>
          <table:table-cell office:value-type="float" office:value="2283244.5" calcext:value-type="float">
            <text:p>228324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03-01-01T00:00:00</text:p>
          </table:table-cell>
          <table:table-cell office:value-type="float" office:value="2283610.5" calcext:value-type="float">
            <text:p>2283610.5</text:p>
          </table:table-cell>
          <table:table-cell office:value-type="string" calcext:value-type="string">
            <text:p>1540-03-21T00:00:00</text:p>
          </table:table-cell>
          <table:table-cell office:value-type="float" office:value="2283610.5" calcext:value-type="float">
            <text:p>228361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02-01-01T00:00:00</text:p>
          </table:table-cell>
          <table:table-cell office:value-type="float" office:value="2283975.5" calcext:value-type="float">
            <text:p>2283975.5</text:p>
          </table:table-cell>
          <table:table-cell office:value-type="string" calcext:value-type="string">
            <text:p>1541-03-21T00:00:00</text:p>
          </table:table-cell>
          <table:table-cell office:value-type="float" office:value="2283975.5" calcext:value-type="float">
            <text:p>228397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01-01-01T00:00:00</text:p>
          </table:table-cell>
          <table:table-cell office:value-type="float" office:value="2284340.5" calcext:value-type="float">
            <text:p>2284340.5</text:p>
          </table:table-cell>
          <table:table-cell office:value-type="string" calcext:value-type="string">
            <text:p>1542-03-21T00:00:00</text:p>
          </table:table-cell>
          <table:table-cell office:value-type="float" office:value="2284340.5" calcext:value-type="float">
            <text:p>22843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00-01-01T00:00:00</text:p>
          </table:table-cell>
          <table:table-cell office:value-type="float" office:value="2284705.5" calcext:value-type="float">
            <text:p>2284705.5</text:p>
          </table:table-cell>
          <table:table-cell office:value-type="string" calcext:value-type="string">
            <text:p>1543-03-21T00:00:00</text:p>
          </table:table-cell>
          <table:table-cell office:value-type="float" office:value="2284705.5" calcext:value-type="float">
            <text:p>228470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99-01-01T00:00:00</text:p>
          </table:table-cell>
          <table:table-cell office:value-type="float" office:value="2285071.5" calcext:value-type="float">
            <text:p>2285071.5</text:p>
          </table:table-cell>
          <table:table-cell office:value-type="string" calcext:value-type="string">
            <text:p>1544-03-21T00:00:00</text:p>
          </table:table-cell>
          <table:table-cell office:value-type="float" office:value="2285071.5" calcext:value-type="float">
            <text:p>228507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98-01-01T00:00:00</text:p>
          </table:table-cell>
          <table:table-cell office:value-type="float" office:value="2285436.5" calcext:value-type="float">
            <text:p>2285436.5</text:p>
          </table:table-cell>
          <table:table-cell office:value-type="string" calcext:value-type="string">
            <text:p>1545-03-21T00:00:00</text:p>
          </table:table-cell>
          <table:table-cell office:value-type="float" office:value="2285436.5" calcext:value-type="float">
            <text:p>228543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97-01-01T00:00:00</text:p>
          </table:table-cell>
          <table:table-cell office:value-type="float" office:value="2285801.5" calcext:value-type="float">
            <text:p>2285801.5</text:p>
          </table:table-cell>
          <table:table-cell office:value-type="string" calcext:value-type="string">
            <text:p>1546-03-21T00:00:00</text:p>
          </table:table-cell>
          <table:table-cell office:value-type="float" office:value="2285801.5" calcext:value-type="float">
            <text:p>228580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96-01-01T00:00:00</text:p>
          </table:table-cell>
          <table:table-cell office:value-type="float" office:value="2286166.5" calcext:value-type="float">
            <text:p>2286166.5</text:p>
          </table:table-cell>
          <table:table-cell office:value-type="string" calcext:value-type="string">
            <text:p>1547-03-21T00:00:00</text:p>
          </table:table-cell>
          <table:table-cell office:value-type="float" office:value="2286166.5" calcext:value-type="float">
            <text:p>228616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95-01-01T00:00:00</text:p>
          </table:table-cell>
          <table:table-cell office:value-type="float" office:value="2286532.5" calcext:value-type="float">
            <text:p>2286532.5</text:p>
          </table:table-cell>
          <table:table-cell office:value-type="string" calcext:value-type="string">
            <text:p>1548-03-21T00:00:00</text:p>
          </table:table-cell>
          <table:table-cell office:value-type="float" office:value="2286532.5" calcext:value-type="float">
            <text:p>22865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94-01-01T00:00:00</text:p>
          </table:table-cell>
          <table:table-cell office:value-type="float" office:value="2286897.5" calcext:value-type="float">
            <text:p>2286897.5</text:p>
          </table:table-cell>
          <table:table-cell office:value-type="string" calcext:value-type="string">
            <text:p>1549-03-21T00:00:00</text:p>
          </table:table-cell>
          <table:table-cell office:value-type="float" office:value="2286897.5" calcext:value-type="float">
            <text:p>22868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93-01-01T00:00:00</text:p>
          </table:table-cell>
          <table:table-cell office:value-type="float" office:value="2287262.5" calcext:value-type="float">
            <text:p>2287262.5</text:p>
          </table:table-cell>
          <table:table-cell office:value-type="string" calcext:value-type="string">
            <text:p>1550-03-21T00:00:00</text:p>
          </table:table-cell>
          <table:table-cell office:value-type="float" office:value="2287262.5" calcext:value-type="float">
            <text:p>22872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92-01-01T00:00:00</text:p>
          </table:table-cell>
          <table:table-cell office:value-type="float" office:value="2287627.5" calcext:value-type="float">
            <text:p>2287627.5</text:p>
          </table:table-cell>
          <table:table-cell office:value-type="string" calcext:value-type="string">
            <text:p>1551-03-21T00:00:00</text:p>
          </table:table-cell>
          <table:table-cell office:value-type="float" office:value="2287627.5" calcext:value-type="float">
            <text:p>228762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91-01-01T00:00:00</text:p>
          </table:table-cell>
          <table:table-cell office:value-type="float" office:value="2287993.5" calcext:value-type="float">
            <text:p>2287993.5</text:p>
          </table:table-cell>
          <table:table-cell office:value-type="string" calcext:value-type="string">
            <text:p>1552-03-21T00:00:00</text:p>
          </table:table-cell>
          <table:table-cell office:value-type="float" office:value="2287993.5" calcext:value-type="float">
            <text:p>228799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90-01-01T00:00:00</text:p>
          </table:table-cell>
          <table:table-cell office:value-type="float" office:value="2288358.5" calcext:value-type="float">
            <text:p>2288358.5</text:p>
          </table:table-cell>
          <table:table-cell office:value-type="string" calcext:value-type="string">
            <text:p>1553-03-21T00:00:00</text:p>
          </table:table-cell>
          <table:table-cell office:value-type="float" office:value="2288358.5" calcext:value-type="float">
            <text:p>228835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89-01-01T00:00:00</text:p>
          </table:table-cell>
          <table:table-cell office:value-type="float" office:value="2288723.5" calcext:value-type="float">
            <text:p>2288723.5</text:p>
          </table:table-cell>
          <table:table-cell office:value-type="string" calcext:value-type="string">
            <text:p>1554-03-21T00:00:00</text:p>
          </table:table-cell>
          <table:table-cell office:value-type="float" office:value="2288723.5" calcext:value-type="float">
            <text:p>228872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88-01-01T00:00:00</text:p>
          </table:table-cell>
          <table:table-cell office:value-type="float" office:value="2289088.5" calcext:value-type="float">
            <text:p>2289088.5</text:p>
          </table:table-cell>
          <table:table-cell office:value-type="string" calcext:value-type="string">
            <text:p>1555-03-21T00:00:00</text:p>
          </table:table-cell>
          <table:table-cell office:value-type="float" office:value="2289088.5" calcext:value-type="float">
            <text:p>228908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87-01-01T00:00:00</text:p>
          </table:table-cell>
          <table:table-cell office:value-type="float" office:value="2289454.5" calcext:value-type="float">
            <text:p>2289454.5</text:p>
          </table:table-cell>
          <table:table-cell office:value-type="string" calcext:value-type="string">
            <text:p>1556-03-21T00:00:00</text:p>
          </table:table-cell>
          <table:table-cell office:value-type="float" office:value="2289454.5" calcext:value-type="float">
            <text:p>228945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86-01-01T00:00:00</text:p>
          </table:table-cell>
          <table:table-cell office:value-type="float" office:value="2289819.5" calcext:value-type="float">
            <text:p>2289819.5</text:p>
          </table:table-cell>
          <table:table-cell office:value-type="string" calcext:value-type="string">
            <text:p>1557-03-21T00:00:00</text:p>
          </table:table-cell>
          <table:table-cell office:value-type="float" office:value="2289819.5" calcext:value-type="float">
            <text:p>228981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85-01-01T00:00:00</text:p>
          </table:table-cell>
          <table:table-cell office:value-type="float" office:value="2290184.5" calcext:value-type="float">
            <text:p>2290184.5</text:p>
          </table:table-cell>
          <table:table-cell office:value-type="string" calcext:value-type="string">
            <text:p>1558-03-21T00:00:00</text:p>
          </table:table-cell>
          <table:table-cell office:value-type="float" office:value="2290184.5" calcext:value-type="float">
            <text:p>229018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84-01-01T00:00:00</text:p>
          </table:table-cell>
          <table:table-cell office:value-type="float" office:value="2290549.5" calcext:value-type="float">
            <text:p>2290549.5</text:p>
          </table:table-cell>
          <table:table-cell office:value-type="string" calcext:value-type="string">
            <text:p>1559-03-21T00:00:00</text:p>
          </table:table-cell>
          <table:table-cell office:value-type="float" office:value="2290549.5" calcext:value-type="float">
            <text:p>229054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83-01-01T00:00:00</text:p>
          </table:table-cell>
          <table:table-cell office:value-type="float" office:value="2290915.5" calcext:value-type="float">
            <text:p>2290915.5</text:p>
          </table:table-cell>
          <table:table-cell office:value-type="string" calcext:value-type="string">
            <text:p>1560-03-20T00:00:00</text:p>
          </table:table-cell>
          <table:table-cell office:value-type="float" office:value="2290914.5" calcext:value-type="float">
            <text:p>22909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82-01-01T00:00:00</text:p>
          </table:table-cell>
          <table:table-cell office:value-type="float" office:value="2291280.5" calcext:value-type="float">
            <text:p>2291280.5</text:p>
          </table:table-cell>
          <table:table-cell office:value-type="string" calcext:value-type="string">
            <text:p>1561-03-21T00:00:00</text:p>
          </table:table-cell>
          <table:table-cell office:value-type="float" office:value="2291280.5" calcext:value-type="float">
            <text:p>229128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81-01-01T00:00:00</text:p>
          </table:table-cell>
          <table:table-cell office:value-type="float" office:value="2291645.5" calcext:value-type="float">
            <text:p>2291645.5</text:p>
          </table:table-cell>
          <table:table-cell office:value-type="string" calcext:value-type="string">
            <text:p>1562-03-21T00:00:00</text:p>
          </table:table-cell>
          <table:table-cell office:value-type="float" office:value="2291645.5" calcext:value-type="float">
            <text:p>229164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80-01-01T00:00:00</text:p>
          </table:table-cell>
          <table:table-cell office:value-type="float" office:value="2292010.5" calcext:value-type="float">
            <text:p>2292010.5</text:p>
          </table:table-cell>
          <table:table-cell office:value-type="string" calcext:value-type="string">
            <text:p>1563-03-21T00:00:00</text:p>
          </table:table-cell>
          <table:table-cell office:value-type="float" office:value="2292010.5" calcext:value-type="float">
            <text:p>229201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79-01-01T00:00:00</text:p>
          </table:table-cell>
          <table:table-cell office:value-type="float" office:value="2292376.5" calcext:value-type="float">
            <text:p>2292376.5</text:p>
          </table:table-cell>
          <table:table-cell office:value-type="string" calcext:value-type="string">
            <text:p>1564-03-20T00:00:00</text:p>
          </table:table-cell>
          <table:table-cell office:value-type="float" office:value="2292375.5" calcext:value-type="float">
            <text:p>229237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78-01-01T00:00:00</text:p>
          </table:table-cell>
          <table:table-cell office:value-type="float" office:value="2292741.5" calcext:value-type="float">
            <text:p>2292741.5</text:p>
          </table:table-cell>
          <table:table-cell office:value-type="string" calcext:value-type="string">
            <text:p>1565-03-21T00:00:00</text:p>
          </table:table-cell>
          <table:table-cell office:value-type="float" office:value="2292741.5" calcext:value-type="float">
            <text:p>229274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77-01-01T00:00:00</text:p>
          </table:table-cell>
          <table:table-cell office:value-type="float" office:value="2293106.5" calcext:value-type="float">
            <text:p>2293106.5</text:p>
          </table:table-cell>
          <table:table-cell office:value-type="string" calcext:value-type="string">
            <text:p>1566-03-21T00:00:00</text:p>
          </table:table-cell>
          <table:table-cell office:value-type="float" office:value="2293106.5" calcext:value-type="float">
            <text:p>229310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76-01-01T00:00:00</text:p>
          </table:table-cell>
          <table:table-cell office:value-type="float" office:value="2293471.5" calcext:value-type="float">
            <text:p>2293471.5</text:p>
          </table:table-cell>
          <table:table-cell office:value-type="string" calcext:value-type="string">
            <text:p>1567-03-21T00:00:00</text:p>
          </table:table-cell>
          <table:table-cell office:value-type="float" office:value="2293471.5" calcext:value-type="float">
            <text:p>229347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75-01-01T00:00:00</text:p>
          </table:table-cell>
          <table:table-cell office:value-type="float" office:value="2293837.5" calcext:value-type="float">
            <text:p>2293837.5</text:p>
          </table:table-cell>
          <table:table-cell office:value-type="string" calcext:value-type="string">
            <text:p>1568-03-20T00:00:00</text:p>
          </table:table-cell>
          <table:table-cell office:value-type="float" office:value="2293836.5" calcext:value-type="float">
            <text:p>229383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74-01-01T00:00:00</text:p>
          </table:table-cell>
          <table:table-cell office:value-type="float" office:value="2294202.5" calcext:value-type="float">
            <text:p>2294202.5</text:p>
          </table:table-cell>
          <table:table-cell office:value-type="string" calcext:value-type="string">
            <text:p>1569-03-21T00:00:00</text:p>
          </table:table-cell>
          <table:table-cell office:value-type="float" office:value="2294202.5" calcext:value-type="float">
            <text:p>229420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73-01-01T00:00:00</text:p>
          </table:table-cell>
          <table:table-cell office:value-type="float" office:value="2294567.5" calcext:value-type="float">
            <text:p>2294567.5</text:p>
          </table:table-cell>
          <table:table-cell office:value-type="string" calcext:value-type="string">
            <text:p>1570-03-21T00:00:00</text:p>
          </table:table-cell>
          <table:table-cell office:value-type="float" office:value="2294567.5" calcext:value-type="float">
            <text:p>229456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72-01-01T00:00:00</text:p>
          </table:table-cell>
          <table:table-cell office:value-type="float" office:value="2294932.5" calcext:value-type="float">
            <text:p>2294932.5</text:p>
          </table:table-cell>
          <table:table-cell office:value-type="string" calcext:value-type="string">
            <text:p>1571-03-21T00:00:00</text:p>
          </table:table-cell>
          <table:table-cell office:value-type="float" office:value="2294932.5" calcext:value-type="float">
            <text:p>22949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71-01-01T00:00:00</text:p>
          </table:table-cell>
          <table:table-cell office:value-type="float" office:value="2295298.5" calcext:value-type="float">
            <text:p>2295298.5</text:p>
          </table:table-cell>
          <table:table-cell office:value-type="string" calcext:value-type="string">
            <text:p>1572-03-20T00:00:00</text:p>
          </table:table-cell>
          <table:table-cell office:value-type="float" office:value="2295297.5" calcext:value-type="float">
            <text:p>229529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70-01-01T00:00:00</text:p>
          </table:table-cell>
          <table:table-cell office:value-type="float" office:value="2295663.5" calcext:value-type="float">
            <text:p>2295663.5</text:p>
          </table:table-cell>
          <table:table-cell office:value-type="string" calcext:value-type="string">
            <text:p>1573-03-21T00:00:00</text:p>
          </table:table-cell>
          <table:table-cell office:value-type="float" office:value="2295663.5" calcext:value-type="float">
            <text:p>229566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69-01-01T00:00:00</text:p>
          </table:table-cell>
          <table:table-cell office:value-type="float" office:value="2296028.5" calcext:value-type="float">
            <text:p>2296028.5</text:p>
          </table:table-cell>
          <table:table-cell office:value-type="string" calcext:value-type="string">
            <text:p>1574-03-21T00:00:00</text:p>
          </table:table-cell>
          <table:table-cell office:value-type="float" office:value="2296028.5" calcext:value-type="float">
            <text:p>229602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68-01-01T00:00:00</text:p>
          </table:table-cell>
          <table:table-cell office:value-type="float" office:value="2296393.5" calcext:value-type="float">
            <text:p>2296393.5</text:p>
          </table:table-cell>
          <table:table-cell office:value-type="string" calcext:value-type="string">
            <text:p>1575-03-21T00:00:00</text:p>
          </table:table-cell>
          <table:table-cell office:value-type="float" office:value="2296393.5" calcext:value-type="float">
            <text:p>229639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67-01-01T00:00:00</text:p>
          </table:table-cell>
          <table:table-cell office:value-type="float" office:value="2296759.5" calcext:value-type="float">
            <text:p>2296759.5</text:p>
          </table:table-cell>
          <table:table-cell office:value-type="string" calcext:value-type="string">
            <text:p>1576-03-20T00:00:00</text:p>
          </table:table-cell>
          <table:table-cell office:value-type="float" office:value="2296758.5" calcext:value-type="float">
            <text:p>229675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66-01-01T00:00:00</text:p>
          </table:table-cell>
          <table:table-cell office:value-type="float" office:value="2297124.5" calcext:value-type="float">
            <text:p>2297124.5</text:p>
          </table:table-cell>
          <table:table-cell office:value-type="string" calcext:value-type="string">
            <text:p>1577-03-21T00:00:00</text:p>
          </table:table-cell>
          <table:table-cell office:value-type="float" office:value="2297124.5" calcext:value-type="float">
            <text:p>229712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65-01-01T00:00:00</text:p>
          </table:table-cell>
          <table:table-cell office:value-type="float" office:value="2297489.5" calcext:value-type="float">
            <text:p>2297489.5</text:p>
          </table:table-cell>
          <table:table-cell office:value-type="string" calcext:value-type="string">
            <text:p>1578-03-21T00:00:00</text:p>
          </table:table-cell>
          <table:table-cell office:value-type="float" office:value="2297489.5" calcext:value-type="float">
            <text:p>229748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64-01-01T00:00:00</text:p>
          </table:table-cell>
          <table:table-cell office:value-type="float" office:value="2297854.5" calcext:value-type="float">
            <text:p>2297854.5</text:p>
          </table:table-cell>
          <table:table-cell office:value-type="string" calcext:value-type="string">
            <text:p>1579-03-21T00:00:00</text:p>
          </table:table-cell>
          <table:table-cell office:value-type="float" office:value="2297854.5" calcext:value-type="float">
            <text:p>229785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63-01-01T00:00:00</text:p>
          </table:table-cell>
          <table:table-cell office:value-type="float" office:value="2298220.5" calcext:value-type="float">
            <text:p>2298220.5</text:p>
          </table:table-cell>
          <table:table-cell office:value-type="string" calcext:value-type="string">
            <text:p>1580-03-20T00:00:00</text:p>
          </table:table-cell>
          <table:table-cell office:value-type="float" office:value="2298219.5" calcext:value-type="float">
            <text:p>229821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62-01-01T00:00:00</text:p>
          </table:table-cell>
          <table:table-cell office:value-type="float" office:value="2298585.5" calcext:value-type="float">
            <text:p>2298585.5</text:p>
          </table:table-cell>
          <table:table-cell office:value-type="string" calcext:value-type="string">
            <text:p>1581-03-21T00:00:00</text:p>
          </table:table-cell>
          <table:table-cell office:value-type="float" office:value="2298585.5" calcext:value-type="float">
            <text:p>229858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61-01-01T00:00:00</text:p>
          </table:table-cell>
          <table:table-cell office:value-type="float" office:value="2298950.5" calcext:value-type="float">
            <text:p>2298950.5</text:p>
          </table:table-cell>
          <table:table-cell office:value-type="string" calcext:value-type="string">
            <text:p>1582-03-21T00:00:00</text:p>
          </table:table-cell>
          <table:table-cell office:value-type="float" office:value="2298950.5" calcext:value-type="float">
            <text:p>229895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60-01-01T00:00:00</text:p>
          </table:table-cell>
          <table:table-cell office:value-type="float" office:value="2299315.5" calcext:value-type="float">
            <text:p>2299315.5</text:p>
          </table:table-cell>
          <table:table-cell office:value-type="string" calcext:value-type="string">
            <text:p>1583-03-21T00:00:00</text:p>
          </table:table-cell>
          <table:table-cell office:value-type="float" office:value="2299315.5" calcext:value-type="float">
            <text:p>229931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59-01-01T00:00:00</text:p>
          </table:table-cell>
          <table:table-cell office:value-type="float" office:value="2299681.5" calcext:value-type="float">
            <text:p>2299681.5</text:p>
          </table:table-cell>
          <table:table-cell office:value-type="string" calcext:value-type="string">
            <text:p>1584-03-20T00:00:00</text:p>
          </table:table-cell>
          <table:table-cell office:value-type="float" office:value="2299680.5" calcext:value-type="float">
            <text:p>229968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58-01-01T00:00:00</text:p>
          </table:table-cell>
          <table:table-cell office:value-type="float" office:value="2300046.5" calcext:value-type="float">
            <text:p>2300046.5</text:p>
          </table:table-cell>
          <table:table-cell office:value-type="string" calcext:value-type="string">
            <text:p>1585-03-21T00:00:00</text:p>
          </table:table-cell>
          <table:table-cell office:value-type="float" office:value="2300046.5" calcext:value-type="float">
            <text:p>230004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57-01-01T00:00:00</text:p>
          </table:table-cell>
          <table:table-cell office:value-type="float" office:value="2300411.5" calcext:value-type="float">
            <text:p>2300411.5</text:p>
          </table:table-cell>
          <table:table-cell office:value-type="string" calcext:value-type="string">
            <text:p>1586-03-21T00:00:00</text:p>
          </table:table-cell>
          <table:table-cell office:value-type="float" office:value="2300411.5" calcext:value-type="float">
            <text:p>230041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56-01-01T00:00:00</text:p>
          </table:table-cell>
          <table:table-cell office:value-type="float" office:value="2300776.5" calcext:value-type="float">
            <text:p>2300776.5</text:p>
          </table:table-cell>
          <table:table-cell office:value-type="string" calcext:value-type="string">
            <text:p>1587-03-21T00:00:00</text:p>
          </table:table-cell>
          <table:table-cell office:value-type="float" office:value="2300776.5" calcext:value-type="float">
            <text:p>230077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55-01-01T00:00:00</text:p>
          </table:table-cell>
          <table:table-cell office:value-type="float" office:value="2301141.5" calcext:value-type="float">
            <text:p>2301141.5</text:p>
          </table:table-cell>
          <table:table-cell office:value-type="string" calcext:value-type="string">
            <text:p>1588-03-20T00:00:00</text:p>
          </table:table-cell>
          <table:table-cell office:value-type="float" office:value="2301141.5" calcext:value-type="float">
            <text:p>230114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54-01-01T00:00:00</text:p>
          </table:table-cell>
          <table:table-cell office:value-type="float" office:value="2301506.5" calcext:value-type="float">
            <text:p>2301506.5</text:p>
          </table:table-cell>
          <table:table-cell office:value-type="string" calcext:value-type="string">
            <text:p>1589-03-21T00:00:00</text:p>
          </table:table-cell>
          <table:table-cell office:value-type="float" office:value="2301507.5" calcext:value-type="float">
            <text:p>230150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53-01-01T00:00:00</text:p>
          </table:table-cell>
          <table:table-cell office:value-type="float" office:value="2301871.5" calcext:value-type="float">
            <text:p>2301871.5</text:p>
          </table:table-cell>
          <table:table-cell office:value-type="string" calcext:value-type="string">
            <text:p>1590-03-21T00:00:00</text:p>
          </table:table-cell>
          <table:table-cell office:value-type="float" office:value="2301872.5" calcext:value-type="float">
            <text:p>230187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52-01-01T00:00:00</text:p>
          </table:table-cell>
          <table:table-cell office:value-type="float" office:value="2302236.5" calcext:value-type="float">
            <text:p>2302236.5</text:p>
          </table:table-cell>
          <table:table-cell office:value-type="string" calcext:value-type="string">
            <text:p>1591-03-21T00:00:00</text:p>
          </table:table-cell>
          <table:table-cell office:value-type="float" office:value="2302237.5" calcext:value-type="float">
            <text:p>230223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51-01-01T00:00:00</text:p>
          </table:table-cell>
          <table:table-cell office:value-type="float" office:value="2302602.5" calcext:value-type="float">
            <text:p>2302602.5</text:p>
          </table:table-cell>
          <table:table-cell office:value-type="string" calcext:value-type="string">
            <text:p>1592-03-20T00:00:00</text:p>
          </table:table-cell>
          <table:table-cell office:value-type="float" office:value="2302602.5" calcext:value-type="float">
            <text:p>230260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50-01-01T00:00:00</text:p>
          </table:table-cell>
          <table:table-cell office:value-type="float" office:value="2302967.5" calcext:value-type="float">
            <text:p>2302967.5</text:p>
          </table:table-cell>
          <table:table-cell office:value-type="string" calcext:value-type="string">
            <text:p>1593-03-21T00:00:00</text:p>
          </table:table-cell>
          <table:table-cell office:value-type="float" office:value="2302968.5" calcext:value-type="float">
            <text:p>230296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49-01-01T00:00:00</text:p>
          </table:table-cell>
          <table:table-cell office:value-type="float" office:value="2303332.5" calcext:value-type="float">
            <text:p>2303332.5</text:p>
          </table:table-cell>
          <table:table-cell office:value-type="string" calcext:value-type="string">
            <text:p>1594-03-21T00:00:00</text:p>
          </table:table-cell>
          <table:table-cell office:value-type="float" office:value="2303333.5" calcext:value-type="float">
            <text:p>230333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48-01-01T00:00:00</text:p>
          </table:table-cell>
          <table:table-cell office:value-type="float" office:value="2303697.5" calcext:value-type="float">
            <text:p>2303697.5</text:p>
          </table:table-cell>
          <table:table-cell office:value-type="string" calcext:value-type="string">
            <text:p>1595-03-21T00:00:00</text:p>
          </table:table-cell>
          <table:table-cell office:value-type="float" office:value="2303698.5" calcext:value-type="float">
            <text:p>230369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47-01-01T00:00:00</text:p>
          </table:table-cell>
          <table:table-cell office:value-type="float" office:value="2304063.5" calcext:value-type="float">
            <text:p>2304063.5</text:p>
          </table:table-cell>
          <table:table-cell office:value-type="string" calcext:value-type="string">
            <text:p>1596-03-20T00:00:00</text:p>
          </table:table-cell>
          <table:table-cell office:value-type="float" office:value="2304063.5" calcext:value-type="float">
            <text:p>230406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46-01-01T00:00:00</text:p>
          </table:table-cell>
          <table:table-cell office:value-type="float" office:value="2304428.5" calcext:value-type="float">
            <text:p>2304428.5</text:p>
          </table:table-cell>
          <table:table-cell office:value-type="string" calcext:value-type="string">
            <text:p>1597-03-20T00:00:00</text:p>
          </table:table-cell>
          <table:table-cell office:value-type="float" office:value="2304428.5" calcext:value-type="float">
            <text:p>230442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45-01-01T00:00:00</text:p>
          </table:table-cell>
          <table:table-cell office:value-type="float" office:value="2304793.5" calcext:value-type="float">
            <text:p>2304793.5</text:p>
          </table:table-cell>
          <table:table-cell office:value-type="string" calcext:value-type="string">
            <text:p>1598-03-21T00:00:00</text:p>
          </table:table-cell>
          <table:table-cell office:value-type="float" office:value="2304794.5" calcext:value-type="float">
            <text:p>230479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44-01-01T00:00:00</text:p>
          </table:table-cell>
          <table:table-cell office:value-type="float" office:value="2305158.5" calcext:value-type="float">
            <text:p>2305158.5</text:p>
          </table:table-cell>
          <table:table-cell office:value-type="string" calcext:value-type="string">
            <text:p>1599-03-21T00:00:00</text:p>
          </table:table-cell>
          <table:table-cell office:value-type="float" office:value="2305159.5" calcext:value-type="float">
            <text:p>230515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43-01-01T00:00:00</text:p>
          </table:table-cell>
          <table:table-cell office:value-type="float" office:value="2305524.5" calcext:value-type="float">
            <text:p>2305524.5</text:p>
          </table:table-cell>
          <table:table-cell office:value-type="string" calcext:value-type="string">
            <text:p>1600-03-20T00:00:00</text:p>
          </table:table-cell>
          <table:table-cell office:value-type="float" office:value="2305524.5" calcext:value-type="float">
            <text:p>230552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42-01-01T00:00:00</text:p>
          </table:table-cell>
          <table:table-cell office:value-type="float" office:value="2305889.5" calcext:value-type="float">
            <text:p>2305889.5</text:p>
          </table:table-cell>
          <table:table-cell office:value-type="string" calcext:value-type="string">
            <text:p>1601-03-20T00:00:00</text:p>
          </table:table-cell>
          <table:table-cell office:value-type="float" office:value="2305889.5" calcext:value-type="float">
            <text:p>230588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41-01-01T00:00:00</text:p>
          </table:table-cell>
          <table:table-cell office:value-type="float" office:value="2306254.5" calcext:value-type="float">
            <text:p>2306254.5</text:p>
          </table:table-cell>
          <table:table-cell office:value-type="string" calcext:value-type="string">
            <text:p>1602-03-21T00:00:00</text:p>
          </table:table-cell>
          <table:table-cell office:value-type="float" office:value="2306255.5" calcext:value-type="float">
            <text:p>230625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40-01-01T00:00:00</text:p>
          </table:table-cell>
          <table:table-cell office:value-type="float" office:value="2306619.5" calcext:value-type="float">
            <text:p>2306619.5</text:p>
          </table:table-cell>
          <table:table-cell office:value-type="string" calcext:value-type="string">
            <text:p>1603-03-21T00:00:00</text:p>
          </table:table-cell>
          <table:table-cell office:value-type="float" office:value="2306620.5" calcext:value-type="float">
            <text:p>230662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39-01-01T00:00:00</text:p>
          </table:table-cell>
          <table:table-cell office:value-type="float" office:value="2306985.5" calcext:value-type="float">
            <text:p>2306985.5</text:p>
          </table:table-cell>
          <table:table-cell office:value-type="string" calcext:value-type="string">
            <text:p>1604-03-20T00:00:00</text:p>
          </table:table-cell>
          <table:table-cell office:value-type="float" office:value="2306985.5" calcext:value-type="float">
            <text:p>230698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38-01-01T00:00:00</text:p>
          </table:table-cell>
          <table:table-cell office:value-type="float" office:value="2307350.5" calcext:value-type="float">
            <text:p>2307350.5</text:p>
          </table:table-cell>
          <table:table-cell office:value-type="string" calcext:value-type="string">
            <text:p>1605-03-20T00:00:00</text:p>
          </table:table-cell>
          <table:table-cell office:value-type="float" office:value="2307350.5" calcext:value-type="float">
            <text:p>230735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37-01-01T00:00:00</text:p>
          </table:table-cell>
          <table:table-cell office:value-type="float" office:value="2307715.5" calcext:value-type="float">
            <text:p>2307715.5</text:p>
          </table:table-cell>
          <table:table-cell office:value-type="string" calcext:value-type="string">
            <text:p>1606-03-21T00:00:00</text:p>
          </table:table-cell>
          <table:table-cell office:value-type="float" office:value="2307716.5" calcext:value-type="float">
            <text:p>230771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36-01-01T00:00:00</text:p>
          </table:table-cell>
          <table:table-cell office:value-type="float" office:value="2308080.5" calcext:value-type="float">
            <text:p>2308080.5</text:p>
          </table:table-cell>
          <table:table-cell office:value-type="string" calcext:value-type="string">
            <text:p>1607-03-21T00:00:00</text:p>
          </table:table-cell>
          <table:table-cell office:value-type="float" office:value="2308081.5" calcext:value-type="float">
            <text:p>230808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35-01-01T00:00:00</text:p>
          </table:table-cell>
          <table:table-cell office:value-type="float" office:value="2308446.5" calcext:value-type="float">
            <text:p>2308446.5</text:p>
          </table:table-cell>
          <table:table-cell office:value-type="string" calcext:value-type="string">
            <text:p>1608-03-20T00:00:00</text:p>
          </table:table-cell>
          <table:table-cell office:value-type="float" office:value="2308446.5" calcext:value-type="float">
            <text:p>230844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34-01-01T00:00:00</text:p>
          </table:table-cell>
          <table:table-cell office:value-type="float" office:value="2308811.5" calcext:value-type="float">
            <text:p>2308811.5</text:p>
          </table:table-cell>
          <table:table-cell office:value-type="string" calcext:value-type="string">
            <text:p>1609-03-20T00:00:00</text:p>
          </table:table-cell>
          <table:table-cell office:value-type="float" office:value="2308811.5" calcext:value-type="float">
            <text:p>230881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33-01-01T00:00:00</text:p>
          </table:table-cell>
          <table:table-cell office:value-type="float" office:value="2309176.5" calcext:value-type="float">
            <text:p>2309176.5</text:p>
          </table:table-cell>
          <table:table-cell office:value-type="string" calcext:value-type="string">
            <text:p>1610-03-21T00:00:00</text:p>
          </table:table-cell>
          <table:table-cell office:value-type="float" office:value="2309177.5" calcext:value-type="float">
            <text:p>230917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32-01-01T00:00:00</text:p>
          </table:table-cell>
          <table:table-cell office:value-type="float" office:value="2309541.5" calcext:value-type="float">
            <text:p>2309541.5</text:p>
          </table:table-cell>
          <table:table-cell office:value-type="string" calcext:value-type="string">
            <text:p>1611-03-21T00:00:00</text:p>
          </table:table-cell>
          <table:table-cell office:value-type="float" office:value="2309542.5" calcext:value-type="float">
            <text:p>230954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31-01-01T00:00:00</text:p>
          </table:table-cell>
          <table:table-cell office:value-type="float" office:value="2309907.5" calcext:value-type="float">
            <text:p>2309907.5</text:p>
          </table:table-cell>
          <table:table-cell office:value-type="string" calcext:value-type="string">
            <text:p>1612-03-20T00:00:00</text:p>
          </table:table-cell>
          <table:table-cell office:value-type="float" office:value="2309907.5" calcext:value-type="float">
            <text:p>230990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30-01-01T00:00:00</text:p>
          </table:table-cell>
          <table:table-cell office:value-type="float" office:value="2310272.5" calcext:value-type="float">
            <text:p>2310272.5</text:p>
          </table:table-cell>
          <table:table-cell office:value-type="string" calcext:value-type="string">
            <text:p>1613-03-20T00:00:00</text:p>
          </table:table-cell>
          <table:table-cell office:value-type="float" office:value="2310272.5" calcext:value-type="float">
            <text:p>231027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29-01-01T00:00:00</text:p>
          </table:table-cell>
          <table:table-cell office:value-type="float" office:value="2310637.5" calcext:value-type="float">
            <text:p>2310637.5</text:p>
          </table:table-cell>
          <table:table-cell office:value-type="string" calcext:value-type="string">
            <text:p>1614-03-21T00:00:00</text:p>
          </table:table-cell>
          <table:table-cell office:value-type="float" office:value="2310638.5" calcext:value-type="float">
            <text:p>231063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28-01-01T00:00:00</text:p>
          </table:table-cell>
          <table:table-cell office:value-type="float" office:value="2311002.5" calcext:value-type="float">
            <text:p>2311002.5</text:p>
          </table:table-cell>
          <table:table-cell office:value-type="string" calcext:value-type="string">
            <text:p>1615-03-21T00:00:00</text:p>
          </table:table-cell>
          <table:table-cell office:value-type="float" office:value="2311003.5" calcext:value-type="float">
            <text:p>231100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27-01-01T00:00:00</text:p>
          </table:table-cell>
          <table:table-cell office:value-type="float" office:value="2311368.5" calcext:value-type="float">
            <text:p>2311368.5</text:p>
          </table:table-cell>
          <table:table-cell office:value-type="string" calcext:value-type="string">
            <text:p>1616-03-20T00:00:00</text:p>
          </table:table-cell>
          <table:table-cell office:value-type="float" office:value="2311368.5" calcext:value-type="float">
            <text:p>231136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26-01-01T00:00:00</text:p>
          </table:table-cell>
          <table:table-cell office:value-type="float" office:value="2311733.5" calcext:value-type="float">
            <text:p>2311733.5</text:p>
          </table:table-cell>
          <table:table-cell office:value-type="string" calcext:value-type="string">
            <text:p>1617-03-20T00:00:00</text:p>
          </table:table-cell>
          <table:table-cell office:value-type="float" office:value="2311733.5" calcext:value-type="float">
            <text:p>231173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25-01-01T00:00:00</text:p>
          </table:table-cell>
          <table:table-cell office:value-type="float" office:value="2312098.5" calcext:value-type="float">
            <text:p>2312098.5</text:p>
          </table:table-cell>
          <table:table-cell office:value-type="string" calcext:value-type="string">
            <text:p>1618-03-21T00:00:00</text:p>
          </table:table-cell>
          <table:table-cell office:value-type="float" office:value="2312099.5" calcext:value-type="float">
            <text:p>231209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24-01-01T00:00:00</text:p>
          </table:table-cell>
          <table:table-cell office:value-type="float" office:value="2312463.5" calcext:value-type="float">
            <text:p>2312463.5</text:p>
          </table:table-cell>
          <table:table-cell office:value-type="string" calcext:value-type="string">
            <text:p>1619-03-21T00:00:00</text:p>
          </table:table-cell>
          <table:table-cell office:value-type="float" office:value="2312464.5" calcext:value-type="float">
            <text:p>231246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23-01-01T00:00:00</text:p>
          </table:table-cell>
          <table:table-cell office:value-type="float" office:value="2312829.5" calcext:value-type="float">
            <text:p>2312829.5</text:p>
          </table:table-cell>
          <table:table-cell office:value-type="string" calcext:value-type="string">
            <text:p>1620-03-20T00:00:00</text:p>
          </table:table-cell>
          <table:table-cell office:value-type="float" office:value="2312829.5" calcext:value-type="float">
            <text:p>231282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22-01-01T00:00:00</text:p>
          </table:table-cell>
          <table:table-cell office:value-type="float" office:value="2313194.5" calcext:value-type="float">
            <text:p>2313194.5</text:p>
          </table:table-cell>
          <table:table-cell office:value-type="string" calcext:value-type="string">
            <text:p>1621-03-20T00:00:00</text:p>
          </table:table-cell>
          <table:table-cell office:value-type="float" office:value="2313194.5" calcext:value-type="float">
            <text:p>231319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21-01-01T00:00:00</text:p>
          </table:table-cell>
          <table:table-cell office:value-type="float" office:value="2313559.5" calcext:value-type="float">
            <text:p>2313559.5</text:p>
          </table:table-cell>
          <table:table-cell office:value-type="string" calcext:value-type="string">
            <text:p>1622-03-21T00:00:00</text:p>
          </table:table-cell>
          <table:table-cell office:value-type="float" office:value="2313560.5" calcext:value-type="float">
            <text:p>231356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20-01-01T00:00:00</text:p>
          </table:table-cell>
          <table:table-cell office:value-type="float" office:value="2313924.5" calcext:value-type="float">
            <text:p>2313924.5</text:p>
          </table:table-cell>
          <table:table-cell office:value-type="string" calcext:value-type="string">
            <text:p>1623-03-21T00:00:00</text:p>
          </table:table-cell>
          <table:table-cell office:value-type="float" office:value="2313925.5" calcext:value-type="float">
            <text:p>231392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19-01-01T00:00:00</text:p>
          </table:table-cell>
          <table:table-cell office:value-type="float" office:value="2314290.5" calcext:value-type="float">
            <text:p>2314290.5</text:p>
          </table:table-cell>
          <table:table-cell office:value-type="string" calcext:value-type="string">
            <text:p>1624-03-20T00:00:00</text:p>
          </table:table-cell>
          <table:table-cell office:value-type="float" office:value="2314290.5" calcext:value-type="float">
            <text:p>231429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18-01-01T00:00:00</text:p>
          </table:table-cell>
          <table:table-cell office:value-type="float" office:value="2314655.5" calcext:value-type="float">
            <text:p>2314655.5</text:p>
          </table:table-cell>
          <table:table-cell office:value-type="string" calcext:value-type="string">
            <text:p>1625-03-20T00:00:00</text:p>
          </table:table-cell>
          <table:table-cell office:value-type="float" office:value="2314655.5" calcext:value-type="float">
            <text:p>231465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17-01-01T00:00:00</text:p>
          </table:table-cell>
          <table:table-cell office:value-type="float" office:value="2315020.5" calcext:value-type="float">
            <text:p>2315020.5</text:p>
          </table:table-cell>
          <table:table-cell office:value-type="string" calcext:value-type="string">
            <text:p>1626-03-21T00:00:00</text:p>
          </table:table-cell>
          <table:table-cell office:value-type="float" office:value="2315021.5" calcext:value-type="float">
            <text:p>231502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16-01-01T00:00:00</text:p>
          </table:table-cell>
          <table:table-cell office:value-type="float" office:value="2315385.5" calcext:value-type="float">
            <text:p>2315385.5</text:p>
          </table:table-cell>
          <table:table-cell office:value-type="string" calcext:value-type="string">
            <text:p>1627-03-21T00:00:00</text:p>
          </table:table-cell>
          <table:table-cell office:value-type="float" office:value="2315386.5" calcext:value-type="float">
            <text:p>231538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15-01-01T00:00:00</text:p>
          </table:table-cell>
          <table:table-cell office:value-type="float" office:value="2315751.5" calcext:value-type="float">
            <text:p>2315751.5</text:p>
          </table:table-cell>
          <table:table-cell office:value-type="string" calcext:value-type="string">
            <text:p>1628-03-20T00:00:00</text:p>
          </table:table-cell>
          <table:table-cell office:value-type="float" office:value="2315751.5" calcext:value-type="float">
            <text:p>231575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14-01-01T00:00:00</text:p>
          </table:table-cell>
          <table:table-cell office:value-type="float" office:value="2316116.5" calcext:value-type="float">
            <text:p>2316116.5</text:p>
          </table:table-cell>
          <table:table-cell office:value-type="string" calcext:value-type="string">
            <text:p>1629-03-20T00:00:00</text:p>
          </table:table-cell>
          <table:table-cell office:value-type="float" office:value="2316116.5" calcext:value-type="float">
            <text:p>23161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13-01-01T00:00:00</text:p>
          </table:table-cell>
          <table:table-cell office:value-type="float" office:value="2316481.5" calcext:value-type="float">
            <text:p>2316481.5</text:p>
          </table:table-cell>
          <table:table-cell office:value-type="string" calcext:value-type="string">
            <text:p>1630-03-20T00:00:00</text:p>
          </table:table-cell>
          <table:table-cell office:value-type="float" office:value="2316481.5" calcext:value-type="float">
            <text:p>231648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12-01-01T00:00:00</text:p>
          </table:table-cell>
          <table:table-cell office:value-type="float" office:value="2316846.5" calcext:value-type="float">
            <text:p>2316846.5</text:p>
          </table:table-cell>
          <table:table-cell office:value-type="string" calcext:value-type="string">
            <text:p>1631-03-21T00:00:00</text:p>
          </table:table-cell>
          <table:table-cell office:value-type="float" office:value="2316847.5" calcext:value-type="float">
            <text:p>231684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11-01-01T00:00:00</text:p>
          </table:table-cell>
          <table:table-cell office:value-type="float" office:value="2317212.5" calcext:value-type="float">
            <text:p>2317212.5</text:p>
          </table:table-cell>
          <table:table-cell office:value-type="string" calcext:value-type="string">
            <text:p>1632-03-20T00:00:00</text:p>
          </table:table-cell>
          <table:table-cell office:value-type="float" office:value="2317212.5" calcext:value-type="float">
            <text:p>231721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10-01-01T00:00:00</text:p>
          </table:table-cell>
          <table:table-cell office:value-type="float" office:value="2317577.5" calcext:value-type="float">
            <text:p>2317577.5</text:p>
          </table:table-cell>
          <table:table-cell office:value-type="string" calcext:value-type="string">
            <text:p>1633-03-20T00:00:00</text:p>
          </table:table-cell>
          <table:table-cell office:value-type="float" office:value="2317577.5" calcext:value-type="float">
            <text:p>231757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09-01-01T00:00:00</text:p>
          </table:table-cell>
          <table:table-cell office:value-type="float" office:value="2317942.5" calcext:value-type="float">
            <text:p>2317942.5</text:p>
          </table:table-cell>
          <table:table-cell office:value-type="string" calcext:value-type="string">
            <text:p>1634-03-20T00:00:00</text:p>
          </table:table-cell>
          <table:table-cell office:value-type="float" office:value="2317942.5" calcext:value-type="float">
            <text:p>23179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08-01-01T00:00:00</text:p>
          </table:table-cell>
          <table:table-cell office:value-type="float" office:value="2318307.5" calcext:value-type="float">
            <text:p>2318307.5</text:p>
          </table:table-cell>
          <table:table-cell office:value-type="string" calcext:value-type="string">
            <text:p>1635-03-21T00:00:00</text:p>
          </table:table-cell>
          <table:table-cell office:value-type="float" office:value="2318308.5" calcext:value-type="float">
            <text:p>231830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07-01-01T00:00:00</text:p>
          </table:table-cell>
          <table:table-cell office:value-type="float" office:value="2318673.5" calcext:value-type="float">
            <text:p>2318673.5</text:p>
          </table:table-cell>
          <table:table-cell office:value-type="string" calcext:value-type="string">
            <text:p>1636-03-20T00:00:00</text:p>
          </table:table-cell>
          <table:table-cell office:value-type="float" office:value="2318673.5" calcext:value-type="float">
            <text:p>231867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06-01-01T00:00:00</text:p>
          </table:table-cell>
          <table:table-cell office:value-type="float" office:value="2319038.5" calcext:value-type="float">
            <text:p>2319038.5</text:p>
          </table:table-cell>
          <table:table-cell office:value-type="string" calcext:value-type="string">
            <text:p>1637-03-20T00:00:00</text:p>
          </table:table-cell>
          <table:table-cell office:value-type="float" office:value="2319038.5" calcext:value-type="float">
            <text:p>231903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05-01-01T00:00:00</text:p>
          </table:table-cell>
          <table:table-cell office:value-type="float" office:value="2319403.5" calcext:value-type="float">
            <text:p>2319403.5</text:p>
          </table:table-cell>
          <table:table-cell office:value-type="string" calcext:value-type="string">
            <text:p>1638-03-20T00:00:00</text:p>
          </table:table-cell>
          <table:table-cell office:value-type="float" office:value="2319403.5" calcext:value-type="float">
            <text:p>231940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04-01-01T00:00:00</text:p>
          </table:table-cell>
          <table:table-cell office:value-type="float" office:value="2319768.5" calcext:value-type="float">
            <text:p>2319768.5</text:p>
          </table:table-cell>
          <table:table-cell office:value-type="string" calcext:value-type="string">
            <text:p>1639-03-21T00:00:00</text:p>
          </table:table-cell>
          <table:table-cell office:value-type="float" office:value="2319769.5" calcext:value-type="float">
            <text:p>231976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03-01-01T00:00:00</text:p>
          </table:table-cell>
          <table:table-cell office:value-type="float" office:value="2320134.5" calcext:value-type="float">
            <text:p>2320134.5</text:p>
          </table:table-cell>
          <table:table-cell office:value-type="string" calcext:value-type="string">
            <text:p>1640-03-20T00:00:00</text:p>
          </table:table-cell>
          <table:table-cell office:value-type="float" office:value="2320134.5" calcext:value-type="float">
            <text:p>23201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02-01-01T00:00:00</text:p>
          </table:table-cell>
          <table:table-cell office:value-type="float" office:value="2320499.5" calcext:value-type="float">
            <text:p>2320499.5</text:p>
          </table:table-cell>
          <table:table-cell office:value-type="string" calcext:value-type="string">
            <text:p>1641-03-20T00:00:00</text:p>
          </table:table-cell>
          <table:table-cell office:value-type="float" office:value="2320499.5" calcext:value-type="float">
            <text:p>23204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01-01-01T00:00:00</text:p>
          </table:table-cell>
          <table:table-cell office:value-type="float" office:value="2320864.5" calcext:value-type="float">
            <text:p>2320864.5</text:p>
          </table:table-cell>
          <table:table-cell office:value-type="string" calcext:value-type="string">
            <text:p>1642-03-20T00:00:00</text:p>
          </table:table-cell>
          <table:table-cell office:value-type="float" office:value="2320864.5" calcext:value-type="float">
            <text:p>232086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00-01-01T00:00:00</text:p>
          </table:table-cell>
          <table:table-cell office:value-type="float" office:value="2321229.5" calcext:value-type="float">
            <text:p>2321229.5</text:p>
          </table:table-cell>
          <table:table-cell office:value-type="string" calcext:value-type="string">
            <text:p>1643-03-21T00:00:00</text:p>
          </table:table-cell>
          <table:table-cell office:value-type="float" office:value="2321230.5" calcext:value-type="float">
            <text:p>232123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99-01-01T00:00:00</text:p>
          </table:table-cell>
          <table:table-cell office:value-type="float" office:value="2321595.5" calcext:value-type="float">
            <text:p>2321595.5</text:p>
          </table:table-cell>
          <table:table-cell office:value-type="string" calcext:value-type="string">
            <text:p>1644-03-20T00:00:00</text:p>
          </table:table-cell>
          <table:table-cell office:value-type="float" office:value="2321595.5" calcext:value-type="float">
            <text:p>23215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98-01-01T00:00:00</text:p>
          </table:table-cell>
          <table:table-cell office:value-type="float" office:value="2321960.5" calcext:value-type="float">
            <text:p>2321960.5</text:p>
          </table:table-cell>
          <table:table-cell office:value-type="string" calcext:value-type="string">
            <text:p>1645-03-20T00:00:00</text:p>
          </table:table-cell>
          <table:table-cell office:value-type="float" office:value="2321960.5" calcext:value-type="float">
            <text:p>232196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97-01-01T00:00:00</text:p>
          </table:table-cell>
          <table:table-cell office:value-type="float" office:value="2322325.5" calcext:value-type="float">
            <text:p>2322325.5</text:p>
          </table:table-cell>
          <table:table-cell office:value-type="string" calcext:value-type="string">
            <text:p>1646-03-20T00:00:00</text:p>
          </table:table-cell>
          <table:table-cell office:value-type="float" office:value="2322325.5" calcext:value-type="float">
            <text:p>232232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96-01-01T00:00:00</text:p>
          </table:table-cell>
          <table:table-cell office:value-type="float" office:value="2322690.5" calcext:value-type="float">
            <text:p>2322690.5</text:p>
          </table:table-cell>
          <table:table-cell office:value-type="string" calcext:value-type="string">
            <text:p>1647-03-21T00:00:00</text:p>
          </table:table-cell>
          <table:table-cell office:value-type="float" office:value="2322691.5" calcext:value-type="float">
            <text:p>232269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95-01-01T00:00:00</text:p>
          </table:table-cell>
          <table:table-cell office:value-type="float" office:value="2323056.5" calcext:value-type="float">
            <text:p>2323056.5</text:p>
          </table:table-cell>
          <table:table-cell office:value-type="string" calcext:value-type="string">
            <text:p>1648-03-20T00:00:00</text:p>
          </table:table-cell>
          <table:table-cell office:value-type="float" office:value="2323056.5" calcext:value-type="float">
            <text:p>232305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94-01-01T00:00:00</text:p>
          </table:table-cell>
          <table:table-cell office:value-type="float" office:value="2323421.5" calcext:value-type="float">
            <text:p>2323421.5</text:p>
          </table:table-cell>
          <table:table-cell office:value-type="string" calcext:value-type="string">
            <text:p>1649-03-20T00:00:00</text:p>
          </table:table-cell>
          <table:table-cell office:value-type="float" office:value="2323421.5" calcext:value-type="float">
            <text:p>232342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93-01-01T00:00:00</text:p>
          </table:table-cell>
          <table:table-cell office:value-type="float" office:value="2323786.5" calcext:value-type="float">
            <text:p>2323786.5</text:p>
          </table:table-cell>
          <table:table-cell office:value-type="string" calcext:value-type="string">
            <text:p>1650-03-20T00:00:00</text:p>
          </table:table-cell>
          <table:table-cell office:value-type="float" office:value="2323786.5" calcext:value-type="float">
            <text:p>23237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92-01-01T00:00:00</text:p>
          </table:table-cell>
          <table:table-cell office:value-type="float" office:value="2324151.5" calcext:value-type="float">
            <text:p>2324151.5</text:p>
          </table:table-cell>
          <table:table-cell office:value-type="string" calcext:value-type="string">
            <text:p>1651-03-21T00:00:00</text:p>
          </table:table-cell>
          <table:table-cell office:value-type="float" office:value="2324152.5" calcext:value-type="float">
            <text:p>232415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91-01-01T00:00:00</text:p>
          </table:table-cell>
          <table:table-cell office:value-type="float" office:value="2324517.5" calcext:value-type="float">
            <text:p>2324517.5</text:p>
          </table:table-cell>
          <table:table-cell office:value-type="string" calcext:value-type="string">
            <text:p>1652-03-20T00:00:00</text:p>
          </table:table-cell>
          <table:table-cell office:value-type="float" office:value="2324517.5" calcext:value-type="float">
            <text:p>23245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90-01-01T00:00:00</text:p>
          </table:table-cell>
          <table:table-cell office:value-type="float" office:value="2324882.5" calcext:value-type="float">
            <text:p>2324882.5</text:p>
          </table:table-cell>
          <table:table-cell office:value-type="string" calcext:value-type="string">
            <text:p>1653-03-20T00:00:00</text:p>
          </table:table-cell>
          <table:table-cell office:value-type="float" office:value="2324882.5" calcext:value-type="float">
            <text:p>232488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89-01-01T00:00:00</text:p>
          </table:table-cell>
          <table:table-cell office:value-type="float" office:value="2325247.5" calcext:value-type="float">
            <text:p>2325247.5</text:p>
          </table:table-cell>
          <table:table-cell office:value-type="string" calcext:value-type="string">
            <text:p>1654-03-20T00:00:00</text:p>
          </table:table-cell>
          <table:table-cell office:value-type="float" office:value="2325247.5" calcext:value-type="float">
            <text:p>232524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88-01-01T00:00:00</text:p>
          </table:table-cell>
          <table:table-cell office:value-type="float" office:value="2325612.5" calcext:value-type="float">
            <text:p>2325612.5</text:p>
          </table:table-cell>
          <table:table-cell office:value-type="string" calcext:value-type="string">
            <text:p>1655-03-21T00:00:00</text:p>
          </table:table-cell>
          <table:table-cell office:value-type="float" office:value="2325613.5" calcext:value-type="float">
            <text:p>232561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87-01-01T00:00:00</text:p>
          </table:table-cell>
          <table:table-cell office:value-type="float" office:value="2325978.5" calcext:value-type="float">
            <text:p>2325978.5</text:p>
          </table:table-cell>
          <table:table-cell office:value-type="string" calcext:value-type="string">
            <text:p>1656-03-20T00:00:00</text:p>
          </table:table-cell>
          <table:table-cell office:value-type="float" office:value="2325978.5" calcext:value-type="float">
            <text:p>23259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86-01-01T00:00:00</text:p>
          </table:table-cell>
          <table:table-cell office:value-type="float" office:value="2326343.5" calcext:value-type="float">
            <text:p>2326343.5</text:p>
          </table:table-cell>
          <table:table-cell office:value-type="string" calcext:value-type="string">
            <text:p>1657-03-20T00:00:00</text:p>
          </table:table-cell>
          <table:table-cell office:value-type="float" office:value="2326343.5" calcext:value-type="float">
            <text:p>232634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85-01-01T00:00:00</text:p>
          </table:table-cell>
          <table:table-cell office:value-type="float" office:value="2326708.5" calcext:value-type="float">
            <text:p>2326708.5</text:p>
          </table:table-cell>
          <table:table-cell office:value-type="string" calcext:value-type="string">
            <text:p>1658-03-20T00:00:00</text:p>
          </table:table-cell>
          <table:table-cell office:value-type="float" office:value="2326708.5" calcext:value-type="float">
            <text:p>232670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84-01-01T00:00:00</text:p>
          </table:table-cell>
          <table:table-cell office:value-type="float" office:value="2327073.5" calcext:value-type="float">
            <text:p>2327073.5</text:p>
          </table:table-cell>
          <table:table-cell office:value-type="string" calcext:value-type="string">
            <text:p>1659-03-21T00:00:00</text:p>
          </table:table-cell>
          <table:table-cell office:value-type="float" office:value="2327074.5" calcext:value-type="float">
            <text:p>232707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83-01-01T00:00:00</text:p>
          </table:table-cell>
          <table:table-cell office:value-type="float" office:value="2327439.5" calcext:value-type="float">
            <text:p>2327439.5</text:p>
          </table:table-cell>
          <table:table-cell office:value-type="string" calcext:value-type="string">
            <text:p>1660-03-20T00:00:00</text:p>
          </table:table-cell>
          <table:table-cell office:value-type="float" office:value="2327439.5" calcext:value-type="float">
            <text:p>23274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82-01-01T00:00:00</text:p>
          </table:table-cell>
          <table:table-cell office:value-type="float" office:value="2327804.5" calcext:value-type="float">
            <text:p>2327804.5</text:p>
          </table:table-cell>
          <table:table-cell office:value-type="string" calcext:value-type="string">
            <text:p>1661-03-20T00:00:00</text:p>
          </table:table-cell>
          <table:table-cell office:value-type="float" office:value="2327804.5" calcext:value-type="float">
            <text:p>23278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81-01-01T00:00:00</text:p>
          </table:table-cell>
          <table:table-cell office:value-type="float" office:value="2328169.5" calcext:value-type="float">
            <text:p>2328169.5</text:p>
          </table:table-cell>
          <table:table-cell office:value-type="string" calcext:value-type="string">
            <text:p>1662-03-20T00:00:00</text:p>
          </table:table-cell>
          <table:table-cell office:value-type="float" office:value="2328169.5" calcext:value-type="float">
            <text:p>232816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80-01-01T00:00:00</text:p>
          </table:table-cell>
          <table:table-cell office:value-type="float" office:value="2328534.5" calcext:value-type="float">
            <text:p>2328534.5</text:p>
          </table:table-cell>
          <table:table-cell office:value-type="string" calcext:value-type="string">
            <text:p>1663-03-20T00:00:00</text:p>
          </table:table-cell>
          <table:table-cell office:value-type="float" office:value="2328534.5" calcext:value-type="float">
            <text:p>23285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79-01-01T00:00:00</text:p>
          </table:table-cell>
          <table:table-cell office:value-type="float" office:value="2328900.5" calcext:value-type="float">
            <text:p>2328900.5</text:p>
          </table:table-cell>
          <table:table-cell office:value-type="string" calcext:value-type="string">
            <text:p>1664-03-20T00:00:00</text:p>
          </table:table-cell>
          <table:table-cell office:value-type="float" office:value="2328900.5" calcext:value-type="float">
            <text:p>232890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78-01-01T00:00:00</text:p>
          </table:table-cell>
          <table:table-cell office:value-type="float" office:value="2329265.5" calcext:value-type="float">
            <text:p>2329265.5</text:p>
          </table:table-cell>
          <table:table-cell office:value-type="string" calcext:value-type="string">
            <text:p>1665-03-20T00:00:00</text:p>
          </table:table-cell>
          <table:table-cell office:value-type="float" office:value="2329265.5" calcext:value-type="float">
            <text:p>232926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77-01-01T00:00:00</text:p>
          </table:table-cell>
          <table:table-cell office:value-type="float" office:value="2329630.5" calcext:value-type="float">
            <text:p>2329630.5</text:p>
          </table:table-cell>
          <table:table-cell office:value-type="string" calcext:value-type="string">
            <text:p>1666-03-20T00:00:00</text:p>
          </table:table-cell>
          <table:table-cell office:value-type="float" office:value="2329630.5" calcext:value-type="float">
            <text:p>232963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76-01-01T00:00:00</text:p>
          </table:table-cell>
          <table:table-cell office:value-type="float" office:value="2329995.5" calcext:value-type="float">
            <text:p>2329995.5</text:p>
          </table:table-cell>
          <table:table-cell office:value-type="string" calcext:value-type="string">
            <text:p>1667-03-20T00:00:00</text:p>
          </table:table-cell>
          <table:table-cell office:value-type="float" office:value="2329995.5" calcext:value-type="float">
            <text:p>23299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75-01-01T00:00:00</text:p>
          </table:table-cell>
          <table:table-cell office:value-type="float" office:value="2330361.5" calcext:value-type="float">
            <text:p>2330361.5</text:p>
          </table:table-cell>
          <table:table-cell office:value-type="string" calcext:value-type="string">
            <text:p>1668-03-20T00:00:00</text:p>
          </table:table-cell>
          <table:table-cell office:value-type="float" office:value="2330361.5" calcext:value-type="float">
            <text:p>233036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74-01-01T00:00:00</text:p>
          </table:table-cell>
          <table:table-cell office:value-type="float" office:value="2330726.5" calcext:value-type="float">
            <text:p>2330726.5</text:p>
          </table:table-cell>
          <table:table-cell office:value-type="string" calcext:value-type="string">
            <text:p>1669-03-20T00:00:00</text:p>
          </table:table-cell>
          <table:table-cell office:value-type="float" office:value="2330726.5" calcext:value-type="float">
            <text:p>233072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73-01-01T00:00:00</text:p>
          </table:table-cell>
          <table:table-cell office:value-type="float" office:value="2331091.5" calcext:value-type="float">
            <text:p>2331091.5</text:p>
          </table:table-cell>
          <table:table-cell office:value-type="string" calcext:value-type="string">
            <text:p>1670-03-20T00:00:00</text:p>
          </table:table-cell>
          <table:table-cell office:value-type="float" office:value="2331091.5" calcext:value-type="float">
            <text:p>233109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72-01-01T00:00:00</text:p>
          </table:table-cell>
          <table:table-cell office:value-type="float" office:value="2331456.5" calcext:value-type="float">
            <text:p>2331456.5</text:p>
          </table:table-cell>
          <table:table-cell office:value-type="string" calcext:value-type="string">
            <text:p>1671-03-20T00:00:00</text:p>
          </table:table-cell>
          <table:table-cell office:value-type="float" office:value="2331456.5" calcext:value-type="float">
            <text:p>233145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71-01-01T00:00:00</text:p>
          </table:table-cell>
          <table:table-cell office:value-type="float" office:value="2331822.5" calcext:value-type="float">
            <text:p>2331822.5</text:p>
          </table:table-cell>
          <table:table-cell office:value-type="string" calcext:value-type="string">
            <text:p>1672-03-20T00:00:00</text:p>
          </table:table-cell>
          <table:table-cell office:value-type="float" office:value="2331822.5" calcext:value-type="float">
            <text:p>233182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70-01-01T00:00:00</text:p>
          </table:table-cell>
          <table:table-cell office:value-type="float" office:value="2332187.5" calcext:value-type="float">
            <text:p>2332187.5</text:p>
          </table:table-cell>
          <table:table-cell office:value-type="string" calcext:value-type="string">
            <text:p>1673-03-20T00:00:00</text:p>
          </table:table-cell>
          <table:table-cell office:value-type="float" office:value="2332187.5" calcext:value-type="float">
            <text:p>23321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69-01-01T00:00:00</text:p>
          </table:table-cell>
          <table:table-cell office:value-type="float" office:value="2332552.5" calcext:value-type="float">
            <text:p>2332552.5</text:p>
          </table:table-cell>
          <table:table-cell office:value-type="string" calcext:value-type="string">
            <text:p>1674-03-20T00:00:00</text:p>
          </table:table-cell>
          <table:table-cell office:value-type="float" office:value="2332552.5" calcext:value-type="float">
            <text:p>233255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68-01-01T00:00:00</text:p>
          </table:table-cell>
          <table:table-cell office:value-type="float" office:value="2332917.5" calcext:value-type="float">
            <text:p>2332917.5</text:p>
          </table:table-cell>
          <table:table-cell office:value-type="string" calcext:value-type="string">
            <text:p>1675-03-20T00:00:00</text:p>
          </table:table-cell>
          <table:table-cell office:value-type="float" office:value="2332917.5" calcext:value-type="float">
            <text:p>23329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67-01-01T00:00:00</text:p>
          </table:table-cell>
          <table:table-cell office:value-type="float" office:value="2333283.5" calcext:value-type="float">
            <text:p>2333283.5</text:p>
          </table:table-cell>
          <table:table-cell office:value-type="string" calcext:value-type="string">
            <text:p>1676-03-20T00:00:00</text:p>
          </table:table-cell>
          <table:table-cell office:value-type="float" office:value="2333283.5" calcext:value-type="float">
            <text:p>23332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66-01-01T00:00:00</text:p>
          </table:table-cell>
          <table:table-cell office:value-type="float" office:value="2333648.5" calcext:value-type="float">
            <text:p>2333648.5</text:p>
          </table:table-cell>
          <table:table-cell office:value-type="string" calcext:value-type="string">
            <text:p>1677-03-20T00:00:00</text:p>
          </table:table-cell>
          <table:table-cell office:value-type="float" office:value="2333648.5" calcext:value-type="float">
            <text:p>233364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65-01-01T00:00:00</text:p>
          </table:table-cell>
          <table:table-cell office:value-type="float" office:value="2334013.5" calcext:value-type="float">
            <text:p>2334013.5</text:p>
          </table:table-cell>
          <table:table-cell office:value-type="string" calcext:value-type="string">
            <text:p>1678-03-20T00:00:00</text:p>
          </table:table-cell>
          <table:table-cell office:value-type="float" office:value="2334013.5" calcext:value-type="float">
            <text:p>23340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64-01-01T00:00:00</text:p>
          </table:table-cell>
          <table:table-cell office:value-type="float" office:value="2334378.5" calcext:value-type="float">
            <text:p>2334378.5</text:p>
          </table:table-cell>
          <table:table-cell office:value-type="string" calcext:value-type="string">
            <text:p>1679-03-20T00:00:00</text:p>
          </table:table-cell>
          <table:table-cell office:value-type="float" office:value="2334378.5" calcext:value-type="float">
            <text:p>23343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63-01-01T00:00:00</text:p>
          </table:table-cell>
          <table:table-cell office:value-type="float" office:value="2334744.5" calcext:value-type="float">
            <text:p>2334744.5</text:p>
          </table:table-cell>
          <table:table-cell office:value-type="string" calcext:value-type="string">
            <text:p>1680-03-20T00:00:00</text:p>
          </table:table-cell>
          <table:table-cell office:value-type="float" office:value="2334744.5" calcext:value-type="float">
            <text:p>233474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62-01-01T00:00:00</text:p>
          </table:table-cell>
          <table:table-cell office:value-type="float" office:value="2335109.5" calcext:value-type="float">
            <text:p>2335109.5</text:p>
          </table:table-cell>
          <table:table-cell office:value-type="string" calcext:value-type="string">
            <text:p>1681-03-20T00:00:00</text:p>
          </table:table-cell>
          <table:table-cell office:value-type="float" office:value="2335109.5" calcext:value-type="float">
            <text:p>233510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61-01-01T00:00:00</text:p>
          </table:table-cell>
          <table:table-cell office:value-type="float" office:value="2335474.5" calcext:value-type="float">
            <text:p>2335474.5</text:p>
          </table:table-cell>
          <table:table-cell office:value-type="string" calcext:value-type="string">
            <text:p>1682-03-20T00:00:00</text:p>
          </table:table-cell>
          <table:table-cell office:value-type="float" office:value="2335474.5" calcext:value-type="float">
            <text:p>233547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60-01-01T00:00:00</text:p>
          </table:table-cell>
          <table:table-cell office:value-type="float" office:value="2335839.5" calcext:value-type="float">
            <text:p>2335839.5</text:p>
          </table:table-cell>
          <table:table-cell office:value-type="string" calcext:value-type="string">
            <text:p>1683-03-20T00:00:00</text:p>
          </table:table-cell>
          <table:table-cell office:value-type="float" office:value="2335839.5" calcext:value-type="float">
            <text:p>23358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59-01-01T00:00:00</text:p>
          </table:table-cell>
          <table:table-cell office:value-type="float" office:value="2336205.5" calcext:value-type="float">
            <text:p>2336205.5</text:p>
          </table:table-cell>
          <table:table-cell office:value-type="string" calcext:value-type="string">
            <text:p>1684-03-20T00:00:00</text:p>
          </table:table-cell>
          <table:table-cell office:value-type="float" office:value="2336205.5" calcext:value-type="float">
            <text:p>233620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58-01-01T00:00:00</text:p>
          </table:table-cell>
          <table:table-cell office:value-type="float" office:value="2336570.5" calcext:value-type="float">
            <text:p>2336570.5</text:p>
          </table:table-cell>
          <table:table-cell office:value-type="string" calcext:value-type="string">
            <text:p>1685-03-20T00:00:00</text:p>
          </table:table-cell>
          <table:table-cell office:value-type="float" office:value="2336570.5" calcext:value-type="float">
            <text:p>233657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57-01-01T00:00:00</text:p>
          </table:table-cell>
          <table:table-cell office:value-type="float" office:value="2336935.5" calcext:value-type="float">
            <text:p>2336935.5</text:p>
          </table:table-cell>
          <table:table-cell office:value-type="string" calcext:value-type="string">
            <text:p>1686-03-20T00:00:00</text:p>
          </table:table-cell>
          <table:table-cell office:value-type="float" office:value="2336935.5" calcext:value-type="float">
            <text:p>233693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56-01-01T00:00:00</text:p>
          </table:table-cell>
          <table:table-cell office:value-type="float" office:value="2337300.5" calcext:value-type="float">
            <text:p>2337300.5</text:p>
          </table:table-cell>
          <table:table-cell office:value-type="string" calcext:value-type="string">
            <text:p>1687-03-20T00:00:00</text:p>
          </table:table-cell>
          <table:table-cell office:value-type="float" office:value="2337300.5" calcext:value-type="float">
            <text:p>233730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55-01-01T00:00:00</text:p>
          </table:table-cell>
          <table:table-cell office:value-type="float" office:value="2337666.5" calcext:value-type="float">
            <text:p>2337666.5</text:p>
          </table:table-cell>
          <table:table-cell office:value-type="string" calcext:value-type="string">
            <text:p>1688-03-20T00:00:00</text:p>
          </table:table-cell>
          <table:table-cell office:value-type="float" office:value="2337666.5" calcext:value-type="float">
            <text:p>233766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54-01-01T00:00:00</text:p>
          </table:table-cell>
          <table:table-cell office:value-type="float" office:value="2338031.5" calcext:value-type="float">
            <text:p>2338031.5</text:p>
          </table:table-cell>
          <table:table-cell office:value-type="string" calcext:value-type="string">
            <text:p>1689-03-20T00:00:00</text:p>
          </table:table-cell>
          <table:table-cell office:value-type="float" office:value="2338031.5" calcext:value-type="float">
            <text:p>233803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53-01-01T00:00:00</text:p>
          </table:table-cell>
          <table:table-cell office:value-type="float" office:value="2338396.5" calcext:value-type="float">
            <text:p>2338396.5</text:p>
          </table:table-cell>
          <table:table-cell office:value-type="string" calcext:value-type="string">
            <text:p>1690-03-20T00:00:00</text:p>
          </table:table-cell>
          <table:table-cell office:value-type="float" office:value="2338396.5" calcext:value-type="float">
            <text:p>233839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52-01-01T00:00:00</text:p>
          </table:table-cell>
          <table:table-cell office:value-type="float" office:value="2338761.5" calcext:value-type="float">
            <text:p>2338761.5</text:p>
          </table:table-cell>
          <table:table-cell office:value-type="string" calcext:value-type="string">
            <text:p>1691-03-20T00:00:00</text:p>
          </table:table-cell>
          <table:table-cell office:value-type="float" office:value="2338761.5" calcext:value-type="float">
            <text:p>233876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51-01-01T00:00:00</text:p>
          </table:table-cell>
          <table:table-cell office:value-type="float" office:value="2339127.5" calcext:value-type="float">
            <text:p>2339127.5</text:p>
          </table:table-cell>
          <table:table-cell office:value-type="string" calcext:value-type="string">
            <text:p>1692-03-20T00:00:00</text:p>
          </table:table-cell>
          <table:table-cell office:value-type="float" office:value="2339127.5" calcext:value-type="float">
            <text:p>233912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50-01-01T00:00:00</text:p>
          </table:table-cell>
          <table:table-cell office:value-type="float" office:value="2339492.5" calcext:value-type="float">
            <text:p>2339492.5</text:p>
          </table:table-cell>
          <table:table-cell office:value-type="string" calcext:value-type="string">
            <text:p>1693-03-20T00:00:00</text:p>
          </table:table-cell>
          <table:table-cell office:value-type="float" office:value="2339492.5" calcext:value-type="float">
            <text:p>233949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49-01-01T00:00:00</text:p>
          </table:table-cell>
          <table:table-cell office:value-type="float" office:value="2339857.5" calcext:value-type="float">
            <text:p>2339857.5</text:p>
          </table:table-cell>
          <table:table-cell office:value-type="string" calcext:value-type="string">
            <text:p>1694-03-20T00:00:00</text:p>
          </table:table-cell>
          <table:table-cell office:value-type="float" office:value="2339857.5" calcext:value-type="float">
            <text:p>233985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48-01-01T00:00:00</text:p>
          </table:table-cell>
          <table:table-cell office:value-type="float" office:value="2340222.5" calcext:value-type="float">
            <text:p>2340222.5</text:p>
          </table:table-cell>
          <table:table-cell office:value-type="string" calcext:value-type="string">
            <text:p>1695-03-20T00:00:00</text:p>
          </table:table-cell>
          <table:table-cell office:value-type="float" office:value="2340222.5" calcext:value-type="float">
            <text:p>234022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47-01-01T00:00:00</text:p>
          </table:table-cell>
          <table:table-cell office:value-type="float" office:value="2340588.5" calcext:value-type="float">
            <text:p>2340588.5</text:p>
          </table:table-cell>
          <table:table-cell office:value-type="string" calcext:value-type="string">
            <text:p>1696-03-19T00:00:00</text:p>
          </table:table-cell>
          <table:table-cell office:value-type="float" office:value="2340587.5" calcext:value-type="float">
            <text:p>234058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46-01-01T00:00:00</text:p>
          </table:table-cell>
          <table:table-cell office:value-type="float" office:value="2340953.5" calcext:value-type="float">
            <text:p>2340953.5</text:p>
          </table:table-cell>
          <table:table-cell office:value-type="string" calcext:value-type="string">
            <text:p>1697-03-20T00:00:00</text:p>
          </table:table-cell>
          <table:table-cell office:value-type="float" office:value="2340953.5" calcext:value-type="float">
            <text:p>234095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45-01-01T00:00:00</text:p>
          </table:table-cell>
          <table:table-cell office:value-type="float" office:value="2341318.5" calcext:value-type="float">
            <text:p>2341318.5</text:p>
          </table:table-cell>
          <table:table-cell office:value-type="string" calcext:value-type="string">
            <text:p>1698-03-20T00:00:00</text:p>
          </table:table-cell>
          <table:table-cell office:value-type="float" office:value="2341318.5" calcext:value-type="float">
            <text:p>234131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44-01-01T00:00:00</text:p>
          </table:table-cell>
          <table:table-cell office:value-type="float" office:value="2341683.5" calcext:value-type="float">
            <text:p>2341683.5</text:p>
          </table:table-cell>
          <table:table-cell office:value-type="string" calcext:value-type="string">
            <text:p>1699-03-20T00:00:00</text:p>
          </table:table-cell>
          <table:table-cell office:value-type="float" office:value="2341683.5" calcext:value-type="float">
            <text:p>23416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43-01-01T00:00:00</text:p>
          </table:table-cell>
          <table:table-cell office:value-type="float" office:value="2342049.5" calcext:value-type="float">
            <text:p>2342049.5</text:p>
          </table:table-cell>
          <table:table-cell office:value-type="string" calcext:value-type="string">
            <text:p>1700-03-20T00:00:00</text:p>
          </table:table-cell>
          <table:table-cell office:value-type="float" office:value="2342048.5" calcext:value-type="float">
            <text:p>234204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42-01-01T00:00:00</text:p>
          </table:table-cell>
          <table:table-cell office:value-type="float" office:value="2342414.5" calcext:value-type="float">
            <text:p>2342414.5</text:p>
          </table:table-cell>
          <table:table-cell office:value-type="string" calcext:value-type="string">
            <text:p>1701-03-21T00:00:00</text:p>
          </table:table-cell>
          <table:table-cell office:value-type="float" office:value="2342414.5" calcext:value-type="float">
            <text:p>234241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41-01-01T00:00:00</text:p>
          </table:table-cell>
          <table:table-cell office:value-type="float" office:value="2342779.5" calcext:value-type="float">
            <text:p>2342779.5</text:p>
          </table:table-cell>
          <table:table-cell office:value-type="string" calcext:value-type="string">
            <text:p>1702-03-21T00:00:00</text:p>
          </table:table-cell>
          <table:table-cell office:value-type="float" office:value="2342779.5" calcext:value-type="float">
            <text:p>234277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40-01-01T00:00:00</text:p>
          </table:table-cell>
          <table:table-cell office:value-type="float" office:value="2343144.5" calcext:value-type="float">
            <text:p>2343144.5</text:p>
          </table:table-cell>
          <table:table-cell office:value-type="string" calcext:value-type="string">
            <text:p>1703-03-21T00:00:00</text:p>
          </table:table-cell>
          <table:table-cell office:value-type="float" office:value="2343144.5" calcext:value-type="float">
            <text:p>234314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39-01-01T00:00:00</text:p>
          </table:table-cell>
          <table:table-cell office:value-type="float" office:value="2343510.5" calcext:value-type="float">
            <text:p>2343510.5</text:p>
          </table:table-cell>
          <table:table-cell office:value-type="string" calcext:value-type="string">
            <text:p>1704-03-20T00:00:00</text:p>
          </table:table-cell>
          <table:table-cell office:value-type="float" office:value="2343509.5" calcext:value-type="float">
            <text:p>234350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38-01-01T00:00:00</text:p>
          </table:table-cell>
          <table:table-cell office:value-type="float" office:value="2343875.5" calcext:value-type="float">
            <text:p>2343875.5</text:p>
          </table:table-cell>
          <table:table-cell office:value-type="string" calcext:value-type="string">
            <text:p>1705-03-21T00:00:00</text:p>
          </table:table-cell>
          <table:table-cell office:value-type="float" office:value="2343875.5" calcext:value-type="float">
            <text:p>234387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37-01-01T00:00:00</text:p>
          </table:table-cell>
          <table:table-cell office:value-type="float" office:value="2344240.5" calcext:value-type="float">
            <text:p>2344240.5</text:p>
          </table:table-cell>
          <table:table-cell office:value-type="string" calcext:value-type="string">
            <text:p>1706-03-21T00:00:00</text:p>
          </table:table-cell>
          <table:table-cell office:value-type="float" office:value="2344240.5" calcext:value-type="float">
            <text:p>23442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36-01-01T00:00:00</text:p>
          </table:table-cell>
          <table:table-cell office:value-type="float" office:value="2344605.5" calcext:value-type="float">
            <text:p>2344605.5</text:p>
          </table:table-cell>
          <table:table-cell office:value-type="string" calcext:value-type="string">
            <text:p>1707-03-21T00:00:00</text:p>
          </table:table-cell>
          <table:table-cell office:value-type="float" office:value="2344605.5" calcext:value-type="float">
            <text:p>234460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35-01-01T00:00:00</text:p>
          </table:table-cell>
          <table:table-cell office:value-type="float" office:value="2344971.5" calcext:value-type="float">
            <text:p>2344971.5</text:p>
          </table:table-cell>
          <table:table-cell office:value-type="string" calcext:value-type="string">
            <text:p>1708-03-20T00:00:00</text:p>
          </table:table-cell>
          <table:table-cell office:value-type="float" office:value="2344970.5" calcext:value-type="float">
            <text:p>234497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34-01-01T00:00:00</text:p>
          </table:table-cell>
          <table:table-cell office:value-type="float" office:value="2345336.5" calcext:value-type="float">
            <text:p>2345336.5</text:p>
          </table:table-cell>
          <table:table-cell office:value-type="string" calcext:value-type="string">
            <text:p>1709-03-21T00:00:00</text:p>
          </table:table-cell>
          <table:table-cell office:value-type="float" office:value="2345336.5" calcext:value-type="float">
            <text:p>234533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33-01-01T00:00:00</text:p>
          </table:table-cell>
          <table:table-cell office:value-type="float" office:value="2345701.5" calcext:value-type="float">
            <text:p>2345701.5</text:p>
          </table:table-cell>
          <table:table-cell office:value-type="string" calcext:value-type="string">
            <text:p>1710-03-21T00:00:00</text:p>
          </table:table-cell>
          <table:table-cell office:value-type="float" office:value="2345701.5" calcext:value-type="float">
            <text:p>234570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32-01-01T00:00:00</text:p>
          </table:table-cell>
          <table:table-cell office:value-type="float" office:value="2346066.5" calcext:value-type="float">
            <text:p>2346066.5</text:p>
          </table:table-cell>
          <table:table-cell office:value-type="string" calcext:value-type="string">
            <text:p>1711-03-21T00:00:00</text:p>
          </table:table-cell>
          <table:table-cell office:value-type="float" office:value="2346066.5" calcext:value-type="float">
            <text:p>234606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31-01-01T00:00:00</text:p>
          </table:table-cell>
          <table:table-cell office:value-type="float" office:value="2346432.5" calcext:value-type="float">
            <text:p>2346432.5</text:p>
          </table:table-cell>
          <table:table-cell office:value-type="string" calcext:value-type="string">
            <text:p>1712-03-20T00:00:00</text:p>
          </table:table-cell>
          <table:table-cell office:value-type="float" office:value="2346431.5" calcext:value-type="float">
            <text:p>234643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30-01-01T00:00:00</text:p>
          </table:table-cell>
          <table:table-cell office:value-type="float" office:value="2346797.5" calcext:value-type="float">
            <text:p>2346797.5</text:p>
          </table:table-cell>
          <table:table-cell office:value-type="string" calcext:value-type="string">
            <text:p>1713-03-21T00:00:00</text:p>
          </table:table-cell>
          <table:table-cell office:value-type="float" office:value="2346797.5" calcext:value-type="float">
            <text:p>23467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29-01-01T00:00:00</text:p>
          </table:table-cell>
          <table:table-cell office:value-type="float" office:value="2347162.5" calcext:value-type="float">
            <text:p>2347162.5</text:p>
          </table:table-cell>
          <table:table-cell office:value-type="string" calcext:value-type="string">
            <text:p>1714-03-21T00:00:00</text:p>
          </table:table-cell>
          <table:table-cell office:value-type="float" office:value="2347162.5" calcext:value-type="float">
            <text:p>23471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28-01-01T00:00:00</text:p>
          </table:table-cell>
          <table:table-cell office:value-type="float" office:value="2347527.5" calcext:value-type="float">
            <text:p>2347527.5</text:p>
          </table:table-cell>
          <table:table-cell office:value-type="string" calcext:value-type="string">
            <text:p>1715-03-21T00:00:00</text:p>
          </table:table-cell>
          <table:table-cell office:value-type="float" office:value="2347527.5" calcext:value-type="float">
            <text:p>234752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27-01-01T00:00:00</text:p>
          </table:table-cell>
          <table:table-cell office:value-type="float" office:value="2347892.5" calcext:value-type="float">
            <text:p>2347892.5</text:p>
          </table:table-cell>
          <table:table-cell office:value-type="string" calcext:value-type="string">
            <text:p>1716-03-20T00:00:00</text:p>
          </table:table-cell>
          <table:table-cell office:value-type="float" office:value="2347892.5" calcext:value-type="float">
            <text:p>234789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26-01-01T00:00:00</text:p>
          </table:table-cell>
          <table:table-cell office:value-type="float" office:value="2348257.5" calcext:value-type="float">
            <text:p>2348257.5</text:p>
          </table:table-cell>
          <table:table-cell office:value-type="string" calcext:value-type="string">
            <text:p>1717-03-21T00:00:00</text:p>
          </table:table-cell>
          <table:table-cell office:value-type="float" office:value="2348258.5" calcext:value-type="float">
            <text:p>234825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25-01-01T00:00:00</text:p>
          </table:table-cell>
          <table:table-cell office:value-type="float" office:value="2348622.5" calcext:value-type="float">
            <text:p>2348622.5</text:p>
          </table:table-cell>
          <table:table-cell office:value-type="string" calcext:value-type="string">
            <text:p>1718-03-21T00:00:00</text:p>
          </table:table-cell>
          <table:table-cell office:value-type="float" office:value="2348623.5" calcext:value-type="float">
            <text:p>234862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24-01-01T00:00:00</text:p>
          </table:table-cell>
          <table:table-cell office:value-type="float" office:value="2348987.5" calcext:value-type="float">
            <text:p>2348987.5</text:p>
          </table:table-cell>
          <table:table-cell office:value-type="string" calcext:value-type="string">
            <text:p>1719-03-21T00:00:00</text:p>
          </table:table-cell>
          <table:table-cell office:value-type="float" office:value="2348988.5" calcext:value-type="float">
            <text:p>234898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23-01-01T00:00:00</text:p>
          </table:table-cell>
          <table:table-cell office:value-type="float" office:value="2349353.5" calcext:value-type="float">
            <text:p>2349353.5</text:p>
          </table:table-cell>
          <table:table-cell office:value-type="string" calcext:value-type="string">
            <text:p>1720-03-20T00:00:00</text:p>
          </table:table-cell>
          <table:table-cell office:value-type="float" office:value="2349353.5" calcext:value-type="float">
            <text:p>234935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22-01-01T00:00:00</text:p>
          </table:table-cell>
          <table:table-cell office:value-type="float" office:value="2349718.5" calcext:value-type="float">
            <text:p>2349718.5</text:p>
          </table:table-cell>
          <table:table-cell office:value-type="string" calcext:value-type="string">
            <text:p>1721-03-21T00:00:00</text:p>
          </table:table-cell>
          <table:table-cell office:value-type="float" office:value="2349719.5" calcext:value-type="float">
            <text:p>234971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21-01-01T00:00:00</text:p>
          </table:table-cell>
          <table:table-cell office:value-type="float" office:value="2350083.5" calcext:value-type="float">
            <text:p>2350083.5</text:p>
          </table:table-cell>
          <table:table-cell office:value-type="string" calcext:value-type="string">
            <text:p>1722-03-21T00:00:00</text:p>
          </table:table-cell>
          <table:table-cell office:value-type="float" office:value="2350084.5" calcext:value-type="float">
            <text:p>235008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20-01-01T00:00:00</text:p>
          </table:table-cell>
          <table:table-cell office:value-type="float" office:value="2350448.5" calcext:value-type="float">
            <text:p>2350448.5</text:p>
          </table:table-cell>
          <table:table-cell office:value-type="string" calcext:value-type="string">
            <text:p>1723-03-21T00:00:00</text:p>
          </table:table-cell>
          <table:table-cell office:value-type="float" office:value="2350449.5" calcext:value-type="float">
            <text:p>235044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19-01-01T00:00:00</text:p>
          </table:table-cell>
          <table:table-cell office:value-type="float" office:value="2350814.5" calcext:value-type="float">
            <text:p>2350814.5</text:p>
          </table:table-cell>
          <table:table-cell office:value-type="string" calcext:value-type="string">
            <text:p>1724-03-20T00:00:00</text:p>
          </table:table-cell>
          <table:table-cell office:value-type="float" office:value="2350814.5" calcext:value-type="float">
            <text:p>235081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18-01-01T00:00:00</text:p>
          </table:table-cell>
          <table:table-cell office:value-type="float" office:value="2351179.5" calcext:value-type="float">
            <text:p>2351179.5</text:p>
          </table:table-cell>
          <table:table-cell office:value-type="string" calcext:value-type="string">
            <text:p>1725-03-21T00:00:00</text:p>
          </table:table-cell>
          <table:table-cell office:value-type="float" office:value="2351180.5" calcext:value-type="float">
            <text:p>235118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17-01-01T00:00:00</text:p>
          </table:table-cell>
          <table:table-cell office:value-type="float" office:value="2351544.5" calcext:value-type="float">
            <text:p>2351544.5</text:p>
          </table:table-cell>
          <table:table-cell office:value-type="string" calcext:value-type="string">
            <text:p>1726-03-21T00:00:00</text:p>
          </table:table-cell>
          <table:table-cell office:value-type="float" office:value="2351545.5" calcext:value-type="float">
            <text:p>235154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16-01-01T00:00:00</text:p>
          </table:table-cell>
          <table:table-cell office:value-type="float" office:value="2351909.5" calcext:value-type="float">
            <text:p>2351909.5</text:p>
          </table:table-cell>
          <table:table-cell office:value-type="string" calcext:value-type="string">
            <text:p>1727-03-21T00:00:00</text:p>
          </table:table-cell>
          <table:table-cell office:value-type="float" office:value="2351910.5" calcext:value-type="float">
            <text:p>235191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15-01-01T00:00:00</text:p>
          </table:table-cell>
          <table:table-cell office:value-type="float" office:value="2352275.5" calcext:value-type="float">
            <text:p>2352275.5</text:p>
          </table:table-cell>
          <table:table-cell office:value-type="string" calcext:value-type="string">
            <text:p>1728-03-20T00:00:00</text:p>
          </table:table-cell>
          <table:table-cell office:value-type="float" office:value="2352275.5" calcext:value-type="float">
            <text:p>235227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14-01-01T00:00:00</text:p>
          </table:table-cell>
          <table:table-cell office:value-type="float" office:value="2352640.5" calcext:value-type="float">
            <text:p>2352640.5</text:p>
          </table:table-cell>
          <table:table-cell office:value-type="string" calcext:value-type="string">
            <text:p>1729-03-20T00:00:00</text:p>
          </table:table-cell>
          <table:table-cell office:value-type="float" office:value="2352640.5" calcext:value-type="float">
            <text:p>23526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13-01-01T00:00:00</text:p>
          </table:table-cell>
          <table:table-cell office:value-type="float" office:value="2353005.5" calcext:value-type="float">
            <text:p>2353005.5</text:p>
          </table:table-cell>
          <table:table-cell office:value-type="string" calcext:value-type="string">
            <text:p>1730-03-21T00:00:00</text:p>
          </table:table-cell>
          <table:table-cell office:value-type="float" office:value="2353006.5" calcext:value-type="float">
            <text:p>235300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12-01-01T00:00:00</text:p>
          </table:table-cell>
          <table:table-cell office:value-type="float" office:value="2353370.5" calcext:value-type="float">
            <text:p>2353370.5</text:p>
          </table:table-cell>
          <table:table-cell office:value-type="string" calcext:value-type="string">
            <text:p>1731-03-21T00:00:00</text:p>
          </table:table-cell>
          <table:table-cell office:value-type="float" office:value="2353371.5" calcext:value-type="float">
            <text:p>235337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11-01-01T00:00:00</text:p>
          </table:table-cell>
          <table:table-cell office:value-type="float" office:value="2353736.5" calcext:value-type="float">
            <text:p>2353736.5</text:p>
          </table:table-cell>
          <table:table-cell office:value-type="string" calcext:value-type="string">
            <text:p>1732-03-20T00:00:00</text:p>
          </table:table-cell>
          <table:table-cell office:value-type="float" office:value="2353736.5" calcext:value-type="float">
            <text:p>235373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10-01-01T00:00:00</text:p>
          </table:table-cell>
          <table:table-cell office:value-type="float" office:value="2354101.5" calcext:value-type="float">
            <text:p>2354101.5</text:p>
          </table:table-cell>
          <table:table-cell office:value-type="string" calcext:value-type="string">
            <text:p>1733-03-20T00:00:00</text:p>
          </table:table-cell>
          <table:table-cell office:value-type="float" office:value="2354101.5" calcext:value-type="float">
            <text:p>235410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09-01-01T00:00:00</text:p>
          </table:table-cell>
          <table:table-cell office:value-type="float" office:value="2354466.5" calcext:value-type="float">
            <text:p>2354466.5</text:p>
          </table:table-cell>
          <table:table-cell office:value-type="string" calcext:value-type="string">
            <text:p>1734-03-21T00:00:00</text:p>
          </table:table-cell>
          <table:table-cell office:value-type="float" office:value="2354467.5" calcext:value-type="float">
            <text:p>235446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08-01-01T00:00:00</text:p>
          </table:table-cell>
          <table:table-cell office:value-type="float" office:value="2354831.5" calcext:value-type="float">
            <text:p>2354831.5</text:p>
          </table:table-cell>
          <table:table-cell office:value-type="string" calcext:value-type="string">
            <text:p>1735-03-21T00:00:00</text:p>
          </table:table-cell>
          <table:table-cell office:value-type="float" office:value="2354832.5" calcext:value-type="float">
            <text:p>235483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07-01-01T00:00:00</text:p>
          </table:table-cell>
          <table:table-cell office:value-type="float" office:value="2355197.5" calcext:value-type="float">
            <text:p>2355197.5</text:p>
          </table:table-cell>
          <table:table-cell office:value-type="string" calcext:value-type="string">
            <text:p>1736-03-20T00:00:00</text:p>
          </table:table-cell>
          <table:table-cell office:value-type="float" office:value="2355197.5" calcext:value-type="float">
            <text:p>23551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06-01-01T00:00:00</text:p>
          </table:table-cell>
          <table:table-cell office:value-type="float" office:value="2355562.5" calcext:value-type="float">
            <text:p>2355562.5</text:p>
          </table:table-cell>
          <table:table-cell office:value-type="string" calcext:value-type="string">
            <text:p>1737-03-20T00:00:00</text:p>
          </table:table-cell>
          <table:table-cell office:value-type="float" office:value="2355562.5" calcext:value-type="float">
            <text:p>23555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05-01-01T00:00:00</text:p>
          </table:table-cell>
          <table:table-cell office:value-type="float" office:value="2355927.5" calcext:value-type="float">
            <text:p>2355927.5</text:p>
          </table:table-cell>
          <table:table-cell office:value-type="string" calcext:value-type="string">
            <text:p>1738-03-21T00:00:00</text:p>
          </table:table-cell>
          <table:table-cell office:value-type="float" office:value="2355928.5" calcext:value-type="float">
            <text:p>235592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04-01-01T00:00:00</text:p>
          </table:table-cell>
          <table:table-cell office:value-type="float" office:value="2356292.5" calcext:value-type="float">
            <text:p>2356292.5</text:p>
          </table:table-cell>
          <table:table-cell office:value-type="string" calcext:value-type="string">
            <text:p>1739-03-21T00:00:00</text:p>
          </table:table-cell>
          <table:table-cell office:value-type="float" office:value="2356293.5" calcext:value-type="float">
            <text:p>235629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03-01-01T00:00:00</text:p>
          </table:table-cell>
          <table:table-cell office:value-type="float" office:value="2356658.5" calcext:value-type="float">
            <text:p>2356658.5</text:p>
          </table:table-cell>
          <table:table-cell office:value-type="string" calcext:value-type="string">
            <text:p>1740-03-20T00:00:00</text:p>
          </table:table-cell>
          <table:table-cell office:value-type="float" office:value="2356658.5" calcext:value-type="float">
            <text:p>235665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02-01-01T00:00:00</text:p>
          </table:table-cell>
          <table:table-cell office:value-type="float" office:value="2357023.5" calcext:value-type="float">
            <text:p>2357023.5</text:p>
          </table:table-cell>
          <table:table-cell office:value-type="string" calcext:value-type="string">
            <text:p>1741-03-20T00:00:00</text:p>
          </table:table-cell>
          <table:table-cell office:value-type="float" office:value="2357023.5" calcext:value-type="float">
            <text:p>235702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01-01-01T00:00:00</text:p>
          </table:table-cell>
          <table:table-cell office:value-type="float" office:value="2357388.5" calcext:value-type="float">
            <text:p>2357388.5</text:p>
          </table:table-cell>
          <table:table-cell office:value-type="string" calcext:value-type="string">
            <text:p>1742-03-21T00:00:00</text:p>
          </table:table-cell>
          <table:table-cell office:value-type="float" office:value="2357389.5" calcext:value-type="float">
            <text:p>235738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00-01-01T00:00:00</text:p>
          </table:table-cell>
          <table:table-cell office:value-type="float" office:value="2357753.5" calcext:value-type="float">
            <text:p>2357753.5</text:p>
          </table:table-cell>
          <table:table-cell office:value-type="string" calcext:value-type="string">
            <text:p>1743-03-21T00:00:00</text:p>
          </table:table-cell>
          <table:table-cell office:value-type="float" office:value="2357754.5" calcext:value-type="float">
            <text:p>235775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99-01-01T00:00:00</text:p>
          </table:table-cell>
          <table:table-cell office:value-type="float" office:value="2358119.5" calcext:value-type="float">
            <text:p>2358119.5</text:p>
          </table:table-cell>
          <table:table-cell office:value-type="string" calcext:value-type="string">
            <text:p>1744-03-20T00:00:00</text:p>
          </table:table-cell>
          <table:table-cell office:value-type="float" office:value="2358119.5" calcext:value-type="float">
            <text:p>235811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98-01-01T00:00:00</text:p>
          </table:table-cell>
          <table:table-cell office:value-type="float" office:value="2358484.5" calcext:value-type="float">
            <text:p>2358484.5</text:p>
          </table:table-cell>
          <table:table-cell office:value-type="string" calcext:value-type="string">
            <text:p>1745-03-20T00:00:00</text:p>
          </table:table-cell>
          <table:table-cell office:value-type="float" office:value="2358484.5" calcext:value-type="float">
            <text:p>235848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97-01-01T00:00:00</text:p>
          </table:table-cell>
          <table:table-cell office:value-type="float" office:value="2358849.5" calcext:value-type="float">
            <text:p>2358849.5</text:p>
          </table:table-cell>
          <table:table-cell office:value-type="string" calcext:value-type="string">
            <text:p>1746-03-21T00:00:00</text:p>
          </table:table-cell>
          <table:table-cell office:value-type="float" office:value="2358850.5" calcext:value-type="float">
            <text:p>235885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96-01-01T00:00:00</text:p>
          </table:table-cell>
          <table:table-cell office:value-type="float" office:value="2359214.5" calcext:value-type="float">
            <text:p>2359214.5</text:p>
          </table:table-cell>
          <table:table-cell office:value-type="string" calcext:value-type="string">
            <text:p>1747-03-21T00:00:00</text:p>
          </table:table-cell>
          <table:table-cell office:value-type="float" office:value="2359215.5" calcext:value-type="float">
            <text:p>235921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95-01-01T00:00:00</text:p>
          </table:table-cell>
          <table:table-cell office:value-type="float" office:value="2359580.5" calcext:value-type="float">
            <text:p>2359580.5</text:p>
          </table:table-cell>
          <table:table-cell office:value-type="string" calcext:value-type="string">
            <text:p>1748-03-20T00:00:00</text:p>
          </table:table-cell>
          <table:table-cell office:value-type="float" office:value="2359580.5" calcext:value-type="float">
            <text:p>235958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94-01-01T00:00:00</text:p>
          </table:table-cell>
          <table:table-cell office:value-type="float" office:value="2359945.5" calcext:value-type="float">
            <text:p>2359945.5</text:p>
          </table:table-cell>
          <table:table-cell office:value-type="string" calcext:value-type="string">
            <text:p>1749-03-20T00:00:00</text:p>
          </table:table-cell>
          <table:table-cell office:value-type="float" office:value="2359945.5" calcext:value-type="float">
            <text:p>235994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93-01-01T00:00:00</text:p>
          </table:table-cell>
          <table:table-cell office:value-type="float" office:value="2360310.5" calcext:value-type="float">
            <text:p>2360310.5</text:p>
          </table:table-cell>
          <table:table-cell office:value-type="string" calcext:value-type="string">
            <text:p>1750-03-21T00:00:00</text:p>
          </table:table-cell>
          <table:table-cell office:value-type="float" office:value="2360311.5" calcext:value-type="float">
            <text:p>236031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92-01-01T00:00:00</text:p>
          </table:table-cell>
          <table:table-cell office:value-type="float" office:value="2360675.5" calcext:value-type="float">
            <text:p>2360675.5</text:p>
          </table:table-cell>
          <table:table-cell office:value-type="string" calcext:value-type="string">
            <text:p>1751-03-21T00:00:00</text:p>
          </table:table-cell>
          <table:table-cell office:value-type="float" office:value="2360676.5" calcext:value-type="float">
            <text:p>236067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91-01-01T00:00:00</text:p>
          </table:table-cell>
          <table:table-cell office:value-type="float" office:value="2361041.5" calcext:value-type="float">
            <text:p>2361041.5</text:p>
          </table:table-cell>
          <table:table-cell office:value-type="string" calcext:value-type="string">
            <text:p>1752-03-20T00:00:00</text:p>
          </table:table-cell>
          <table:table-cell office:value-type="float" office:value="2361041.5" calcext:value-type="float">
            <text:p>236104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90-01-01T00:00:00</text:p>
          </table:table-cell>
          <table:table-cell office:value-type="float" office:value="2361406.5" calcext:value-type="float">
            <text:p>2361406.5</text:p>
          </table:table-cell>
          <table:table-cell office:value-type="string" calcext:value-type="string">
            <text:p>1753-03-20T00:00:00</text:p>
          </table:table-cell>
          <table:table-cell office:value-type="float" office:value="2361406.5" calcext:value-type="float">
            <text:p>236140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89-01-01T00:00:00</text:p>
          </table:table-cell>
          <table:table-cell office:value-type="float" office:value="2361771.5" calcext:value-type="float">
            <text:p>2361771.5</text:p>
          </table:table-cell>
          <table:table-cell office:value-type="string" calcext:value-type="string">
            <text:p>1754-03-21T00:00:00</text:p>
          </table:table-cell>
          <table:table-cell office:value-type="float" office:value="2361772.5" calcext:value-type="float">
            <text:p>236177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88-01-01T00:00:00</text:p>
          </table:table-cell>
          <table:table-cell office:value-type="float" office:value="2362136.5" calcext:value-type="float">
            <text:p>2362136.5</text:p>
          </table:table-cell>
          <table:table-cell office:value-type="string" calcext:value-type="string">
            <text:p>1755-03-21T00:00:00</text:p>
          </table:table-cell>
          <table:table-cell office:value-type="float" office:value="2362137.5" calcext:value-type="float">
            <text:p>236213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87-01-01T00:00:00</text:p>
          </table:table-cell>
          <table:table-cell office:value-type="float" office:value="2362502.5" calcext:value-type="float">
            <text:p>2362502.5</text:p>
          </table:table-cell>
          <table:table-cell office:value-type="string" calcext:value-type="string">
            <text:p>1756-03-20T00:00:00</text:p>
          </table:table-cell>
          <table:table-cell office:value-type="float" office:value="2362502.5" calcext:value-type="float">
            <text:p>236250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86-01-01T00:00:00</text:p>
          </table:table-cell>
          <table:table-cell office:value-type="float" office:value="2362867.5" calcext:value-type="float">
            <text:p>2362867.5</text:p>
          </table:table-cell>
          <table:table-cell office:value-type="string" calcext:value-type="string">
            <text:p>1757-03-20T00:00:00</text:p>
          </table:table-cell>
          <table:table-cell office:value-type="float" office:value="2362867.5" calcext:value-type="float">
            <text:p>236286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85-01-01T00:00:00</text:p>
          </table:table-cell>
          <table:table-cell office:value-type="float" office:value="2363232.5" calcext:value-type="float">
            <text:p>2363232.5</text:p>
          </table:table-cell>
          <table:table-cell office:value-type="string" calcext:value-type="string">
            <text:p>1758-03-21T00:00:00</text:p>
          </table:table-cell>
          <table:table-cell office:value-type="float" office:value="2363233.5" calcext:value-type="float">
            <text:p>236323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84-01-01T00:00:00</text:p>
          </table:table-cell>
          <table:table-cell office:value-type="float" office:value="2363597.5" calcext:value-type="float">
            <text:p>2363597.5</text:p>
          </table:table-cell>
          <table:table-cell office:value-type="string" calcext:value-type="string">
            <text:p>1759-03-21T00:00:00</text:p>
          </table:table-cell>
          <table:table-cell office:value-type="float" office:value="2363598.5" calcext:value-type="float">
            <text:p>236359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83-01-01T00:00:00</text:p>
          </table:table-cell>
          <table:table-cell office:value-type="float" office:value="2363963.5" calcext:value-type="float">
            <text:p>2363963.5</text:p>
          </table:table-cell>
          <table:table-cell office:value-type="string" calcext:value-type="string">
            <text:p>1760-03-20T00:00:00</text:p>
          </table:table-cell>
          <table:table-cell office:value-type="float" office:value="2363963.5" calcext:value-type="float">
            <text:p>236396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82-01-01T00:00:00</text:p>
          </table:table-cell>
          <table:table-cell office:value-type="float" office:value="2364328.5" calcext:value-type="float">
            <text:p>2364328.5</text:p>
          </table:table-cell>
          <table:table-cell office:value-type="string" calcext:value-type="string">
            <text:p>1761-03-20T00:00:00</text:p>
          </table:table-cell>
          <table:table-cell office:value-type="float" office:value="2364328.5" calcext:value-type="float">
            <text:p>236432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81-01-01T00:00:00</text:p>
          </table:table-cell>
          <table:table-cell office:value-type="float" office:value="2364693.5" calcext:value-type="float">
            <text:p>2364693.5</text:p>
          </table:table-cell>
          <table:table-cell office:value-type="string" calcext:value-type="string">
            <text:p>1762-03-20T00:00:00</text:p>
          </table:table-cell>
          <table:table-cell office:value-type="float" office:value="2364693.5" calcext:value-type="float">
            <text:p>236469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80-01-01T00:00:00</text:p>
          </table:table-cell>
          <table:table-cell office:value-type="float" office:value="2365058.5" calcext:value-type="float">
            <text:p>2365058.5</text:p>
          </table:table-cell>
          <table:table-cell office:value-type="string" calcext:value-type="string">
            <text:p>1763-03-21T00:00:00</text:p>
          </table:table-cell>
          <table:table-cell office:value-type="float" office:value="2365059.5" calcext:value-type="float">
            <text:p>236505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79-01-01T00:00:00</text:p>
          </table:table-cell>
          <table:table-cell office:value-type="float" office:value="2365424.5" calcext:value-type="float">
            <text:p>2365424.5</text:p>
          </table:table-cell>
          <table:table-cell office:value-type="string" calcext:value-type="string">
            <text:p>1764-03-20T00:00:00</text:p>
          </table:table-cell>
          <table:table-cell office:value-type="float" office:value="2365424.5" calcext:value-type="float">
            <text:p>236542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78-01-01T00:00:00</text:p>
          </table:table-cell>
          <table:table-cell office:value-type="float" office:value="2365789.5" calcext:value-type="float">
            <text:p>2365789.5</text:p>
          </table:table-cell>
          <table:table-cell office:value-type="string" calcext:value-type="string">
            <text:p>1765-03-20T00:00:00</text:p>
          </table:table-cell>
          <table:table-cell office:value-type="float" office:value="2365789.5" calcext:value-type="float">
            <text:p>236578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77-01-01T00:00:00</text:p>
          </table:table-cell>
          <table:table-cell office:value-type="float" office:value="2366154.5" calcext:value-type="float">
            <text:p>2366154.5</text:p>
          </table:table-cell>
          <table:table-cell office:value-type="string" calcext:value-type="string">
            <text:p>1766-03-20T00:00:00</text:p>
          </table:table-cell>
          <table:table-cell office:value-type="float" office:value="2366154.5" calcext:value-type="float">
            <text:p>236615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76-01-01T00:00:00</text:p>
          </table:table-cell>
          <table:table-cell office:value-type="float" office:value="2366519.5" calcext:value-type="float">
            <text:p>2366519.5</text:p>
          </table:table-cell>
          <table:table-cell office:value-type="string" calcext:value-type="string">
            <text:p>1767-03-21T00:00:00</text:p>
          </table:table-cell>
          <table:table-cell office:value-type="float" office:value="2366520.5" calcext:value-type="float">
            <text:p>236652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75-01-01T00:00:00</text:p>
          </table:table-cell>
          <table:table-cell office:value-type="float" office:value="2366885.5" calcext:value-type="float">
            <text:p>2366885.5</text:p>
          </table:table-cell>
          <table:table-cell office:value-type="string" calcext:value-type="string">
            <text:p>1768-03-20T00:00:00</text:p>
          </table:table-cell>
          <table:table-cell office:value-type="float" office:value="2366885.5" calcext:value-type="float">
            <text:p>236688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74-01-01T00:00:00</text:p>
          </table:table-cell>
          <table:table-cell office:value-type="float" office:value="2367250.5" calcext:value-type="float">
            <text:p>2367250.5</text:p>
          </table:table-cell>
          <table:table-cell office:value-type="string" calcext:value-type="string">
            <text:p>1769-03-20T00:00:00</text:p>
          </table:table-cell>
          <table:table-cell office:value-type="float" office:value="2367250.5" calcext:value-type="float">
            <text:p>236725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73-01-01T00:00:00</text:p>
          </table:table-cell>
          <table:table-cell office:value-type="float" office:value="2367615.5" calcext:value-type="float">
            <text:p>2367615.5</text:p>
          </table:table-cell>
          <table:table-cell office:value-type="string" calcext:value-type="string">
            <text:p>1770-03-20T00:00:00</text:p>
          </table:table-cell>
          <table:table-cell office:value-type="float" office:value="2367615.5" calcext:value-type="float">
            <text:p>236761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72-01-01T00:00:00</text:p>
          </table:table-cell>
          <table:table-cell office:value-type="float" office:value="2367980.5" calcext:value-type="float">
            <text:p>2367980.5</text:p>
          </table:table-cell>
          <table:table-cell office:value-type="string" calcext:value-type="string">
            <text:p>1771-03-21T00:00:00</text:p>
          </table:table-cell>
          <table:table-cell office:value-type="float" office:value="2367981.5" calcext:value-type="float">
            <text:p>236798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71-01-01T00:00:00</text:p>
          </table:table-cell>
          <table:table-cell office:value-type="float" office:value="2368346.5" calcext:value-type="float">
            <text:p>2368346.5</text:p>
          </table:table-cell>
          <table:table-cell office:value-type="string" calcext:value-type="string">
            <text:p>1772-03-20T00:00:00</text:p>
          </table:table-cell>
          <table:table-cell office:value-type="float" office:value="2368346.5" calcext:value-type="float">
            <text:p>236834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70-01-01T00:00:00</text:p>
          </table:table-cell>
          <table:table-cell office:value-type="float" office:value="2368711.5" calcext:value-type="float">
            <text:p>2368711.5</text:p>
          </table:table-cell>
          <table:table-cell office:value-type="string" calcext:value-type="string">
            <text:p>1773-03-20T00:00:00</text:p>
          </table:table-cell>
          <table:table-cell office:value-type="float" office:value="2368711.5" calcext:value-type="float">
            <text:p>236871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69-01-01T00:00:00</text:p>
          </table:table-cell>
          <table:table-cell office:value-type="float" office:value="2369076.5" calcext:value-type="float">
            <text:p>2369076.5</text:p>
          </table:table-cell>
          <table:table-cell office:value-type="string" calcext:value-type="string">
            <text:p>1774-03-20T00:00:00</text:p>
          </table:table-cell>
          <table:table-cell office:value-type="float" office:value="2369076.5" calcext:value-type="float">
            <text:p>236907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68-01-01T00:00:00</text:p>
          </table:table-cell>
          <table:table-cell office:value-type="float" office:value="2369441.5" calcext:value-type="float">
            <text:p>2369441.5</text:p>
          </table:table-cell>
          <table:table-cell office:value-type="string" calcext:value-type="string">
            <text:p>1775-03-21T00:00:00</text:p>
          </table:table-cell>
          <table:table-cell office:value-type="float" office:value="2369442.5" calcext:value-type="float">
            <text:p>236944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67-01-01T00:00:00</text:p>
          </table:table-cell>
          <table:table-cell office:value-type="float" office:value="2369807.5" calcext:value-type="float">
            <text:p>2369807.5</text:p>
          </table:table-cell>
          <table:table-cell office:value-type="string" calcext:value-type="string">
            <text:p>1776-03-20T00:00:00</text:p>
          </table:table-cell>
          <table:table-cell office:value-type="float" office:value="2369807.5" calcext:value-type="float">
            <text:p>236980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66-01-01T00:00:00</text:p>
          </table:table-cell>
          <table:table-cell office:value-type="float" office:value="2370172.5" calcext:value-type="float">
            <text:p>2370172.5</text:p>
          </table:table-cell>
          <table:table-cell office:value-type="string" calcext:value-type="string">
            <text:p>1777-03-20T00:00:00</text:p>
          </table:table-cell>
          <table:table-cell office:value-type="float" office:value="2370172.5" calcext:value-type="float">
            <text:p>237017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65-01-01T00:00:00</text:p>
          </table:table-cell>
          <table:table-cell office:value-type="float" office:value="2370537.5" calcext:value-type="float">
            <text:p>2370537.5</text:p>
          </table:table-cell>
          <table:table-cell office:value-type="string" calcext:value-type="string">
            <text:p>1778-03-20T00:00:00</text:p>
          </table:table-cell>
          <table:table-cell office:value-type="float" office:value="2370537.5" calcext:value-type="float">
            <text:p>237053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64-01-01T00:00:00</text:p>
          </table:table-cell>
          <table:table-cell office:value-type="float" office:value="2370902.5" calcext:value-type="float">
            <text:p>2370902.5</text:p>
          </table:table-cell>
          <table:table-cell office:value-type="string" calcext:value-type="string">
            <text:p>1779-03-21T00:00:00</text:p>
          </table:table-cell>
          <table:table-cell office:value-type="float" office:value="2370903.5" calcext:value-type="float">
            <text:p>237090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63-01-01T00:00:00</text:p>
          </table:table-cell>
          <table:table-cell office:value-type="float" office:value="2371268.5" calcext:value-type="float">
            <text:p>2371268.5</text:p>
          </table:table-cell>
          <table:table-cell office:value-type="string" calcext:value-type="string">
            <text:p>1780-03-20T00:00:00</text:p>
          </table:table-cell>
          <table:table-cell office:value-type="float" office:value="2371268.5" calcext:value-type="float">
            <text:p>237126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62-01-01T00:00:00</text:p>
          </table:table-cell>
          <table:table-cell office:value-type="float" office:value="2371633.5" calcext:value-type="float">
            <text:p>2371633.5</text:p>
          </table:table-cell>
          <table:table-cell office:value-type="string" calcext:value-type="string">
            <text:p>1781-03-20T00:00:00</text:p>
          </table:table-cell>
          <table:table-cell office:value-type="float" office:value="2371633.5" calcext:value-type="float">
            <text:p>237163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61-01-01T00:00:00</text:p>
          </table:table-cell>
          <table:table-cell office:value-type="float" office:value="2371998.5" calcext:value-type="float">
            <text:p>2371998.5</text:p>
          </table:table-cell>
          <table:table-cell office:value-type="string" calcext:value-type="string">
            <text:p>1782-03-20T00:00:00</text:p>
          </table:table-cell>
          <table:table-cell office:value-type="float" office:value="2371998.5" calcext:value-type="float">
            <text:p>237199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60-01-01T00:00:00</text:p>
          </table:table-cell>
          <table:table-cell office:value-type="float" office:value="2372363.5" calcext:value-type="float">
            <text:p>2372363.5</text:p>
          </table:table-cell>
          <table:table-cell office:value-type="string" calcext:value-type="string">
            <text:p>1783-03-21T00:00:00</text:p>
          </table:table-cell>
          <table:table-cell office:value-type="float" office:value="2372364.5" calcext:value-type="float">
            <text:p>237236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59-01-01T00:00:00</text:p>
          </table:table-cell>
          <table:table-cell office:value-type="float" office:value="2372729.5" calcext:value-type="float">
            <text:p>2372729.5</text:p>
          </table:table-cell>
          <table:table-cell office:value-type="string" calcext:value-type="string">
            <text:p>1784-03-20T00:00:00</text:p>
          </table:table-cell>
          <table:table-cell office:value-type="float" office:value="2372729.5" calcext:value-type="float">
            <text:p>237272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58-01-01T00:00:00</text:p>
          </table:table-cell>
          <table:table-cell office:value-type="float" office:value="2373094.5" calcext:value-type="float">
            <text:p>2373094.5</text:p>
          </table:table-cell>
          <table:table-cell office:value-type="string" calcext:value-type="string">
            <text:p>1785-03-20T00:00:00</text:p>
          </table:table-cell>
          <table:table-cell office:value-type="float" office:value="2373094.5" calcext:value-type="float">
            <text:p>237309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57-01-01T00:00:00</text:p>
          </table:table-cell>
          <table:table-cell office:value-type="float" office:value="2373459.5" calcext:value-type="float">
            <text:p>2373459.5</text:p>
          </table:table-cell>
          <table:table-cell office:value-type="string" calcext:value-type="string">
            <text:p>1786-03-20T00:00:00</text:p>
          </table:table-cell>
          <table:table-cell office:value-type="float" office:value="2373459.5" calcext:value-type="float">
            <text:p>237345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56-01-01T00:00:00</text:p>
          </table:table-cell>
          <table:table-cell office:value-type="float" office:value="2373824.5" calcext:value-type="float">
            <text:p>2373824.5</text:p>
          </table:table-cell>
          <table:table-cell office:value-type="string" calcext:value-type="string">
            <text:p>1787-03-21T00:00:00</text:p>
          </table:table-cell>
          <table:table-cell office:value-type="float" office:value="2373825.5" calcext:value-type="float">
            <text:p>237382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55-01-01T00:00:00</text:p>
          </table:table-cell>
          <table:table-cell office:value-type="float" office:value="2374190.5" calcext:value-type="float">
            <text:p>2374190.5</text:p>
          </table:table-cell>
          <table:table-cell office:value-type="string" calcext:value-type="string">
            <text:p>1788-03-20T00:00:00</text:p>
          </table:table-cell>
          <table:table-cell office:value-type="float" office:value="2374190.5" calcext:value-type="float">
            <text:p>237419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54-01-01T00:00:00</text:p>
          </table:table-cell>
          <table:table-cell office:value-type="float" office:value="2374555.5" calcext:value-type="float">
            <text:p>2374555.5</text:p>
          </table:table-cell>
          <table:table-cell office:value-type="string" calcext:value-type="string">
            <text:p>1789-03-20T00:00:00</text:p>
          </table:table-cell>
          <table:table-cell office:value-type="float" office:value="2374555.5" calcext:value-type="float">
            <text:p>237455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53-01-01T00:00:00</text:p>
          </table:table-cell>
          <table:table-cell office:value-type="float" office:value="2374920.5" calcext:value-type="float">
            <text:p>2374920.5</text:p>
          </table:table-cell>
          <table:table-cell office:value-type="string" calcext:value-type="string">
            <text:p>1790-03-20T00:00:00</text:p>
          </table:table-cell>
          <table:table-cell office:value-type="float" office:value="2374920.5" calcext:value-type="float">
            <text:p>237492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52-01-01T00:00:00</text:p>
          </table:table-cell>
          <table:table-cell office:value-type="float" office:value="2375285.5" calcext:value-type="float">
            <text:p>2375285.5</text:p>
          </table:table-cell>
          <table:table-cell office:value-type="string" calcext:value-type="string">
            <text:p>1791-03-21T00:00:00</text:p>
          </table:table-cell>
          <table:table-cell office:value-type="float" office:value="2375286.5" calcext:value-type="float">
            <text:p>237528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51-01-01T00:00:00</text:p>
          </table:table-cell>
          <table:table-cell office:value-type="float" office:value="2375651.5" calcext:value-type="float">
            <text:p>2375651.5</text:p>
          </table:table-cell>
          <table:table-cell office:value-type="string" calcext:value-type="string">
            <text:p>1792-03-20T00:00:00</text:p>
          </table:table-cell>
          <table:table-cell office:value-type="float" office:value="2375651.5" calcext:value-type="float">
            <text:p>237565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50-01-01T00:00:00</text:p>
          </table:table-cell>
          <table:table-cell office:value-type="float" office:value="2376016.5" calcext:value-type="float">
            <text:p>2376016.5</text:p>
          </table:table-cell>
          <table:table-cell office:value-type="string" calcext:value-type="string">
            <text:p>1793-03-20T00:00:00</text:p>
          </table:table-cell>
          <table:table-cell office:value-type="float" office:value="2376016.5" calcext:value-type="float">
            <text:p>23760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49-01-01T00:00:00</text:p>
          </table:table-cell>
          <table:table-cell office:value-type="float" office:value="2376381.5" calcext:value-type="float">
            <text:p>2376381.5</text:p>
          </table:table-cell>
          <table:table-cell office:value-type="string" calcext:value-type="string">
            <text:p>1794-03-20T00:00:00</text:p>
          </table:table-cell>
          <table:table-cell office:value-type="float" office:value="2376381.5" calcext:value-type="float">
            <text:p>237638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48-01-01T00:00:00</text:p>
          </table:table-cell>
          <table:table-cell office:value-type="float" office:value="2376746.5" calcext:value-type="float">
            <text:p>2376746.5</text:p>
          </table:table-cell>
          <table:table-cell office:value-type="string" calcext:value-type="string">
            <text:p>1795-03-20T00:00:00</text:p>
          </table:table-cell>
          <table:table-cell office:value-type="float" office:value="2376746.5" calcext:value-type="float">
            <text:p>237674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47-01-01T00:00:00</text:p>
          </table:table-cell>
          <table:table-cell office:value-type="float" office:value="2377112.5" calcext:value-type="float">
            <text:p>2377112.5</text:p>
          </table:table-cell>
          <table:table-cell office:value-type="string" calcext:value-type="string">
            <text:p>1796-03-20T00:00:00</text:p>
          </table:table-cell>
          <table:table-cell office:value-type="float" office:value="2377112.5" calcext:value-type="float">
            <text:p>237711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46-01-01T00:00:00</text:p>
          </table:table-cell>
          <table:table-cell office:value-type="float" office:value="2377477.5" calcext:value-type="float">
            <text:p>2377477.5</text:p>
          </table:table-cell>
          <table:table-cell office:value-type="string" calcext:value-type="string">
            <text:p>1797-03-20T00:00:00</text:p>
          </table:table-cell>
          <table:table-cell office:value-type="float" office:value="2377477.5" calcext:value-type="float">
            <text:p>237747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45-01-01T00:00:00</text:p>
          </table:table-cell>
          <table:table-cell office:value-type="float" office:value="2377842.5" calcext:value-type="float">
            <text:p>2377842.5</text:p>
          </table:table-cell>
          <table:table-cell office:value-type="string" calcext:value-type="string">
            <text:p>1798-03-20T00:00:00</text:p>
          </table:table-cell>
          <table:table-cell office:value-type="float" office:value="2377842.5" calcext:value-type="float">
            <text:p>23778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44-01-01T00:00:00</text:p>
          </table:table-cell>
          <table:table-cell office:value-type="float" office:value="2378207.5" calcext:value-type="float">
            <text:p>2378207.5</text:p>
          </table:table-cell>
          <table:table-cell office:value-type="string" calcext:value-type="string">
            <text:p>1799-03-20T00:00:00</text:p>
          </table:table-cell>
          <table:table-cell office:value-type="float" office:value="2378207.5" calcext:value-type="float">
            <text:p>237820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43-01-01T00:00:00</text:p>
          </table:table-cell>
          <table:table-cell office:value-type="float" office:value="2378573.5" calcext:value-type="float">
            <text:p>2378573.5</text:p>
          </table:table-cell>
          <table:table-cell office:value-type="string" calcext:value-type="string">
            <text:p>1800-03-21T00:00:00</text:p>
          </table:table-cell>
          <table:table-cell office:value-type="float" office:value="2378573.5" calcext:value-type="float">
            <text:p>237857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42-01-01T00:00:00</text:p>
          </table:table-cell>
          <table:table-cell office:value-type="float" office:value="2378938.5" calcext:value-type="float">
            <text:p>2378938.5</text:p>
          </table:table-cell>
          <table:table-cell office:value-type="string" calcext:value-type="string">
            <text:p>1801-03-21T00:00:00</text:p>
          </table:table-cell>
          <table:table-cell office:value-type="float" office:value="2378938.5" calcext:value-type="float">
            <text:p>237893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41-01-01T00:00:00</text:p>
          </table:table-cell>
          <table:table-cell office:value-type="float" office:value="2379303.5" calcext:value-type="float">
            <text:p>2379303.5</text:p>
          </table:table-cell>
          <table:table-cell office:value-type="string" calcext:value-type="string">
            <text:p>1802-03-21T00:00:00</text:p>
          </table:table-cell>
          <table:table-cell office:value-type="float" office:value="2379303.5" calcext:value-type="float">
            <text:p>237930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40-01-01T00:00:00</text:p>
          </table:table-cell>
          <table:table-cell office:value-type="float" office:value="2379668.5" calcext:value-type="float">
            <text:p>2379668.5</text:p>
          </table:table-cell>
          <table:table-cell office:value-type="string" calcext:value-type="string">
            <text:p>1803-03-21T00:00:00</text:p>
          </table:table-cell>
          <table:table-cell office:value-type="float" office:value="2379668.5" calcext:value-type="float">
            <text:p>237966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9-01-01T00:00:00</text:p>
          </table:table-cell>
          <table:table-cell office:value-type="float" office:value="2380034.5" calcext:value-type="float">
            <text:p>2380034.5</text:p>
          </table:table-cell>
          <table:table-cell office:value-type="string" calcext:value-type="string">
            <text:p>1804-03-21T00:00:00</text:p>
          </table:table-cell>
          <table:table-cell office:value-type="float" office:value="2380034.5" calcext:value-type="float">
            <text:p>23800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8-01-01T00:00:00</text:p>
          </table:table-cell>
          <table:table-cell office:value-type="float" office:value="2380399.5" calcext:value-type="float">
            <text:p>2380399.5</text:p>
          </table:table-cell>
          <table:table-cell office:value-type="string" calcext:value-type="string">
            <text:p>1805-03-21T00:00:00</text:p>
          </table:table-cell>
          <table:table-cell office:value-type="float" office:value="2380399.5" calcext:value-type="float">
            <text:p>23803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7-01-01T00:00:00</text:p>
          </table:table-cell>
          <table:table-cell office:value-type="float" office:value="2380764.5" calcext:value-type="float">
            <text:p>2380764.5</text:p>
          </table:table-cell>
          <table:table-cell office:value-type="string" calcext:value-type="string">
            <text:p>1806-03-21T00:00:00</text:p>
          </table:table-cell>
          <table:table-cell office:value-type="float" office:value="2380764.5" calcext:value-type="float">
            <text:p>238076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6-01-01T00:00:00</text:p>
          </table:table-cell>
          <table:table-cell office:value-type="float" office:value="2381129.5" calcext:value-type="float">
            <text:p>2381129.5</text:p>
          </table:table-cell>
          <table:table-cell office:value-type="string" calcext:value-type="string">
            <text:p>1807-03-21T00:00:00</text:p>
          </table:table-cell>
          <table:table-cell office:value-type="float" office:value="2381129.5" calcext:value-type="float">
            <text:p>238112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5-01-01T00:00:00</text:p>
          </table:table-cell>
          <table:table-cell office:value-type="float" office:value="2381495.5" calcext:value-type="float">
            <text:p>2381495.5</text:p>
          </table:table-cell>
          <table:table-cell office:value-type="string" calcext:value-type="string">
            <text:p>1808-03-21T00:00:00</text:p>
          </table:table-cell>
          <table:table-cell office:value-type="float" office:value="2381495.5" calcext:value-type="float">
            <text:p>23814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4-01-01T00:00:00</text:p>
          </table:table-cell>
          <table:table-cell office:value-type="float" office:value="2381860.5" calcext:value-type="float">
            <text:p>2381860.5</text:p>
          </table:table-cell>
          <table:table-cell office:value-type="string" calcext:value-type="string">
            <text:p>1809-03-21T00:00:00</text:p>
          </table:table-cell>
          <table:table-cell office:value-type="float" office:value="2381860.5" calcext:value-type="float">
            <text:p>238186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3-01-01T00:00:00</text:p>
          </table:table-cell>
          <table:table-cell office:value-type="float" office:value="2382225.5" calcext:value-type="float">
            <text:p>2382225.5</text:p>
          </table:table-cell>
          <table:table-cell office:value-type="string" calcext:value-type="string">
            <text:p>1810-03-21T00:00:00</text:p>
          </table:table-cell>
          <table:table-cell office:value-type="float" office:value="2382225.5" calcext:value-type="float">
            <text:p>238222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2-01-01T00:00:00</text:p>
          </table:table-cell>
          <table:table-cell office:value-type="float" office:value="2382590.5" calcext:value-type="float">
            <text:p>2382590.5</text:p>
          </table:table-cell>
          <table:table-cell office:value-type="string" calcext:value-type="string">
            <text:p>1811-03-21T00:00:00</text:p>
          </table:table-cell>
          <table:table-cell office:value-type="float" office:value="2382590.5" calcext:value-type="float">
            <text:p>238259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1-01-01T00:00:00</text:p>
          </table:table-cell>
          <table:table-cell office:value-type="float" office:value="2382956.5" calcext:value-type="float">
            <text:p>2382956.5</text:p>
          </table:table-cell>
          <table:table-cell office:value-type="string" calcext:value-type="string">
            <text:p>1812-03-21T00:00:00</text:p>
          </table:table-cell>
          <table:table-cell office:value-type="float" office:value="2382956.5" calcext:value-type="float">
            <text:p>238295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0-01-01T00:00:00</text:p>
          </table:table-cell>
          <table:table-cell office:value-type="float" office:value="2383321.5" calcext:value-type="float">
            <text:p>2383321.5</text:p>
          </table:table-cell>
          <table:table-cell office:value-type="string" calcext:value-type="string">
            <text:p>1813-03-21T00:00:00</text:p>
          </table:table-cell>
          <table:table-cell office:value-type="float" office:value="2383321.5" calcext:value-type="float">
            <text:p>238332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9-01-01T00:00:00</text:p>
          </table:table-cell>
          <table:table-cell office:value-type="float" office:value="2383686.5" calcext:value-type="float">
            <text:p>2383686.5</text:p>
          </table:table-cell>
          <table:table-cell office:value-type="string" calcext:value-type="string">
            <text:p>1814-03-21T00:00:00</text:p>
          </table:table-cell>
          <table:table-cell office:value-type="float" office:value="2383686.5" calcext:value-type="float">
            <text:p>23836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8-01-01T00:00:00</text:p>
          </table:table-cell>
          <table:table-cell office:value-type="float" office:value="2384051.5" calcext:value-type="float">
            <text:p>2384051.5</text:p>
          </table:table-cell>
          <table:table-cell office:value-type="string" calcext:value-type="string">
            <text:p>1815-03-21T00:00:00</text:p>
          </table:table-cell>
          <table:table-cell office:value-type="float" office:value="2384051.5" calcext:value-type="float">
            <text:p>238405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7-01-01T00:00:00</text:p>
          </table:table-cell>
          <table:table-cell office:value-type="float" office:value="2384417.5" calcext:value-type="float">
            <text:p>2384417.5</text:p>
          </table:table-cell>
          <table:table-cell office:value-type="string" calcext:value-type="string">
            <text:p>1816-03-21T00:00:00</text:p>
          </table:table-cell>
          <table:table-cell office:value-type="float" office:value="2384417.5" calcext:value-type="float">
            <text:p>23844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6-01-01T00:00:00</text:p>
          </table:table-cell>
          <table:table-cell office:value-type="float" office:value="2384782.5" calcext:value-type="float">
            <text:p>2384782.5</text:p>
          </table:table-cell>
          <table:table-cell office:value-type="string" calcext:value-type="string">
            <text:p>1817-03-21T00:00:00</text:p>
          </table:table-cell>
          <table:table-cell office:value-type="float" office:value="2384782.5" calcext:value-type="float">
            <text:p>238478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5-01-01T00:00:00</text:p>
          </table:table-cell>
          <table:table-cell office:value-type="float" office:value="2385147.5" calcext:value-type="float">
            <text:p>2385147.5</text:p>
          </table:table-cell>
          <table:table-cell office:value-type="string" calcext:value-type="string">
            <text:p>1818-03-21T00:00:00</text:p>
          </table:table-cell>
          <table:table-cell office:value-type="float" office:value="2385147.5" calcext:value-type="float">
            <text:p>238514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4-01-01T00:00:00</text:p>
          </table:table-cell>
          <table:table-cell office:value-type="float" office:value="2385512.5" calcext:value-type="float">
            <text:p>2385512.5</text:p>
          </table:table-cell>
          <table:table-cell office:value-type="string" calcext:value-type="string">
            <text:p>1819-03-21T00:00:00</text:p>
          </table:table-cell>
          <table:table-cell office:value-type="float" office:value="2385512.5" calcext:value-type="float">
            <text:p>238551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3-01-01T00:00:00</text:p>
          </table:table-cell>
          <table:table-cell office:value-type="float" office:value="2385878.5" calcext:value-type="float">
            <text:p>2385878.5</text:p>
          </table:table-cell>
          <table:table-cell office:value-type="string" calcext:value-type="string">
            <text:p>1820-03-21T00:00:00</text:p>
          </table:table-cell>
          <table:table-cell office:value-type="float" office:value="2385878.5" calcext:value-type="float">
            <text:p>23858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2-01-01T00:00:00</text:p>
          </table:table-cell>
          <table:table-cell office:value-type="float" office:value="2386243.5" calcext:value-type="float">
            <text:p>2386243.5</text:p>
          </table:table-cell>
          <table:table-cell office:value-type="string" calcext:value-type="string">
            <text:p>1821-03-21T00:00:00</text:p>
          </table:table-cell>
          <table:table-cell office:value-type="float" office:value="2386243.5" calcext:value-type="float">
            <text:p>238624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1-01-01T00:00:00</text:p>
          </table:table-cell>
          <table:table-cell office:value-type="float" office:value="2386608.5" calcext:value-type="float">
            <text:p>2386608.5</text:p>
          </table:table-cell>
          <table:table-cell office:value-type="string" calcext:value-type="string">
            <text:p>1822-03-21T00:00:00</text:p>
          </table:table-cell>
          <table:table-cell office:value-type="float" office:value="2386608.5" calcext:value-type="float">
            <text:p>238660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0-01-01T00:00:00</text:p>
          </table:table-cell>
          <table:table-cell office:value-type="float" office:value="2386973.5" calcext:value-type="float">
            <text:p>2386973.5</text:p>
          </table:table-cell>
          <table:table-cell office:value-type="string" calcext:value-type="string">
            <text:p>1823-03-21T00:00:00</text:p>
          </table:table-cell>
          <table:table-cell office:value-type="float" office:value="2386973.5" calcext:value-type="float">
            <text:p>238697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9-01-01T00:00:00</text:p>
          </table:table-cell>
          <table:table-cell office:value-type="float" office:value="2387339.5" calcext:value-type="float">
            <text:p>2387339.5</text:p>
          </table:table-cell>
          <table:table-cell office:value-type="string" calcext:value-type="string">
            <text:p>1824-03-21T00:00:00</text:p>
          </table:table-cell>
          <table:table-cell office:value-type="float" office:value="2387339.5" calcext:value-type="float">
            <text:p>23873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8-01-01T00:00:00</text:p>
          </table:table-cell>
          <table:table-cell office:value-type="float" office:value="2387704.5" calcext:value-type="float">
            <text:p>2387704.5</text:p>
          </table:table-cell>
          <table:table-cell office:value-type="string" calcext:value-type="string">
            <text:p>1825-03-21T00:00:00</text:p>
          </table:table-cell>
          <table:table-cell office:value-type="float" office:value="2387704.5" calcext:value-type="float">
            <text:p>23877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7-01-01T00:00:00</text:p>
          </table:table-cell>
          <table:table-cell office:value-type="float" office:value="2388069.5" calcext:value-type="float">
            <text:p>2388069.5</text:p>
          </table:table-cell>
          <table:table-cell office:value-type="string" calcext:value-type="string">
            <text:p>1826-03-21T00:00:00</text:p>
          </table:table-cell>
          <table:table-cell office:value-type="float" office:value="2388069.5" calcext:value-type="float">
            <text:p>238806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6-01-01T00:00:00</text:p>
          </table:table-cell>
          <table:table-cell office:value-type="float" office:value="2388434.5" calcext:value-type="float">
            <text:p>2388434.5</text:p>
          </table:table-cell>
          <table:table-cell office:value-type="string" calcext:value-type="string">
            <text:p>1827-03-21T00:00:00</text:p>
          </table:table-cell>
          <table:table-cell office:value-type="float" office:value="2388434.5" calcext:value-type="float">
            <text:p>23884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5-01-01T00:00:00</text:p>
          </table:table-cell>
          <table:table-cell office:value-type="float" office:value="2388800.5" calcext:value-type="float">
            <text:p>2388800.5</text:p>
          </table:table-cell>
          <table:table-cell office:value-type="string" calcext:value-type="string">
            <text:p>1828-03-20T00:00:00</text:p>
          </table:table-cell>
          <table:table-cell office:value-type="float" office:value="2388799.5" calcext:value-type="float">
            <text:p>238879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4-01-01T00:00:00</text:p>
          </table:table-cell>
          <table:table-cell office:value-type="float" office:value="2389165.5" calcext:value-type="float">
            <text:p>2389165.5</text:p>
          </table:table-cell>
          <table:table-cell office:value-type="string" calcext:value-type="string">
            <text:p>1829-03-21T00:00:00</text:p>
          </table:table-cell>
          <table:table-cell office:value-type="float" office:value="2389165.5" calcext:value-type="float">
            <text:p>238916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3-01-01T00:00:00</text:p>
          </table:table-cell>
          <table:table-cell office:value-type="float" office:value="2389530.5" calcext:value-type="float">
            <text:p>2389530.5</text:p>
          </table:table-cell>
          <table:table-cell office:value-type="string" calcext:value-type="string">
            <text:p>1830-03-21T00:00:00</text:p>
          </table:table-cell>
          <table:table-cell office:value-type="float" office:value="2389530.5" calcext:value-type="float">
            <text:p>238953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2-01-01T00:00:00</text:p>
          </table:table-cell>
          <table:table-cell office:value-type="float" office:value="2389895.5" calcext:value-type="float">
            <text:p>2389895.5</text:p>
          </table:table-cell>
          <table:table-cell office:value-type="string" calcext:value-type="string">
            <text:p>1831-03-21T00:00:00</text:p>
          </table:table-cell>
          <table:table-cell office:value-type="float" office:value="2389895.5" calcext:value-type="float">
            <text:p>23898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1-01-01T00:00:00</text:p>
          </table:table-cell>
          <table:table-cell office:value-type="float" office:value="2390261.5" calcext:value-type="float">
            <text:p>2390261.5</text:p>
          </table:table-cell>
          <table:table-cell office:value-type="string" calcext:value-type="string">
            <text:p>1832-03-20T00:00:00</text:p>
          </table:table-cell>
          <table:table-cell office:value-type="float" office:value="2390260.5" calcext:value-type="float">
            <text:p>239026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0-01-01T00:00:00</text:p>
          </table:table-cell>
          <table:table-cell office:value-type="float" office:value="2390626.5" calcext:value-type="float">
            <text:p>2390626.5</text:p>
          </table:table-cell>
          <table:table-cell office:value-type="string" calcext:value-type="string">
            <text:p>1833-03-21T00:00:00</text:p>
          </table:table-cell>
          <table:table-cell office:value-type="float" office:value="2390626.5" calcext:value-type="float">
            <text:p>239062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9-01-01T00:00:00</text:p>
          </table:table-cell>
          <table:table-cell office:value-type="float" office:value="2390991.5" calcext:value-type="float">
            <text:p>2390991.5</text:p>
          </table:table-cell>
          <table:table-cell office:value-type="string" calcext:value-type="string">
            <text:p>1834-03-21T00:00:00</text:p>
          </table:table-cell>
          <table:table-cell office:value-type="float" office:value="2390991.5" calcext:value-type="float">
            <text:p>239099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8-01-01T00:00:00</text:p>
          </table:table-cell>
          <table:table-cell office:value-type="float" office:value="2391356.5" calcext:value-type="float">
            <text:p>2391356.5</text:p>
          </table:table-cell>
          <table:table-cell office:value-type="string" calcext:value-type="string">
            <text:p>1835-03-21T00:00:00</text:p>
          </table:table-cell>
          <table:table-cell office:value-type="float" office:value="2391356.5" calcext:value-type="float">
            <text:p>239135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7-01-01T00:00:00</text:p>
          </table:table-cell>
          <table:table-cell office:value-type="float" office:value="2391722.5" calcext:value-type="float">
            <text:p>2391722.5</text:p>
          </table:table-cell>
          <table:table-cell office:value-type="string" calcext:value-type="string">
            <text:p>1836-03-20T00:00:00</text:p>
          </table:table-cell>
          <table:table-cell office:value-type="float" office:value="2391721.5" calcext:value-type="float">
            <text:p>239172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6-01-01T00:00:00</text:p>
          </table:table-cell>
          <table:table-cell office:value-type="float" office:value="2392087.5" calcext:value-type="float">
            <text:p>2392087.5</text:p>
          </table:table-cell>
          <table:table-cell office:value-type="string" calcext:value-type="string">
            <text:p>1837-03-21T00:00:00</text:p>
          </table:table-cell>
          <table:table-cell office:value-type="float" office:value="2392087.5" calcext:value-type="float">
            <text:p>23920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5-01-01T00:00:00</text:p>
          </table:table-cell>
          <table:table-cell office:value-type="float" office:value="2392452.5" calcext:value-type="float">
            <text:p>2392452.5</text:p>
          </table:table-cell>
          <table:table-cell office:value-type="string" calcext:value-type="string">
            <text:p>1838-03-21T00:00:00</text:p>
          </table:table-cell>
          <table:table-cell office:value-type="float" office:value="2392452.5" calcext:value-type="float">
            <text:p>239245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4-01-01T00:00:00</text:p>
          </table:table-cell>
          <table:table-cell office:value-type="float" office:value="2392817.5" calcext:value-type="float">
            <text:p>2392817.5</text:p>
          </table:table-cell>
          <table:table-cell office:value-type="string" calcext:value-type="string">
            <text:p>1839-03-21T00:00:00</text:p>
          </table:table-cell>
          <table:table-cell office:value-type="float" office:value="2392817.5" calcext:value-type="float">
            <text:p>23928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3-01-01T00:00:00</text:p>
          </table:table-cell>
          <table:table-cell office:value-type="float" office:value="2393183.5" calcext:value-type="float">
            <text:p>2393183.5</text:p>
          </table:table-cell>
          <table:table-cell office:value-type="string" calcext:value-type="string">
            <text:p>1840-03-20T00:00:00</text:p>
          </table:table-cell>
          <table:table-cell office:value-type="float" office:value="2393182.5" calcext:value-type="float">
            <text:p>239318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2-01-01T00:00:00</text:p>
          </table:table-cell>
          <table:table-cell office:value-type="float" office:value="2393548.5" calcext:value-type="float">
            <text:p>2393548.5</text:p>
          </table:table-cell>
          <table:table-cell office:value-type="string" calcext:value-type="string">
            <text:p>1841-03-21T00:00:00</text:p>
          </table:table-cell>
          <table:table-cell office:value-type="float" office:value="2393548.5" calcext:value-type="float">
            <text:p>239354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 calcext:value-type="string">
            <text:p>-1-01-01T00:00:00</text:p>
          </table:table-cell>
          <table:table-cell office:value-type="float" office:value="2393913.5" calcext:value-type="float">
            <text:p>2393913.5</text:p>
          </table:table-cell>
          <table:table-cell office:value-type="string" calcext:value-type="string">
            <text:p>1842-03-21T00:00:00</text:p>
          </table:table-cell>
          <table:table-cell office:value-type="float" office:value="2393913.5" calcext:value-type="float">
            <text:p>23939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-01-01T00:00:00</text:p>
          </table:table-cell>
          <table:table-cell office:value-type="float" office:value="2394278.5" calcext:value-type="float">
            <text:p>2394278.5</text:p>
          </table:table-cell>
          <table:table-cell office:value-type="string" calcext:value-type="string">
            <text:p>1843-03-21T00:00:00</text:p>
          </table:table-cell>
          <table:table-cell office:value-type="float" office:value="2394278.5" calcext:value-type="float">
            <text:p>23942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-01-01T00:00:00</text:p>
          </table:table-cell>
          <table:table-cell office:value-type="float" office:value="2394643.5" calcext:value-type="float">
            <text:p>2394643.5</text:p>
          </table:table-cell>
          <table:table-cell office:value-type="string" calcext:value-type="string">
            <text:p>1844-03-20T00:00:00</text:p>
          </table:table-cell>
          <table:table-cell office:value-type="float" office:value="2394643.5" calcext:value-type="float">
            <text:p>239464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-01-01T18:16:00</text:p>
          </table:table-cell>
          <table:table-cell office:value-type="float" office:value="2394643.5" calcext:value-type="float">
            <text:p>2394643.5</text:p>
          </table:table-cell>
          <table:table-cell office:value-type="string" calcext:value-type="string">
            <text:p>1844-03-20T18:16:00</text:p>
          </table:table-cell>
          <table:table-cell office:value-type="float" office:value="2394644.261111" calcext:value-type="float">
            <text:p>2394644.261111</text:p>
          </table:table-cell>
          <table:table-cell office:value-type="float" office:value="-0.761111" calcext:value-type="float">
            <text:p>-0.76111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-01-01T00:00:00</text:p>
          </table:table-cell>
          <table:table-cell office:value-type="float" office:value="2395008.5" calcext:value-type="float">
            <text:p>2395008.5</text:p>
          </table:table-cell>
          <table:table-cell office:value-type="string" calcext:value-type="string">
            <text:p>1845-03-21T00:00:00</text:p>
          </table:table-cell>
          <table:table-cell office:value-type="float" office:value="2395009.5" calcext:value-type="float">
            <text:p>239500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-01-01T00:00:00</text:p>
          </table:table-cell>
          <table:table-cell office:value-type="float" office:value="2395373.5" calcext:value-type="float">
            <text:p>2395373.5</text:p>
          </table:table-cell>
          <table:table-cell office:value-type="string" calcext:value-type="string">
            <text:p>1846-03-21T00:00:00</text:p>
          </table:table-cell>
          <table:table-cell office:value-type="float" office:value="2395374.5" calcext:value-type="float">
            <text:p>239537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-01-01T00:00:00</text:p>
          </table:table-cell>
          <table:table-cell office:value-type="float" office:value="2395738.5" calcext:value-type="float">
            <text:p>2395738.5</text:p>
          </table:table-cell>
          <table:table-cell office:value-type="string" calcext:value-type="string">
            <text:p>1847-03-21T00:00:00</text:p>
          </table:table-cell>
          <table:table-cell office:value-type="float" office:value="2395739.5" calcext:value-type="float">
            <text:p>239573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-01-01T00:00:00</text:p>
          </table:table-cell>
          <table:table-cell office:value-type="float" office:value="2396104.5" calcext:value-type="float">
            <text:p>2396104.5</text:p>
          </table:table-cell>
          <table:table-cell office:value-type="string" calcext:value-type="string">
            <text:p>1848-03-20T00:00:00</text:p>
          </table:table-cell>
          <table:table-cell office:value-type="float" office:value="2396104.5" calcext:value-type="float">
            <text:p>23961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-01-01T00:00:00</text:p>
          </table:table-cell>
          <table:table-cell office:value-type="float" office:value="2396469.5" calcext:value-type="float">
            <text:p>2396469.5</text:p>
          </table:table-cell>
          <table:table-cell office:value-type="string" calcext:value-type="string">
            <text:p>1849-03-21T00:00:00</text:p>
          </table:table-cell>
          <table:table-cell office:value-type="float" office:value="2396470.5" calcext:value-type="float">
            <text:p>239647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-01-01T00:00:00</text:p>
          </table:table-cell>
          <table:table-cell office:value-type="float" office:value="2396834.5" calcext:value-type="float">
            <text:p>2396834.5</text:p>
          </table:table-cell>
          <table:table-cell office:value-type="string" calcext:value-type="string">
            <text:p>1850-03-21T00:00:00</text:p>
          </table:table-cell>
          <table:table-cell office:value-type="float" office:value="2396835.5" calcext:value-type="float">
            <text:p>239683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-01-01T00:00:00</text:p>
          </table:table-cell>
          <table:table-cell office:value-type="float" office:value="2397199.5" calcext:value-type="float">
            <text:p>2397199.5</text:p>
          </table:table-cell>
          <table:table-cell office:value-type="string" calcext:value-type="string">
            <text:p>1851-03-21T00:00:00</text:p>
          </table:table-cell>
          <table:table-cell office:value-type="float" office:value="2397200.5" calcext:value-type="float">
            <text:p>239720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-01-01T00:00:00</text:p>
          </table:table-cell>
          <table:table-cell office:value-type="float" office:value="2397565.5" calcext:value-type="float">
            <text:p>2397565.5</text:p>
          </table:table-cell>
          <table:table-cell office:value-type="string" calcext:value-type="string">
            <text:p>1852-03-20T00:00:00</text:p>
          </table:table-cell>
          <table:table-cell office:value-type="float" office:value="2397565.5" calcext:value-type="float">
            <text:p>239756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-01-01T00:00:00</text:p>
          </table:table-cell>
          <table:table-cell office:value-type="float" office:value="2397930.5" calcext:value-type="float">
            <text:p>2397930.5</text:p>
          </table:table-cell>
          <table:table-cell office:value-type="string" calcext:value-type="string">
            <text:p>1853-03-21T00:00:00</text:p>
          </table:table-cell>
          <table:table-cell office:value-type="float" office:value="2397931.5" calcext:value-type="float">
            <text:p>239793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-01-01T00:00:00</text:p>
          </table:table-cell>
          <table:table-cell office:value-type="float" office:value="2398295.5" calcext:value-type="float">
            <text:p>2398295.5</text:p>
          </table:table-cell>
          <table:table-cell office:value-type="string" calcext:value-type="string">
            <text:p>1854-03-21T00:00:00</text:p>
          </table:table-cell>
          <table:table-cell office:value-type="float" office:value="2398296.5" calcext:value-type="float">
            <text:p>239829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-01-01T00:00:00</text:p>
          </table:table-cell>
          <table:table-cell office:value-type="float" office:value="2398660.5" calcext:value-type="float">
            <text:p>2398660.5</text:p>
          </table:table-cell>
          <table:table-cell office:value-type="string" calcext:value-type="string">
            <text:p>1855-03-21T00:00:00</text:p>
          </table:table-cell>
          <table:table-cell office:value-type="float" office:value="2398661.5" calcext:value-type="float">
            <text:p>239866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-01-01T00:00:00</text:p>
          </table:table-cell>
          <table:table-cell office:value-type="float" office:value="2399026.5" calcext:value-type="float">
            <text:p>2399026.5</text:p>
          </table:table-cell>
          <table:table-cell office:value-type="string" calcext:value-type="string">
            <text:p>1856-03-20T00:00:00</text:p>
          </table:table-cell>
          <table:table-cell office:value-type="float" office:value="2399026.5" calcext:value-type="float">
            <text:p>239902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-01-01T00:00:00</text:p>
          </table:table-cell>
          <table:table-cell office:value-type="float" office:value="2399391.5" calcext:value-type="float">
            <text:p>2399391.5</text:p>
          </table:table-cell>
          <table:table-cell office:value-type="string" calcext:value-type="string">
            <text:p>1857-03-21T00:00:00</text:p>
          </table:table-cell>
          <table:table-cell office:value-type="float" office:value="2399392.5" calcext:value-type="float">
            <text:p>239939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-01-01T00:00:00</text:p>
          </table:table-cell>
          <table:table-cell office:value-type="float" office:value="2399756.5" calcext:value-type="float">
            <text:p>2399756.5</text:p>
          </table:table-cell>
          <table:table-cell office:value-type="string" calcext:value-type="string">
            <text:p>1858-03-21T00:00:00</text:p>
          </table:table-cell>
          <table:table-cell office:value-type="float" office:value="2399757.5" calcext:value-type="float">
            <text:p>239975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-01-01T00:00:00</text:p>
          </table:table-cell>
          <table:table-cell office:value-type="float" office:value="2400121.5" calcext:value-type="float">
            <text:p>2400121.5</text:p>
          </table:table-cell>
          <table:table-cell office:value-type="string" calcext:value-type="string">
            <text:p>1859-03-21T00:00:00</text:p>
          </table:table-cell>
          <table:table-cell office:value-type="float" office:value="2400122.5" calcext:value-type="float">
            <text:p>240012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-01-01T00:00:00</text:p>
          </table:table-cell>
          <table:table-cell office:value-type="float" office:value="2400487.5" calcext:value-type="float">
            <text:p>2400487.5</text:p>
          </table:table-cell>
          <table:table-cell office:value-type="string" calcext:value-type="string">
            <text:p>1860-03-20T00:00:00</text:p>
          </table:table-cell>
          <table:table-cell office:value-type="float" office:value="2400487.5" calcext:value-type="float">
            <text:p>24004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-01-01T00:00:00</text:p>
          </table:table-cell>
          <table:table-cell office:value-type="float" office:value="2400852.5" calcext:value-type="float">
            <text:p>2400852.5</text:p>
          </table:table-cell>
          <table:table-cell office:value-type="string" calcext:value-type="string">
            <text:p>1861-03-20T00:00:00</text:p>
          </table:table-cell>
          <table:table-cell office:value-type="float" office:value="2400852.5" calcext:value-type="float">
            <text:p>240085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-01-01T00:00:00</text:p>
          </table:table-cell>
          <table:table-cell office:value-type="float" office:value="2401217.5" calcext:value-type="float">
            <text:p>2401217.5</text:p>
          </table:table-cell>
          <table:table-cell office:value-type="string" calcext:value-type="string">
            <text:p>1862-03-21T00:00:00</text:p>
          </table:table-cell>
          <table:table-cell office:value-type="float" office:value="2401218.5" calcext:value-type="float">
            <text:p>240121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-01-01T00:00:00</text:p>
          </table:table-cell>
          <table:table-cell office:value-type="float" office:value="2401582.5" calcext:value-type="float">
            <text:p>2401582.5</text:p>
          </table:table-cell>
          <table:table-cell office:value-type="string" calcext:value-type="string">
            <text:p>1863-03-21T00:00:00</text:p>
          </table:table-cell>
          <table:table-cell office:value-type="float" office:value="2401583.5" calcext:value-type="float">
            <text:p>240158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-01-01T00:00:00</text:p>
          </table:table-cell>
          <table:table-cell office:value-type="float" office:value="2401948.5" calcext:value-type="float">
            <text:p>2401948.5</text:p>
          </table:table-cell>
          <table:table-cell office:value-type="string" calcext:value-type="string">
            <text:p>1864-03-20T00:00:00</text:p>
          </table:table-cell>
          <table:table-cell office:value-type="float" office:value="2401948.5" calcext:value-type="float">
            <text:p>240194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-01-01T00:00:00</text:p>
          </table:table-cell>
          <table:table-cell office:value-type="float" office:value="2402313.5" calcext:value-type="float">
            <text:p>2402313.5</text:p>
          </table:table-cell>
          <table:table-cell office:value-type="string" calcext:value-type="string">
            <text:p>1865-03-20T00:00:00</text:p>
          </table:table-cell>
          <table:table-cell office:value-type="float" office:value="2402313.5" calcext:value-type="float">
            <text:p>24023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-01-01T00:00:00</text:p>
          </table:table-cell>
          <table:table-cell office:value-type="float" office:value="2402678.5" calcext:value-type="float">
            <text:p>2402678.5</text:p>
          </table:table-cell>
          <table:table-cell office:value-type="string" calcext:value-type="string">
            <text:p>1866-03-21T00:00:00</text:p>
          </table:table-cell>
          <table:table-cell office:value-type="float" office:value="2402679.5" calcext:value-type="float">
            <text:p>240267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-01-01T00:00:00</text:p>
          </table:table-cell>
          <table:table-cell office:value-type="float" office:value="2403043.5" calcext:value-type="float">
            <text:p>2403043.5</text:p>
          </table:table-cell>
          <table:table-cell office:value-type="string" calcext:value-type="string">
            <text:p>1867-03-21T00:00:00</text:p>
          </table:table-cell>
          <table:table-cell office:value-type="float" office:value="2403044.5" calcext:value-type="float">
            <text:p>240304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-01-01T00:00:00</text:p>
          </table:table-cell>
          <table:table-cell office:value-type="float" office:value="2403409.5" calcext:value-type="float">
            <text:p>2403409.5</text:p>
          </table:table-cell>
          <table:table-cell office:value-type="string" calcext:value-type="string">
            <text:p>1868-03-20T00:00:00</text:p>
          </table:table-cell>
          <table:table-cell office:value-type="float" office:value="2403409.5" calcext:value-type="float">
            <text:p>240340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6-01-01T00:00:00</text:p>
          </table:table-cell>
          <table:table-cell office:value-type="float" office:value="2403774.5" calcext:value-type="float">
            <text:p>2403774.5</text:p>
          </table:table-cell>
          <table:table-cell office:value-type="string" calcext:value-type="string">
            <text:p>1869-03-20T00:00:00</text:p>
          </table:table-cell>
          <table:table-cell office:value-type="float" office:value="2403774.5" calcext:value-type="float">
            <text:p>240377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-01-01T00:00:00</text:p>
          </table:table-cell>
          <table:table-cell office:value-type="float" office:value="2404139.5" calcext:value-type="float">
            <text:p>2404139.5</text:p>
          </table:table-cell>
          <table:table-cell office:value-type="string" calcext:value-type="string">
            <text:p>1870-03-21T00:00:00</text:p>
          </table:table-cell>
          <table:table-cell office:value-type="float" office:value="2404140.5" calcext:value-type="float">
            <text:p>240414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-01-01T00:00:00</text:p>
          </table:table-cell>
          <table:table-cell office:value-type="float" office:value="2404504.5" calcext:value-type="float">
            <text:p>2404504.5</text:p>
          </table:table-cell>
          <table:table-cell office:value-type="string" calcext:value-type="string">
            <text:p>1871-03-21T00:00:00</text:p>
          </table:table-cell>
          <table:table-cell office:value-type="float" office:value="2404505.5" calcext:value-type="float">
            <text:p>240450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-01-01T00:00:00</text:p>
          </table:table-cell>
          <table:table-cell office:value-type="float" office:value="2404870.5" calcext:value-type="float">
            <text:p>2404870.5</text:p>
          </table:table-cell>
          <table:table-cell office:value-type="string" calcext:value-type="string">
            <text:p>1872-03-20T00:00:00</text:p>
          </table:table-cell>
          <table:table-cell office:value-type="float" office:value="2404870.5" calcext:value-type="float">
            <text:p>240487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-01-01T00:00:00</text:p>
          </table:table-cell>
          <table:table-cell office:value-type="float" office:value="2405235.5" calcext:value-type="float">
            <text:p>2405235.5</text:p>
          </table:table-cell>
          <table:table-cell office:value-type="string" calcext:value-type="string">
            <text:p>1873-03-20T00:00:00</text:p>
          </table:table-cell>
          <table:table-cell office:value-type="float" office:value="2405235.5" calcext:value-type="float">
            <text:p>240523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-01-01T00:00:00</text:p>
          </table:table-cell>
          <table:table-cell office:value-type="float" office:value="2405600.5" calcext:value-type="float">
            <text:p>2405600.5</text:p>
          </table:table-cell>
          <table:table-cell office:value-type="string" calcext:value-type="string">
            <text:p>1874-03-21T00:00:00</text:p>
          </table:table-cell>
          <table:table-cell office:value-type="float" office:value="2405601.5" calcext:value-type="float">
            <text:p>240560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-01-01T00:00:00</text:p>
          </table:table-cell>
          <table:table-cell office:value-type="float" office:value="2405965.5" calcext:value-type="float">
            <text:p>2405965.5</text:p>
          </table:table-cell>
          <table:table-cell office:value-type="string" calcext:value-type="string">
            <text:p>1875-03-21T00:00:00</text:p>
          </table:table-cell>
          <table:table-cell office:value-type="float" office:value="2405966.5" calcext:value-type="float">
            <text:p>240596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-01-01T00:00:00</text:p>
          </table:table-cell>
          <table:table-cell office:value-type="float" office:value="2406331.5" calcext:value-type="float">
            <text:p>2406331.5</text:p>
          </table:table-cell>
          <table:table-cell office:value-type="string" calcext:value-type="string">
            <text:p>1876-03-20T00:00:00</text:p>
          </table:table-cell>
          <table:table-cell office:value-type="float" office:value="2406331.5" calcext:value-type="float">
            <text:p>240633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-01-01T00:00:00</text:p>
          </table:table-cell>
          <table:table-cell office:value-type="float" office:value="2406696.5" calcext:value-type="float">
            <text:p>2406696.5</text:p>
          </table:table-cell>
          <table:table-cell office:value-type="string" calcext:value-type="string">
            <text:p>1877-03-20T00:00:00</text:p>
          </table:table-cell>
          <table:table-cell office:value-type="float" office:value="2406696.5" calcext:value-type="float">
            <text:p>240669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-01-01T00:00:00</text:p>
          </table:table-cell>
          <table:table-cell office:value-type="float" office:value="2407061.5" calcext:value-type="float">
            <text:p>2407061.5</text:p>
          </table:table-cell>
          <table:table-cell office:value-type="string" calcext:value-type="string">
            <text:p>1878-03-21T00:00:00</text:p>
          </table:table-cell>
          <table:table-cell office:value-type="float" office:value="2407062.5" calcext:value-type="float">
            <text:p>240706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-01-01T00:00:00</text:p>
          </table:table-cell>
          <table:table-cell office:value-type="float" office:value="2407426.5" calcext:value-type="float">
            <text:p>2407426.5</text:p>
          </table:table-cell>
          <table:table-cell office:value-type="string" calcext:value-type="string">
            <text:p>1879-03-21T00:00:00</text:p>
          </table:table-cell>
          <table:table-cell office:value-type="float" office:value="2407427.5" calcext:value-type="float">
            <text:p>240742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-01-01T00:00:00</text:p>
          </table:table-cell>
          <table:table-cell office:value-type="float" office:value="2407792.5" calcext:value-type="float">
            <text:p>2407792.5</text:p>
          </table:table-cell>
          <table:table-cell office:value-type="string" calcext:value-type="string">
            <text:p>1880-03-20T00:00:00</text:p>
          </table:table-cell>
          <table:table-cell office:value-type="float" office:value="2407792.5" calcext:value-type="float">
            <text:p>240779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-01-01T00:00:00</text:p>
          </table:table-cell>
          <table:table-cell office:value-type="float" office:value="2408157.5" calcext:value-type="float">
            <text:p>2408157.5</text:p>
          </table:table-cell>
          <table:table-cell office:value-type="string" calcext:value-type="string">
            <text:p>1881-03-20T00:00:00</text:p>
          </table:table-cell>
          <table:table-cell office:value-type="float" office:value="2408157.5" calcext:value-type="float">
            <text:p>240815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-01-01T00:00:00</text:p>
          </table:table-cell>
          <table:table-cell office:value-type="float" office:value="2408522.5" calcext:value-type="float">
            <text:p>2408522.5</text:p>
          </table:table-cell>
          <table:table-cell office:value-type="string" calcext:value-type="string">
            <text:p>1882-03-21T00:00:00</text:p>
          </table:table-cell>
          <table:table-cell office:value-type="float" office:value="2408523.5" calcext:value-type="float">
            <text:p>240852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-01-01T00:00:00</text:p>
          </table:table-cell>
          <table:table-cell office:value-type="float" office:value="2408887.5" calcext:value-type="float">
            <text:p>2408887.5</text:p>
          </table:table-cell>
          <table:table-cell office:value-type="string" calcext:value-type="string">
            <text:p>1883-03-21T00:00:00</text:p>
          </table:table-cell>
          <table:table-cell office:value-type="float" office:value="2408888.5" calcext:value-type="float">
            <text:p>240888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-01-01T00:00:00</text:p>
          </table:table-cell>
          <table:table-cell office:value-type="float" office:value="2409253.5" calcext:value-type="float">
            <text:p>2409253.5</text:p>
          </table:table-cell>
          <table:table-cell office:value-type="string" calcext:value-type="string">
            <text:p>1884-03-20T00:00:00</text:p>
          </table:table-cell>
          <table:table-cell office:value-type="float" office:value="2409253.5" calcext:value-type="float">
            <text:p>240925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-01-01T00:00:00</text:p>
          </table:table-cell>
          <table:table-cell office:value-type="float" office:value="2409618.5" calcext:value-type="float">
            <text:p>2409618.5</text:p>
          </table:table-cell>
          <table:table-cell office:value-type="string" calcext:value-type="string">
            <text:p>1885-03-20T00:00:00</text:p>
          </table:table-cell>
          <table:table-cell office:value-type="float" office:value="2409618.5" calcext:value-type="float">
            <text:p>240961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-01-01T00:00:00</text:p>
          </table:table-cell>
          <table:table-cell office:value-type="float" office:value="2409983.5" calcext:value-type="float">
            <text:p>2409983.5</text:p>
          </table:table-cell>
          <table:table-cell office:value-type="string" calcext:value-type="string">
            <text:p>1886-03-21T00:00:00</text:p>
          </table:table-cell>
          <table:table-cell office:value-type="float" office:value="2409984.5" calcext:value-type="float">
            <text:p>240998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-01-01T00:00:00</text:p>
          </table:table-cell>
          <table:table-cell office:value-type="float" office:value="2410348.5" calcext:value-type="float">
            <text:p>2410348.5</text:p>
          </table:table-cell>
          <table:table-cell office:value-type="string" calcext:value-type="string">
            <text:p>1887-03-21T00:00:00</text:p>
          </table:table-cell>
          <table:table-cell office:value-type="float" office:value="2410349.5" calcext:value-type="float">
            <text:p>241034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-01-01T00:00:00</text:p>
          </table:table-cell>
          <table:table-cell office:value-type="float" office:value="2410714.5" calcext:value-type="float">
            <text:p>2410714.5</text:p>
          </table:table-cell>
          <table:table-cell office:value-type="string" calcext:value-type="string">
            <text:p>1888-03-20T00:00:00</text:p>
          </table:table-cell>
          <table:table-cell office:value-type="float" office:value="2410714.5" calcext:value-type="float">
            <text:p>241071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-01-01T00:00:00</text:p>
          </table:table-cell>
          <table:table-cell office:value-type="float" office:value="2411079.5" calcext:value-type="float">
            <text:p>2411079.5</text:p>
          </table:table-cell>
          <table:table-cell office:value-type="string" calcext:value-type="string">
            <text:p>1889-03-20T00:00:00</text:p>
          </table:table-cell>
          <table:table-cell office:value-type="float" office:value="2411079.5" calcext:value-type="float">
            <text:p>241107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-01-01T00:00:00</text:p>
          </table:table-cell>
          <table:table-cell office:value-type="float" office:value="2411444.5" calcext:value-type="float">
            <text:p>2411444.5</text:p>
          </table:table-cell>
          <table:table-cell office:value-type="string" calcext:value-type="string">
            <text:p>1890-03-21T00:00:00</text:p>
          </table:table-cell>
          <table:table-cell office:value-type="float" office:value="2411445.5" calcext:value-type="float">
            <text:p>241144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-01-01T00:00:00</text:p>
          </table:table-cell>
          <table:table-cell office:value-type="float" office:value="2411809.5" calcext:value-type="float">
            <text:p>2411809.5</text:p>
          </table:table-cell>
          <table:table-cell office:value-type="string" calcext:value-type="string">
            <text:p>1891-03-21T00:00:00</text:p>
          </table:table-cell>
          <table:table-cell office:value-type="float" office:value="2411810.5" calcext:value-type="float">
            <text:p>241181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-01-01T00:00:00</text:p>
          </table:table-cell>
          <table:table-cell office:value-type="float" office:value="2412175.5" calcext:value-type="float">
            <text:p>2412175.5</text:p>
          </table:table-cell>
          <table:table-cell office:value-type="string" calcext:value-type="string">
            <text:p>1892-03-20T00:00:00</text:p>
          </table:table-cell>
          <table:table-cell office:value-type="float" office:value="2412175.5" calcext:value-type="float">
            <text:p>241217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-01-01T00:00:00</text:p>
          </table:table-cell>
          <table:table-cell office:value-type="float" office:value="2412540.5" calcext:value-type="float">
            <text:p>2412540.5</text:p>
          </table:table-cell>
          <table:table-cell office:value-type="string" calcext:value-type="string">
            <text:p>1893-03-20T00:00:00</text:p>
          </table:table-cell>
          <table:table-cell office:value-type="float" office:value="2412540.5" calcext:value-type="float">
            <text:p>24125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-01-01T00:00:00</text:p>
          </table:table-cell>
          <table:table-cell office:value-type="float" office:value="2412905.5" calcext:value-type="float">
            <text:p>2412905.5</text:p>
          </table:table-cell>
          <table:table-cell office:value-type="string" calcext:value-type="string">
            <text:p>1894-03-20T00:00:00</text:p>
          </table:table-cell>
          <table:table-cell office:value-type="float" office:value="2412905.5" calcext:value-type="float">
            <text:p>241290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-01-01T00:00:00</text:p>
          </table:table-cell>
          <table:table-cell office:value-type="float" office:value="2413270.5" calcext:value-type="float">
            <text:p>2413270.5</text:p>
          </table:table-cell>
          <table:table-cell office:value-type="string" calcext:value-type="string">
            <text:p>1895-03-21T00:00:00</text:p>
          </table:table-cell>
          <table:table-cell office:value-type="float" office:value="2413271.5" calcext:value-type="float">
            <text:p>241327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-01-01T00:00:00</text:p>
          </table:table-cell>
          <table:table-cell office:value-type="float" office:value="2413636.5" calcext:value-type="float">
            <text:p>2413636.5</text:p>
          </table:table-cell>
          <table:table-cell office:value-type="string" calcext:value-type="string">
            <text:p>1896-03-20T00:00:00</text:p>
          </table:table-cell>
          <table:table-cell office:value-type="float" office:value="2413636.5" calcext:value-type="float">
            <text:p>241363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-01-01T00:00:00</text:p>
          </table:table-cell>
          <table:table-cell office:value-type="float" office:value="2414001.5" calcext:value-type="float">
            <text:p>2414001.5</text:p>
          </table:table-cell>
          <table:table-cell office:value-type="string" calcext:value-type="string">
            <text:p>1897-03-20T00:00:00</text:p>
          </table:table-cell>
          <table:table-cell office:value-type="float" office:value="2414001.5" calcext:value-type="float">
            <text:p>241400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-01-01T00:00:00</text:p>
          </table:table-cell>
          <table:table-cell office:value-type="float" office:value="2414366.5" calcext:value-type="float">
            <text:p>2414366.5</text:p>
          </table:table-cell>
          <table:table-cell office:value-type="string" calcext:value-type="string">
            <text:p>1898-03-20T00:00:00</text:p>
          </table:table-cell>
          <table:table-cell office:value-type="float" office:value="2414366.5" calcext:value-type="float">
            <text:p>241436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-01-01T00:00:00</text:p>
          </table:table-cell>
          <table:table-cell office:value-type="float" office:value="2414731.5" calcext:value-type="float">
            <text:p>2414731.5</text:p>
          </table:table-cell>
          <table:table-cell office:value-type="string" calcext:value-type="string">
            <text:p>1899-03-21T00:00:00</text:p>
          </table:table-cell>
          <table:table-cell office:value-type="float" office:value="2414732.5" calcext:value-type="float">
            <text:p>241473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-01-01T00:00:00</text:p>
          </table:table-cell>
          <table:table-cell office:value-type="float" office:value="2415097.5" calcext:value-type="float">
            <text:p>2415097.5</text:p>
          </table:table-cell>
          <table:table-cell office:value-type="string" calcext:value-type="string">
            <text:p>1900-03-21T00:00:00</text:p>
          </table:table-cell>
          <table:table-cell office:value-type="float" office:value="2415097.5" calcext:value-type="float">
            <text:p>24150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-01-01T00:00:00</text:p>
          </table:table-cell>
          <table:table-cell office:value-type="float" office:value="2415462.5" calcext:value-type="float">
            <text:p>2415462.5</text:p>
          </table:table-cell>
          <table:table-cell office:value-type="string" calcext:value-type="string">
            <text:p>1901-03-21T00:00:00</text:p>
          </table:table-cell>
          <table:table-cell office:value-type="float" office:value="2415462.5" calcext:value-type="float">
            <text:p>24154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-01-01T00:00:00</text:p>
          </table:table-cell>
          <table:table-cell office:value-type="float" office:value="2415827.5" calcext:value-type="float">
            <text:p>2415827.5</text:p>
          </table:table-cell>
          <table:table-cell office:value-type="string" calcext:value-type="string">
            <text:p>1902-03-21T00:00:00</text:p>
          </table:table-cell>
          <table:table-cell office:value-type="float" office:value="2415827.5" calcext:value-type="float">
            <text:p>241582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-01-01T00:00:00</text:p>
          </table:table-cell>
          <table:table-cell office:value-type="float" office:value="2416192.5" calcext:value-type="float">
            <text:p>2416192.5</text:p>
          </table:table-cell>
          <table:table-cell office:value-type="string" calcext:value-type="string">
            <text:p>1903-03-22T00:00:00</text:p>
          </table:table-cell>
          <table:table-cell office:value-type="float" office:value="2416193.5" calcext:value-type="float">
            <text:p>241619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-01-01T00:00:00</text:p>
          </table:table-cell>
          <table:table-cell office:value-type="float" office:value="2416558.5" calcext:value-type="float">
            <text:p>2416558.5</text:p>
          </table:table-cell>
          <table:table-cell office:value-type="string" calcext:value-type="string">
            <text:p>1904-03-21T00:00:00</text:p>
          </table:table-cell>
          <table:table-cell office:value-type="float" office:value="2416558.5" calcext:value-type="float">
            <text:p>241655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-01-01T00:00:00</text:p>
          </table:table-cell>
          <table:table-cell office:value-type="float" office:value="2416923.5" calcext:value-type="float">
            <text:p>2416923.5</text:p>
          </table:table-cell>
          <table:table-cell office:value-type="string" calcext:value-type="string">
            <text:p>1905-03-21T00:00:00</text:p>
          </table:table-cell>
          <table:table-cell office:value-type="float" office:value="2416923.5" calcext:value-type="float">
            <text:p>241692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-01-01T00:00:00</text:p>
          </table:table-cell>
          <table:table-cell office:value-type="float" office:value="2417288.5" calcext:value-type="float">
            <text:p>2417288.5</text:p>
          </table:table-cell>
          <table:table-cell office:value-type="string" calcext:value-type="string">
            <text:p>1906-03-21T00:00:00</text:p>
          </table:table-cell>
          <table:table-cell office:value-type="float" office:value="2417288.5" calcext:value-type="float">
            <text:p>241728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-01-01T00:00:00</text:p>
          </table:table-cell>
          <table:table-cell office:value-type="float" office:value="2417653.5" calcext:value-type="float">
            <text:p>2417653.5</text:p>
          </table:table-cell>
          <table:table-cell office:value-type="string" calcext:value-type="string">
            <text:p>1907-03-22T00:00:00</text:p>
          </table:table-cell>
          <table:table-cell office:value-type="float" office:value="2417654.5" calcext:value-type="float">
            <text:p>241765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-01-01T00:00:00</text:p>
          </table:table-cell>
          <table:table-cell office:value-type="float" office:value="2418019.5" calcext:value-type="float">
            <text:p>2418019.5</text:p>
          </table:table-cell>
          <table:table-cell office:value-type="string" calcext:value-type="string">
            <text:p>1908-03-21T00:00:00</text:p>
          </table:table-cell>
          <table:table-cell office:value-type="float" office:value="2418019.5" calcext:value-type="float">
            <text:p>241801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-01-01T00:00:00</text:p>
          </table:table-cell>
          <table:table-cell office:value-type="float" office:value="2418384.5" calcext:value-type="float">
            <text:p>2418384.5</text:p>
          </table:table-cell>
          <table:table-cell office:value-type="string" calcext:value-type="string">
            <text:p>1909-03-21T00:00:00</text:p>
          </table:table-cell>
          <table:table-cell office:value-type="float" office:value="2418384.5" calcext:value-type="float">
            <text:p>241838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-01-01T00:00:00</text:p>
          </table:table-cell>
          <table:table-cell office:value-type="float" office:value="2418749.5" calcext:value-type="float">
            <text:p>2418749.5</text:p>
          </table:table-cell>
          <table:table-cell office:value-type="string" calcext:value-type="string">
            <text:p>1910-03-21T00:00:00</text:p>
          </table:table-cell>
          <table:table-cell office:value-type="float" office:value="2418749.5" calcext:value-type="float">
            <text:p>241874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-01-01T00:00:00</text:p>
          </table:table-cell>
          <table:table-cell office:value-type="float" office:value="2419114.5" calcext:value-type="float">
            <text:p>2419114.5</text:p>
          </table:table-cell>
          <table:table-cell office:value-type="string" calcext:value-type="string">
            <text:p>1911-03-22T00:00:00</text:p>
          </table:table-cell>
          <table:table-cell office:value-type="float" office:value="2419115.5" calcext:value-type="float">
            <text:p>241911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-01-01T00:00:00</text:p>
          </table:table-cell>
          <table:table-cell office:value-type="float" office:value="2419480.5" calcext:value-type="float">
            <text:p>2419480.5</text:p>
          </table:table-cell>
          <table:table-cell office:value-type="string" calcext:value-type="string">
            <text:p>1912-03-21T00:00:00</text:p>
          </table:table-cell>
          <table:table-cell office:value-type="float" office:value="2419480.5" calcext:value-type="float">
            <text:p>241948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-01-01T00:00:00</text:p>
          </table:table-cell>
          <table:table-cell office:value-type="float" office:value="2419845.5" calcext:value-type="float">
            <text:p>2419845.5</text:p>
          </table:table-cell>
          <table:table-cell office:value-type="string" calcext:value-type="string">
            <text:p>1913-03-21T00:00:00</text:p>
          </table:table-cell>
          <table:table-cell office:value-type="float" office:value="2419845.5" calcext:value-type="float">
            <text:p>241984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-01-01T00:00:00</text:p>
          </table:table-cell>
          <table:table-cell office:value-type="float" office:value="2420210.5" calcext:value-type="float">
            <text:p>2420210.5</text:p>
          </table:table-cell>
          <table:table-cell office:value-type="string" calcext:value-type="string">
            <text:p>1914-03-21T00:00:00</text:p>
          </table:table-cell>
          <table:table-cell office:value-type="float" office:value="2420210.5" calcext:value-type="float">
            <text:p>242021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-01-01T00:00:00</text:p>
          </table:table-cell>
          <table:table-cell office:value-type="float" office:value="2420575.5" calcext:value-type="float">
            <text:p>2420575.5</text:p>
          </table:table-cell>
          <table:table-cell office:value-type="string" calcext:value-type="string">
            <text:p>1915-03-22T00:00:00</text:p>
          </table:table-cell>
          <table:table-cell office:value-type="float" office:value="2420576.5" calcext:value-type="float">
            <text:p>242057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-01-01T00:00:00</text:p>
          </table:table-cell>
          <table:table-cell office:value-type="float" office:value="2420941.5" calcext:value-type="float">
            <text:p>2420941.5</text:p>
          </table:table-cell>
          <table:table-cell office:value-type="string" calcext:value-type="string">
            <text:p>1916-03-21T00:00:00</text:p>
          </table:table-cell>
          <table:table-cell office:value-type="float" office:value="2420941.5" calcext:value-type="float">
            <text:p>242094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-01-01T00:00:00</text:p>
          </table:table-cell>
          <table:table-cell office:value-type="float" office:value="2421306.5" calcext:value-type="float">
            <text:p>2421306.5</text:p>
          </table:table-cell>
          <table:table-cell office:value-type="string" calcext:value-type="string">
            <text:p>1917-03-21T00:00:00</text:p>
          </table:table-cell>
          <table:table-cell office:value-type="float" office:value="2421306.5" calcext:value-type="float">
            <text:p>242130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-01-01T00:00:00</text:p>
          </table:table-cell>
          <table:table-cell office:value-type="float" office:value="2421671.5" calcext:value-type="float">
            <text:p>2421671.5</text:p>
          </table:table-cell>
          <table:table-cell office:value-type="string" calcext:value-type="string">
            <text:p>1918-03-21T00:00:00</text:p>
          </table:table-cell>
          <table:table-cell office:value-type="float" office:value="2421671.5" calcext:value-type="float">
            <text:p>242167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-01-01T00:00:00</text:p>
          </table:table-cell>
          <table:table-cell office:value-type="float" office:value="2422036.5" calcext:value-type="float">
            <text:p>2422036.5</text:p>
          </table:table-cell>
          <table:table-cell office:value-type="string" calcext:value-type="string">
            <text:p>1919-03-22T00:00:00</text:p>
          </table:table-cell>
          <table:table-cell office:value-type="float" office:value="2422037.5" calcext:value-type="float">
            <text:p>242203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-01-01T00:00:00</text:p>
          </table:table-cell>
          <table:table-cell office:value-type="float" office:value="2422402.5" calcext:value-type="float">
            <text:p>2422402.5</text:p>
          </table:table-cell>
          <table:table-cell office:value-type="string" calcext:value-type="string">
            <text:p>1920-03-21T00:00:00</text:p>
          </table:table-cell>
          <table:table-cell office:value-type="float" office:value="2422402.5" calcext:value-type="float">
            <text:p>242240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-01-01T00:00:00</text:p>
          </table:table-cell>
          <table:table-cell office:value-type="float" office:value="2422767.5" calcext:value-type="float">
            <text:p>2422767.5</text:p>
          </table:table-cell>
          <table:table-cell office:value-type="string" calcext:value-type="string">
            <text:p>1921-03-21T00:00:00</text:p>
          </table:table-cell>
          <table:table-cell office:value-type="float" office:value="2422767.5" calcext:value-type="float">
            <text:p>242276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-01-01T00:00:00</text:p>
          </table:table-cell>
          <table:table-cell office:value-type="float" office:value="2423132.5" calcext:value-type="float">
            <text:p>2423132.5</text:p>
          </table:table-cell>
          <table:table-cell office:value-type="string" calcext:value-type="string">
            <text:p>1922-03-21T00:00:00</text:p>
          </table:table-cell>
          <table:table-cell office:value-type="float" office:value="2423132.5" calcext:value-type="float">
            <text:p>24231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-01-01T00:00:00</text:p>
          </table:table-cell>
          <table:table-cell office:value-type="float" office:value="2423497.5" calcext:value-type="float">
            <text:p>2423497.5</text:p>
          </table:table-cell>
          <table:table-cell office:value-type="string" calcext:value-type="string">
            <text:p>1923-03-22T00:00:00</text:p>
          </table:table-cell>
          <table:table-cell office:value-type="float" office:value="2423498.5" calcext:value-type="float">
            <text:p>242349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-01-01T00:00:00</text:p>
          </table:table-cell>
          <table:table-cell office:value-type="float" office:value="2423863.5" calcext:value-type="float">
            <text:p>2423863.5</text:p>
          </table:table-cell>
          <table:table-cell office:value-type="string" calcext:value-type="string">
            <text:p>1924-03-21T00:00:00</text:p>
          </table:table-cell>
          <table:table-cell office:value-type="float" office:value="2423863.5" calcext:value-type="float">
            <text:p>242386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-01-01T00:00:00</text:p>
          </table:table-cell>
          <table:table-cell office:value-type="float" office:value="2424228.5" calcext:value-type="float">
            <text:p>2424228.5</text:p>
          </table:table-cell>
          <table:table-cell office:value-type="string" calcext:value-type="string">
            <text:p>1925-03-21T00:00:00</text:p>
          </table:table-cell>
          <table:table-cell office:value-type="float" office:value="2424228.5" calcext:value-type="float">
            <text:p>242422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-01-01T00:00:00</text:p>
          </table:table-cell>
          <table:table-cell office:value-type="float" office:value="2424593.5" calcext:value-type="float">
            <text:p>2424593.5</text:p>
          </table:table-cell>
          <table:table-cell office:value-type="string" calcext:value-type="string">
            <text:p>1926-03-21T00:00:00</text:p>
          </table:table-cell>
          <table:table-cell office:value-type="float" office:value="2424593.5" calcext:value-type="float">
            <text:p>242459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-01-01T00:00:00</text:p>
          </table:table-cell>
          <table:table-cell office:value-type="float" office:value="2424958.5" calcext:value-type="float">
            <text:p>2424958.5</text:p>
          </table:table-cell>
          <table:table-cell office:value-type="string" calcext:value-type="string">
            <text:p>1927-03-21T00:00:00</text:p>
          </table:table-cell>
          <table:table-cell office:value-type="float" office:value="2424958.5" calcext:value-type="float">
            <text:p>242495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-01-01T00:00:00</text:p>
          </table:table-cell>
          <table:table-cell office:value-type="float" office:value="2425324.5" calcext:value-type="float">
            <text:p>2425324.5</text:p>
          </table:table-cell>
          <table:table-cell office:value-type="string" calcext:value-type="string">
            <text:p>1928-03-21T00:00:00</text:p>
          </table:table-cell>
          <table:table-cell office:value-type="float" office:value="2425324.5" calcext:value-type="float">
            <text:p>242532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-01-01T00:00:00</text:p>
          </table:table-cell>
          <table:table-cell office:value-type="float" office:value="2425689.5" calcext:value-type="float">
            <text:p>2425689.5</text:p>
          </table:table-cell>
          <table:table-cell office:value-type="string" calcext:value-type="string">
            <text:p>1929-03-21T00:00:00</text:p>
          </table:table-cell>
          <table:table-cell office:value-type="float" office:value="2425689.5" calcext:value-type="float">
            <text:p>242568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-01-01T00:00:00</text:p>
          </table:table-cell>
          <table:table-cell office:value-type="float" office:value="2426054.5" calcext:value-type="float">
            <text:p>2426054.5</text:p>
          </table:table-cell>
          <table:table-cell office:value-type="string" calcext:value-type="string">
            <text:p>1930-03-21T00:00:00</text:p>
          </table:table-cell>
          <table:table-cell office:value-type="float" office:value="2426054.5" calcext:value-type="float">
            <text:p>242605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-01-01T00:00:00</text:p>
          </table:table-cell>
          <table:table-cell office:value-type="float" office:value="2426419.5" calcext:value-type="float">
            <text:p>2426419.5</text:p>
          </table:table-cell>
          <table:table-cell office:value-type="string" calcext:value-type="string">
            <text:p>1931-03-21T00:00:00</text:p>
          </table:table-cell>
          <table:table-cell office:value-type="float" office:value="2426419.5" calcext:value-type="float">
            <text:p>242641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-01-01T00:00:00</text:p>
          </table:table-cell>
          <table:table-cell office:value-type="float" office:value="2426785.5" calcext:value-type="float">
            <text:p>2426785.5</text:p>
          </table:table-cell>
          <table:table-cell office:value-type="string" calcext:value-type="string">
            <text:p>1932-03-21T00:00:00</text:p>
          </table:table-cell>
          <table:table-cell office:value-type="float" office:value="2426785.5" calcext:value-type="float">
            <text:p>242678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-01-01T00:00:00</text:p>
          </table:table-cell>
          <table:table-cell office:value-type="float" office:value="2427150.5" calcext:value-type="float">
            <text:p>2427150.5</text:p>
          </table:table-cell>
          <table:table-cell office:value-type="string" calcext:value-type="string">
            <text:p>1933-03-21T00:00:00</text:p>
          </table:table-cell>
          <table:table-cell office:value-type="float" office:value="2427150.5" calcext:value-type="float">
            <text:p>242715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-01-01T00:00:00</text:p>
          </table:table-cell>
          <table:table-cell office:value-type="float" office:value="2427515.5" calcext:value-type="float">
            <text:p>2427515.5</text:p>
          </table:table-cell>
          <table:table-cell office:value-type="string" calcext:value-type="string">
            <text:p>1934-03-21T00:00:00</text:p>
          </table:table-cell>
          <table:table-cell office:value-type="float" office:value="2427515.5" calcext:value-type="float">
            <text:p>242751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-01-01T00:00:00</text:p>
          </table:table-cell>
          <table:table-cell office:value-type="float" office:value="2427880.5" calcext:value-type="float">
            <text:p>2427880.5</text:p>
          </table:table-cell>
          <table:table-cell office:value-type="string" calcext:value-type="string">
            <text:p>1935-03-21T00:00:00</text:p>
          </table:table-cell>
          <table:table-cell office:value-type="float" office:value="2427880.5" calcext:value-type="float">
            <text:p>242788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-01-01T00:00:00</text:p>
          </table:table-cell>
          <table:table-cell office:value-type="float" office:value="2428246.5" calcext:value-type="float">
            <text:p>2428246.5</text:p>
          </table:table-cell>
          <table:table-cell office:value-type="string" calcext:value-type="string">
            <text:p>1936-03-21T00:00:00</text:p>
          </table:table-cell>
          <table:table-cell office:value-type="float" office:value="2428246.5" calcext:value-type="float">
            <text:p>242824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-01-01T00:00:00</text:p>
          </table:table-cell>
          <table:table-cell office:value-type="float" office:value="2428611.5" calcext:value-type="float">
            <text:p>2428611.5</text:p>
          </table:table-cell>
          <table:table-cell office:value-type="string" calcext:value-type="string">
            <text:p>1937-03-21T00:00:00</text:p>
          </table:table-cell>
          <table:table-cell office:value-type="float" office:value="2428611.5" calcext:value-type="float">
            <text:p>242861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-01-01T00:00:00</text:p>
          </table:table-cell>
          <table:table-cell office:value-type="float" office:value="2428976.5" calcext:value-type="float">
            <text:p>2428976.5</text:p>
          </table:table-cell>
          <table:table-cell office:value-type="string" calcext:value-type="string">
            <text:p>1938-03-21T00:00:00</text:p>
          </table:table-cell>
          <table:table-cell office:value-type="float" office:value="2428976.5" calcext:value-type="float">
            <text:p>242897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-01-01T00:00:00</text:p>
          </table:table-cell>
          <table:table-cell office:value-type="float" office:value="2429341.5" calcext:value-type="float">
            <text:p>2429341.5</text:p>
          </table:table-cell>
          <table:table-cell office:value-type="string" calcext:value-type="string">
            <text:p>1939-03-21T00:00:00</text:p>
          </table:table-cell>
          <table:table-cell office:value-type="float" office:value="2429341.5" calcext:value-type="float">
            <text:p>242934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-01-01T00:00:00</text:p>
          </table:table-cell>
          <table:table-cell office:value-type="float" office:value="2429707.5" calcext:value-type="float">
            <text:p>2429707.5</text:p>
          </table:table-cell>
          <table:table-cell office:value-type="string" calcext:value-type="string">
            <text:p>1940-03-21T00:00:00</text:p>
          </table:table-cell>
          <table:table-cell office:value-type="float" office:value="2429707.5" calcext:value-type="float">
            <text:p>242970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-01-01T00:00:00</text:p>
          </table:table-cell>
          <table:table-cell office:value-type="float" office:value="2430072.5" calcext:value-type="float">
            <text:p>2430072.5</text:p>
          </table:table-cell>
          <table:table-cell office:value-type="string" calcext:value-type="string">
            <text:p>1941-03-21T00:00:00</text:p>
          </table:table-cell>
          <table:table-cell office:value-type="float" office:value="2430072.5" calcext:value-type="float">
            <text:p>243007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-01-01T00:00:00</text:p>
          </table:table-cell>
          <table:table-cell office:value-type="float" office:value="2430437.5" calcext:value-type="float">
            <text:p>2430437.5</text:p>
          </table:table-cell>
          <table:table-cell office:value-type="string" calcext:value-type="string">
            <text:p>1942-03-21T00:00:00</text:p>
          </table:table-cell>
          <table:table-cell office:value-type="float" office:value="2430437.5" calcext:value-type="float">
            <text:p>243043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-01-01T00:00:00</text:p>
          </table:table-cell>
          <table:table-cell office:value-type="float" office:value="2430802.5" calcext:value-type="float">
            <text:p>2430802.5</text:p>
          </table:table-cell>
          <table:table-cell office:value-type="string" calcext:value-type="string">
            <text:p>1943-03-21T00:00:00</text:p>
          </table:table-cell>
          <table:table-cell office:value-type="float" office:value="2430802.5" calcext:value-type="float">
            <text:p>243080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-01-01T00:00:00</text:p>
          </table:table-cell>
          <table:table-cell office:value-type="float" office:value="2431168.5" calcext:value-type="float">
            <text:p>2431168.5</text:p>
          </table:table-cell>
          <table:table-cell office:value-type="string" calcext:value-type="string">
            <text:p>1944-03-21T00:00:00</text:p>
          </table:table-cell>
          <table:table-cell office:value-type="float" office:value="2431168.5" calcext:value-type="float">
            <text:p>243116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-01-01T00:00:00</text:p>
          </table:table-cell>
          <table:table-cell office:value-type="float" office:value="2431533.5" calcext:value-type="float">
            <text:p>2431533.5</text:p>
          </table:table-cell>
          <table:table-cell office:value-type="string" calcext:value-type="string">
            <text:p>1945-03-21T00:00:00</text:p>
          </table:table-cell>
          <table:table-cell office:value-type="float" office:value="2431533.5" calcext:value-type="float">
            <text:p>243153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-01-01T00:00:00</text:p>
          </table:table-cell>
          <table:table-cell office:value-type="float" office:value="2431898.5" calcext:value-type="float">
            <text:p>2431898.5</text:p>
          </table:table-cell>
          <table:table-cell office:value-type="string" calcext:value-type="string">
            <text:p>1946-03-21T00:00:00</text:p>
          </table:table-cell>
          <table:table-cell office:value-type="float" office:value="2431898.5" calcext:value-type="float">
            <text:p>243189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-01-01T00:00:00</text:p>
          </table:table-cell>
          <table:table-cell office:value-type="float" office:value="2432263.5" calcext:value-type="float">
            <text:p>2432263.5</text:p>
          </table:table-cell>
          <table:table-cell office:value-type="string" calcext:value-type="string">
            <text:p>1947-03-21T00:00:00</text:p>
          </table:table-cell>
          <table:table-cell office:value-type="float" office:value="2432263.5" calcext:value-type="float">
            <text:p>243226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-01-01T00:00:00</text:p>
          </table:table-cell>
          <table:table-cell office:value-type="float" office:value="2432629.5" calcext:value-type="float">
            <text:p>2432629.5</text:p>
          </table:table-cell>
          <table:table-cell office:value-type="string" calcext:value-type="string">
            <text:p>1948-03-21T00:00:00</text:p>
          </table:table-cell>
          <table:table-cell office:value-type="float" office:value="2432629.5" calcext:value-type="float">
            <text:p>243262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-01-01T00:00:00</text:p>
          </table:table-cell>
          <table:table-cell office:value-type="float" office:value="2432994.5" calcext:value-type="float">
            <text:p>2432994.5</text:p>
          </table:table-cell>
          <table:table-cell office:value-type="string" calcext:value-type="string">
            <text:p>1949-03-21T00:00:00</text:p>
          </table:table-cell>
          <table:table-cell office:value-type="float" office:value="2432994.5" calcext:value-type="float">
            <text:p>243299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-01-01T00:00:00</text:p>
          </table:table-cell>
          <table:table-cell office:value-type="float" office:value="2433359.5" calcext:value-type="float">
            <text:p>2433359.5</text:p>
          </table:table-cell>
          <table:table-cell office:value-type="string" calcext:value-type="string">
            <text:p>1950-03-21T00:00:00</text:p>
          </table:table-cell>
          <table:table-cell office:value-type="float" office:value="2433359.5" calcext:value-type="float">
            <text:p>243335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-01-01T00:00:00</text:p>
          </table:table-cell>
          <table:table-cell office:value-type="float" office:value="2433724.5" calcext:value-type="float">
            <text:p>2433724.5</text:p>
          </table:table-cell>
          <table:table-cell office:value-type="string" calcext:value-type="string">
            <text:p>1951-03-21T00:00:00</text:p>
          </table:table-cell>
          <table:table-cell office:value-type="float" office:value="2433724.5" calcext:value-type="float">
            <text:p>243372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9-01-01T00:00:00</text:p>
          </table:table-cell>
          <table:table-cell office:value-type="float" office:value="2434090.5" calcext:value-type="float">
            <text:p>2434090.5</text:p>
          </table:table-cell>
          <table:table-cell office:value-type="string" calcext:value-type="string">
            <text:p>1952-03-21T00:00:00</text:p>
          </table:table-cell>
          <table:table-cell office:value-type="float" office:value="2434090.5" calcext:value-type="float">
            <text:p>243409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0-01-01T00:00:00</text:p>
          </table:table-cell>
          <table:table-cell office:value-type="float" office:value="2434455.5" calcext:value-type="float">
            <text:p>2434455.5</text:p>
          </table:table-cell>
          <table:table-cell office:value-type="string" calcext:value-type="string">
            <text:p>1953-03-21T00:00:00</text:p>
          </table:table-cell>
          <table:table-cell office:value-type="float" office:value="2434455.5" calcext:value-type="float">
            <text:p>243445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1-01-01T00:00:00</text:p>
          </table:table-cell>
          <table:table-cell office:value-type="float" office:value="2434820.5" calcext:value-type="float">
            <text:p>2434820.5</text:p>
          </table:table-cell>
          <table:table-cell office:value-type="string" calcext:value-type="string">
            <text:p>1954-03-21T00:00:00</text:p>
          </table:table-cell>
          <table:table-cell office:value-type="float" office:value="2434820.5" calcext:value-type="float">
            <text:p>243482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2-01-01T00:00:00</text:p>
          </table:table-cell>
          <table:table-cell office:value-type="float" office:value="2435185.5" calcext:value-type="float">
            <text:p>2435185.5</text:p>
          </table:table-cell>
          <table:table-cell office:value-type="string" calcext:value-type="string">
            <text:p>1955-03-21T00:00:00</text:p>
          </table:table-cell>
          <table:table-cell office:value-type="float" office:value="2435185.5" calcext:value-type="float">
            <text:p>243518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3-01-01T00:00:00</text:p>
          </table:table-cell>
          <table:table-cell office:value-type="float" office:value="2435551.5" calcext:value-type="float">
            <text:p>2435551.5</text:p>
          </table:table-cell>
          <table:table-cell office:value-type="string" calcext:value-type="string">
            <text:p>1956-03-21T00:00:00</text:p>
          </table:table-cell>
          <table:table-cell office:value-type="float" office:value="2435551.5" calcext:value-type="float">
            <text:p>243555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4-01-01T00:00:00</text:p>
          </table:table-cell>
          <table:table-cell office:value-type="float" office:value="2435916.5" calcext:value-type="float">
            <text:p>2435916.5</text:p>
          </table:table-cell>
          <table:table-cell office:value-type="string" calcext:value-type="string">
            <text:p>1957-03-21T00:00:00</text:p>
          </table:table-cell>
          <table:table-cell office:value-type="float" office:value="2435916.5" calcext:value-type="float">
            <text:p>24359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5-01-01T00:00:00</text:p>
          </table:table-cell>
          <table:table-cell office:value-type="float" office:value="2436281.5" calcext:value-type="float">
            <text:p>2436281.5</text:p>
          </table:table-cell>
          <table:table-cell office:value-type="string" calcext:value-type="string">
            <text:p>1958-03-21T00:00:00</text:p>
          </table:table-cell>
          <table:table-cell office:value-type="float" office:value="2436281.5" calcext:value-type="float">
            <text:p>243628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6-01-01T00:00:00</text:p>
          </table:table-cell>
          <table:table-cell office:value-type="float" office:value="2436646.5" calcext:value-type="float">
            <text:p>2436646.5</text:p>
          </table:table-cell>
          <table:table-cell office:value-type="string" calcext:value-type="string">
            <text:p>1959-03-21T00:00:00</text:p>
          </table:table-cell>
          <table:table-cell office:value-type="float" office:value="2436646.5" calcext:value-type="float">
            <text:p>243664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7-01-01T00:00:00</text:p>
          </table:table-cell>
          <table:table-cell office:value-type="float" office:value="2437012.5" calcext:value-type="float">
            <text:p>2437012.5</text:p>
          </table:table-cell>
          <table:table-cell office:value-type="string" calcext:value-type="string">
            <text:p>1960-03-20T00:00:00</text:p>
          </table:table-cell>
          <table:table-cell office:value-type="float" office:value="2437011.5" calcext:value-type="float">
            <text:p>243701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8-01-01T00:00:00</text:p>
          </table:table-cell>
          <table:table-cell office:value-type="float" office:value="2437377.5" calcext:value-type="float">
            <text:p>2437377.5</text:p>
          </table:table-cell>
          <table:table-cell office:value-type="string" calcext:value-type="string">
            <text:p>1961-03-21T00:00:00</text:p>
          </table:table-cell>
          <table:table-cell office:value-type="float" office:value="2437377.5" calcext:value-type="float">
            <text:p>243737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19-01-01T00:00:00</text:p>
          </table:table-cell>
          <table:table-cell office:value-type="float" office:value="2437742.5" calcext:value-type="float">
            <text:p>2437742.5</text:p>
          </table:table-cell>
          <table:table-cell office:value-type="string" calcext:value-type="string">
            <text:p>1962-03-21T00:00:00</text:p>
          </table:table-cell>
          <table:table-cell office:value-type="float" office:value="2437742.5" calcext:value-type="float">
            <text:p>24377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0-01-01T00:00:00</text:p>
          </table:table-cell>
          <table:table-cell office:value-type="float" office:value="2438107.5" calcext:value-type="float">
            <text:p>2438107.5</text:p>
          </table:table-cell>
          <table:table-cell office:value-type="string" calcext:value-type="string">
            <text:p>1963-03-21T00:00:00</text:p>
          </table:table-cell>
          <table:table-cell office:value-type="float" office:value="2438107.5" calcext:value-type="float">
            <text:p>243810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1-01-01T00:00:00</text:p>
          </table:table-cell>
          <table:table-cell office:value-type="float" office:value="2438473.5" calcext:value-type="float">
            <text:p>2438473.5</text:p>
          </table:table-cell>
          <table:table-cell office:value-type="string" calcext:value-type="string">
            <text:p>1964-03-20T00:00:00</text:p>
          </table:table-cell>
          <table:table-cell office:value-type="float" office:value="2438472.5" calcext:value-type="float">
            <text:p>243847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2-01-01T00:00:00</text:p>
          </table:table-cell>
          <table:table-cell office:value-type="float" office:value="2438838.5" calcext:value-type="float">
            <text:p>2438838.5</text:p>
          </table:table-cell>
          <table:table-cell office:value-type="string" calcext:value-type="string">
            <text:p>1965-03-21T00:00:00</text:p>
          </table:table-cell>
          <table:table-cell office:value-type="float" office:value="2438838.5" calcext:value-type="float">
            <text:p>243883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3-01-01T00:00:00</text:p>
          </table:table-cell>
          <table:table-cell office:value-type="float" office:value="2439203.5" calcext:value-type="float">
            <text:p>2439203.5</text:p>
          </table:table-cell>
          <table:table-cell office:value-type="string" calcext:value-type="string">
            <text:p>1966-03-21T00:00:00</text:p>
          </table:table-cell>
          <table:table-cell office:value-type="float" office:value="2439203.5" calcext:value-type="float">
            <text:p>243920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4-01-01T00:00:00</text:p>
          </table:table-cell>
          <table:table-cell office:value-type="float" office:value="2439568.5" calcext:value-type="float">
            <text:p>2439568.5</text:p>
          </table:table-cell>
          <table:table-cell office:value-type="string" calcext:value-type="string">
            <text:p>1967-03-21T00:00:00</text:p>
          </table:table-cell>
          <table:table-cell office:value-type="float" office:value="2439568.5" calcext:value-type="float">
            <text:p>243956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5-01-01T00:00:00</text:p>
          </table:table-cell>
          <table:table-cell office:value-type="float" office:value="2439934.5" calcext:value-type="float">
            <text:p>2439934.5</text:p>
          </table:table-cell>
          <table:table-cell office:value-type="string" calcext:value-type="string">
            <text:p>1968-03-20T00:00:00</text:p>
          </table:table-cell>
          <table:table-cell office:value-type="float" office:value="2439933.5" calcext:value-type="float">
            <text:p>243993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6-01-01T00:00:00</text:p>
          </table:table-cell>
          <table:table-cell office:value-type="float" office:value="2440299.5" calcext:value-type="float">
            <text:p>2440299.5</text:p>
          </table:table-cell>
          <table:table-cell office:value-type="string" calcext:value-type="string">
            <text:p>1969-03-21T00:00:00</text:p>
          </table:table-cell>
          <table:table-cell office:value-type="float" office:value="2440299.5" calcext:value-type="float">
            <text:p>24402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7-01-01T00:00:00</text:p>
          </table:table-cell>
          <table:table-cell office:value-type="float" office:value="2440664.5" calcext:value-type="float">
            <text:p>2440664.5</text:p>
          </table:table-cell>
          <table:table-cell office:value-type="string" calcext:value-type="string">
            <text:p>1970-03-21T00:00:00</text:p>
          </table:table-cell>
          <table:table-cell office:value-type="float" office:value="2440664.5" calcext:value-type="float">
            <text:p>244066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8-01-01T00:00:00</text:p>
          </table:table-cell>
          <table:table-cell office:value-type="float" office:value="2441029.5" calcext:value-type="float">
            <text:p>2441029.5</text:p>
          </table:table-cell>
          <table:table-cell office:value-type="string" calcext:value-type="string">
            <text:p>1971-03-21T00:00:00</text:p>
          </table:table-cell>
          <table:table-cell office:value-type="float" office:value="2441029.5" calcext:value-type="float">
            <text:p>244102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29-01-01T00:00:00</text:p>
          </table:table-cell>
          <table:table-cell office:value-type="float" office:value="2441394.5" calcext:value-type="float">
            <text:p>2441394.5</text:p>
          </table:table-cell>
          <table:table-cell office:value-type="string" calcext:value-type="string">
            <text:p>1972-03-20T00:00:00</text:p>
          </table:table-cell>
          <table:table-cell office:value-type="float" office:value="2441394.5" calcext:value-type="float">
            <text:p>244139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0-01-01T00:00:00</text:p>
          </table:table-cell>
          <table:table-cell office:value-type="float" office:value="2441759.5" calcext:value-type="float">
            <text:p>2441759.5</text:p>
          </table:table-cell>
          <table:table-cell office:value-type="string" calcext:value-type="string">
            <text:p>1973-03-21T00:00:00</text:p>
          </table:table-cell>
          <table:table-cell office:value-type="float" office:value="2441760.5" calcext:value-type="float">
            <text:p>244176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1-01-01T00:00:00</text:p>
          </table:table-cell>
          <table:table-cell office:value-type="float" office:value="2442124.5" calcext:value-type="float">
            <text:p>2442124.5</text:p>
          </table:table-cell>
          <table:table-cell office:value-type="string" calcext:value-type="string">
            <text:p>1974-03-21T00:00:00</text:p>
          </table:table-cell>
          <table:table-cell office:value-type="float" office:value="2442125.5" calcext:value-type="float">
            <text:p>244212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2-01-01T00:00:00</text:p>
          </table:table-cell>
          <table:table-cell office:value-type="float" office:value="2442489.5" calcext:value-type="float">
            <text:p>2442489.5</text:p>
          </table:table-cell>
          <table:table-cell office:value-type="string" calcext:value-type="string">
            <text:p>1975-03-21T00:00:00</text:p>
          </table:table-cell>
          <table:table-cell office:value-type="float" office:value="2442490.5" calcext:value-type="float">
            <text:p>244249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3-01-01T00:00:00</text:p>
          </table:table-cell>
          <table:table-cell office:value-type="float" office:value="2442855.5" calcext:value-type="float">
            <text:p>2442855.5</text:p>
          </table:table-cell>
          <table:table-cell office:value-type="string" calcext:value-type="string">
            <text:p>1976-03-20T00:00:00</text:p>
          </table:table-cell>
          <table:table-cell office:value-type="float" office:value="2442855.5" calcext:value-type="float">
            <text:p>244285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4-01-01T00:00:00</text:p>
          </table:table-cell>
          <table:table-cell office:value-type="float" office:value="2443220.5" calcext:value-type="float">
            <text:p>2443220.5</text:p>
          </table:table-cell>
          <table:table-cell office:value-type="string" calcext:value-type="string">
            <text:p>1977-03-21T00:00:00</text:p>
          </table:table-cell>
          <table:table-cell office:value-type="float" office:value="2443221.5" calcext:value-type="float">
            <text:p>244322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5-01-01T00:00:00</text:p>
          </table:table-cell>
          <table:table-cell office:value-type="float" office:value="2443585.5" calcext:value-type="float">
            <text:p>2443585.5</text:p>
          </table:table-cell>
          <table:table-cell office:value-type="string" calcext:value-type="string">
            <text:p>1978-03-21T00:00:00</text:p>
          </table:table-cell>
          <table:table-cell office:value-type="float" office:value="2443586.5" calcext:value-type="float">
            <text:p>244358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6-01-01T00:00:00</text:p>
          </table:table-cell>
          <table:table-cell office:value-type="float" office:value="2443950.5" calcext:value-type="float">
            <text:p>2443950.5</text:p>
          </table:table-cell>
          <table:table-cell office:value-type="string" calcext:value-type="string">
            <text:p>1979-03-21T00:00:00</text:p>
          </table:table-cell>
          <table:table-cell office:value-type="float" office:value="2443951.5" calcext:value-type="float">
            <text:p>244395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7-01-01T00:00:00</text:p>
          </table:table-cell>
          <table:table-cell office:value-type="float" office:value="2444316.5" calcext:value-type="float">
            <text:p>2444316.5</text:p>
          </table:table-cell>
          <table:table-cell office:value-type="string" calcext:value-type="string">
            <text:p>1980-03-20T00:00:00</text:p>
          </table:table-cell>
          <table:table-cell office:value-type="float" office:value="2444316.5" calcext:value-type="float">
            <text:p>24443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8-01-01T00:00:00</text:p>
          </table:table-cell>
          <table:table-cell office:value-type="float" office:value="2444681.5" calcext:value-type="float">
            <text:p>2444681.5</text:p>
          </table:table-cell>
          <table:table-cell office:value-type="string" calcext:value-type="string">
            <text:p>1981-03-21T00:00:00</text:p>
          </table:table-cell>
          <table:table-cell office:value-type="float" office:value="2444682.5" calcext:value-type="float">
            <text:p>244468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9-01-01T00:00:00</text:p>
          </table:table-cell>
          <table:table-cell office:value-type="float" office:value="2445046.5" calcext:value-type="float">
            <text:p>2445046.5</text:p>
          </table:table-cell>
          <table:table-cell office:value-type="string" calcext:value-type="string">
            <text:p>1982-03-21T00:00:00</text:p>
          </table:table-cell>
          <table:table-cell office:value-type="float" office:value="2445047.5" calcext:value-type="float">
            <text:p>244504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0-01-01T00:00:00</text:p>
          </table:table-cell>
          <table:table-cell office:value-type="float" office:value="2445411.5" calcext:value-type="float">
            <text:p>2445411.5</text:p>
          </table:table-cell>
          <table:table-cell office:value-type="string" calcext:value-type="string">
            <text:p>1983-03-21T00:00:00</text:p>
          </table:table-cell>
          <table:table-cell office:value-type="float" office:value="2445412.5" calcext:value-type="float">
            <text:p>244541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1-01-01T00:00:00</text:p>
          </table:table-cell>
          <table:table-cell office:value-type="float" office:value="2445777.5" calcext:value-type="float">
            <text:p>2445777.5</text:p>
          </table:table-cell>
          <table:table-cell office:value-type="string" calcext:value-type="string">
            <text:p>1984-03-20T00:00:00</text:p>
          </table:table-cell>
          <table:table-cell office:value-type="float" office:value="2445777.5" calcext:value-type="float">
            <text:p>244577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2-01-01T00:00:00</text:p>
          </table:table-cell>
          <table:table-cell office:value-type="float" office:value="2446142.5" calcext:value-type="float">
            <text:p>2446142.5</text:p>
          </table:table-cell>
          <table:table-cell office:value-type="string" calcext:value-type="string">
            <text:p>1985-03-21T00:00:00</text:p>
          </table:table-cell>
          <table:table-cell office:value-type="float" office:value="2446143.5" calcext:value-type="float">
            <text:p>244614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3-01-01T00:00:00</text:p>
          </table:table-cell>
          <table:table-cell office:value-type="float" office:value="2446507.5" calcext:value-type="float">
            <text:p>2446507.5</text:p>
          </table:table-cell>
          <table:table-cell office:value-type="string" calcext:value-type="string">
            <text:p>1986-03-21T00:00:00</text:p>
          </table:table-cell>
          <table:table-cell office:value-type="float" office:value="2446508.5" calcext:value-type="float">
            <text:p>244650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4-01-01T00:00:00</text:p>
          </table:table-cell>
          <table:table-cell office:value-type="float" office:value="2446872.5" calcext:value-type="float">
            <text:p>2446872.5</text:p>
          </table:table-cell>
          <table:table-cell office:value-type="string" calcext:value-type="string">
            <text:p>1987-03-21T00:00:00</text:p>
          </table:table-cell>
          <table:table-cell office:value-type="float" office:value="2446873.5" calcext:value-type="float">
            <text:p>244687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5-01-01T00:00:00</text:p>
          </table:table-cell>
          <table:table-cell office:value-type="float" office:value="2447238.5" calcext:value-type="float">
            <text:p>2447238.5</text:p>
          </table:table-cell>
          <table:table-cell office:value-type="string" calcext:value-type="string">
            <text:p>1988-03-20T00:00:00</text:p>
          </table:table-cell>
          <table:table-cell office:value-type="float" office:value="2447238.5" calcext:value-type="float">
            <text:p>244723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6-01-01T00:00:00</text:p>
          </table:table-cell>
          <table:table-cell office:value-type="float" office:value="2447603.5" calcext:value-type="float">
            <text:p>2447603.5</text:p>
          </table:table-cell>
          <table:table-cell office:value-type="string" calcext:value-type="string">
            <text:p>1989-03-21T00:00:00</text:p>
          </table:table-cell>
          <table:table-cell office:value-type="float" office:value="2447604.5" calcext:value-type="float">
            <text:p>244760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7-01-01T00:00:00</text:p>
          </table:table-cell>
          <table:table-cell office:value-type="float" office:value="2447968.5" calcext:value-type="float">
            <text:p>2447968.5</text:p>
          </table:table-cell>
          <table:table-cell office:value-type="string" calcext:value-type="string">
            <text:p>1990-03-21T00:00:00</text:p>
          </table:table-cell>
          <table:table-cell office:value-type="float" office:value="2447969.5" calcext:value-type="float">
            <text:p>244796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8-01-01T00:00:00</text:p>
          </table:table-cell>
          <table:table-cell office:value-type="float" office:value="2448333.5" calcext:value-type="float">
            <text:p>2448333.5</text:p>
          </table:table-cell>
          <table:table-cell office:value-type="string" calcext:value-type="string">
            <text:p>1991-03-21T00:00:00</text:p>
          </table:table-cell>
          <table:table-cell office:value-type="float" office:value="2448334.5" calcext:value-type="float">
            <text:p>244833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49-01-01T00:00:00</text:p>
          </table:table-cell>
          <table:table-cell office:value-type="float" office:value="2448699.5" calcext:value-type="float">
            <text:p>2448699.5</text:p>
          </table:table-cell>
          <table:table-cell office:value-type="string" calcext:value-type="string">
            <text:p>1992-03-20T00:00:00</text:p>
          </table:table-cell>
          <table:table-cell office:value-type="float" office:value="2448699.5" calcext:value-type="float">
            <text:p>24486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0-01-01T00:00:00</text:p>
          </table:table-cell>
          <table:table-cell office:value-type="float" office:value="2449064.5" calcext:value-type="float">
            <text:p>2449064.5</text:p>
          </table:table-cell>
          <table:table-cell office:value-type="string" calcext:value-type="string">
            <text:p>1993-03-21T00:00:00</text:p>
          </table:table-cell>
          <table:table-cell office:value-type="float" office:value="2449065.5" calcext:value-type="float">
            <text:p>244906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1-01-01T00:00:00</text:p>
          </table:table-cell>
          <table:table-cell office:value-type="float" office:value="2449429.5" calcext:value-type="float">
            <text:p>2449429.5</text:p>
          </table:table-cell>
          <table:table-cell office:value-type="string" calcext:value-type="string">
            <text:p>1994-03-21T00:00:00</text:p>
          </table:table-cell>
          <table:table-cell office:value-type="float" office:value="2449430.5" calcext:value-type="float">
            <text:p>244943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2-01-01T00:00:00</text:p>
          </table:table-cell>
          <table:table-cell office:value-type="float" office:value="2449794.5" calcext:value-type="float">
            <text:p>2449794.5</text:p>
          </table:table-cell>
          <table:table-cell office:value-type="string" calcext:value-type="string">
            <text:p>1995-03-21T00:00:00</text:p>
          </table:table-cell>
          <table:table-cell office:value-type="float" office:value="2449795.5" calcext:value-type="float">
            <text:p>244979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3-01-01T00:00:00</text:p>
          </table:table-cell>
          <table:table-cell office:value-type="float" office:value="2450160.5" calcext:value-type="float">
            <text:p>2450160.5</text:p>
          </table:table-cell>
          <table:table-cell office:value-type="string" calcext:value-type="string">
            <text:p>1996-03-20T00:00:00</text:p>
          </table:table-cell>
          <table:table-cell office:value-type="float" office:value="2450160.5" calcext:value-type="float">
            <text:p>245016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4-01-01T00:00:00</text:p>
          </table:table-cell>
          <table:table-cell office:value-type="float" office:value="2450525.5" calcext:value-type="float">
            <text:p>2450525.5</text:p>
          </table:table-cell>
          <table:table-cell office:value-type="string" calcext:value-type="string">
            <text:p>1997-03-20T00:00:00</text:p>
          </table:table-cell>
          <table:table-cell office:value-type="float" office:value="2450525.5" calcext:value-type="float">
            <text:p>245052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5-01-01T00:00:00</text:p>
          </table:table-cell>
          <table:table-cell office:value-type="float" office:value="2450890.5" calcext:value-type="float">
            <text:p>2450890.5</text:p>
          </table:table-cell>
          <table:table-cell office:value-type="string" calcext:value-type="string">
            <text:p>1998-03-21T00:00:00</text:p>
          </table:table-cell>
          <table:table-cell office:value-type="float" office:value="2450891.5" calcext:value-type="float">
            <text:p>245089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6-01-01T00:00:00</text:p>
          </table:table-cell>
          <table:table-cell office:value-type="float" office:value="2451255.5" calcext:value-type="float">
            <text:p>2451255.5</text:p>
          </table:table-cell>
          <table:table-cell office:value-type="string" calcext:value-type="string">
            <text:p>1999-03-21T00:00:00</text:p>
          </table:table-cell>
          <table:table-cell office:value-type="float" office:value="2451256.5" calcext:value-type="float">
            <text:p>245125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7-01-01T00:00:00</text:p>
          </table:table-cell>
          <table:table-cell office:value-type="float" office:value="2451621.5" calcext:value-type="float">
            <text:p>2451621.5</text:p>
          </table:table-cell>
          <table:table-cell office:value-type="string" calcext:value-type="string">
            <text:p>2000-03-20T00:00:00</text:p>
          </table:table-cell>
          <table:table-cell office:value-type="float" office:value="2451621.5" calcext:value-type="float">
            <text:p>245162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8-01-01T00:00:00</text:p>
          </table:table-cell>
          <table:table-cell office:value-type="float" office:value="2451986.5" calcext:value-type="float">
            <text:p>2451986.5</text:p>
          </table:table-cell>
          <table:table-cell office:value-type="string" calcext:value-type="string">
            <text:p>2001-03-20T00:00:00</text:p>
          </table:table-cell>
          <table:table-cell office:value-type="float" office:value="2451986.5" calcext:value-type="float">
            <text:p>24519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59-01-01T00:00:00</text:p>
          </table:table-cell>
          <table:table-cell office:value-type="float" office:value="2452351.5" calcext:value-type="float">
            <text:p>2452351.5</text:p>
          </table:table-cell>
          <table:table-cell office:value-type="string" calcext:value-type="string">
            <text:p>2002-03-21T00:00:00</text:p>
          </table:table-cell>
          <table:table-cell office:value-type="float" office:value="2452352.5" calcext:value-type="float">
            <text:p>245235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0-01-01T00:00:00</text:p>
          </table:table-cell>
          <table:table-cell office:value-type="float" office:value="2452716.5" calcext:value-type="float">
            <text:p>2452716.5</text:p>
          </table:table-cell>
          <table:table-cell office:value-type="string" calcext:value-type="string">
            <text:p>2003-03-21T00:00:00</text:p>
          </table:table-cell>
          <table:table-cell office:value-type="float" office:value="2452717.5" calcext:value-type="float">
            <text:p>245271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1-01-01T00:00:00</text:p>
          </table:table-cell>
          <table:table-cell office:value-type="float" office:value="2453082.5" calcext:value-type="float">
            <text:p>2453082.5</text:p>
          </table:table-cell>
          <table:table-cell office:value-type="string" calcext:value-type="string">
            <text:p>2004-03-20T00:00:00</text:p>
          </table:table-cell>
          <table:table-cell office:value-type="float" office:value="2453082.5" calcext:value-type="float">
            <text:p>245308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2-01-01T00:00:00</text:p>
          </table:table-cell>
          <table:table-cell office:value-type="float" office:value="2453447.5" calcext:value-type="float">
            <text:p>2453447.5</text:p>
          </table:table-cell>
          <table:table-cell office:value-type="string" calcext:value-type="string">
            <text:p>2005-03-20T00:00:00</text:p>
          </table:table-cell>
          <table:table-cell office:value-type="float" office:value="2453447.5" calcext:value-type="float">
            <text:p>245344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3-01-01T00:00:00</text:p>
          </table:table-cell>
          <table:table-cell office:value-type="float" office:value="2453812.5" calcext:value-type="float">
            <text:p>2453812.5</text:p>
          </table:table-cell>
          <table:table-cell office:value-type="string" calcext:value-type="string">
            <text:p>2006-03-21T00:00:00</text:p>
          </table:table-cell>
          <table:table-cell office:value-type="float" office:value="2453813.5" calcext:value-type="float">
            <text:p>245381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4-01-01T00:00:00</text:p>
          </table:table-cell>
          <table:table-cell office:value-type="float" office:value="2454177.5" calcext:value-type="float">
            <text:p>2454177.5</text:p>
          </table:table-cell>
          <table:table-cell office:value-type="string" calcext:value-type="string">
            <text:p>2007-03-21T00:00:00</text:p>
          </table:table-cell>
          <table:table-cell office:value-type="float" office:value="2454178.5" calcext:value-type="float">
            <text:p>245417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5-01-01T00:00:00</text:p>
          </table:table-cell>
          <table:table-cell office:value-type="float" office:value="2454543.5" calcext:value-type="float">
            <text:p>2454543.5</text:p>
          </table:table-cell>
          <table:table-cell office:value-type="string" calcext:value-type="string">
            <text:p>2008-03-20T00:00:00</text:p>
          </table:table-cell>
          <table:table-cell office:value-type="float" office:value="2454543.5" calcext:value-type="float">
            <text:p>245454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6-01-01T00:00:00</text:p>
          </table:table-cell>
          <table:table-cell office:value-type="float" office:value="2454908.5" calcext:value-type="float">
            <text:p>2454908.5</text:p>
          </table:table-cell>
          <table:table-cell office:value-type="string" calcext:value-type="string">
            <text:p>2009-03-20T00:00:00</text:p>
          </table:table-cell>
          <table:table-cell office:value-type="float" office:value="2454908.5" calcext:value-type="float">
            <text:p>245490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7-01-01T00:00:00</text:p>
          </table:table-cell>
          <table:table-cell office:value-type="float" office:value="2455273.5" calcext:value-type="float">
            <text:p>2455273.5</text:p>
          </table:table-cell>
          <table:table-cell office:value-type="string" calcext:value-type="string">
            <text:p>2010-03-21T00:00:00</text:p>
          </table:table-cell>
          <table:table-cell office:value-type="float" office:value="2455274.5" calcext:value-type="float">
            <text:p>245527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8-01-01T00:00:00</text:p>
          </table:table-cell>
          <table:table-cell office:value-type="float" office:value="2455638.5" calcext:value-type="float">
            <text:p>2455638.5</text:p>
          </table:table-cell>
          <table:table-cell office:value-type="string" calcext:value-type="string">
            <text:p>2011-03-21T00:00:00</text:p>
          </table:table-cell>
          <table:table-cell office:value-type="float" office:value="2455639.5" calcext:value-type="float">
            <text:p>245563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69-01-01T00:00:00</text:p>
          </table:table-cell>
          <table:table-cell office:value-type="float" office:value="2456004.5" calcext:value-type="float">
            <text:p>2456004.5</text:p>
          </table:table-cell>
          <table:table-cell office:value-type="string" calcext:value-type="string">
            <text:p>2012-03-20T00:00:00</text:p>
          </table:table-cell>
          <table:table-cell office:value-type="float" office:value="2456004.5" calcext:value-type="float">
            <text:p>24560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0-01-01T00:00:00</text:p>
          </table:table-cell>
          <table:table-cell office:value-type="float" office:value="2456369.5" calcext:value-type="float">
            <text:p>2456369.5</text:p>
          </table:table-cell>
          <table:table-cell office:value-type="string" calcext:value-type="string">
            <text:p>2013-03-20T00:00:00</text:p>
          </table:table-cell>
          <table:table-cell office:value-type="float" office:value="2456369.5" calcext:value-type="float">
            <text:p>245636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1-01-01T00:00:00</text:p>
          </table:table-cell>
          <table:table-cell office:value-type="float" office:value="2456734.5" calcext:value-type="float">
            <text:p>2456734.5</text:p>
          </table:table-cell>
          <table:table-cell office:value-type="string" calcext:value-type="string">
            <text:p>2014-03-21T00:00:00</text:p>
          </table:table-cell>
          <table:table-cell office:value-type="float" office:value="2456735.5" calcext:value-type="float">
            <text:p>245673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2-01-01T00:00:00</text:p>
          </table:table-cell>
          <table:table-cell office:value-type="float" office:value="2457099.5" calcext:value-type="float">
            <text:p>2457099.5</text:p>
          </table:table-cell>
          <table:table-cell office:value-type="string" calcext:value-type="string">
            <text:p>2015-03-21T00:00:00</text:p>
          </table:table-cell>
          <table:table-cell office:value-type="float" office:value="2457100.5" calcext:value-type="float">
            <text:p>245710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3-01-01T00:00:00</text:p>
          </table:table-cell>
          <table:table-cell office:value-type="float" office:value="2457465.5" calcext:value-type="float">
            <text:p>2457465.5</text:p>
          </table:table-cell>
          <table:table-cell office:value-type="string" calcext:value-type="string">
            <text:p>2016-03-20T00:00:00</text:p>
          </table:table-cell>
          <table:table-cell office:value-type="float" office:value="2457465.5" calcext:value-type="float">
            <text:p>245746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4-01-01T00:00:00</text:p>
          </table:table-cell>
          <table:table-cell office:value-type="float" office:value="2457830.5" calcext:value-type="float">
            <text:p>2457830.5</text:p>
          </table:table-cell>
          <table:table-cell office:value-type="string" calcext:value-type="string">
            <text:p>2017-03-20T00:00:00</text:p>
          </table:table-cell>
          <table:table-cell office:value-type="float" office:value="2457830.5" calcext:value-type="float">
            <text:p>245783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5-01-01T00:00:00</text:p>
          </table:table-cell>
          <table:table-cell office:value-type="float" office:value="2458195.5" calcext:value-type="float">
            <text:p>2458195.5</text:p>
          </table:table-cell>
          <table:table-cell office:value-type="string" calcext:value-type="string">
            <text:p>2018-03-21T00:00:00</text:p>
          </table:table-cell>
          <table:table-cell office:value-type="float" office:value="2458196.5" calcext:value-type="float">
            <text:p>245819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6-01-01T00:00:00</text:p>
          </table:table-cell>
          <table:table-cell office:value-type="float" office:value="2458560.5" calcext:value-type="float">
            <text:p>2458560.5</text:p>
          </table:table-cell>
          <table:table-cell office:value-type="string" calcext:value-type="string">
            <text:p>2019-03-21T00:00:00</text:p>
          </table:table-cell>
          <table:table-cell office:value-type="float" office:value="2458561.5" calcext:value-type="float">
            <text:p>245856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7-01-01T00:00:00</text:p>
          </table:table-cell>
          <table:table-cell office:value-type="float" office:value="2458926.5" calcext:value-type="float">
            <text:p>2458926.5</text:p>
          </table:table-cell>
          <table:table-cell office:value-type="string" calcext:value-type="string">
            <text:p>2020-03-20T00:00:00</text:p>
          </table:table-cell>
          <table:table-cell office:value-type="float" office:value="2458926.5" calcext:value-type="float">
            <text:p>245892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8-01-01T00:00:00</text:p>
          </table:table-cell>
          <table:table-cell office:value-type="float" office:value="2459291.5" calcext:value-type="float">
            <text:p>2459291.5</text:p>
          </table:table-cell>
          <table:table-cell office:value-type="string" calcext:value-type="string">
            <text:p>2021-03-20T00:00:00</text:p>
          </table:table-cell>
          <table:table-cell office:value-type="float" office:value="2459291.5" calcext:value-type="float">
            <text:p>245929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79-01-01T00:00:00</text:p>
          </table:table-cell>
          <table:table-cell office:value-type="float" office:value="2459656.5" calcext:value-type="float">
            <text:p>2459656.5</text:p>
          </table:table-cell>
          <table:table-cell office:value-type="string" calcext:value-type="string">
            <text:p>2022-03-21T00:00:00</text:p>
          </table:table-cell>
          <table:table-cell office:value-type="float" office:value="2459657.5" calcext:value-type="float">
            <text:p>245965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0-01-01T00:00:00</text:p>
          </table:table-cell>
          <table:table-cell office:value-type="float" office:value="2460021.5" calcext:value-type="float">
            <text:p>2460021.5</text:p>
          </table:table-cell>
          <table:table-cell office:value-type="string" calcext:value-type="string">
            <text:p>2023-03-21T00:00:00</text:p>
          </table:table-cell>
          <table:table-cell office:value-type="float" office:value="2460022.5" calcext:value-type="float">
            <text:p>246002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-01-01T00:00:00</text:p>
          </table:table-cell>
          <table:table-cell office:value-type="float" office:value="2460387.5" calcext:value-type="float">
            <text:p>2460387.5</text:p>
          </table:table-cell>
          <table:table-cell office:value-type="string" calcext:value-type="string">
            <text:p>2024-03-20T00:00:00</text:p>
          </table:table-cell>
          <table:table-cell office:value-type="float" office:value="2460387.5" calcext:value-type="float">
            <text:p>24603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-02-13T00:00:00</text:p>
          </table:table-cell>
          <table:table-cell office:value-type="float" office:value="2460387.5" calcext:value-type="float">
            <text:p>2460387.5</text:p>
          </table:table-cell>
          <table:table-cell office:value-type="string" calcext:value-type="string">
            <text:p>2024-04-19T00:00:00</text:p>
          </table:table-cell>
          <table:table-cell office:value-type="float" office:value="2460417.5" calcext:value-type="float">
            <text:p>2460417.5</text:p>
          </table:table-cell>
          <table:table-cell table:number-columns-repeated="2" office:value-type="float" office:value="-30" calcext:value-type="float">
            <text:p>-3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-03-18T20:00:00</text:p>
          </table:table-cell>
          <table:table-cell office:value-type="float" office:value="2460387.5" calcext:value-type="float">
            <text:p>2460387.5</text:p>
          </table:table-cell>
          <table:table-cell office:value-type="string" calcext:value-type="string">
            <text:p>2024-05-14T20:00:00</text:p>
          </table:table-cell>
          <table:table-cell office:value-type="float" office:value="2460443.333333" calcext:value-type="float">
            <text:p>2460443.333333</text:p>
          </table:table-cell>
          <table:table-cell office:value-type="float" office:value="-55.833333" calcext:value-type="float">
            <text:p>-55.833333</text:p>
          </table:table-cell>
          <table:table-cell office:value-type="float" office:value="-56" calcext:value-type="float">
            <text:p>-5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-03-19T20:00:00</text:p>
          </table:table-cell>
          <table:table-cell office:value-type="float" office:value="2460387.5" calcext:value-type="float">
            <text:p>2460387.5</text:p>
          </table:table-cell>
          <table:table-cell office:value-type="string" calcext:value-type="string">
            <text:p>2024-05-15T20:00:00</text:p>
          </table:table-cell>
          <table:table-cell office:value-type="float" office:value="2460444.333333" calcext:value-type="float">
            <text:p>2460444.333333</text:p>
          </table:table-cell>
          <table:table-cell office:value-type="float" office:value="-56.833333" calcext:value-type="float">
            <text:p>-56.833333</text:p>
          </table:table-cell>
          <table:table-cell office:value-type="float" office:value="-57" calcext:value-type="float">
            <text:p>-5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-04-01T17:00:00</text:p>
          </table:table-cell>
          <table:table-cell office:value-type="float" office:value="2460387.5" calcext:value-type="float">
            <text:p>2460387.5</text:p>
          </table:table-cell>
          <table:table-cell office:value-type="string" calcext:value-type="string">
            <text:p>2024-05-16T17:00:00</text:p>
          </table:table-cell>
          <table:table-cell office:value-type="float" office:value="2460445.208333" calcext:value-type="float">
            <text:p>2460445.208333</text:p>
          </table:table-cell>
          <table:table-cell office:value-type="float" office:value="-57.708333" calcext:value-type="float">
            <text:p>-57.708333</text:p>
          </table:table-cell>
          <table:table-cell office:value-type="float" office:value="-58" calcext:value-type="float">
            <text:p>-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1-04-01T20:00:00</text:p>
          </table:table-cell>
          <table:table-cell office:value-type="float" office:value="2460387.5" calcext:value-type="float">
            <text:p>2460387.5</text:p>
          </table:table-cell>
          <table:table-cell office:value-type="string" calcext:value-type="string">
            <text:p>2024-05-16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float" office:value="-57.833333" calcext:value-type="float">
            <text:p>-57.833333</text:p>
          </table:table-cell>
          <table:table-cell office:value-type="float" office:value="-58" calcext:value-type="float">
            <text:p>-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2-01-01T00:00:00</text:p>
          </table:table-cell>
          <table:table-cell office:value-type="float" office:value="2460752.5" calcext:value-type="float">
            <text:p>2460752.5</text:p>
          </table:table-cell>
          <table:table-cell office:value-type="string" calcext:value-type="string">
            <text:p>2025-03-20T00:00:00</text:p>
          </table:table-cell>
          <table:table-cell office:value-type="float" office:value="2460752.5" calcext:value-type="float">
            <text:p>246075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3-01-01T00:00:00</text:p>
          </table:table-cell>
          <table:table-cell office:value-type="float" office:value="2461117.5" calcext:value-type="float">
            <text:p>2461117.5</text:p>
          </table:table-cell>
          <table:table-cell office:value-type="string" calcext:value-type="string">
            <text:p>2026-03-21T00:00:00</text:p>
          </table:table-cell>
          <table:table-cell office:value-type="float" office:value="2461118.5" calcext:value-type="float">
            <text:p>246111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4-01-01T00:00:00</text:p>
          </table:table-cell>
          <table:table-cell office:value-type="float" office:value="2461482.5" calcext:value-type="float">
            <text:p>2461482.5</text:p>
          </table:table-cell>
          <table:table-cell office:value-type="string" calcext:value-type="string">
            <text:p>2027-03-21T00:00:00</text:p>
          </table:table-cell>
          <table:table-cell office:value-type="float" office:value="2461483.5" calcext:value-type="float">
            <text:p>246148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5-01-01T00:00:00</text:p>
          </table:table-cell>
          <table:table-cell office:value-type="float" office:value="2461848.5" calcext:value-type="float">
            <text:p>2461848.5</text:p>
          </table:table-cell>
          <table:table-cell office:value-type="string" calcext:value-type="string">
            <text:p>2028-03-20T00:00:00</text:p>
          </table:table-cell>
          <table:table-cell office:value-type="float" office:value="2461848.5" calcext:value-type="float">
            <text:p>246184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-01-01T00:00:00</text:p>
          </table:table-cell>
          <table:table-cell office:value-type="float" office:value="2462213.5" calcext:value-type="float">
            <text:p>2462213.5</text:p>
          </table:table-cell>
          <table:table-cell office:value-type="string" calcext:value-type="string">
            <text:p>2029-03-20T00:00:00</text:p>
          </table:table-cell>
          <table:table-cell office:value-type="float" office:value="2462213.5" calcext:value-type="float">
            <text:p>24622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7-01-01T00:00:00</text:p>
          </table:table-cell>
          <table:table-cell office:value-type="float" office:value="2462578.5" calcext:value-type="float">
            <text:p>2462578.5</text:p>
          </table:table-cell>
          <table:table-cell office:value-type="string" calcext:value-type="string">
            <text:p>2030-03-20T00:00:00</text:p>
          </table:table-cell>
          <table:table-cell office:value-type="float" office:value="2462578.5" calcext:value-type="float">
            <text:p>24625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8-01-01T00:00:00</text:p>
          </table:table-cell>
          <table:table-cell office:value-type="float" office:value="2462943.5" calcext:value-type="float">
            <text:p>2462943.5</text:p>
          </table:table-cell>
          <table:table-cell office:value-type="string" calcext:value-type="string">
            <text:p>2031-03-21T00:00:00</text:p>
          </table:table-cell>
          <table:table-cell office:value-type="float" office:value="2462944.5" calcext:value-type="float">
            <text:p>246294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9-01-01T00:00:00</text:p>
          </table:table-cell>
          <table:table-cell office:value-type="float" office:value="2463309.5" calcext:value-type="float">
            <text:p>2463309.5</text:p>
          </table:table-cell>
          <table:table-cell office:value-type="string" calcext:value-type="string">
            <text:p>2032-03-20T00:00:00</text:p>
          </table:table-cell>
          <table:table-cell office:value-type="float" office:value="2463309.5" calcext:value-type="float">
            <text:p>246330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-01-01T00:00:00</text:p>
          </table:table-cell>
          <table:table-cell office:value-type="float" office:value="2463674.5" calcext:value-type="float">
            <text:p>2463674.5</text:p>
          </table:table-cell>
          <table:table-cell office:value-type="string" calcext:value-type="string">
            <text:p>2033-03-20T00:00:00</text:p>
          </table:table-cell>
          <table:table-cell office:value-type="float" office:value="2463674.5" calcext:value-type="float">
            <text:p>246367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1-01-01T00:00:00</text:p>
          </table:table-cell>
          <table:table-cell office:value-type="float" office:value="2464039.5" calcext:value-type="float">
            <text:p>2464039.5</text:p>
          </table:table-cell>
          <table:table-cell office:value-type="string" calcext:value-type="string">
            <text:p>2034-03-20T00:00:00</text:p>
          </table:table-cell>
          <table:table-cell office:value-type="float" office:value="2464039.5" calcext:value-type="float">
            <text:p>24640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-01-01T00:00:00</text:p>
          </table:table-cell>
          <table:table-cell office:value-type="float" office:value="2464404.5" calcext:value-type="float">
            <text:p>2464404.5</text:p>
          </table:table-cell>
          <table:table-cell office:value-type="string" calcext:value-type="string">
            <text:p>2035-03-21T00:00:00</text:p>
          </table:table-cell>
          <table:table-cell office:value-type="float" office:value="2464405.5" calcext:value-type="float">
            <text:p>246440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-01-01T00:00:00</text:p>
          </table:table-cell>
          <table:table-cell office:value-type="float" office:value="2464770.5" calcext:value-type="float">
            <text:p>2464770.5</text:p>
          </table:table-cell>
          <table:table-cell office:value-type="string" calcext:value-type="string">
            <text:p>2036-03-20T00:00:00</text:p>
          </table:table-cell>
          <table:table-cell office:value-type="float" office:value="2464770.5" calcext:value-type="float">
            <text:p>246477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-01-01T00:00:00</text:p>
          </table:table-cell>
          <table:table-cell office:value-type="float" office:value="2465135.5" calcext:value-type="float">
            <text:p>2465135.5</text:p>
          </table:table-cell>
          <table:table-cell office:value-type="string" calcext:value-type="string">
            <text:p>2037-03-20T00:00:00</text:p>
          </table:table-cell>
          <table:table-cell office:value-type="float" office:value="2465135.5" calcext:value-type="float">
            <text:p>246513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5-01-01T00:00:00</text:p>
          </table:table-cell>
          <table:table-cell office:value-type="float" office:value="2465500.5" calcext:value-type="float">
            <text:p>2465500.5</text:p>
          </table:table-cell>
          <table:table-cell office:value-type="string" calcext:value-type="string">
            <text:p>2038-03-20T00:00:00</text:p>
          </table:table-cell>
          <table:table-cell office:value-type="float" office:value="2465500.5" calcext:value-type="float">
            <text:p>246550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6-01-01T00:00:00</text:p>
          </table:table-cell>
          <table:table-cell office:value-type="float" office:value="2465865.5" calcext:value-type="float">
            <text:p>2465865.5</text:p>
          </table:table-cell>
          <table:table-cell office:value-type="string" calcext:value-type="string">
            <text:p>2039-03-21T00:00:00</text:p>
          </table:table-cell>
          <table:table-cell office:value-type="float" office:value="2465866.5" calcext:value-type="float">
            <text:p>246586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7-01-01T00:00:00</text:p>
          </table:table-cell>
          <table:table-cell office:value-type="float" office:value="2466231.5" calcext:value-type="float">
            <text:p>2466231.5</text:p>
          </table:table-cell>
          <table:table-cell office:value-type="string" calcext:value-type="string">
            <text:p>2040-03-20T00:00:00</text:p>
          </table:table-cell>
          <table:table-cell office:value-type="float" office:value="2466231.5" calcext:value-type="float">
            <text:p>246623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8-01-01T00:00:00</text:p>
          </table:table-cell>
          <table:table-cell office:value-type="float" office:value="2466596.5" calcext:value-type="float">
            <text:p>2466596.5</text:p>
          </table:table-cell>
          <table:table-cell office:value-type="string" calcext:value-type="string">
            <text:p>2041-03-20T00:00:00</text:p>
          </table:table-cell>
          <table:table-cell office:value-type="float" office:value="2466596.5" calcext:value-type="float">
            <text:p>246659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-01-01T00:00:00</text:p>
          </table:table-cell>
          <table:table-cell office:value-type="float" office:value="2466961.5" calcext:value-type="float">
            <text:p>2466961.5</text:p>
          </table:table-cell>
          <table:table-cell office:value-type="string" calcext:value-type="string">
            <text:p>2042-03-20T00:00:00</text:p>
          </table:table-cell>
          <table:table-cell office:value-type="float" office:value="2466961.5" calcext:value-type="float">
            <text:p>246696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0-01-01T00:00:00</text:p>
          </table:table-cell>
          <table:table-cell office:value-type="float" office:value="2467326.5" calcext:value-type="float">
            <text:p>2467326.5</text:p>
          </table:table-cell>
          <table:table-cell office:value-type="string" calcext:value-type="string">
            <text:p>2043-03-21T00:00:00</text:p>
          </table:table-cell>
          <table:table-cell office:value-type="float" office:value="2467327.5" calcext:value-type="float">
            <text:p>246732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1-01-01T00:00:00</text:p>
          </table:table-cell>
          <table:table-cell office:value-type="float" office:value="2467692.5" calcext:value-type="float">
            <text:p>2467692.5</text:p>
          </table:table-cell>
          <table:table-cell office:value-type="string" calcext:value-type="string">
            <text:p>2044-03-20T00:00:00</text:p>
          </table:table-cell>
          <table:table-cell office:value-type="float" office:value="2467692.5" calcext:value-type="float">
            <text:p>246769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-01-01T00:00:00</text:p>
          </table:table-cell>
          <table:table-cell office:value-type="float" office:value="2468057.5" calcext:value-type="float">
            <text:p>2468057.5</text:p>
          </table:table-cell>
          <table:table-cell office:value-type="string" calcext:value-type="string">
            <text:p>2045-03-20T00:00:00</text:p>
          </table:table-cell>
          <table:table-cell office:value-type="float" office:value="2468057.5" calcext:value-type="float">
            <text:p>246805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3-01-01T00:00:00</text:p>
          </table:table-cell>
          <table:table-cell office:value-type="float" office:value="2468422.5" calcext:value-type="float">
            <text:p>2468422.5</text:p>
          </table:table-cell>
          <table:table-cell office:value-type="string" calcext:value-type="string">
            <text:p>2046-03-20T00:00:00</text:p>
          </table:table-cell>
          <table:table-cell office:value-type="float" office:value="2468422.5" calcext:value-type="float">
            <text:p>246842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4-01-01T00:00:00</text:p>
          </table:table-cell>
          <table:table-cell office:value-type="float" office:value="2468787.5" calcext:value-type="float">
            <text:p>2468787.5</text:p>
          </table:table-cell>
          <table:table-cell office:value-type="string" calcext:value-type="string">
            <text:p>2047-03-21T00:00:00</text:p>
          </table:table-cell>
          <table:table-cell office:value-type="float" office:value="2468788.5" calcext:value-type="float">
            <text:p>246878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5-01-01T00:00:00</text:p>
          </table:table-cell>
          <table:table-cell office:value-type="float" office:value="2469153.5" calcext:value-type="float">
            <text:p>2469153.5</text:p>
          </table:table-cell>
          <table:table-cell office:value-type="string" calcext:value-type="string">
            <text:p>2048-03-20T00:00:00</text:p>
          </table:table-cell>
          <table:table-cell office:value-type="float" office:value="2469153.5" calcext:value-type="float">
            <text:p>246915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6-01-01T00:00:00</text:p>
          </table:table-cell>
          <table:table-cell office:value-type="float" office:value="2469518.5" calcext:value-type="float">
            <text:p>2469518.5</text:p>
          </table:table-cell>
          <table:table-cell office:value-type="string" calcext:value-type="string">
            <text:p>2049-03-20T00:00:00</text:p>
          </table:table-cell>
          <table:table-cell office:value-type="float" office:value="2469518.5" calcext:value-type="float">
            <text:p>246951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7-01-01T00:00:00</text:p>
          </table:table-cell>
          <table:table-cell office:value-type="float" office:value="2469883.5" calcext:value-type="float">
            <text:p>2469883.5</text:p>
          </table:table-cell>
          <table:table-cell office:value-type="string" calcext:value-type="string">
            <text:p>2050-03-20T00:00:00</text:p>
          </table:table-cell>
          <table:table-cell office:value-type="float" office:value="2469883.5" calcext:value-type="float">
            <text:p>24698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8-01-01T00:00:00</text:p>
          </table:table-cell>
          <table:table-cell office:value-type="float" office:value="2470248.5" calcext:value-type="float">
            <text:p>2470248.5</text:p>
          </table:table-cell>
          <table:table-cell office:value-type="string" calcext:value-type="string">
            <text:p>2051-03-21T00:00:00</text:p>
          </table:table-cell>
          <table:table-cell office:value-type="float" office:value="2470249.5" calcext:value-type="float">
            <text:p>247024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9-01-01T00:00:00</text:p>
          </table:table-cell>
          <table:table-cell office:value-type="float" office:value="2470614.5" calcext:value-type="float">
            <text:p>2470614.5</text:p>
          </table:table-cell>
          <table:table-cell office:value-type="string" calcext:value-type="string">
            <text:p>2052-03-20T00:00:00</text:p>
          </table:table-cell>
          <table:table-cell office:value-type="float" office:value="2470614.5" calcext:value-type="float">
            <text:p>247061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0-01-01T00:00:00</text:p>
          </table:table-cell>
          <table:table-cell office:value-type="float" office:value="2470979.5" calcext:value-type="float">
            <text:p>2470979.5</text:p>
          </table:table-cell>
          <table:table-cell office:value-type="string" calcext:value-type="string">
            <text:p>2053-03-20T00:00:00</text:p>
          </table:table-cell>
          <table:table-cell office:value-type="float" office:value="2470979.5" calcext:value-type="float">
            <text:p>247097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1-01-01T00:00:00</text:p>
          </table:table-cell>
          <table:table-cell office:value-type="float" office:value="2471344.5" calcext:value-type="float">
            <text:p>2471344.5</text:p>
          </table:table-cell>
          <table:table-cell office:value-type="string" calcext:value-type="string">
            <text:p>2054-03-20T00:00:00</text:p>
          </table:table-cell>
          <table:table-cell office:value-type="float" office:value="2471344.5" calcext:value-type="float">
            <text:p>247134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2-01-01T00:00:00</text:p>
          </table:table-cell>
          <table:table-cell office:value-type="float" office:value="2471709.5" calcext:value-type="float">
            <text:p>2471709.5</text:p>
          </table:table-cell>
          <table:table-cell office:value-type="string" calcext:value-type="string">
            <text:p>2055-03-21T00:00:00</text:p>
          </table:table-cell>
          <table:table-cell office:value-type="float" office:value="2471710.5" calcext:value-type="float">
            <text:p>247171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3-01-01T00:00:00</text:p>
          </table:table-cell>
          <table:table-cell office:value-type="float" office:value="2472075.5" calcext:value-type="float">
            <text:p>2472075.5</text:p>
          </table:table-cell>
          <table:table-cell office:value-type="string" calcext:value-type="string">
            <text:p>2056-03-20T00:00:00</text:p>
          </table:table-cell>
          <table:table-cell office:value-type="float" office:value="2472075.5" calcext:value-type="float">
            <text:p>247207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4-01-01T00:00:00</text:p>
          </table:table-cell>
          <table:table-cell office:value-type="float" office:value="2472440.5" calcext:value-type="float">
            <text:p>2472440.5</text:p>
          </table:table-cell>
          <table:table-cell office:value-type="string" calcext:value-type="string">
            <text:p>2057-03-20T00:00:00</text:p>
          </table:table-cell>
          <table:table-cell office:value-type="float" office:value="2472440.5" calcext:value-type="float">
            <text:p>24724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5-01-01T00:00:00</text:p>
          </table:table-cell>
          <table:table-cell office:value-type="float" office:value="2472805.5" calcext:value-type="float">
            <text:p>2472805.5</text:p>
          </table:table-cell>
          <table:table-cell office:value-type="string" calcext:value-type="string">
            <text:p>2058-03-20T00:00:00</text:p>
          </table:table-cell>
          <table:table-cell office:value-type="float" office:value="2472805.5" calcext:value-type="float">
            <text:p>247280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6-01-01T00:00:00</text:p>
          </table:table-cell>
          <table:table-cell office:value-type="float" office:value="2473170.5" calcext:value-type="float">
            <text:p>2473170.5</text:p>
          </table:table-cell>
          <table:table-cell office:value-type="string" calcext:value-type="string">
            <text:p>2059-03-20T00:00:00</text:p>
          </table:table-cell>
          <table:table-cell office:value-type="float" office:value="2473170.5" calcext:value-type="float">
            <text:p>247317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7-01-01T00:00:00</text:p>
          </table:table-cell>
          <table:table-cell office:value-type="float" office:value="2473536.5" calcext:value-type="float">
            <text:p>2473536.5</text:p>
          </table:table-cell>
          <table:table-cell office:value-type="string" calcext:value-type="string">
            <text:p>2060-03-20T00:00:00</text:p>
          </table:table-cell>
          <table:table-cell office:value-type="float" office:value="2473536.5" calcext:value-type="float">
            <text:p>247353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8-01-01T00:00:00</text:p>
          </table:table-cell>
          <table:table-cell office:value-type="float" office:value="2473901.5" calcext:value-type="float">
            <text:p>2473901.5</text:p>
          </table:table-cell>
          <table:table-cell office:value-type="string" calcext:value-type="string">
            <text:p>2061-03-20T00:00:00</text:p>
          </table:table-cell>
          <table:table-cell office:value-type="float" office:value="2473901.5" calcext:value-type="float">
            <text:p>247390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9-01-01T00:00:00</text:p>
          </table:table-cell>
          <table:table-cell office:value-type="float" office:value="2474266.5" calcext:value-type="float">
            <text:p>2474266.5</text:p>
          </table:table-cell>
          <table:table-cell office:value-type="string" calcext:value-type="string">
            <text:p>2062-03-20T00:00:00</text:p>
          </table:table-cell>
          <table:table-cell office:value-type="float" office:value="2474266.5" calcext:value-type="float">
            <text:p>247426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0-01-01T00:00:00</text:p>
          </table:table-cell>
          <table:table-cell office:value-type="float" office:value="2474631.5" calcext:value-type="float">
            <text:p>2474631.5</text:p>
          </table:table-cell>
          <table:table-cell office:value-type="string" calcext:value-type="string">
            <text:p>2063-03-20T00:00:00</text:p>
          </table:table-cell>
          <table:table-cell office:value-type="float" office:value="2474631.5" calcext:value-type="float">
            <text:p>247463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1-01-01T00:00:00</text:p>
          </table:table-cell>
          <table:table-cell office:value-type="float" office:value="2474997.5" calcext:value-type="float">
            <text:p>2474997.5</text:p>
          </table:table-cell>
          <table:table-cell office:value-type="string" calcext:value-type="string">
            <text:p>2064-03-20T00:00:00</text:p>
          </table:table-cell>
          <table:table-cell office:value-type="float" office:value="2474997.5" calcext:value-type="float">
            <text:p>24749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2-01-01T00:00:00</text:p>
          </table:table-cell>
          <table:table-cell office:value-type="float" office:value="2475362.5" calcext:value-type="float">
            <text:p>2475362.5</text:p>
          </table:table-cell>
          <table:table-cell office:value-type="string" calcext:value-type="string">
            <text:p>2065-03-20T00:00:00</text:p>
          </table:table-cell>
          <table:table-cell office:value-type="float" office:value="2475362.5" calcext:value-type="float">
            <text:p>24753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3-01-01T00:00:00</text:p>
          </table:table-cell>
          <table:table-cell office:value-type="float" office:value="2475727.5" calcext:value-type="float">
            <text:p>2475727.5</text:p>
          </table:table-cell>
          <table:table-cell office:value-type="string" calcext:value-type="string">
            <text:p>2066-03-20T00:00:00</text:p>
          </table:table-cell>
          <table:table-cell office:value-type="float" office:value="2475727.5" calcext:value-type="float">
            <text:p>247572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4-01-01T00:00:00</text:p>
          </table:table-cell>
          <table:table-cell office:value-type="float" office:value="2476092.5" calcext:value-type="float">
            <text:p>2476092.5</text:p>
          </table:table-cell>
          <table:table-cell office:value-type="string" calcext:value-type="string">
            <text:p>2067-03-20T00:00:00</text:p>
          </table:table-cell>
          <table:table-cell office:value-type="float" office:value="2476092.5" calcext:value-type="float">
            <text:p>247609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5-01-01T00:00:00</text:p>
          </table:table-cell>
          <table:table-cell office:value-type="float" office:value="2476458.5" calcext:value-type="float">
            <text:p>2476458.5</text:p>
          </table:table-cell>
          <table:table-cell office:value-type="string" calcext:value-type="string">
            <text:p>2068-03-20T00:00:00</text:p>
          </table:table-cell>
          <table:table-cell office:value-type="float" office:value="2476458.5" calcext:value-type="float">
            <text:p>247645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6-01-01T00:00:00</text:p>
          </table:table-cell>
          <table:table-cell office:value-type="float" office:value="2476823.5" calcext:value-type="float">
            <text:p>2476823.5</text:p>
          </table:table-cell>
          <table:table-cell office:value-type="string" calcext:value-type="string">
            <text:p>2069-03-20T00:00:00</text:p>
          </table:table-cell>
          <table:table-cell office:value-type="float" office:value="2476823.5" calcext:value-type="float">
            <text:p>247682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7-01-01T00:00:00</text:p>
          </table:table-cell>
          <table:table-cell office:value-type="float" office:value="2477188.5" calcext:value-type="float">
            <text:p>2477188.5</text:p>
          </table:table-cell>
          <table:table-cell office:value-type="string" calcext:value-type="string">
            <text:p>2070-03-20T00:00:00</text:p>
          </table:table-cell>
          <table:table-cell office:value-type="float" office:value="2477188.5" calcext:value-type="float">
            <text:p>247718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8-01-01T00:00:00</text:p>
          </table:table-cell>
          <table:table-cell office:value-type="float" office:value="2477553.5" calcext:value-type="float">
            <text:p>2477553.5</text:p>
          </table:table-cell>
          <table:table-cell office:value-type="string" calcext:value-type="string">
            <text:p>2071-03-20T00:00:00</text:p>
          </table:table-cell>
          <table:table-cell office:value-type="float" office:value="2477553.5" calcext:value-type="float">
            <text:p>247755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9-01-01T00:00:00</text:p>
          </table:table-cell>
          <table:table-cell office:value-type="float" office:value="2477919.5" calcext:value-type="float">
            <text:p>2477919.5</text:p>
          </table:table-cell>
          <table:table-cell office:value-type="string" calcext:value-type="string">
            <text:p>2072-03-20T00:00:00</text:p>
          </table:table-cell>
          <table:table-cell office:value-type="float" office:value="2477919.5" calcext:value-type="float">
            <text:p>247791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0-01-01T00:00:00</text:p>
          </table:table-cell>
          <table:table-cell office:value-type="float" office:value="2478284.5" calcext:value-type="float">
            <text:p>2478284.5</text:p>
          </table:table-cell>
          <table:table-cell office:value-type="string" calcext:value-type="string">
            <text:p>2073-03-20T00:00:00</text:p>
          </table:table-cell>
          <table:table-cell office:value-type="float" office:value="2478284.5" calcext:value-type="float">
            <text:p>247828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1-01-01T00:00:00</text:p>
          </table:table-cell>
          <table:table-cell office:value-type="float" office:value="2478649.5" calcext:value-type="float">
            <text:p>2478649.5</text:p>
          </table:table-cell>
          <table:table-cell office:value-type="string" calcext:value-type="string">
            <text:p>2074-03-20T00:00:00</text:p>
          </table:table-cell>
          <table:table-cell office:value-type="float" office:value="2478649.5" calcext:value-type="float">
            <text:p>247864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2-01-01T00:00:00</text:p>
          </table:table-cell>
          <table:table-cell office:value-type="float" office:value="2479014.5" calcext:value-type="float">
            <text:p>2479014.5</text:p>
          </table:table-cell>
          <table:table-cell office:value-type="string" calcext:value-type="string">
            <text:p>2075-03-20T00:00:00</text:p>
          </table:table-cell>
          <table:table-cell office:value-type="float" office:value="2479014.5" calcext:value-type="float">
            <text:p>247901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3-01-01T00:00:00</text:p>
          </table:table-cell>
          <table:table-cell office:value-type="float" office:value="2479380.5" calcext:value-type="float">
            <text:p>2479380.5</text:p>
          </table:table-cell>
          <table:table-cell office:value-type="string" calcext:value-type="string">
            <text:p>2076-03-20T00:00:00</text:p>
          </table:table-cell>
          <table:table-cell office:value-type="float" office:value="2479380.5" calcext:value-type="float">
            <text:p>247938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4-01-01T00:00:00</text:p>
          </table:table-cell>
          <table:table-cell office:value-type="float" office:value="2479745.5" calcext:value-type="float">
            <text:p>2479745.5</text:p>
          </table:table-cell>
          <table:table-cell office:value-type="string" calcext:value-type="string">
            <text:p>2077-03-20T00:00:00</text:p>
          </table:table-cell>
          <table:table-cell office:value-type="float" office:value="2479745.5" calcext:value-type="float">
            <text:p>247974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5-01-01T00:00:00</text:p>
          </table:table-cell>
          <table:table-cell office:value-type="float" office:value="2480110.5" calcext:value-type="float">
            <text:p>2480110.5</text:p>
          </table:table-cell>
          <table:table-cell office:value-type="string" calcext:value-type="string">
            <text:p>2078-03-20T00:00:00</text:p>
          </table:table-cell>
          <table:table-cell office:value-type="float" office:value="2480110.5" calcext:value-type="float">
            <text:p>248011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6-01-01T00:00:00</text:p>
          </table:table-cell>
          <table:table-cell office:value-type="float" office:value="2480475.5" calcext:value-type="float">
            <text:p>2480475.5</text:p>
          </table:table-cell>
          <table:table-cell office:value-type="string" calcext:value-type="string">
            <text:p>2079-03-20T00:00:00</text:p>
          </table:table-cell>
          <table:table-cell office:value-type="float" office:value="2480475.5" calcext:value-type="float">
            <text:p>248047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7-01-01T00:00:00</text:p>
          </table:table-cell>
          <table:table-cell office:value-type="float" office:value="2480841.5" calcext:value-type="float">
            <text:p>2480841.5</text:p>
          </table:table-cell>
          <table:table-cell office:value-type="string" calcext:value-type="string">
            <text:p>2080-03-20T00:00:00</text:p>
          </table:table-cell>
          <table:table-cell office:value-type="float" office:value="2480841.5" calcext:value-type="float">
            <text:p>248084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8-01-01T00:00:00</text:p>
          </table:table-cell>
          <table:table-cell office:value-type="float" office:value="2481206.5" calcext:value-type="float">
            <text:p>2481206.5</text:p>
          </table:table-cell>
          <table:table-cell office:value-type="string" calcext:value-type="string">
            <text:p>2081-03-20T00:00:00</text:p>
          </table:table-cell>
          <table:table-cell office:value-type="float" office:value="2481206.5" calcext:value-type="float">
            <text:p>248120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39-01-01T00:00:00</text:p>
          </table:table-cell>
          <table:table-cell office:value-type="float" office:value="2481571.5" calcext:value-type="float">
            <text:p>2481571.5</text:p>
          </table:table-cell>
          <table:table-cell office:value-type="string" calcext:value-type="string">
            <text:p>2082-03-20T00:00:00</text:p>
          </table:table-cell>
          <table:table-cell office:value-type="float" office:value="2481571.5" calcext:value-type="float">
            <text:p>248157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0-01-01T00:00:00</text:p>
          </table:table-cell>
          <table:table-cell office:value-type="float" office:value="2481936.5" calcext:value-type="float">
            <text:p>2481936.5</text:p>
          </table:table-cell>
          <table:table-cell office:value-type="string" calcext:value-type="string">
            <text:p>2083-03-20T00:00:00</text:p>
          </table:table-cell>
          <table:table-cell office:value-type="float" office:value="2481936.5" calcext:value-type="float">
            <text:p>248193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1-01-01T00:00:00</text:p>
          </table:table-cell>
          <table:table-cell office:value-type="float" office:value="2482302.5" calcext:value-type="float">
            <text:p>2482302.5</text:p>
          </table:table-cell>
          <table:table-cell office:value-type="string" calcext:value-type="string">
            <text:p>2084-03-20T00:00:00</text:p>
          </table:table-cell>
          <table:table-cell office:value-type="float" office:value="2482302.5" calcext:value-type="float">
            <text:p>248230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2-01-01T00:00:00</text:p>
          </table:table-cell>
          <table:table-cell office:value-type="float" office:value="2482667.5" calcext:value-type="float">
            <text:p>2482667.5</text:p>
          </table:table-cell>
          <table:table-cell office:value-type="string" calcext:value-type="string">
            <text:p>2085-03-20T00:00:00</text:p>
          </table:table-cell>
          <table:table-cell office:value-type="float" office:value="2482667.5" calcext:value-type="float">
            <text:p>248266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3-01-01T00:00:00</text:p>
          </table:table-cell>
          <table:table-cell office:value-type="float" office:value="2483032.5" calcext:value-type="float">
            <text:p>2483032.5</text:p>
          </table:table-cell>
          <table:table-cell office:value-type="string" calcext:value-type="string">
            <text:p>2086-03-20T00:00:00</text:p>
          </table:table-cell>
          <table:table-cell office:value-type="float" office:value="2483032.5" calcext:value-type="float">
            <text:p>24830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4-01-01T00:00:00</text:p>
          </table:table-cell>
          <table:table-cell office:value-type="float" office:value="2483397.5" calcext:value-type="float">
            <text:p>2483397.5</text:p>
          </table:table-cell>
          <table:table-cell office:value-type="string" calcext:value-type="string">
            <text:p>2087-03-20T00:00:00</text:p>
          </table:table-cell>
          <table:table-cell office:value-type="float" office:value="2483397.5" calcext:value-type="float">
            <text:p>24833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5-01-01T00:00:00</text:p>
          </table:table-cell>
          <table:table-cell office:value-type="float" office:value="2483763.5" calcext:value-type="float">
            <text:p>2483763.5</text:p>
          </table:table-cell>
          <table:table-cell office:value-type="string" calcext:value-type="string">
            <text:p>2088-03-20T00:00:00</text:p>
          </table:table-cell>
          <table:table-cell office:value-type="float" office:value="2483763.5" calcext:value-type="float">
            <text:p>248376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6-01-01T00:00:00</text:p>
          </table:table-cell>
          <table:table-cell office:value-type="float" office:value="2484128.5" calcext:value-type="float">
            <text:p>2484128.5</text:p>
          </table:table-cell>
          <table:table-cell office:value-type="string" calcext:value-type="string">
            <text:p>2089-03-20T00:00:00</text:p>
          </table:table-cell>
          <table:table-cell office:value-type="float" office:value="2484128.5" calcext:value-type="float">
            <text:p>248412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7-01-01T00:00:00</text:p>
          </table:table-cell>
          <table:table-cell office:value-type="float" office:value="2484493.5" calcext:value-type="float">
            <text:p>2484493.5</text:p>
          </table:table-cell>
          <table:table-cell office:value-type="string" calcext:value-type="string">
            <text:p>2090-03-20T00:00:00</text:p>
          </table:table-cell>
          <table:table-cell office:value-type="float" office:value="2484493.5" calcext:value-type="float">
            <text:p>248449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8-01-01T00:00:00</text:p>
          </table:table-cell>
          <table:table-cell office:value-type="float" office:value="2484858.5" calcext:value-type="float">
            <text:p>2484858.5</text:p>
          </table:table-cell>
          <table:table-cell office:value-type="string" calcext:value-type="string">
            <text:p>2091-03-20T00:00:00</text:p>
          </table:table-cell>
          <table:table-cell office:value-type="float" office:value="2484858.5" calcext:value-type="float">
            <text:p>248485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49-01-01T00:00:00</text:p>
          </table:table-cell>
          <table:table-cell office:value-type="float" office:value="2485224.5" calcext:value-type="float">
            <text:p>2485224.5</text:p>
          </table:table-cell>
          <table:table-cell office:value-type="string" calcext:value-type="string">
            <text:p>2092-03-20T00:00:00</text:p>
          </table:table-cell>
          <table:table-cell office:value-type="float" office:value="2485224.5" calcext:value-type="float">
            <text:p>248522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0-01-01T00:00:00</text:p>
          </table:table-cell>
          <table:table-cell office:value-type="float" office:value="2485589.5" calcext:value-type="float">
            <text:p>2485589.5</text:p>
          </table:table-cell>
          <table:table-cell office:value-type="string" calcext:value-type="string">
            <text:p>2093-03-20T00:00:00</text:p>
          </table:table-cell>
          <table:table-cell office:value-type="float" office:value="2485589.5" calcext:value-type="float">
            <text:p>248558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1-01-01T00:00:00</text:p>
          </table:table-cell>
          <table:table-cell office:value-type="float" office:value="2485954.5" calcext:value-type="float">
            <text:p>2485954.5</text:p>
          </table:table-cell>
          <table:table-cell office:value-type="string" calcext:value-type="string">
            <text:p>2094-03-20T00:00:00</text:p>
          </table:table-cell>
          <table:table-cell office:value-type="float" office:value="2485954.5" calcext:value-type="float">
            <text:p>248595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2-01-01T00:00:00</text:p>
          </table:table-cell>
          <table:table-cell office:value-type="float" office:value="2486319.5" calcext:value-type="float">
            <text:p>2486319.5</text:p>
          </table:table-cell>
          <table:table-cell office:value-type="string" calcext:value-type="string">
            <text:p>2095-03-20T00:00:00</text:p>
          </table:table-cell>
          <table:table-cell office:value-type="float" office:value="2486319.5" calcext:value-type="float">
            <text:p>248631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3-01-01T00:00:00</text:p>
          </table:table-cell>
          <table:table-cell office:value-type="float" office:value="2486685.5" calcext:value-type="float">
            <text:p>2486685.5</text:p>
          </table:table-cell>
          <table:table-cell office:value-type="string" calcext:value-type="string">
            <text:p>2096-03-19T00:00:00</text:p>
          </table:table-cell>
          <table:table-cell office:value-type="float" office:value="2486684.5" calcext:value-type="float">
            <text:p>248668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4-01-01T00:00:00</text:p>
          </table:table-cell>
          <table:table-cell office:value-type="float" office:value="2487050.5" calcext:value-type="float">
            <text:p>2487050.5</text:p>
          </table:table-cell>
          <table:table-cell office:value-type="string" calcext:value-type="string">
            <text:p>2097-03-20T00:00:00</text:p>
          </table:table-cell>
          <table:table-cell office:value-type="float" office:value="2487050.5" calcext:value-type="float">
            <text:p>248705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5-01-01T00:00:00</text:p>
          </table:table-cell>
          <table:table-cell office:value-type="float" office:value="2487415.5" calcext:value-type="float">
            <text:p>2487415.5</text:p>
          </table:table-cell>
          <table:table-cell office:value-type="string" calcext:value-type="string">
            <text:p>2098-03-20T00:00:00</text:p>
          </table:table-cell>
          <table:table-cell office:value-type="float" office:value="2487415.5" calcext:value-type="float">
            <text:p>248741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6-01-01T00:00:00</text:p>
          </table:table-cell>
          <table:table-cell office:value-type="float" office:value="2487780.5" calcext:value-type="float">
            <text:p>2487780.5</text:p>
          </table:table-cell>
          <table:table-cell office:value-type="string" calcext:value-type="string">
            <text:p>2099-03-20T00:00:00</text:p>
          </table:table-cell>
          <table:table-cell office:value-type="float" office:value="2487780.5" calcext:value-type="float">
            <text:p>248778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7-01-01T00:00:00</text:p>
          </table:table-cell>
          <table:table-cell office:value-type="float" office:value="2488145.5" calcext:value-type="float">
            <text:p>2488145.5</text:p>
          </table:table-cell>
          <table:table-cell office:value-type="string" calcext:value-type="string">
            <text:p>2100-03-20T00:00:00</text:p>
          </table:table-cell>
          <table:table-cell office:value-type="float" office:value="2488145.5" calcext:value-type="float">
            <text:p>248814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8-01-01T00:00:00</text:p>
          </table:table-cell>
          <table:table-cell office:value-type="float" office:value="2488510.5" calcext:value-type="float">
            <text:p>2488510.5</text:p>
          </table:table-cell>
          <table:table-cell office:value-type="string" calcext:value-type="string">
            <text:p>2101-03-21T00:00:00</text:p>
          </table:table-cell>
          <table:table-cell office:value-type="float" office:value="2488511.5" calcext:value-type="float">
            <text:p>248851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59-01-01T00:00:00</text:p>
          </table:table-cell>
          <table:table-cell office:value-type="float" office:value="2488875.5" calcext:value-type="float">
            <text:p>2488875.5</text:p>
          </table:table-cell>
          <table:table-cell office:value-type="string" calcext:value-type="string">
            <text:p>2102-03-21T00:00:00</text:p>
          </table:table-cell>
          <table:table-cell office:value-type="float" office:value="2488876.5" calcext:value-type="float">
            <text:p>248887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60-01-01T00:00:00</text:p>
          </table:table-cell>
          <table:table-cell office:value-type="float" office:value="2489240.5" calcext:value-type="float">
            <text:p>2489240.5</text:p>
          </table:table-cell>
          <table:table-cell office:value-type="string" calcext:value-type="string">
            <text:p>2103-03-21T00:00:00</text:p>
          </table:table-cell>
          <table:table-cell office:value-type="float" office:value="2489241.5" calcext:value-type="float">
            <text:p>248924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61-01-01T00:00:00</text:p>
          </table:table-cell>
          <table:table-cell office:value-type="float" office:value="2489606.5" calcext:value-type="float">
            <text:p>2489606.5</text:p>
          </table:table-cell>
          <table:table-cell office:value-type="string" calcext:value-type="string">
            <text:p>2104-03-20T00:00:00</text:p>
          </table:table-cell>
          <table:table-cell office:value-type="float" office:value="2489606.5" calcext:value-type="float">
            <text:p>248960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62-01-01T00:00:00</text:p>
          </table:table-cell>
          <table:table-cell office:value-type="float" office:value="2489971.5" calcext:value-type="float">
            <text:p>2489971.5</text:p>
          </table:table-cell>
          <table:table-cell office:value-type="string" calcext:value-type="string">
            <text:p>2105-03-21T00:00:00</text:p>
          </table:table-cell>
          <table:table-cell office:value-type="float" office:value="2489972.5" calcext:value-type="float">
            <text:p>248997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63-01-01T00:00:00</text:p>
          </table:table-cell>
          <table:table-cell office:value-type="float" office:value="2490336.5" calcext:value-type="float">
            <text:p>2490336.5</text:p>
          </table:table-cell>
          <table:table-cell office:value-type="string" calcext:value-type="string">
            <text:p>2106-03-21T00:00:00</text:p>
          </table:table-cell>
          <table:table-cell office:value-type="float" office:value="2490337.5" calcext:value-type="float">
            <text:p>249033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64-01-01T00:00:00</text:p>
          </table:table-cell>
          <table:table-cell office:value-type="float" office:value="2490701.5" calcext:value-type="float">
            <text:p>2490701.5</text:p>
          </table:table-cell>
          <table:table-cell office:value-type="string" calcext:value-type="string">
            <text:p>2107-03-21T00:00:00</text:p>
          </table:table-cell>
          <table:table-cell office:value-type="float" office:value="2490702.5" calcext:value-type="float">
            <text:p>249070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65-01-01T00:00:00</text:p>
          </table:table-cell>
          <table:table-cell office:value-type="float" office:value="2491067.5" calcext:value-type="float">
            <text:p>2491067.5</text:p>
          </table:table-cell>
          <table:table-cell office:value-type="string" calcext:value-type="string">
            <text:p>2108-03-20T00:00:00</text:p>
          </table:table-cell>
          <table:table-cell office:value-type="float" office:value="2491067.5" calcext:value-type="float">
            <text:p>249106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66-01-01T00:00:00</text:p>
          </table:table-cell>
          <table:table-cell office:value-type="float" office:value="2491432.5" calcext:value-type="float">
            <text:p>2491432.5</text:p>
          </table:table-cell>
          <table:table-cell office:value-type="string" calcext:value-type="string">
            <text:p>2109-03-21T00:00:00</text:p>
          </table:table-cell>
          <table:table-cell office:value-type="float" office:value="2491433.5" calcext:value-type="float">
            <text:p>249143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67-01-01T00:00:00</text:p>
          </table:table-cell>
          <table:table-cell office:value-type="float" office:value="2491797.5" calcext:value-type="float">
            <text:p>2491797.5</text:p>
          </table:table-cell>
          <table:table-cell office:value-type="string" calcext:value-type="string">
            <text:p>2110-03-21T00:00:00</text:p>
          </table:table-cell>
          <table:table-cell office:value-type="float" office:value="2491798.5" calcext:value-type="float">
            <text:p>249179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68-01-01T00:00:00</text:p>
          </table:table-cell>
          <table:table-cell office:value-type="float" office:value="2492162.5" calcext:value-type="float">
            <text:p>2492162.5</text:p>
          </table:table-cell>
          <table:table-cell office:value-type="string" calcext:value-type="string">
            <text:p>2111-03-21T00:00:00</text:p>
          </table:table-cell>
          <table:table-cell office:value-type="float" office:value="2492163.5" calcext:value-type="float">
            <text:p>249216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69-01-01T00:00:00</text:p>
          </table:table-cell>
          <table:table-cell office:value-type="float" office:value="2492528.5" calcext:value-type="float">
            <text:p>2492528.5</text:p>
          </table:table-cell>
          <table:table-cell office:value-type="string" calcext:value-type="string">
            <text:p>2112-03-20T00:00:00</text:p>
          </table:table-cell>
          <table:table-cell office:value-type="float" office:value="2492528.5" calcext:value-type="float">
            <text:p>249252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0-01-01T00:00:00</text:p>
          </table:table-cell>
          <table:table-cell office:value-type="float" office:value="2492893.5" calcext:value-type="float">
            <text:p>2492893.5</text:p>
          </table:table-cell>
          <table:table-cell office:value-type="string" calcext:value-type="string">
            <text:p>2113-03-21T00:00:00</text:p>
          </table:table-cell>
          <table:table-cell office:value-type="float" office:value="2492894.5" calcext:value-type="float">
            <text:p>249289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1-01-01T00:00:00</text:p>
          </table:table-cell>
          <table:table-cell office:value-type="float" office:value="2493258.5" calcext:value-type="float">
            <text:p>2493258.5</text:p>
          </table:table-cell>
          <table:table-cell office:value-type="string" calcext:value-type="string">
            <text:p>2114-03-21T00:00:00</text:p>
          </table:table-cell>
          <table:table-cell office:value-type="float" office:value="2493259.5" calcext:value-type="float">
            <text:p>249325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2-01-01T00:00:00</text:p>
          </table:table-cell>
          <table:table-cell office:value-type="float" office:value="2493623.5" calcext:value-type="float">
            <text:p>2493623.5</text:p>
          </table:table-cell>
          <table:table-cell office:value-type="string" calcext:value-type="string">
            <text:p>2115-03-21T00:00:00</text:p>
          </table:table-cell>
          <table:table-cell office:value-type="float" office:value="2493624.5" calcext:value-type="float">
            <text:p>249362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3-01-01T00:00:00</text:p>
          </table:table-cell>
          <table:table-cell office:value-type="float" office:value="2493989.5" calcext:value-type="float">
            <text:p>2493989.5</text:p>
          </table:table-cell>
          <table:table-cell office:value-type="string" calcext:value-type="string">
            <text:p>2116-03-20T00:00:00</text:p>
          </table:table-cell>
          <table:table-cell office:value-type="float" office:value="2493989.5" calcext:value-type="float">
            <text:p>249398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4-01-01T00:00:00</text:p>
          </table:table-cell>
          <table:table-cell office:value-type="float" office:value="2494354.5" calcext:value-type="float">
            <text:p>2494354.5</text:p>
          </table:table-cell>
          <table:table-cell office:value-type="string" calcext:value-type="string">
            <text:p>2117-03-21T00:00:00</text:p>
          </table:table-cell>
          <table:table-cell office:value-type="float" office:value="2494355.5" calcext:value-type="float">
            <text:p>249435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5-01-01T00:00:00</text:p>
          </table:table-cell>
          <table:table-cell office:value-type="float" office:value="2494719.5" calcext:value-type="float">
            <text:p>2494719.5</text:p>
          </table:table-cell>
          <table:table-cell office:value-type="string" calcext:value-type="string">
            <text:p>2118-03-21T00:00:00</text:p>
          </table:table-cell>
          <table:table-cell office:value-type="float" office:value="2494720.5" calcext:value-type="float">
            <text:p>249472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6-01-01T00:00:00</text:p>
          </table:table-cell>
          <table:table-cell office:value-type="float" office:value="2495084.5" calcext:value-type="float">
            <text:p>2495084.5</text:p>
          </table:table-cell>
          <table:table-cell office:value-type="string" calcext:value-type="string">
            <text:p>2119-03-21T00:00:00</text:p>
          </table:table-cell>
          <table:table-cell office:value-type="float" office:value="2495085.5" calcext:value-type="float">
            <text:p>249508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7-01-01T00:00:00</text:p>
          </table:table-cell>
          <table:table-cell office:value-type="float" office:value="2495450.5" calcext:value-type="float">
            <text:p>2495450.5</text:p>
          </table:table-cell>
          <table:table-cell office:value-type="string" calcext:value-type="string">
            <text:p>2120-03-20T00:00:00</text:p>
          </table:table-cell>
          <table:table-cell office:value-type="float" office:value="2495450.5" calcext:value-type="float">
            <text:p>249545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8-01-01T00:00:00</text:p>
          </table:table-cell>
          <table:table-cell office:value-type="float" office:value="2495815.5" calcext:value-type="float">
            <text:p>2495815.5</text:p>
          </table:table-cell>
          <table:table-cell office:value-type="string" calcext:value-type="string">
            <text:p>2121-03-21T00:00:00</text:p>
          </table:table-cell>
          <table:table-cell office:value-type="float" office:value="2495816.5" calcext:value-type="float">
            <text:p>249581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79-01-01T00:00:00</text:p>
          </table:table-cell>
          <table:table-cell office:value-type="float" office:value="2496180.5" calcext:value-type="float">
            <text:p>2496180.5</text:p>
          </table:table-cell>
          <table:table-cell office:value-type="string" calcext:value-type="string">
            <text:p>2122-03-21T00:00:00</text:p>
          </table:table-cell>
          <table:table-cell office:value-type="float" office:value="2496181.5" calcext:value-type="float">
            <text:p>249618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0-01-01T00:00:00</text:p>
          </table:table-cell>
          <table:table-cell office:value-type="float" office:value="2496545.5" calcext:value-type="float">
            <text:p>2496545.5</text:p>
          </table:table-cell>
          <table:table-cell office:value-type="string" calcext:value-type="string">
            <text:p>2123-03-21T00:00:00</text:p>
          </table:table-cell>
          <table:table-cell office:value-type="float" office:value="2496546.5" calcext:value-type="float">
            <text:p>249654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1-01-01T00:00:00</text:p>
          </table:table-cell>
          <table:table-cell office:value-type="float" office:value="2496911.5" calcext:value-type="float">
            <text:p>2496911.5</text:p>
          </table:table-cell>
          <table:table-cell office:value-type="string" calcext:value-type="string">
            <text:p>2124-03-20T00:00:00</text:p>
          </table:table-cell>
          <table:table-cell office:value-type="float" office:value="2496911.5" calcext:value-type="float">
            <text:p>249691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2-01-01T00:00:00</text:p>
          </table:table-cell>
          <table:table-cell office:value-type="float" office:value="2497276.5" calcext:value-type="float">
            <text:p>2497276.5</text:p>
          </table:table-cell>
          <table:table-cell office:value-type="string" calcext:value-type="string">
            <text:p>2125-03-21T00:00:00</text:p>
          </table:table-cell>
          <table:table-cell office:value-type="float" office:value="2497277.5" calcext:value-type="float">
            <text:p>249727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3-01-01T00:00:00</text:p>
          </table:table-cell>
          <table:table-cell office:value-type="float" office:value="2497641.5" calcext:value-type="float">
            <text:p>2497641.5</text:p>
          </table:table-cell>
          <table:table-cell office:value-type="string" calcext:value-type="string">
            <text:p>2126-03-21T00:00:00</text:p>
          </table:table-cell>
          <table:table-cell office:value-type="float" office:value="2497642.5" calcext:value-type="float">
            <text:p>249764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4-01-01T00:00:00</text:p>
          </table:table-cell>
          <table:table-cell office:value-type="float" office:value="2498006.5" calcext:value-type="float">
            <text:p>2498006.5</text:p>
          </table:table-cell>
          <table:table-cell office:value-type="string" calcext:value-type="string">
            <text:p>2127-03-21T00:00:00</text:p>
          </table:table-cell>
          <table:table-cell office:value-type="float" office:value="2498007.5" calcext:value-type="float">
            <text:p>249800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5-01-01T00:00:00</text:p>
          </table:table-cell>
          <table:table-cell office:value-type="float" office:value="2498372.5" calcext:value-type="float">
            <text:p>2498372.5</text:p>
          </table:table-cell>
          <table:table-cell office:value-type="string" calcext:value-type="string">
            <text:p>2128-03-20T00:00:00</text:p>
          </table:table-cell>
          <table:table-cell office:value-type="float" office:value="2498372.5" calcext:value-type="float">
            <text:p>249837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6-01-01T00:00:00</text:p>
          </table:table-cell>
          <table:table-cell office:value-type="float" office:value="2498737.5" calcext:value-type="float">
            <text:p>2498737.5</text:p>
          </table:table-cell>
          <table:table-cell office:value-type="string" calcext:value-type="string">
            <text:p>2129-03-20T00:00:00</text:p>
          </table:table-cell>
          <table:table-cell office:value-type="float" office:value="2498737.5" calcext:value-type="float">
            <text:p>249873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7-01-01T00:00:00</text:p>
          </table:table-cell>
          <table:table-cell office:value-type="float" office:value="2499102.5" calcext:value-type="float">
            <text:p>2499102.5</text:p>
          </table:table-cell>
          <table:table-cell office:value-type="string" calcext:value-type="string">
            <text:p>2130-03-21T00:00:00</text:p>
          </table:table-cell>
          <table:table-cell office:value-type="float" office:value="2499103.5" calcext:value-type="float">
            <text:p>249910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8-01-01T00:00:00</text:p>
          </table:table-cell>
          <table:table-cell office:value-type="float" office:value="2499467.5" calcext:value-type="float">
            <text:p>2499467.5</text:p>
          </table:table-cell>
          <table:table-cell office:value-type="string" calcext:value-type="string">
            <text:p>2131-03-21T00:00:00</text:p>
          </table:table-cell>
          <table:table-cell office:value-type="float" office:value="2499468.5" calcext:value-type="float">
            <text:p>249946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89-01-01T00:00:00</text:p>
          </table:table-cell>
          <table:table-cell office:value-type="float" office:value="2499833.5" calcext:value-type="float">
            <text:p>2499833.5</text:p>
          </table:table-cell>
          <table:table-cell office:value-type="string" calcext:value-type="string">
            <text:p>2132-03-20T00:00:00</text:p>
          </table:table-cell>
          <table:table-cell office:value-type="float" office:value="2499833.5" calcext:value-type="float">
            <text:p>249983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0-01-01T00:00:00</text:p>
          </table:table-cell>
          <table:table-cell office:value-type="float" office:value="2500198.5" calcext:value-type="float">
            <text:p>2500198.5</text:p>
          </table:table-cell>
          <table:table-cell office:value-type="string" calcext:value-type="string">
            <text:p>2133-03-20T00:00:00</text:p>
          </table:table-cell>
          <table:table-cell office:value-type="float" office:value="2500198.5" calcext:value-type="float">
            <text:p>250019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1-01-01T00:00:00</text:p>
          </table:table-cell>
          <table:table-cell office:value-type="float" office:value="2500563.5" calcext:value-type="float">
            <text:p>2500563.5</text:p>
          </table:table-cell>
          <table:table-cell office:value-type="string" calcext:value-type="string">
            <text:p>2134-03-21T00:00:00</text:p>
          </table:table-cell>
          <table:table-cell office:value-type="float" office:value="2500564.5" calcext:value-type="float">
            <text:p>250056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2-01-01T00:00:00</text:p>
          </table:table-cell>
          <table:table-cell office:value-type="float" office:value="2500928.5" calcext:value-type="float">
            <text:p>2500928.5</text:p>
          </table:table-cell>
          <table:table-cell office:value-type="string" calcext:value-type="string">
            <text:p>2135-03-21T00:00:00</text:p>
          </table:table-cell>
          <table:table-cell office:value-type="float" office:value="2500929.5" calcext:value-type="float">
            <text:p>250092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3-01-01T00:00:00</text:p>
          </table:table-cell>
          <table:table-cell office:value-type="float" office:value="2501294.5" calcext:value-type="float">
            <text:p>2501294.5</text:p>
          </table:table-cell>
          <table:table-cell office:value-type="string" calcext:value-type="string">
            <text:p>2136-03-20T00:00:00</text:p>
          </table:table-cell>
          <table:table-cell office:value-type="float" office:value="2501294.5" calcext:value-type="float">
            <text:p>250129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4-01-01T00:00:00</text:p>
          </table:table-cell>
          <table:table-cell office:value-type="float" office:value="2501659.5" calcext:value-type="float">
            <text:p>2501659.5</text:p>
          </table:table-cell>
          <table:table-cell office:value-type="string" calcext:value-type="string">
            <text:p>2137-03-20T00:00:00</text:p>
          </table:table-cell>
          <table:table-cell office:value-type="float" office:value="2501659.5" calcext:value-type="float">
            <text:p>250165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5-01-01T00:00:00</text:p>
          </table:table-cell>
          <table:table-cell office:value-type="float" office:value="2502024.5" calcext:value-type="float">
            <text:p>2502024.5</text:p>
          </table:table-cell>
          <table:table-cell office:value-type="string" calcext:value-type="string">
            <text:p>2138-03-21T00:00:00</text:p>
          </table:table-cell>
          <table:table-cell office:value-type="float" office:value="2502025.5" calcext:value-type="float">
            <text:p>250202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6-01-01T00:00:00</text:p>
          </table:table-cell>
          <table:table-cell office:value-type="float" office:value="2502389.5" calcext:value-type="float">
            <text:p>2502389.5</text:p>
          </table:table-cell>
          <table:table-cell office:value-type="string" calcext:value-type="string">
            <text:p>2139-03-21T00:00:00</text:p>
          </table:table-cell>
          <table:table-cell office:value-type="float" office:value="2502390.5" calcext:value-type="float">
            <text:p>250239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7-01-01T00:00:00</text:p>
          </table:table-cell>
          <table:table-cell office:value-type="float" office:value="2502755.5" calcext:value-type="float">
            <text:p>2502755.5</text:p>
          </table:table-cell>
          <table:table-cell office:value-type="string" calcext:value-type="string">
            <text:p>2140-03-20T00:00:00</text:p>
          </table:table-cell>
          <table:table-cell office:value-type="float" office:value="2502755.5" calcext:value-type="float">
            <text:p>250275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8-01-01T00:00:00</text:p>
          </table:table-cell>
          <table:table-cell office:value-type="float" office:value="2503120.5" calcext:value-type="float">
            <text:p>2503120.5</text:p>
          </table:table-cell>
          <table:table-cell office:value-type="string" calcext:value-type="string">
            <text:p>2141-03-20T00:00:00</text:p>
          </table:table-cell>
          <table:table-cell office:value-type="float" office:value="2503120.5" calcext:value-type="float">
            <text:p>250312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99-01-01T00:00:00</text:p>
          </table:table-cell>
          <table:table-cell office:value-type="float" office:value="2503485.5" calcext:value-type="float">
            <text:p>2503485.5</text:p>
          </table:table-cell>
          <table:table-cell office:value-type="string" calcext:value-type="string">
            <text:p>2142-03-21T00:00:00</text:p>
          </table:table-cell>
          <table:table-cell office:value-type="float" office:value="2503486.5" calcext:value-type="float">
            <text:p>250348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0-01-01T00:00:00</text:p>
          </table:table-cell>
          <table:table-cell office:value-type="float" office:value="2503850.5" calcext:value-type="float">
            <text:p>2503850.5</text:p>
          </table:table-cell>
          <table:table-cell office:value-type="string" calcext:value-type="string">
            <text:p>2143-03-21T00:00:00</text:p>
          </table:table-cell>
          <table:table-cell office:value-type="float" office:value="2503851.5" calcext:value-type="float">
            <text:p>250385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1-01-01T00:00:00</text:p>
          </table:table-cell>
          <table:table-cell office:value-type="float" office:value="2504216.5" calcext:value-type="float">
            <text:p>2504216.5</text:p>
          </table:table-cell>
          <table:table-cell office:value-type="string" calcext:value-type="string">
            <text:p>2144-03-20T00:00:00</text:p>
          </table:table-cell>
          <table:table-cell office:value-type="float" office:value="2504216.5" calcext:value-type="float">
            <text:p>25042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2-01-01T00:00:00</text:p>
          </table:table-cell>
          <table:table-cell office:value-type="float" office:value="2504581.5" calcext:value-type="float">
            <text:p>2504581.5</text:p>
          </table:table-cell>
          <table:table-cell office:value-type="string" calcext:value-type="string">
            <text:p>2145-03-20T00:00:00</text:p>
          </table:table-cell>
          <table:table-cell office:value-type="float" office:value="2504581.5" calcext:value-type="float">
            <text:p>250458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3-01-01T00:00:00</text:p>
          </table:table-cell>
          <table:table-cell office:value-type="float" office:value="2504946.5" calcext:value-type="float">
            <text:p>2504946.5</text:p>
          </table:table-cell>
          <table:table-cell office:value-type="string" calcext:value-type="string">
            <text:p>2146-03-21T00:00:00</text:p>
          </table:table-cell>
          <table:table-cell office:value-type="float" office:value="2504947.5" calcext:value-type="float">
            <text:p>250494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4-01-01T00:00:00</text:p>
          </table:table-cell>
          <table:table-cell office:value-type="float" office:value="2505311.5" calcext:value-type="float">
            <text:p>2505311.5</text:p>
          </table:table-cell>
          <table:table-cell office:value-type="string" calcext:value-type="string">
            <text:p>2147-03-21T00:00:00</text:p>
          </table:table-cell>
          <table:table-cell office:value-type="float" office:value="2505312.5" calcext:value-type="float">
            <text:p>250531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5-01-01T00:00:00</text:p>
          </table:table-cell>
          <table:table-cell office:value-type="float" office:value="2505677.5" calcext:value-type="float">
            <text:p>2505677.5</text:p>
          </table:table-cell>
          <table:table-cell office:value-type="string" calcext:value-type="string">
            <text:p>2148-03-20T00:00:00</text:p>
          </table:table-cell>
          <table:table-cell office:value-type="float" office:value="2505677.5" calcext:value-type="float">
            <text:p>250567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6-01-01T00:00:00</text:p>
          </table:table-cell>
          <table:table-cell office:value-type="float" office:value="2506042.5" calcext:value-type="float">
            <text:p>2506042.5</text:p>
          </table:table-cell>
          <table:table-cell office:value-type="string" calcext:value-type="string">
            <text:p>2149-03-20T00:00:00</text:p>
          </table:table-cell>
          <table:table-cell office:value-type="float" office:value="2506042.5" calcext:value-type="float">
            <text:p>25060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7-01-01T00:00:00</text:p>
          </table:table-cell>
          <table:table-cell office:value-type="float" office:value="2506407.5" calcext:value-type="float">
            <text:p>2506407.5</text:p>
          </table:table-cell>
          <table:table-cell office:value-type="string" calcext:value-type="string">
            <text:p>2150-03-21T00:00:00</text:p>
          </table:table-cell>
          <table:table-cell office:value-type="float" office:value="2506408.5" calcext:value-type="float">
            <text:p>250640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8-01-01T00:00:00</text:p>
          </table:table-cell>
          <table:table-cell office:value-type="float" office:value="2506772.5" calcext:value-type="float">
            <text:p>2506772.5</text:p>
          </table:table-cell>
          <table:table-cell office:value-type="string" calcext:value-type="string">
            <text:p>2151-03-21T00:00:00</text:p>
          </table:table-cell>
          <table:table-cell office:value-type="float" office:value="2506773.5" calcext:value-type="float">
            <text:p>250677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09-01-01T00:00:00</text:p>
          </table:table-cell>
          <table:table-cell office:value-type="float" office:value="2507138.5" calcext:value-type="float">
            <text:p>2507138.5</text:p>
          </table:table-cell>
          <table:table-cell office:value-type="string" calcext:value-type="string">
            <text:p>2152-03-20T00:00:00</text:p>
          </table:table-cell>
          <table:table-cell office:value-type="float" office:value="2507138.5" calcext:value-type="float">
            <text:p>250713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0-01-01T00:00:00</text:p>
          </table:table-cell>
          <table:table-cell office:value-type="float" office:value="2507503.5" calcext:value-type="float">
            <text:p>2507503.5</text:p>
          </table:table-cell>
          <table:table-cell office:value-type="string" calcext:value-type="string">
            <text:p>2153-03-20T00:00:00</text:p>
          </table:table-cell>
          <table:table-cell office:value-type="float" office:value="2507503.5" calcext:value-type="float">
            <text:p>250750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1-01-01T00:00:00</text:p>
          </table:table-cell>
          <table:table-cell office:value-type="float" office:value="2507868.5" calcext:value-type="float">
            <text:p>2507868.5</text:p>
          </table:table-cell>
          <table:table-cell office:value-type="string" calcext:value-type="string">
            <text:p>2154-03-21T00:00:00</text:p>
          </table:table-cell>
          <table:table-cell office:value-type="float" office:value="2507869.5" calcext:value-type="float">
            <text:p>250786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2-01-01T00:00:00</text:p>
          </table:table-cell>
          <table:table-cell office:value-type="float" office:value="2508233.5" calcext:value-type="float">
            <text:p>2508233.5</text:p>
          </table:table-cell>
          <table:table-cell office:value-type="string" calcext:value-type="string">
            <text:p>2155-03-21T00:00:00</text:p>
          </table:table-cell>
          <table:table-cell office:value-type="float" office:value="2508234.5" calcext:value-type="float">
            <text:p>250823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3-01-01T00:00:00</text:p>
          </table:table-cell>
          <table:table-cell office:value-type="float" office:value="2508599.5" calcext:value-type="float">
            <text:p>2508599.5</text:p>
          </table:table-cell>
          <table:table-cell office:value-type="string" calcext:value-type="string">
            <text:p>2156-03-20T00:00:00</text:p>
          </table:table-cell>
          <table:table-cell office:value-type="float" office:value="2508599.5" calcext:value-type="float">
            <text:p>25085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4-01-01T00:00:00</text:p>
          </table:table-cell>
          <table:table-cell office:value-type="float" office:value="2508964.5" calcext:value-type="float">
            <text:p>2508964.5</text:p>
          </table:table-cell>
          <table:table-cell office:value-type="string" calcext:value-type="string">
            <text:p>2157-03-20T00:00:00</text:p>
          </table:table-cell>
          <table:table-cell office:value-type="float" office:value="2508964.5" calcext:value-type="float">
            <text:p>250896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5-01-01T00:00:00</text:p>
          </table:table-cell>
          <table:table-cell office:value-type="float" office:value="2509329.5" calcext:value-type="float">
            <text:p>2509329.5</text:p>
          </table:table-cell>
          <table:table-cell office:value-type="string" calcext:value-type="string">
            <text:p>2158-03-21T00:00:00</text:p>
          </table:table-cell>
          <table:table-cell office:value-type="float" office:value="2509330.5" calcext:value-type="float">
            <text:p>250933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6-01-01T00:00:00</text:p>
          </table:table-cell>
          <table:table-cell office:value-type="float" office:value="2509694.5" calcext:value-type="float">
            <text:p>2509694.5</text:p>
          </table:table-cell>
          <table:table-cell office:value-type="string" calcext:value-type="string">
            <text:p>2159-03-21T00:00:00</text:p>
          </table:table-cell>
          <table:table-cell office:value-type="float" office:value="2509695.5" calcext:value-type="float">
            <text:p>250969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7-01-01T00:00:00</text:p>
          </table:table-cell>
          <table:table-cell office:value-type="float" office:value="2510060.5" calcext:value-type="float">
            <text:p>2510060.5</text:p>
          </table:table-cell>
          <table:table-cell office:value-type="string" calcext:value-type="string">
            <text:p>2160-03-20T00:00:00</text:p>
          </table:table-cell>
          <table:table-cell office:value-type="float" office:value="2510060.5" calcext:value-type="float">
            <text:p>251006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8-01-01T00:00:00</text:p>
          </table:table-cell>
          <table:table-cell office:value-type="float" office:value="2510425.5" calcext:value-type="float">
            <text:p>2510425.5</text:p>
          </table:table-cell>
          <table:table-cell office:value-type="string" calcext:value-type="string">
            <text:p>2161-03-20T00:00:00</text:p>
          </table:table-cell>
          <table:table-cell office:value-type="float" office:value="2510425.5" calcext:value-type="float">
            <text:p>251042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19-01-01T00:00:00</text:p>
          </table:table-cell>
          <table:table-cell office:value-type="float" office:value="2510790.5" calcext:value-type="float">
            <text:p>2510790.5</text:p>
          </table:table-cell>
          <table:table-cell office:value-type="string" calcext:value-type="string">
            <text:p>2162-03-20T00:00:00</text:p>
          </table:table-cell>
          <table:table-cell office:value-type="float" office:value="2510790.5" calcext:value-type="float">
            <text:p>251079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0-01-01T00:00:00</text:p>
          </table:table-cell>
          <table:table-cell office:value-type="float" office:value="2511155.5" calcext:value-type="float">
            <text:p>2511155.5</text:p>
          </table:table-cell>
          <table:table-cell office:value-type="string" calcext:value-type="string">
            <text:p>2163-03-21T00:00:00</text:p>
          </table:table-cell>
          <table:table-cell office:value-type="float" office:value="2511156.5" calcext:value-type="float">
            <text:p>251115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1-01-01T00:00:00</text:p>
          </table:table-cell>
          <table:table-cell office:value-type="float" office:value="2511521.5" calcext:value-type="float">
            <text:p>2511521.5</text:p>
          </table:table-cell>
          <table:table-cell office:value-type="string" calcext:value-type="string">
            <text:p>2164-03-20T00:00:00</text:p>
          </table:table-cell>
          <table:table-cell office:value-type="float" office:value="2511521.5" calcext:value-type="float">
            <text:p>251152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2-01-01T00:00:00</text:p>
          </table:table-cell>
          <table:table-cell office:value-type="float" office:value="2511886.5" calcext:value-type="float">
            <text:p>2511886.5</text:p>
          </table:table-cell>
          <table:table-cell office:value-type="string" calcext:value-type="string">
            <text:p>2165-03-20T00:00:00</text:p>
          </table:table-cell>
          <table:table-cell office:value-type="float" office:value="2511886.5" calcext:value-type="float">
            <text:p>25118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3-01-01T00:00:00</text:p>
          </table:table-cell>
          <table:table-cell office:value-type="float" office:value="2512251.5" calcext:value-type="float">
            <text:p>2512251.5</text:p>
          </table:table-cell>
          <table:table-cell office:value-type="string" calcext:value-type="string">
            <text:p>2166-03-20T00:00:00</text:p>
          </table:table-cell>
          <table:table-cell office:value-type="float" office:value="2512251.5" calcext:value-type="float">
            <text:p>251225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4-01-01T00:00:00</text:p>
          </table:table-cell>
          <table:table-cell office:value-type="float" office:value="2512616.5" calcext:value-type="float">
            <text:p>2512616.5</text:p>
          </table:table-cell>
          <table:table-cell office:value-type="string" calcext:value-type="string">
            <text:p>2167-03-21T00:00:00</text:p>
          </table:table-cell>
          <table:table-cell office:value-type="float" office:value="2512617.5" calcext:value-type="float">
            <text:p>251261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5-01-01T00:00:00</text:p>
          </table:table-cell>
          <table:table-cell office:value-type="float" office:value="2512982.5" calcext:value-type="float">
            <text:p>2512982.5</text:p>
          </table:table-cell>
          <table:table-cell office:value-type="string" calcext:value-type="string">
            <text:p>2168-03-20T00:00:00</text:p>
          </table:table-cell>
          <table:table-cell office:value-type="float" office:value="2512982.5" calcext:value-type="float">
            <text:p>251298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6-01-01T00:00:00</text:p>
          </table:table-cell>
          <table:table-cell office:value-type="float" office:value="2513347.5" calcext:value-type="float">
            <text:p>2513347.5</text:p>
          </table:table-cell>
          <table:table-cell office:value-type="string" calcext:value-type="string">
            <text:p>2169-03-20T00:00:00</text:p>
          </table:table-cell>
          <table:table-cell office:value-type="float" office:value="2513347.5" calcext:value-type="float">
            <text:p>251334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7-01-01T00:00:00</text:p>
          </table:table-cell>
          <table:table-cell office:value-type="float" office:value="2513712.5" calcext:value-type="float">
            <text:p>2513712.5</text:p>
          </table:table-cell>
          <table:table-cell office:value-type="string" calcext:value-type="string">
            <text:p>2170-03-20T00:00:00</text:p>
          </table:table-cell>
          <table:table-cell office:value-type="float" office:value="2513712.5" calcext:value-type="float">
            <text:p>251371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8-01-01T00:00:00</text:p>
          </table:table-cell>
          <table:table-cell office:value-type="float" office:value="2514077.5" calcext:value-type="float">
            <text:p>2514077.5</text:p>
          </table:table-cell>
          <table:table-cell office:value-type="string" calcext:value-type="string">
            <text:p>2171-03-21T00:00:00</text:p>
          </table:table-cell>
          <table:table-cell office:value-type="float" office:value="2514078.5" calcext:value-type="float">
            <text:p>251407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29-01-01T00:00:00</text:p>
          </table:table-cell>
          <table:table-cell office:value-type="float" office:value="2514443.5" calcext:value-type="float">
            <text:p>2514443.5</text:p>
          </table:table-cell>
          <table:table-cell office:value-type="string" calcext:value-type="string">
            <text:p>2172-03-20T00:00:00</text:p>
          </table:table-cell>
          <table:table-cell office:value-type="float" office:value="2514443.5" calcext:value-type="float">
            <text:p>251444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0-01-01T00:00:00</text:p>
          </table:table-cell>
          <table:table-cell office:value-type="float" office:value="2514808.5" calcext:value-type="float">
            <text:p>2514808.5</text:p>
          </table:table-cell>
          <table:table-cell office:value-type="string" calcext:value-type="string">
            <text:p>2173-03-20T00:00:00</text:p>
          </table:table-cell>
          <table:table-cell office:value-type="float" office:value="2514808.5" calcext:value-type="float">
            <text:p>251480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1-01-01T00:00:00</text:p>
          </table:table-cell>
          <table:table-cell office:value-type="float" office:value="2515173.5" calcext:value-type="float">
            <text:p>2515173.5</text:p>
          </table:table-cell>
          <table:table-cell office:value-type="string" calcext:value-type="string">
            <text:p>2174-03-20T00:00:00</text:p>
          </table:table-cell>
          <table:table-cell office:value-type="float" office:value="2515173.5" calcext:value-type="float">
            <text:p>251517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2-01-01T00:00:00</text:p>
          </table:table-cell>
          <table:table-cell office:value-type="float" office:value="2515538.5" calcext:value-type="float">
            <text:p>2515538.5</text:p>
          </table:table-cell>
          <table:table-cell office:value-type="string" calcext:value-type="string">
            <text:p>2175-03-21T00:00:00</text:p>
          </table:table-cell>
          <table:table-cell office:value-type="float" office:value="2515539.5" calcext:value-type="float">
            <text:p>251553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3-01-01T00:00:00</text:p>
          </table:table-cell>
          <table:table-cell office:value-type="float" office:value="2515904.5" calcext:value-type="float">
            <text:p>2515904.5</text:p>
          </table:table-cell>
          <table:table-cell office:value-type="string" calcext:value-type="string">
            <text:p>2176-03-20T00:00:00</text:p>
          </table:table-cell>
          <table:table-cell office:value-type="float" office:value="2515904.5" calcext:value-type="float">
            <text:p>25159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4-01-01T00:00:00</text:p>
          </table:table-cell>
          <table:table-cell office:value-type="float" office:value="2516269.5" calcext:value-type="float">
            <text:p>2516269.5</text:p>
          </table:table-cell>
          <table:table-cell office:value-type="string" calcext:value-type="string">
            <text:p>2177-03-20T00:00:00</text:p>
          </table:table-cell>
          <table:table-cell office:value-type="float" office:value="2516269.5" calcext:value-type="float">
            <text:p>251626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5-01-01T00:00:00</text:p>
          </table:table-cell>
          <table:table-cell office:value-type="float" office:value="2516634.5" calcext:value-type="float">
            <text:p>2516634.5</text:p>
          </table:table-cell>
          <table:table-cell office:value-type="string" calcext:value-type="string">
            <text:p>2178-03-20T00:00:00</text:p>
          </table:table-cell>
          <table:table-cell office:value-type="float" office:value="2516634.5" calcext:value-type="float">
            <text:p>25166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6-01-01T00:00:00</text:p>
          </table:table-cell>
          <table:table-cell office:value-type="float" office:value="2516999.5" calcext:value-type="float">
            <text:p>2516999.5</text:p>
          </table:table-cell>
          <table:table-cell office:value-type="string" calcext:value-type="string">
            <text:p>2179-03-21T00:00:00</text:p>
          </table:table-cell>
          <table:table-cell office:value-type="float" office:value="2517000.5" calcext:value-type="float">
            <text:p>251700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7-01-01T00:00:00</text:p>
          </table:table-cell>
          <table:table-cell office:value-type="float" office:value="2517365.5" calcext:value-type="float">
            <text:p>2517365.5</text:p>
          </table:table-cell>
          <table:table-cell office:value-type="string" calcext:value-type="string">
            <text:p>2180-03-20T00:00:00</text:p>
          </table:table-cell>
          <table:table-cell office:value-type="float" office:value="2517365.5" calcext:value-type="float">
            <text:p>251736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8-01-01T00:00:00</text:p>
          </table:table-cell>
          <table:table-cell office:value-type="float" office:value="2517730.5" calcext:value-type="float">
            <text:p>2517730.5</text:p>
          </table:table-cell>
          <table:table-cell office:value-type="string" calcext:value-type="string">
            <text:p>2181-03-20T00:00:00</text:p>
          </table:table-cell>
          <table:table-cell office:value-type="float" office:value="2517730.5" calcext:value-type="float">
            <text:p>251773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39-01-01T00:00:00</text:p>
          </table:table-cell>
          <table:table-cell office:value-type="float" office:value="2518095.5" calcext:value-type="float">
            <text:p>2518095.5</text:p>
          </table:table-cell>
          <table:table-cell office:value-type="string" calcext:value-type="string">
            <text:p>2182-03-20T00:00:00</text:p>
          </table:table-cell>
          <table:table-cell office:value-type="float" office:value="2518095.5" calcext:value-type="float">
            <text:p>25180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0-01-01T00:00:00</text:p>
          </table:table-cell>
          <table:table-cell office:value-type="float" office:value="2518460.5" calcext:value-type="float">
            <text:p>2518460.5</text:p>
          </table:table-cell>
          <table:table-cell office:value-type="string" calcext:value-type="string">
            <text:p>2183-03-21T00:00:00</text:p>
          </table:table-cell>
          <table:table-cell office:value-type="float" office:value="2518461.5" calcext:value-type="float">
            <text:p>251846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1-01-01T00:00:00</text:p>
          </table:table-cell>
          <table:table-cell office:value-type="float" office:value="2518826.5" calcext:value-type="float">
            <text:p>2518826.5</text:p>
          </table:table-cell>
          <table:table-cell office:value-type="string" calcext:value-type="string">
            <text:p>2184-03-20T00:00:00</text:p>
          </table:table-cell>
          <table:table-cell office:value-type="float" office:value="2518826.5" calcext:value-type="float">
            <text:p>251882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2-01-01T00:00:00</text:p>
          </table:table-cell>
          <table:table-cell office:value-type="float" office:value="2519191.5" calcext:value-type="float">
            <text:p>2519191.5</text:p>
          </table:table-cell>
          <table:table-cell office:value-type="string" calcext:value-type="string">
            <text:p>2185-03-20T00:00:00</text:p>
          </table:table-cell>
          <table:table-cell office:value-type="float" office:value="2519191.5" calcext:value-type="float">
            <text:p>251919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3-01-01T00:00:00</text:p>
          </table:table-cell>
          <table:table-cell office:value-type="float" office:value="2519556.5" calcext:value-type="float">
            <text:p>2519556.5</text:p>
          </table:table-cell>
          <table:table-cell office:value-type="string" calcext:value-type="string">
            <text:p>2186-03-20T00:00:00</text:p>
          </table:table-cell>
          <table:table-cell office:value-type="float" office:value="2519556.5" calcext:value-type="float">
            <text:p>251955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4-01-01T00:00:00</text:p>
          </table:table-cell>
          <table:table-cell office:value-type="float" office:value="2519921.5" calcext:value-type="float">
            <text:p>2519921.5</text:p>
          </table:table-cell>
          <table:table-cell office:value-type="string" calcext:value-type="string">
            <text:p>2187-03-21T00:00:00</text:p>
          </table:table-cell>
          <table:table-cell office:value-type="float" office:value="2519922.5" calcext:value-type="float">
            <text:p>251992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5-01-01T00:00:00</text:p>
          </table:table-cell>
          <table:table-cell office:value-type="float" office:value="2520287.5" calcext:value-type="float">
            <text:p>2520287.5</text:p>
          </table:table-cell>
          <table:table-cell office:value-type="string" calcext:value-type="string">
            <text:p>2188-03-20T00:00:00</text:p>
          </table:table-cell>
          <table:table-cell office:value-type="float" office:value="2520287.5" calcext:value-type="float">
            <text:p>25202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6-01-01T00:00:00</text:p>
          </table:table-cell>
          <table:table-cell office:value-type="float" office:value="2520652.5" calcext:value-type="float">
            <text:p>2520652.5</text:p>
          </table:table-cell>
          <table:table-cell office:value-type="string" calcext:value-type="string">
            <text:p>2189-03-20T00:00:00</text:p>
          </table:table-cell>
          <table:table-cell office:value-type="float" office:value="2520652.5" calcext:value-type="float">
            <text:p>252065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7-01-01T00:00:00</text:p>
          </table:table-cell>
          <table:table-cell office:value-type="float" office:value="2521017.5" calcext:value-type="float">
            <text:p>2521017.5</text:p>
          </table:table-cell>
          <table:table-cell office:value-type="string" calcext:value-type="string">
            <text:p>2190-03-20T00:00:00</text:p>
          </table:table-cell>
          <table:table-cell office:value-type="float" office:value="2521017.5" calcext:value-type="float">
            <text:p>25210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8-01-01T00:00:00</text:p>
          </table:table-cell>
          <table:table-cell office:value-type="float" office:value="2521382.5" calcext:value-type="float">
            <text:p>2521382.5</text:p>
          </table:table-cell>
          <table:table-cell office:value-type="string" calcext:value-type="string">
            <text:p>2191-03-21T00:00:00</text:p>
          </table:table-cell>
          <table:table-cell office:value-type="float" office:value="2521383.5" calcext:value-type="float">
            <text:p>252138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49-01-01T00:00:00</text:p>
          </table:table-cell>
          <table:table-cell office:value-type="float" office:value="2521748.5" calcext:value-type="float">
            <text:p>2521748.5</text:p>
          </table:table-cell>
          <table:table-cell office:value-type="string" calcext:value-type="string">
            <text:p>2192-03-20T00:00:00</text:p>
          </table:table-cell>
          <table:table-cell office:value-type="float" office:value="2521748.5" calcext:value-type="float">
            <text:p>252174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0-01-01T00:00:00</text:p>
          </table:table-cell>
          <table:table-cell office:value-type="float" office:value="2522113.5" calcext:value-type="float">
            <text:p>2522113.5</text:p>
          </table:table-cell>
          <table:table-cell office:value-type="string" calcext:value-type="string">
            <text:p>2193-03-20T00:00:00</text:p>
          </table:table-cell>
          <table:table-cell office:value-type="float" office:value="2522113.5" calcext:value-type="float">
            <text:p>25221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1-01-01T00:00:00</text:p>
          </table:table-cell>
          <table:table-cell office:value-type="float" office:value="2522478.5" calcext:value-type="float">
            <text:p>2522478.5</text:p>
          </table:table-cell>
          <table:table-cell office:value-type="string" calcext:value-type="string">
            <text:p>2194-03-20T00:00:00</text:p>
          </table:table-cell>
          <table:table-cell office:value-type="float" office:value="2522478.5" calcext:value-type="float">
            <text:p>25224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2-01-01T00:00:00</text:p>
          </table:table-cell>
          <table:table-cell office:value-type="float" office:value="2522843.5" calcext:value-type="float">
            <text:p>2522843.5</text:p>
          </table:table-cell>
          <table:table-cell office:value-type="string" calcext:value-type="string">
            <text:p>2195-03-20T00:00:00</text:p>
          </table:table-cell>
          <table:table-cell office:value-type="float" office:value="2522843.5" calcext:value-type="float">
            <text:p>252284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3-01-01T00:00:00</text:p>
          </table:table-cell>
          <table:table-cell office:value-type="float" office:value="2523209.5" calcext:value-type="float">
            <text:p>2523209.5</text:p>
          </table:table-cell>
          <table:table-cell office:value-type="string" calcext:value-type="string">
            <text:p>2196-03-20T00:00:00</text:p>
          </table:table-cell>
          <table:table-cell office:value-type="float" office:value="2523209.5" calcext:value-type="float">
            <text:p>252320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4-01-01T00:00:00</text:p>
          </table:table-cell>
          <table:table-cell office:value-type="float" office:value="2523574.5" calcext:value-type="float">
            <text:p>2523574.5</text:p>
          </table:table-cell>
          <table:table-cell office:value-type="string" calcext:value-type="string">
            <text:p>2197-03-20T00:00:00</text:p>
          </table:table-cell>
          <table:table-cell office:value-type="float" office:value="2523574.5" calcext:value-type="float">
            <text:p>252357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5-01-01T00:00:00</text:p>
          </table:table-cell>
          <table:table-cell office:value-type="float" office:value="2523939.5" calcext:value-type="float">
            <text:p>2523939.5</text:p>
          </table:table-cell>
          <table:table-cell office:value-type="string" calcext:value-type="string">
            <text:p>2198-03-20T00:00:00</text:p>
          </table:table-cell>
          <table:table-cell office:value-type="float" office:value="2523939.5" calcext:value-type="float">
            <text:p>25239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6-01-01T00:00:00</text:p>
          </table:table-cell>
          <table:table-cell office:value-type="float" office:value="2524304.5" calcext:value-type="float">
            <text:p>2524304.5</text:p>
          </table:table-cell>
          <table:table-cell office:value-type="string" calcext:value-type="string">
            <text:p>2199-03-20T00:00:00</text:p>
          </table:table-cell>
          <table:table-cell office:value-type="float" office:value="2524304.5" calcext:value-type="float">
            <text:p>25243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7-01-01T00:00:00</text:p>
          </table:table-cell>
          <table:table-cell office:value-type="float" office:value="2524670.5" calcext:value-type="float">
            <text:p>2524670.5</text:p>
          </table:table-cell>
          <table:table-cell office:value-type="string" calcext:value-type="string">
            <text:p>2200-03-21T00:00:00</text:p>
          </table:table-cell>
          <table:table-cell office:value-type="float" office:value="2524670.5" calcext:value-type="float">
            <text:p>252467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8-01-01T00:00:00</text:p>
          </table:table-cell>
          <table:table-cell office:value-type="float" office:value="2525035.5" calcext:value-type="float">
            <text:p>2525035.5</text:p>
          </table:table-cell>
          <table:table-cell office:value-type="string" calcext:value-type="string">
            <text:p>2201-03-21T00:00:00</text:p>
          </table:table-cell>
          <table:table-cell office:value-type="float" office:value="2525035.5" calcext:value-type="float">
            <text:p>252503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59-01-01T00:00:00</text:p>
          </table:table-cell>
          <table:table-cell office:value-type="float" office:value="2525400.5" calcext:value-type="float">
            <text:p>2525400.5</text:p>
          </table:table-cell>
          <table:table-cell office:value-type="string" calcext:value-type="string">
            <text:p>2202-03-21T00:00:00</text:p>
          </table:table-cell>
          <table:table-cell office:value-type="float" office:value="2525400.5" calcext:value-type="float">
            <text:p>252540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0-01-01T00:00:00</text:p>
          </table:table-cell>
          <table:table-cell office:value-type="float" office:value="2525765.5" calcext:value-type="float">
            <text:p>2525765.5</text:p>
          </table:table-cell>
          <table:table-cell office:value-type="string" calcext:value-type="string">
            <text:p>2203-03-21T00:00:00</text:p>
          </table:table-cell>
          <table:table-cell office:value-type="float" office:value="2525765.5" calcext:value-type="float">
            <text:p>252576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1-01-01T00:00:00</text:p>
          </table:table-cell>
          <table:table-cell office:value-type="float" office:value="2526131.5" calcext:value-type="float">
            <text:p>2526131.5</text:p>
          </table:table-cell>
          <table:table-cell office:value-type="string" calcext:value-type="string">
            <text:p>2204-03-21T00:00:00</text:p>
          </table:table-cell>
          <table:table-cell office:value-type="float" office:value="2526131.5" calcext:value-type="float">
            <text:p>252613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2-01-01T00:00:00</text:p>
          </table:table-cell>
          <table:table-cell office:value-type="float" office:value="2526496.5" calcext:value-type="float">
            <text:p>2526496.5</text:p>
          </table:table-cell>
          <table:table-cell office:value-type="string" calcext:value-type="string">
            <text:p>2205-03-21T00:00:00</text:p>
          </table:table-cell>
          <table:table-cell office:value-type="float" office:value="2526496.5" calcext:value-type="float">
            <text:p>252649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3-01-01T00:00:00</text:p>
          </table:table-cell>
          <table:table-cell office:value-type="float" office:value="2526861.5" calcext:value-type="float">
            <text:p>2526861.5</text:p>
          </table:table-cell>
          <table:table-cell office:value-type="string" calcext:value-type="string">
            <text:p>2206-03-21T00:00:00</text:p>
          </table:table-cell>
          <table:table-cell office:value-type="float" office:value="2526861.5" calcext:value-type="float">
            <text:p>252686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4-01-01T00:00:00</text:p>
          </table:table-cell>
          <table:table-cell office:value-type="float" office:value="2527226.5" calcext:value-type="float">
            <text:p>2527226.5</text:p>
          </table:table-cell>
          <table:table-cell office:value-type="string" calcext:value-type="string">
            <text:p>2207-03-21T00:00:00</text:p>
          </table:table-cell>
          <table:table-cell office:value-type="float" office:value="2527226.5" calcext:value-type="float">
            <text:p>252722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5-01-01T00:00:00</text:p>
          </table:table-cell>
          <table:table-cell office:value-type="float" office:value="2527592.5" calcext:value-type="float">
            <text:p>2527592.5</text:p>
          </table:table-cell>
          <table:table-cell office:value-type="string" calcext:value-type="string">
            <text:p>2208-03-21T00:00:00</text:p>
          </table:table-cell>
          <table:table-cell office:value-type="float" office:value="2527592.5" calcext:value-type="float">
            <text:p>252759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6-01-01T00:00:00</text:p>
          </table:table-cell>
          <table:table-cell office:value-type="float" office:value="2527957.5" calcext:value-type="float">
            <text:p>2527957.5</text:p>
          </table:table-cell>
          <table:table-cell office:value-type="string" calcext:value-type="string">
            <text:p>2209-03-21T00:00:00</text:p>
          </table:table-cell>
          <table:table-cell office:value-type="float" office:value="2527957.5" calcext:value-type="float">
            <text:p>252795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7-01-01T00:00:00</text:p>
          </table:table-cell>
          <table:table-cell office:value-type="float" office:value="2528322.5" calcext:value-type="float">
            <text:p>2528322.5</text:p>
          </table:table-cell>
          <table:table-cell office:value-type="string" calcext:value-type="string">
            <text:p>2210-03-21T00:00:00</text:p>
          </table:table-cell>
          <table:table-cell office:value-type="float" office:value="2528322.5" calcext:value-type="float">
            <text:p>252832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8-01-01T00:00:00</text:p>
          </table:table-cell>
          <table:table-cell office:value-type="float" office:value="2528687.5" calcext:value-type="float">
            <text:p>2528687.5</text:p>
          </table:table-cell>
          <table:table-cell office:value-type="string" calcext:value-type="string">
            <text:p>2211-03-21T00:00:00</text:p>
          </table:table-cell>
          <table:table-cell office:value-type="float" office:value="2528687.5" calcext:value-type="float">
            <text:p>25286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69-01-01T00:00:00</text:p>
          </table:table-cell>
          <table:table-cell office:value-type="float" office:value="2529053.5" calcext:value-type="float">
            <text:p>2529053.5</text:p>
          </table:table-cell>
          <table:table-cell office:value-type="string" calcext:value-type="string">
            <text:p>2212-03-21T00:00:00</text:p>
          </table:table-cell>
          <table:table-cell office:value-type="float" office:value="2529053.5" calcext:value-type="float">
            <text:p>252905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0-01-01T00:00:00</text:p>
          </table:table-cell>
          <table:table-cell office:value-type="float" office:value="2529418.5" calcext:value-type="float">
            <text:p>2529418.5</text:p>
          </table:table-cell>
          <table:table-cell office:value-type="string" calcext:value-type="string">
            <text:p>2213-03-21T00:00:00</text:p>
          </table:table-cell>
          <table:table-cell office:value-type="float" office:value="2529418.5" calcext:value-type="float">
            <text:p>252941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1-01-01T00:00:00</text:p>
          </table:table-cell>
          <table:table-cell office:value-type="float" office:value="2529783.5" calcext:value-type="float">
            <text:p>2529783.5</text:p>
          </table:table-cell>
          <table:table-cell office:value-type="string" calcext:value-type="string">
            <text:p>2214-03-21T00:00:00</text:p>
          </table:table-cell>
          <table:table-cell office:value-type="float" office:value="2529783.5" calcext:value-type="float">
            <text:p>25297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2-01-01T00:00:00</text:p>
          </table:table-cell>
          <table:table-cell office:value-type="float" office:value="2530148.5" calcext:value-type="float">
            <text:p>2530148.5</text:p>
          </table:table-cell>
          <table:table-cell office:value-type="string" calcext:value-type="string">
            <text:p>2215-03-21T00:00:00</text:p>
          </table:table-cell>
          <table:table-cell office:value-type="float" office:value="2530148.5" calcext:value-type="float">
            <text:p>253014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3-01-01T00:00:00</text:p>
          </table:table-cell>
          <table:table-cell office:value-type="float" office:value="2530514.5" calcext:value-type="float">
            <text:p>2530514.5</text:p>
          </table:table-cell>
          <table:table-cell office:value-type="string" calcext:value-type="string">
            <text:p>2216-03-21T00:00:00</text:p>
          </table:table-cell>
          <table:table-cell office:value-type="float" office:value="2530514.5" calcext:value-type="float">
            <text:p>253051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4-01-01T00:00:00</text:p>
          </table:table-cell>
          <table:table-cell office:value-type="float" office:value="2530879.5" calcext:value-type="float">
            <text:p>2530879.5</text:p>
          </table:table-cell>
          <table:table-cell office:value-type="string" calcext:value-type="string">
            <text:p>2217-03-21T00:00:00</text:p>
          </table:table-cell>
          <table:table-cell office:value-type="float" office:value="2530879.5" calcext:value-type="float">
            <text:p>253087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5-01-01T00:00:00</text:p>
          </table:table-cell>
          <table:table-cell office:value-type="float" office:value="2531244.5" calcext:value-type="float">
            <text:p>2531244.5</text:p>
          </table:table-cell>
          <table:table-cell office:value-type="string" calcext:value-type="string">
            <text:p>2218-03-21T00:00:00</text:p>
          </table:table-cell>
          <table:table-cell office:value-type="float" office:value="2531244.5" calcext:value-type="float">
            <text:p>253124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6-01-01T00:00:00</text:p>
          </table:table-cell>
          <table:table-cell office:value-type="float" office:value="2531609.5" calcext:value-type="float">
            <text:p>2531609.5</text:p>
          </table:table-cell>
          <table:table-cell office:value-type="string" calcext:value-type="string">
            <text:p>2219-03-21T00:00:00</text:p>
          </table:table-cell>
          <table:table-cell office:value-type="float" office:value="2531609.5" calcext:value-type="float">
            <text:p>253160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7-01-01T00:00:00</text:p>
          </table:table-cell>
          <table:table-cell office:value-type="float" office:value="2531975.5" calcext:value-type="float">
            <text:p>2531975.5</text:p>
          </table:table-cell>
          <table:table-cell office:value-type="string" calcext:value-type="string">
            <text:p>2220-03-21T00:00:00</text:p>
          </table:table-cell>
          <table:table-cell office:value-type="float" office:value="2531975.5" calcext:value-type="float">
            <text:p>253197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8-01-01T00:00:00</text:p>
          </table:table-cell>
          <table:table-cell office:value-type="float" office:value="2532340.5" calcext:value-type="float">
            <text:p>2532340.5</text:p>
          </table:table-cell>
          <table:table-cell office:value-type="string" calcext:value-type="string">
            <text:p>2221-03-21T00:00:00</text:p>
          </table:table-cell>
          <table:table-cell office:value-type="float" office:value="2532340.5" calcext:value-type="float">
            <text:p>25323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79-01-01T00:00:00</text:p>
          </table:table-cell>
          <table:table-cell office:value-type="float" office:value="2532705.5" calcext:value-type="float">
            <text:p>2532705.5</text:p>
          </table:table-cell>
          <table:table-cell office:value-type="string" calcext:value-type="string">
            <text:p>2222-03-21T00:00:00</text:p>
          </table:table-cell>
          <table:table-cell office:value-type="float" office:value="2532705.5" calcext:value-type="float">
            <text:p>253270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0-01-01T00:00:00</text:p>
          </table:table-cell>
          <table:table-cell office:value-type="float" office:value="2533070.5" calcext:value-type="float">
            <text:p>2533070.5</text:p>
          </table:table-cell>
          <table:table-cell office:value-type="string" calcext:value-type="string">
            <text:p>2223-03-21T00:00:00</text:p>
          </table:table-cell>
          <table:table-cell office:value-type="float" office:value="2533070.5" calcext:value-type="float">
            <text:p>253307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1-01-01T00:00:00</text:p>
          </table:table-cell>
          <table:table-cell office:value-type="float" office:value="2533436.5" calcext:value-type="float">
            <text:p>2533436.5</text:p>
          </table:table-cell>
          <table:table-cell office:value-type="string" calcext:value-type="string">
            <text:p>2224-03-21T00:00:00</text:p>
          </table:table-cell>
          <table:table-cell office:value-type="float" office:value="2533436.5" calcext:value-type="float">
            <text:p>253343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2-01-01T00:00:00</text:p>
          </table:table-cell>
          <table:table-cell office:value-type="float" office:value="2533801.5" calcext:value-type="float">
            <text:p>2533801.5</text:p>
          </table:table-cell>
          <table:table-cell office:value-type="string" calcext:value-type="string">
            <text:p>2225-03-21T00:00:00</text:p>
          </table:table-cell>
          <table:table-cell office:value-type="float" office:value="2533801.5" calcext:value-type="float">
            <text:p>253380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3-01-01T00:00:00</text:p>
          </table:table-cell>
          <table:table-cell office:value-type="float" office:value="2534166.5" calcext:value-type="float">
            <text:p>2534166.5</text:p>
          </table:table-cell>
          <table:table-cell office:value-type="string" calcext:value-type="string">
            <text:p>2226-03-21T00:00:00</text:p>
          </table:table-cell>
          <table:table-cell office:value-type="float" office:value="2534166.5" calcext:value-type="float">
            <text:p>253416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4-01-01T00:00:00</text:p>
          </table:table-cell>
          <table:table-cell office:value-type="float" office:value="2534531.5" calcext:value-type="float">
            <text:p>2534531.5</text:p>
          </table:table-cell>
          <table:table-cell office:value-type="string" calcext:value-type="string">
            <text:p>2227-03-21T00:00:00</text:p>
          </table:table-cell>
          <table:table-cell office:value-type="float" office:value="2534531.5" calcext:value-type="float">
            <text:p>253453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5-01-01T00:00:00</text:p>
          </table:table-cell>
          <table:table-cell office:value-type="float" office:value="2534896.5" calcext:value-type="float">
            <text:p>2534896.5</text:p>
          </table:table-cell>
          <table:table-cell office:value-type="string" calcext:value-type="string">
            <text:p>2228-03-20T00:00:00</text:p>
          </table:table-cell>
          <table:table-cell office:value-type="float" office:value="2534896.5" calcext:value-type="float">
            <text:p>253489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6-01-01T00:00:00</text:p>
          </table:table-cell>
          <table:table-cell office:value-type="float" office:value="2535261.5" calcext:value-type="float">
            <text:p>2535261.5</text:p>
          </table:table-cell>
          <table:table-cell office:value-type="string" calcext:value-type="string">
            <text:p>2229-03-21T00:00:00</text:p>
          </table:table-cell>
          <table:table-cell office:value-type="float" office:value="2535262.5" calcext:value-type="float">
            <text:p>253526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7-01-01T00:00:00</text:p>
          </table:table-cell>
          <table:table-cell office:value-type="float" office:value="2535626.5" calcext:value-type="float">
            <text:p>2535626.5</text:p>
          </table:table-cell>
          <table:table-cell office:value-type="string" calcext:value-type="string">
            <text:p>2230-03-21T00:00:00</text:p>
          </table:table-cell>
          <table:table-cell office:value-type="float" office:value="2535627.5" calcext:value-type="float">
            <text:p>253562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8-01-01T00:00:00</text:p>
          </table:table-cell>
          <table:table-cell office:value-type="float" office:value="2535991.5" calcext:value-type="float">
            <text:p>2535991.5</text:p>
          </table:table-cell>
          <table:table-cell office:value-type="string" calcext:value-type="string">
            <text:p>2231-03-21T00:00:00</text:p>
          </table:table-cell>
          <table:table-cell office:value-type="float" office:value="2535992.5" calcext:value-type="float">
            <text:p>253599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89-01-01T00:00:00</text:p>
          </table:table-cell>
          <table:table-cell office:value-type="float" office:value="2536357.5" calcext:value-type="float">
            <text:p>2536357.5</text:p>
          </table:table-cell>
          <table:table-cell office:value-type="string" calcext:value-type="string">
            <text:p>2232-03-20T00:00:00</text:p>
          </table:table-cell>
          <table:table-cell office:value-type="float" office:value="2536357.5" calcext:value-type="float">
            <text:p>253635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0-01-01T00:00:00</text:p>
          </table:table-cell>
          <table:table-cell office:value-type="float" office:value="2536722.5" calcext:value-type="float">
            <text:p>2536722.5</text:p>
          </table:table-cell>
          <table:table-cell office:value-type="string" calcext:value-type="string">
            <text:p>2233-03-21T00:00:00</text:p>
          </table:table-cell>
          <table:table-cell office:value-type="float" office:value="2536723.5" calcext:value-type="float">
            <text:p>253672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1-01-01T00:00:00</text:p>
          </table:table-cell>
          <table:table-cell office:value-type="float" office:value="2537087.5" calcext:value-type="float">
            <text:p>2537087.5</text:p>
          </table:table-cell>
          <table:table-cell office:value-type="string" calcext:value-type="string">
            <text:p>2234-03-21T00:00:00</text:p>
          </table:table-cell>
          <table:table-cell office:value-type="float" office:value="2537088.5" calcext:value-type="float">
            <text:p>253708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2-01-01T00:00:00</text:p>
          </table:table-cell>
          <table:table-cell office:value-type="float" office:value="2537452.5" calcext:value-type="float">
            <text:p>2537452.5</text:p>
          </table:table-cell>
          <table:table-cell office:value-type="string" calcext:value-type="string">
            <text:p>2235-03-21T00:00:00</text:p>
          </table:table-cell>
          <table:table-cell office:value-type="float" office:value="2537453.5" calcext:value-type="float">
            <text:p>253745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3-01-01T00:00:00</text:p>
          </table:table-cell>
          <table:table-cell office:value-type="float" office:value="2537818.5" calcext:value-type="float">
            <text:p>2537818.5</text:p>
          </table:table-cell>
          <table:table-cell office:value-type="string" calcext:value-type="string">
            <text:p>2236-03-20T00:00:00</text:p>
          </table:table-cell>
          <table:table-cell office:value-type="float" office:value="2537818.5" calcext:value-type="float">
            <text:p>253781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4-01-01T00:00:00</text:p>
          </table:table-cell>
          <table:table-cell office:value-type="float" office:value="2538183.5" calcext:value-type="float">
            <text:p>2538183.5</text:p>
          </table:table-cell>
          <table:table-cell office:value-type="string" calcext:value-type="string">
            <text:p>2237-03-21T00:00:00</text:p>
          </table:table-cell>
          <table:table-cell office:value-type="float" office:value="2538184.5" calcext:value-type="float">
            <text:p>253818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5-01-01T00:00:00</text:p>
          </table:table-cell>
          <table:table-cell office:value-type="float" office:value="2538548.5" calcext:value-type="float">
            <text:p>2538548.5</text:p>
          </table:table-cell>
          <table:table-cell office:value-type="string" calcext:value-type="string">
            <text:p>2238-03-21T00:00:00</text:p>
          </table:table-cell>
          <table:table-cell office:value-type="float" office:value="2538549.5" calcext:value-type="float">
            <text:p>253854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6-01-01T00:00:00</text:p>
          </table:table-cell>
          <table:table-cell office:value-type="float" office:value="2538913.5" calcext:value-type="float">
            <text:p>2538913.5</text:p>
          </table:table-cell>
          <table:table-cell office:value-type="string" calcext:value-type="string">
            <text:p>2239-03-21T00:00:00</text:p>
          </table:table-cell>
          <table:table-cell office:value-type="float" office:value="2538914.5" calcext:value-type="float">
            <text:p>253891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7-01-01T00:00:00</text:p>
          </table:table-cell>
          <table:table-cell office:value-type="float" office:value="2539279.5" calcext:value-type="float">
            <text:p>2539279.5</text:p>
          </table:table-cell>
          <table:table-cell office:value-type="string" calcext:value-type="string">
            <text:p>2240-03-20T00:00:00</text:p>
          </table:table-cell>
          <table:table-cell office:value-type="float" office:value="2539279.5" calcext:value-type="float">
            <text:p>253927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8-01-01T00:00:00</text:p>
          </table:table-cell>
          <table:table-cell office:value-type="float" office:value="2539644.5" calcext:value-type="float">
            <text:p>2539644.5</text:p>
          </table:table-cell>
          <table:table-cell office:value-type="string" calcext:value-type="string">
            <text:p>2241-03-21T00:00:00</text:p>
          </table:table-cell>
          <table:table-cell office:value-type="float" office:value="2539645.5" calcext:value-type="float">
            <text:p>253964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99-01-01T00:00:00</text:p>
          </table:table-cell>
          <table:table-cell office:value-type="float" office:value="2540009.5" calcext:value-type="float">
            <text:p>2540009.5</text:p>
          </table:table-cell>
          <table:table-cell office:value-type="string" calcext:value-type="string">
            <text:p>2242-03-21T00:00:00</text:p>
          </table:table-cell>
          <table:table-cell office:value-type="float" office:value="2540010.5" calcext:value-type="float">
            <text:p>254001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0-01-01T00:00:00</text:p>
          </table:table-cell>
          <table:table-cell office:value-type="float" office:value="2540374.5" calcext:value-type="float">
            <text:p>2540374.5</text:p>
          </table:table-cell>
          <table:table-cell office:value-type="string" calcext:value-type="string">
            <text:p>2243-03-21T00:00:00</text:p>
          </table:table-cell>
          <table:table-cell office:value-type="float" office:value="2540375.5" calcext:value-type="float">
            <text:p>254037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1-01-01T00:00:00</text:p>
          </table:table-cell>
          <table:table-cell office:value-type="float" office:value="2540740.5" calcext:value-type="float">
            <text:p>2540740.5</text:p>
          </table:table-cell>
          <table:table-cell office:value-type="string" calcext:value-type="string">
            <text:p>2244-03-20T00:00:00</text:p>
          </table:table-cell>
          <table:table-cell office:value-type="float" office:value="2540740.5" calcext:value-type="float">
            <text:p>25407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2-01-01T00:00:00</text:p>
          </table:table-cell>
          <table:table-cell office:value-type="float" office:value="2541105.5" calcext:value-type="float">
            <text:p>2541105.5</text:p>
          </table:table-cell>
          <table:table-cell office:value-type="string" calcext:value-type="string">
            <text:p>2245-03-21T00:00:00</text:p>
          </table:table-cell>
          <table:table-cell office:value-type="float" office:value="2541106.5" calcext:value-type="float">
            <text:p>254110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3-01-01T00:00:00</text:p>
          </table:table-cell>
          <table:table-cell office:value-type="float" office:value="2541470.5" calcext:value-type="float">
            <text:p>2541470.5</text:p>
          </table:table-cell>
          <table:table-cell office:value-type="string" calcext:value-type="string">
            <text:p>2246-03-21T00:00:00</text:p>
          </table:table-cell>
          <table:table-cell office:value-type="float" office:value="2541471.5" calcext:value-type="float">
            <text:p>254147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4-01-01T00:00:00</text:p>
          </table:table-cell>
          <table:table-cell office:value-type="float" office:value="2541835.5" calcext:value-type="float">
            <text:p>2541835.5</text:p>
          </table:table-cell>
          <table:table-cell office:value-type="string" calcext:value-type="string">
            <text:p>2247-03-21T00:00:00</text:p>
          </table:table-cell>
          <table:table-cell office:value-type="float" office:value="2541836.5" calcext:value-type="float">
            <text:p>254183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5-01-01T00:00:00</text:p>
          </table:table-cell>
          <table:table-cell office:value-type="float" office:value="2542201.5" calcext:value-type="float">
            <text:p>2542201.5</text:p>
          </table:table-cell>
          <table:table-cell office:value-type="string" calcext:value-type="string">
            <text:p>2248-03-20T00:00:00</text:p>
          </table:table-cell>
          <table:table-cell office:value-type="float" office:value="2542201.5" calcext:value-type="float">
            <text:p>254220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6-01-01T00:00:00</text:p>
          </table:table-cell>
          <table:table-cell office:value-type="float" office:value="2542566.5" calcext:value-type="float">
            <text:p>2542566.5</text:p>
          </table:table-cell>
          <table:table-cell office:value-type="string" calcext:value-type="string">
            <text:p>2249-03-21T00:00:00</text:p>
          </table:table-cell>
          <table:table-cell office:value-type="float" office:value="2542567.5" calcext:value-type="float">
            <text:p>254256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7-01-01T00:00:00</text:p>
          </table:table-cell>
          <table:table-cell office:value-type="float" office:value="2542931.5" calcext:value-type="float">
            <text:p>2542931.5</text:p>
          </table:table-cell>
          <table:table-cell office:value-type="string" calcext:value-type="string">
            <text:p>2250-03-21T00:00:00</text:p>
          </table:table-cell>
          <table:table-cell office:value-type="float" office:value="2542932.5" calcext:value-type="float">
            <text:p>254293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8-01-01T00:00:00</text:p>
          </table:table-cell>
          <table:table-cell office:value-type="float" office:value="2543296.5" calcext:value-type="float">
            <text:p>2543296.5</text:p>
          </table:table-cell>
          <table:table-cell office:value-type="string" calcext:value-type="string">
            <text:p>2251-03-21T00:00:00</text:p>
          </table:table-cell>
          <table:table-cell office:value-type="float" office:value="2543297.5" calcext:value-type="float">
            <text:p>254329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09-01-01T00:00:00</text:p>
          </table:table-cell>
          <table:table-cell office:value-type="float" office:value="2543662.5" calcext:value-type="float">
            <text:p>2543662.5</text:p>
          </table:table-cell>
          <table:table-cell office:value-type="string" calcext:value-type="string">
            <text:p>2252-03-20T00:00:00</text:p>
          </table:table-cell>
          <table:table-cell office:value-type="float" office:value="2543662.5" calcext:value-type="float">
            <text:p>25436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0-01-01T00:00:00</text:p>
          </table:table-cell>
          <table:table-cell office:value-type="float" office:value="2544027.5" calcext:value-type="float">
            <text:p>2544027.5</text:p>
          </table:table-cell>
          <table:table-cell office:value-type="string" calcext:value-type="string">
            <text:p>2253-03-21T00:00:00</text:p>
          </table:table-cell>
          <table:table-cell office:value-type="float" office:value="2544028.5" calcext:value-type="float">
            <text:p>254402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1-01-01T00:00:00</text:p>
          </table:table-cell>
          <table:table-cell office:value-type="float" office:value="2544392.5" calcext:value-type="float">
            <text:p>2544392.5</text:p>
          </table:table-cell>
          <table:table-cell office:value-type="string" calcext:value-type="string">
            <text:p>2254-03-21T00:00:00</text:p>
          </table:table-cell>
          <table:table-cell office:value-type="float" office:value="2544393.5" calcext:value-type="float">
            <text:p>254439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2-01-01T00:00:00</text:p>
          </table:table-cell>
          <table:table-cell office:value-type="float" office:value="2544757.5" calcext:value-type="float">
            <text:p>2544757.5</text:p>
          </table:table-cell>
          <table:table-cell office:value-type="string" calcext:value-type="string">
            <text:p>2255-03-21T00:00:00</text:p>
          </table:table-cell>
          <table:table-cell office:value-type="float" office:value="2544758.5" calcext:value-type="float">
            <text:p>254475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3-01-01T00:00:00</text:p>
          </table:table-cell>
          <table:table-cell office:value-type="float" office:value="2545123.5" calcext:value-type="float">
            <text:p>2545123.5</text:p>
          </table:table-cell>
          <table:table-cell office:value-type="string" calcext:value-type="string">
            <text:p>2256-03-20T00:00:00</text:p>
          </table:table-cell>
          <table:table-cell office:value-type="float" office:value="2545123.5" calcext:value-type="float">
            <text:p>254512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4-01-01T00:00:00</text:p>
          </table:table-cell>
          <table:table-cell office:value-type="float" office:value="2545488.5" calcext:value-type="float">
            <text:p>2545488.5</text:p>
          </table:table-cell>
          <table:table-cell office:value-type="string" calcext:value-type="string">
            <text:p>2257-03-21T00:00:00</text:p>
          </table:table-cell>
          <table:table-cell office:value-type="float" office:value="2545489.5" calcext:value-type="float">
            <text:p>254548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5-01-01T00:00:00</text:p>
          </table:table-cell>
          <table:table-cell office:value-type="float" office:value="2545853.5" calcext:value-type="float">
            <text:p>2545853.5</text:p>
          </table:table-cell>
          <table:table-cell office:value-type="string" calcext:value-type="string">
            <text:p>2258-03-21T00:00:00</text:p>
          </table:table-cell>
          <table:table-cell office:value-type="float" office:value="2545854.5" calcext:value-type="float">
            <text:p>254585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6-01-01T00:00:00</text:p>
          </table:table-cell>
          <table:table-cell office:value-type="float" office:value="2546218.5" calcext:value-type="float">
            <text:p>2546218.5</text:p>
          </table:table-cell>
          <table:table-cell office:value-type="string" calcext:value-type="string">
            <text:p>2259-03-21T00:00:00</text:p>
          </table:table-cell>
          <table:table-cell office:value-type="float" office:value="2546219.5" calcext:value-type="float">
            <text:p>254621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7-01-01T00:00:00</text:p>
          </table:table-cell>
          <table:table-cell office:value-type="float" office:value="2546584.5" calcext:value-type="float">
            <text:p>2546584.5</text:p>
          </table:table-cell>
          <table:table-cell office:value-type="string" calcext:value-type="string">
            <text:p>2260-03-20T00:00:00</text:p>
          </table:table-cell>
          <table:table-cell office:value-type="float" office:value="2546584.5" calcext:value-type="float">
            <text:p>254658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8-01-01T00:00:00</text:p>
          </table:table-cell>
          <table:table-cell office:value-type="float" office:value="2546949.5" calcext:value-type="float">
            <text:p>2546949.5</text:p>
          </table:table-cell>
          <table:table-cell office:value-type="string" calcext:value-type="string">
            <text:p>2261-03-20T00:00:00</text:p>
          </table:table-cell>
          <table:table-cell office:value-type="float" office:value="2546949.5" calcext:value-type="float">
            <text:p>254694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19-01-01T00:00:00</text:p>
          </table:table-cell>
          <table:table-cell office:value-type="float" office:value="2547314.5" calcext:value-type="float">
            <text:p>2547314.5</text:p>
          </table:table-cell>
          <table:table-cell office:value-type="string" calcext:value-type="string">
            <text:p>2262-03-21T00:00:00</text:p>
          </table:table-cell>
          <table:table-cell office:value-type="float" office:value="2547315.5" calcext:value-type="float">
            <text:p>254731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0-01-01T00:00:00</text:p>
          </table:table-cell>
          <table:table-cell office:value-type="float" office:value="2547679.5" calcext:value-type="float">
            <text:p>2547679.5</text:p>
          </table:table-cell>
          <table:table-cell office:value-type="string" calcext:value-type="string">
            <text:p>2263-03-21T00:00:00</text:p>
          </table:table-cell>
          <table:table-cell office:value-type="float" office:value="2547680.5" calcext:value-type="float">
            <text:p>254768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1-01-01T00:00:00</text:p>
          </table:table-cell>
          <table:table-cell office:value-type="float" office:value="2548045.5" calcext:value-type="float">
            <text:p>2548045.5</text:p>
          </table:table-cell>
          <table:table-cell office:value-type="string" calcext:value-type="string">
            <text:p>2264-03-20T00:00:00</text:p>
          </table:table-cell>
          <table:table-cell office:value-type="float" office:value="2548045.5" calcext:value-type="float">
            <text:p>254804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2-01-01T00:00:00</text:p>
          </table:table-cell>
          <table:table-cell office:value-type="float" office:value="2548410.5" calcext:value-type="float">
            <text:p>2548410.5</text:p>
          </table:table-cell>
          <table:table-cell office:value-type="string" calcext:value-type="string">
            <text:p>2265-03-20T00:00:00</text:p>
          </table:table-cell>
          <table:table-cell office:value-type="float" office:value="2548410.5" calcext:value-type="float">
            <text:p>254841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3-01-01T00:00:00</text:p>
          </table:table-cell>
          <table:table-cell office:value-type="float" office:value="2548775.5" calcext:value-type="float">
            <text:p>2548775.5</text:p>
          </table:table-cell>
          <table:table-cell office:value-type="string" calcext:value-type="string">
            <text:p>2266-03-21T00:00:00</text:p>
          </table:table-cell>
          <table:table-cell office:value-type="float" office:value="2548776.5" calcext:value-type="float">
            <text:p>254877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4-01-01T00:00:00</text:p>
          </table:table-cell>
          <table:table-cell office:value-type="float" office:value="2549140.5" calcext:value-type="float">
            <text:p>2549140.5</text:p>
          </table:table-cell>
          <table:table-cell office:value-type="string" calcext:value-type="string">
            <text:p>2267-03-21T00:00:00</text:p>
          </table:table-cell>
          <table:table-cell office:value-type="float" office:value="2549141.5" calcext:value-type="float">
            <text:p>254914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5-01-01T00:00:00</text:p>
          </table:table-cell>
          <table:table-cell office:value-type="float" office:value="2549506.5" calcext:value-type="float">
            <text:p>2549506.5</text:p>
          </table:table-cell>
          <table:table-cell office:value-type="string" calcext:value-type="string">
            <text:p>2268-03-20T00:00:00</text:p>
          </table:table-cell>
          <table:table-cell office:value-type="float" office:value="2549506.5" calcext:value-type="float">
            <text:p>254950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6-01-01T00:00:00</text:p>
          </table:table-cell>
          <table:table-cell office:value-type="float" office:value="2549871.5" calcext:value-type="float">
            <text:p>2549871.5</text:p>
          </table:table-cell>
          <table:table-cell office:value-type="string" calcext:value-type="string">
            <text:p>2269-03-20T00:00:00</text:p>
          </table:table-cell>
          <table:table-cell office:value-type="float" office:value="2549871.5" calcext:value-type="float">
            <text:p>254987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7-01-01T00:00:00</text:p>
          </table:table-cell>
          <table:table-cell office:value-type="float" office:value="2550236.5" calcext:value-type="float">
            <text:p>2550236.5</text:p>
          </table:table-cell>
          <table:table-cell office:value-type="string" calcext:value-type="string">
            <text:p>2270-03-21T00:00:00</text:p>
          </table:table-cell>
          <table:table-cell office:value-type="float" office:value="2550237.5" calcext:value-type="float">
            <text:p>255023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8-01-01T00:00:00</text:p>
          </table:table-cell>
          <table:table-cell office:value-type="float" office:value="2550601.5" calcext:value-type="float">
            <text:p>2550601.5</text:p>
          </table:table-cell>
          <table:table-cell office:value-type="string" calcext:value-type="string">
            <text:p>2271-03-21T00:00:00</text:p>
          </table:table-cell>
          <table:table-cell office:value-type="float" office:value="2550602.5" calcext:value-type="float">
            <text:p>255060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29-01-01T00:00:00</text:p>
          </table:table-cell>
          <table:table-cell office:value-type="float" office:value="2550967.5" calcext:value-type="float">
            <text:p>2550967.5</text:p>
          </table:table-cell>
          <table:table-cell office:value-type="string" calcext:value-type="string">
            <text:p>2272-03-20T00:00:00</text:p>
          </table:table-cell>
          <table:table-cell office:value-type="float" office:value="2550967.5" calcext:value-type="float">
            <text:p>255096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0-01-01T00:00:00</text:p>
          </table:table-cell>
          <table:table-cell office:value-type="float" office:value="2551332.5" calcext:value-type="float">
            <text:p>2551332.5</text:p>
          </table:table-cell>
          <table:table-cell office:value-type="string" calcext:value-type="string">
            <text:p>2273-03-20T00:00:00</text:p>
          </table:table-cell>
          <table:table-cell office:value-type="float" office:value="2551332.5" calcext:value-type="float">
            <text:p>25513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1-01-01T00:00:00</text:p>
          </table:table-cell>
          <table:table-cell office:value-type="float" office:value="2551697.5" calcext:value-type="float">
            <text:p>2551697.5</text:p>
          </table:table-cell>
          <table:table-cell office:value-type="string" calcext:value-type="string">
            <text:p>2274-03-21T00:00:00</text:p>
          </table:table-cell>
          <table:table-cell office:value-type="float" office:value="2551698.5" calcext:value-type="float">
            <text:p>255169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2-01-01T00:00:00</text:p>
          </table:table-cell>
          <table:table-cell office:value-type="float" office:value="2552062.5" calcext:value-type="float">
            <text:p>2552062.5</text:p>
          </table:table-cell>
          <table:table-cell office:value-type="string" calcext:value-type="string">
            <text:p>2275-03-21T00:00:00</text:p>
          </table:table-cell>
          <table:table-cell office:value-type="float" office:value="2552063.5" calcext:value-type="float">
            <text:p>255206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3-01-01T00:00:00</text:p>
          </table:table-cell>
          <table:table-cell office:value-type="float" office:value="2552428.5" calcext:value-type="float">
            <text:p>2552428.5</text:p>
          </table:table-cell>
          <table:table-cell office:value-type="string" calcext:value-type="string">
            <text:p>2276-03-20T00:00:00</text:p>
          </table:table-cell>
          <table:table-cell office:value-type="float" office:value="2552428.5" calcext:value-type="float">
            <text:p>255242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4-01-01T00:00:00</text:p>
          </table:table-cell>
          <table:table-cell office:value-type="float" office:value="2552793.5" calcext:value-type="float">
            <text:p>2552793.5</text:p>
          </table:table-cell>
          <table:table-cell office:value-type="string" calcext:value-type="string">
            <text:p>2277-03-20T00:00:00</text:p>
          </table:table-cell>
          <table:table-cell office:value-type="float" office:value="2552793.5" calcext:value-type="float">
            <text:p>255279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5-01-01T00:00:00</text:p>
          </table:table-cell>
          <table:table-cell office:value-type="float" office:value="2553158.5" calcext:value-type="float">
            <text:p>2553158.5</text:p>
          </table:table-cell>
          <table:table-cell office:value-type="string" calcext:value-type="string">
            <text:p>2278-03-21T00:00:00</text:p>
          </table:table-cell>
          <table:table-cell office:value-type="float" office:value="2553159.5" calcext:value-type="float">
            <text:p>255315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6-01-01T00:00:00</text:p>
          </table:table-cell>
          <table:table-cell office:value-type="float" office:value="2553523.5" calcext:value-type="float">
            <text:p>2553523.5</text:p>
          </table:table-cell>
          <table:table-cell office:value-type="string" calcext:value-type="string">
            <text:p>2279-03-21T00:00:00</text:p>
          </table:table-cell>
          <table:table-cell office:value-type="float" office:value="2553524.5" calcext:value-type="float">
            <text:p>255352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7-01-01T00:00:00</text:p>
          </table:table-cell>
          <table:table-cell office:value-type="float" office:value="2553889.5" calcext:value-type="float">
            <text:p>2553889.5</text:p>
          </table:table-cell>
          <table:table-cell office:value-type="string" calcext:value-type="string">
            <text:p>2280-03-20T00:00:00</text:p>
          </table:table-cell>
          <table:table-cell office:value-type="float" office:value="2553889.5" calcext:value-type="float">
            <text:p>255388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8-01-01T00:00:00</text:p>
          </table:table-cell>
          <table:table-cell office:value-type="float" office:value="2554254.5" calcext:value-type="float">
            <text:p>2554254.5</text:p>
          </table:table-cell>
          <table:table-cell office:value-type="string" calcext:value-type="string">
            <text:p>2281-03-20T00:00:00</text:p>
          </table:table-cell>
          <table:table-cell office:value-type="float" office:value="2554254.5" calcext:value-type="float">
            <text:p>255425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39-01-01T00:00:00</text:p>
          </table:table-cell>
          <table:table-cell office:value-type="float" office:value="2554619.5" calcext:value-type="float">
            <text:p>2554619.5</text:p>
          </table:table-cell>
          <table:table-cell office:value-type="string" calcext:value-type="string">
            <text:p>2282-03-21T00:00:00</text:p>
          </table:table-cell>
          <table:table-cell office:value-type="float" office:value="2554620.5" calcext:value-type="float">
            <text:p>255462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0-01-01T00:00:00</text:p>
          </table:table-cell>
          <table:table-cell office:value-type="float" office:value="2554984.5" calcext:value-type="float">
            <text:p>2554984.5</text:p>
          </table:table-cell>
          <table:table-cell office:value-type="string" calcext:value-type="string">
            <text:p>2283-03-21T00:00:00</text:p>
          </table:table-cell>
          <table:table-cell office:value-type="float" office:value="2554985.5" calcext:value-type="float">
            <text:p>255498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1-01-01T00:00:00</text:p>
          </table:table-cell>
          <table:table-cell office:value-type="float" office:value="2555350.5" calcext:value-type="float">
            <text:p>2555350.5</text:p>
          </table:table-cell>
          <table:table-cell office:value-type="string" calcext:value-type="string">
            <text:p>2284-03-20T00:00:00</text:p>
          </table:table-cell>
          <table:table-cell office:value-type="float" office:value="2555350.5" calcext:value-type="float">
            <text:p>255535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2-01-01T00:00:00</text:p>
          </table:table-cell>
          <table:table-cell office:value-type="float" office:value="2555715.5" calcext:value-type="float">
            <text:p>2555715.5</text:p>
          </table:table-cell>
          <table:table-cell office:value-type="string" calcext:value-type="string">
            <text:p>2285-03-20T00:00:00</text:p>
          </table:table-cell>
          <table:table-cell office:value-type="float" office:value="2555715.5" calcext:value-type="float">
            <text:p>255571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3-01-01T00:00:00</text:p>
          </table:table-cell>
          <table:table-cell office:value-type="float" office:value="2556080.5" calcext:value-type="float">
            <text:p>2556080.5</text:p>
          </table:table-cell>
          <table:table-cell office:value-type="string" calcext:value-type="string">
            <text:p>2286-03-21T00:00:00</text:p>
          </table:table-cell>
          <table:table-cell office:value-type="float" office:value="2556081.5" calcext:value-type="float">
            <text:p>255608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4-01-01T00:00:00</text:p>
          </table:table-cell>
          <table:table-cell office:value-type="float" office:value="2556445.5" calcext:value-type="float">
            <text:p>2556445.5</text:p>
          </table:table-cell>
          <table:table-cell office:value-type="string" calcext:value-type="string">
            <text:p>2287-03-21T00:00:00</text:p>
          </table:table-cell>
          <table:table-cell office:value-type="float" office:value="2556446.5" calcext:value-type="float">
            <text:p>255644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5-01-01T00:00:00</text:p>
          </table:table-cell>
          <table:table-cell office:value-type="float" office:value="2556811.5" calcext:value-type="float">
            <text:p>2556811.5</text:p>
          </table:table-cell>
          <table:table-cell office:value-type="string" calcext:value-type="string">
            <text:p>2288-03-20T00:00:00</text:p>
          </table:table-cell>
          <table:table-cell office:value-type="float" office:value="2556811.5" calcext:value-type="float">
            <text:p>255681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6-01-01T00:00:00</text:p>
          </table:table-cell>
          <table:table-cell office:value-type="float" office:value="2557176.5" calcext:value-type="float">
            <text:p>2557176.5</text:p>
          </table:table-cell>
          <table:table-cell office:value-type="string" calcext:value-type="string">
            <text:p>2289-03-20T00:00:00</text:p>
          </table:table-cell>
          <table:table-cell office:value-type="float" office:value="2557176.5" calcext:value-type="float">
            <text:p>255717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7-01-01T00:00:00</text:p>
          </table:table-cell>
          <table:table-cell office:value-type="float" office:value="2557541.5" calcext:value-type="float">
            <text:p>2557541.5</text:p>
          </table:table-cell>
          <table:table-cell office:value-type="string" calcext:value-type="string">
            <text:p>2290-03-21T00:00:00</text:p>
          </table:table-cell>
          <table:table-cell office:value-type="float" office:value="2557542.5" calcext:value-type="float">
            <text:p>255754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8-01-01T00:00:00</text:p>
          </table:table-cell>
          <table:table-cell office:value-type="float" office:value="2557906.5" calcext:value-type="float">
            <text:p>2557906.5</text:p>
          </table:table-cell>
          <table:table-cell office:value-type="string" calcext:value-type="string">
            <text:p>2291-03-21T00:00:00</text:p>
          </table:table-cell>
          <table:table-cell office:value-type="float" office:value="2557907.5" calcext:value-type="float">
            <text:p>255790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49-01-01T00:00:00</text:p>
          </table:table-cell>
          <table:table-cell office:value-type="float" office:value="2558272.5" calcext:value-type="float">
            <text:p>2558272.5</text:p>
          </table:table-cell>
          <table:table-cell office:value-type="string" calcext:value-type="string">
            <text:p>2292-03-20T00:00:00</text:p>
          </table:table-cell>
          <table:table-cell office:value-type="float" office:value="2558272.5" calcext:value-type="float">
            <text:p>255827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0-01-01T00:00:00</text:p>
          </table:table-cell>
          <table:table-cell office:value-type="float" office:value="2558637.5" calcext:value-type="float">
            <text:p>2558637.5</text:p>
          </table:table-cell>
          <table:table-cell office:value-type="string" calcext:value-type="string">
            <text:p>2293-03-20T00:00:00</text:p>
          </table:table-cell>
          <table:table-cell office:value-type="float" office:value="2558637.5" calcext:value-type="float">
            <text:p>255863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1-01-01T00:00:00</text:p>
          </table:table-cell>
          <table:table-cell office:value-type="float" office:value="2559002.5" calcext:value-type="float">
            <text:p>2559002.5</text:p>
          </table:table-cell>
          <table:table-cell office:value-type="string" calcext:value-type="string">
            <text:p>2294-03-20T00:00:00</text:p>
          </table:table-cell>
          <table:table-cell office:value-type="float" office:value="2559002.5" calcext:value-type="float">
            <text:p>255900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2-01-01T00:00:00</text:p>
          </table:table-cell>
          <table:table-cell office:value-type="float" office:value="2559367.5" calcext:value-type="float">
            <text:p>2559367.5</text:p>
          </table:table-cell>
          <table:table-cell office:value-type="string" calcext:value-type="string">
            <text:p>2295-03-21T00:00:00</text:p>
          </table:table-cell>
          <table:table-cell office:value-type="float" office:value="2559368.5" calcext:value-type="float">
            <text:p>255936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3-01-01T00:00:00</text:p>
          </table:table-cell>
          <table:table-cell office:value-type="float" office:value="2559733.5" calcext:value-type="float">
            <text:p>2559733.5</text:p>
          </table:table-cell>
          <table:table-cell office:value-type="string" calcext:value-type="string">
            <text:p>2296-03-20T00:00:00</text:p>
          </table:table-cell>
          <table:table-cell office:value-type="float" office:value="2559733.5" calcext:value-type="float">
            <text:p>255973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4-01-01T00:00:00</text:p>
          </table:table-cell>
          <table:table-cell office:value-type="float" office:value="2560098.5" calcext:value-type="float">
            <text:p>2560098.5</text:p>
          </table:table-cell>
          <table:table-cell office:value-type="string" calcext:value-type="string">
            <text:p>2297-03-20T00:00:00</text:p>
          </table:table-cell>
          <table:table-cell office:value-type="float" office:value="2560098.5" calcext:value-type="float">
            <text:p>256009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5-01-01T00:00:00</text:p>
          </table:table-cell>
          <table:table-cell office:value-type="float" office:value="2560463.5" calcext:value-type="float">
            <text:p>2560463.5</text:p>
          </table:table-cell>
          <table:table-cell office:value-type="string" calcext:value-type="string">
            <text:p>2298-03-20T00:00:00</text:p>
          </table:table-cell>
          <table:table-cell office:value-type="float" office:value="2560463.5" calcext:value-type="float">
            <text:p>256046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6-01-01T00:00:00</text:p>
          </table:table-cell>
          <table:table-cell office:value-type="float" office:value="2560828.5" calcext:value-type="float">
            <text:p>2560828.5</text:p>
          </table:table-cell>
          <table:table-cell office:value-type="string" calcext:value-type="string">
            <text:p>2299-03-21T00:00:00</text:p>
          </table:table-cell>
          <table:table-cell office:value-type="float" office:value="2560829.5" calcext:value-type="float">
            <text:p>256082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7-01-01T00:00:00</text:p>
          </table:table-cell>
          <table:table-cell office:value-type="float" office:value="2561194.5" calcext:value-type="float">
            <text:p>2561194.5</text:p>
          </table:table-cell>
          <table:table-cell office:value-type="string" calcext:value-type="string">
            <text:p>2300-03-21T00:00:00</text:p>
          </table:table-cell>
          <table:table-cell office:value-type="float" office:value="2561194.5" calcext:value-type="float">
            <text:p>256119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8-01-01T00:00:00</text:p>
          </table:table-cell>
          <table:table-cell office:value-type="float" office:value="2561559.5" calcext:value-type="float">
            <text:p>2561559.5</text:p>
          </table:table-cell>
          <table:table-cell office:value-type="string" calcext:value-type="string">
            <text:p>2301-03-21T00:00:00</text:p>
          </table:table-cell>
          <table:table-cell office:value-type="float" office:value="2561559.5" calcext:value-type="float">
            <text:p>256155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59-01-01T00:00:00</text:p>
          </table:table-cell>
          <table:table-cell office:value-type="float" office:value="2561924.5" calcext:value-type="float">
            <text:p>2561924.5</text:p>
          </table:table-cell>
          <table:table-cell office:value-type="string" calcext:value-type="string">
            <text:p>2302-03-21T00:00:00</text:p>
          </table:table-cell>
          <table:table-cell office:value-type="float" office:value="2561924.5" calcext:value-type="float">
            <text:p>256192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0-01-01T00:00:00</text:p>
          </table:table-cell>
          <table:table-cell office:value-type="float" office:value="2562289.5" calcext:value-type="float">
            <text:p>2562289.5</text:p>
          </table:table-cell>
          <table:table-cell office:value-type="string" calcext:value-type="string">
            <text:p>2303-03-22T00:00:00</text:p>
          </table:table-cell>
          <table:table-cell office:value-type="float" office:value="2562290.5" calcext:value-type="float">
            <text:p>256229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1-01-01T00:00:00</text:p>
          </table:table-cell>
          <table:table-cell office:value-type="float" office:value="2562655.5" calcext:value-type="float">
            <text:p>2562655.5</text:p>
          </table:table-cell>
          <table:table-cell office:value-type="string" calcext:value-type="string">
            <text:p>2304-03-21T00:00:00</text:p>
          </table:table-cell>
          <table:table-cell office:value-type="float" office:value="2562655.5" calcext:value-type="float">
            <text:p>256265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2-01-01T00:00:00</text:p>
          </table:table-cell>
          <table:table-cell office:value-type="float" office:value="2563020.5" calcext:value-type="float">
            <text:p>2563020.5</text:p>
          </table:table-cell>
          <table:table-cell office:value-type="string" calcext:value-type="string">
            <text:p>2305-03-21T00:00:00</text:p>
          </table:table-cell>
          <table:table-cell office:value-type="float" office:value="2563020.5" calcext:value-type="float">
            <text:p>256302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3-01-01T00:00:00</text:p>
          </table:table-cell>
          <table:table-cell office:value-type="float" office:value="2563385.5" calcext:value-type="float">
            <text:p>2563385.5</text:p>
          </table:table-cell>
          <table:table-cell office:value-type="string" calcext:value-type="string">
            <text:p>2306-03-21T00:00:00</text:p>
          </table:table-cell>
          <table:table-cell office:value-type="float" office:value="2563385.5" calcext:value-type="float">
            <text:p>256338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4-01-01T00:00:00</text:p>
          </table:table-cell>
          <table:table-cell office:value-type="float" office:value="2563750.5" calcext:value-type="float">
            <text:p>2563750.5</text:p>
          </table:table-cell>
          <table:table-cell office:value-type="string" calcext:value-type="string">
            <text:p>2307-03-22T00:00:00</text:p>
          </table:table-cell>
          <table:table-cell office:value-type="float" office:value="2563751.5" calcext:value-type="float">
            <text:p>256375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5-01-01T00:00:00</text:p>
          </table:table-cell>
          <table:table-cell office:value-type="float" office:value="2564116.5" calcext:value-type="float">
            <text:p>2564116.5</text:p>
          </table:table-cell>
          <table:table-cell office:value-type="string" calcext:value-type="string">
            <text:p>2308-03-21T00:00:00</text:p>
          </table:table-cell>
          <table:table-cell office:value-type="float" office:value="2564116.5" calcext:value-type="float">
            <text:p>25641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6-01-01T00:00:00</text:p>
          </table:table-cell>
          <table:table-cell office:value-type="float" office:value="2564481.5" calcext:value-type="float">
            <text:p>2564481.5</text:p>
          </table:table-cell>
          <table:table-cell office:value-type="string" calcext:value-type="string">
            <text:p>2309-03-21T00:00:00</text:p>
          </table:table-cell>
          <table:table-cell office:value-type="float" office:value="2564481.5" calcext:value-type="float">
            <text:p>256448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7-01-01T00:00:00</text:p>
          </table:table-cell>
          <table:table-cell office:value-type="float" office:value="2564846.5" calcext:value-type="float">
            <text:p>2564846.5</text:p>
          </table:table-cell>
          <table:table-cell office:value-type="string" calcext:value-type="string">
            <text:p>2310-03-21T00:00:00</text:p>
          </table:table-cell>
          <table:table-cell office:value-type="float" office:value="2564846.5" calcext:value-type="float">
            <text:p>256484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8-01-01T00:00:00</text:p>
          </table:table-cell>
          <table:table-cell office:value-type="float" office:value="2565211.5" calcext:value-type="float">
            <text:p>2565211.5</text:p>
          </table:table-cell>
          <table:table-cell office:value-type="string" calcext:value-type="string">
            <text:p>2311-03-22T00:00:00</text:p>
          </table:table-cell>
          <table:table-cell office:value-type="float" office:value="2565212.5" calcext:value-type="float">
            <text:p>256521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69-01-01T00:00:00</text:p>
          </table:table-cell>
          <table:table-cell office:value-type="float" office:value="2565577.5" calcext:value-type="float">
            <text:p>2565577.5</text:p>
          </table:table-cell>
          <table:table-cell office:value-type="string" calcext:value-type="string">
            <text:p>2312-03-21T00:00:00</text:p>
          </table:table-cell>
          <table:table-cell office:value-type="float" office:value="2565577.5" calcext:value-type="float">
            <text:p>256557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-01-01T00:00:00</text:p>
          </table:table-cell>
          <table:table-cell office:value-type="float" office:value="2565942.5" calcext:value-type="float">
            <text:p>2565942.5</text:p>
          </table:table-cell>
          <table:table-cell office:value-type="string" calcext:value-type="string">
            <text:p>2313-03-21T00:00:00</text:p>
          </table:table-cell>
          <table:table-cell office:value-type="float" office:value="2565942.5" calcext:value-type="float">
            <text:p>25659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1-01-01T00:00:00</text:p>
          </table:table-cell>
          <table:table-cell office:value-type="float" office:value="2566307.5" calcext:value-type="float">
            <text:p>2566307.5</text:p>
          </table:table-cell>
          <table:table-cell office:value-type="string" calcext:value-type="string">
            <text:p>2314-03-21T00:00:00</text:p>
          </table:table-cell>
          <table:table-cell office:value-type="float" office:value="2566307.5" calcext:value-type="float">
            <text:p>256630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2-01-01T00:00:00</text:p>
          </table:table-cell>
          <table:table-cell office:value-type="float" office:value="2566672.5" calcext:value-type="float">
            <text:p>2566672.5</text:p>
          </table:table-cell>
          <table:table-cell office:value-type="string" calcext:value-type="string">
            <text:p>2315-03-22T00:00:00</text:p>
          </table:table-cell>
          <table:table-cell office:value-type="float" office:value="2566673.5" calcext:value-type="float">
            <text:p>256667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3-01-01T00:00:00</text:p>
          </table:table-cell>
          <table:table-cell office:value-type="float" office:value="2567038.5" calcext:value-type="float">
            <text:p>2567038.5</text:p>
          </table:table-cell>
          <table:table-cell office:value-type="string" calcext:value-type="string">
            <text:p>2316-03-21T00:00:00</text:p>
          </table:table-cell>
          <table:table-cell office:value-type="float" office:value="2567038.5" calcext:value-type="float">
            <text:p>256703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4-01-01T00:00:00</text:p>
          </table:table-cell>
          <table:table-cell office:value-type="float" office:value="2567403.5" calcext:value-type="float">
            <text:p>2567403.5</text:p>
          </table:table-cell>
          <table:table-cell office:value-type="string" calcext:value-type="string">
            <text:p>2317-03-21T00:00:00</text:p>
          </table:table-cell>
          <table:table-cell office:value-type="float" office:value="2567403.5" calcext:value-type="float">
            <text:p>256740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5-01-01T00:00:00</text:p>
          </table:table-cell>
          <table:table-cell office:value-type="float" office:value="2567768.5" calcext:value-type="float">
            <text:p>2567768.5</text:p>
          </table:table-cell>
          <table:table-cell office:value-type="string" calcext:value-type="string">
            <text:p>2318-03-21T00:00:00</text:p>
          </table:table-cell>
          <table:table-cell office:value-type="float" office:value="2567768.5" calcext:value-type="float">
            <text:p>256776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6-01-01T00:00:00</text:p>
          </table:table-cell>
          <table:table-cell office:value-type="float" office:value="2568133.5" calcext:value-type="float">
            <text:p>2568133.5</text:p>
          </table:table-cell>
          <table:table-cell office:value-type="string" calcext:value-type="string">
            <text:p>2319-03-22T00:00:00</text:p>
          </table:table-cell>
          <table:table-cell office:value-type="float" office:value="2568134.5" calcext:value-type="float">
            <text:p>256813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7-01-01T00:00:00</text:p>
          </table:table-cell>
          <table:table-cell office:value-type="float" office:value="2568499.5" calcext:value-type="float">
            <text:p>2568499.5</text:p>
          </table:table-cell>
          <table:table-cell office:value-type="string" calcext:value-type="string">
            <text:p>2320-03-21T00:00:00</text:p>
          </table:table-cell>
          <table:table-cell office:value-type="float" office:value="2568499.5" calcext:value-type="float">
            <text:p>25684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8-01-01T00:00:00</text:p>
          </table:table-cell>
          <table:table-cell office:value-type="float" office:value="2568864.5" calcext:value-type="float">
            <text:p>2568864.5</text:p>
          </table:table-cell>
          <table:table-cell office:value-type="string" calcext:value-type="string">
            <text:p>2321-03-21T00:00:00</text:p>
          </table:table-cell>
          <table:table-cell office:value-type="float" office:value="2568864.5" calcext:value-type="float">
            <text:p>256886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9-01-01T00:00:00</text:p>
          </table:table-cell>
          <table:table-cell office:value-type="float" office:value="2569229.5" calcext:value-type="float">
            <text:p>2569229.5</text:p>
          </table:table-cell>
          <table:table-cell office:value-type="string" calcext:value-type="string">
            <text:p>2322-03-21T00:00:00</text:p>
          </table:table-cell>
          <table:table-cell office:value-type="float" office:value="2569229.5" calcext:value-type="float">
            <text:p>256922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0-01-01T00:00:00</text:p>
          </table:table-cell>
          <table:table-cell office:value-type="float" office:value="2569594.5" calcext:value-type="float">
            <text:p>2569594.5</text:p>
          </table:table-cell>
          <table:table-cell office:value-type="string" calcext:value-type="string">
            <text:p>2323-03-22T00:00:00</text:p>
          </table:table-cell>
          <table:table-cell office:value-type="float" office:value="2569595.5" calcext:value-type="float">
            <text:p>256959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1-01-01T00:00:00</text:p>
          </table:table-cell>
          <table:table-cell office:value-type="float" office:value="2569960.5" calcext:value-type="float">
            <text:p>2569960.5</text:p>
          </table:table-cell>
          <table:table-cell office:value-type="string" calcext:value-type="string">
            <text:p>2324-03-21T00:00:00</text:p>
          </table:table-cell>
          <table:table-cell office:value-type="float" office:value="2569960.5" calcext:value-type="float">
            <text:p>256996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2-01-01T00:00:00</text:p>
          </table:table-cell>
          <table:table-cell office:value-type="float" office:value="2570325.5" calcext:value-type="float">
            <text:p>2570325.5</text:p>
          </table:table-cell>
          <table:table-cell office:value-type="string" calcext:value-type="string">
            <text:p>2325-03-21T00:00:00</text:p>
          </table:table-cell>
          <table:table-cell office:value-type="float" office:value="2570325.5" calcext:value-type="float">
            <text:p>257032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3-01-01T00:00:00</text:p>
          </table:table-cell>
          <table:table-cell office:value-type="float" office:value="2570690.5" calcext:value-type="float">
            <text:p>2570690.5</text:p>
          </table:table-cell>
          <table:table-cell office:value-type="string" calcext:value-type="string">
            <text:p>2326-03-21T00:00:00</text:p>
          </table:table-cell>
          <table:table-cell office:value-type="float" office:value="2570690.5" calcext:value-type="float">
            <text:p>257069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4-01-01T00:00:00</text:p>
          </table:table-cell>
          <table:table-cell office:value-type="float" office:value="2571055.5" calcext:value-type="float">
            <text:p>2571055.5</text:p>
          </table:table-cell>
          <table:table-cell office:value-type="string" calcext:value-type="string">
            <text:p>2327-03-21T00:00:00</text:p>
          </table:table-cell>
          <table:table-cell office:value-type="float" office:value="2571055.5" calcext:value-type="float">
            <text:p>257105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5-01-01T00:00:00</text:p>
          </table:table-cell>
          <table:table-cell office:value-type="float" office:value="2571421.5" calcext:value-type="float">
            <text:p>2571421.5</text:p>
          </table:table-cell>
          <table:table-cell office:value-type="string" calcext:value-type="string">
            <text:p>2328-03-21T00:00:00</text:p>
          </table:table-cell>
          <table:table-cell office:value-type="float" office:value="2571421.5" calcext:value-type="float">
            <text:p>257142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6-01-01T00:00:00</text:p>
          </table:table-cell>
          <table:table-cell office:value-type="float" office:value="2571786.5" calcext:value-type="float">
            <text:p>2571786.5</text:p>
          </table:table-cell>
          <table:table-cell office:value-type="string" calcext:value-type="string">
            <text:p>2329-03-21T00:00:00</text:p>
          </table:table-cell>
          <table:table-cell office:value-type="float" office:value="2571786.5" calcext:value-type="float">
            <text:p>25717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7-01-01T00:00:00</text:p>
          </table:table-cell>
          <table:table-cell office:value-type="float" office:value="2572151.5" calcext:value-type="float">
            <text:p>2572151.5</text:p>
          </table:table-cell>
          <table:table-cell office:value-type="string" calcext:value-type="string">
            <text:p>2330-03-21T00:00:00</text:p>
          </table:table-cell>
          <table:table-cell office:value-type="float" office:value="2572151.5" calcext:value-type="float">
            <text:p>257215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8-01-01T00:00:00</text:p>
          </table:table-cell>
          <table:table-cell office:value-type="float" office:value="2572516.5" calcext:value-type="float">
            <text:p>2572516.5</text:p>
          </table:table-cell>
          <table:table-cell office:value-type="string" calcext:value-type="string">
            <text:p>2331-03-21T00:00:00</text:p>
          </table:table-cell>
          <table:table-cell office:value-type="float" office:value="2572516.5" calcext:value-type="float">
            <text:p>25725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89-01-01T00:00:00</text:p>
          </table:table-cell>
          <table:table-cell office:value-type="float" office:value="2572882.5" calcext:value-type="float">
            <text:p>2572882.5</text:p>
          </table:table-cell>
          <table:table-cell office:value-type="string" calcext:value-type="string">
            <text:p>2332-03-21T00:00:00</text:p>
          </table:table-cell>
          <table:table-cell office:value-type="float" office:value="2572882.5" calcext:value-type="float">
            <text:p>257288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0-01-01T00:00:00</text:p>
          </table:table-cell>
          <table:table-cell office:value-type="float" office:value="2573247.5" calcext:value-type="float">
            <text:p>2573247.5</text:p>
          </table:table-cell>
          <table:table-cell office:value-type="string" calcext:value-type="string">
            <text:p>2333-03-21T00:00:00</text:p>
          </table:table-cell>
          <table:table-cell office:value-type="float" office:value="2573247.5" calcext:value-type="float">
            <text:p>257324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1-01-01T00:00:00</text:p>
          </table:table-cell>
          <table:table-cell office:value-type="float" office:value="2573612.5" calcext:value-type="float">
            <text:p>2573612.5</text:p>
          </table:table-cell>
          <table:table-cell office:value-type="string" calcext:value-type="string">
            <text:p>2334-03-21T00:00:00</text:p>
          </table:table-cell>
          <table:table-cell office:value-type="float" office:value="2573612.5" calcext:value-type="float">
            <text:p>257361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2-01-01T00:00:00</text:p>
          </table:table-cell>
          <table:table-cell office:value-type="float" office:value="2573977.5" calcext:value-type="float">
            <text:p>2573977.5</text:p>
          </table:table-cell>
          <table:table-cell office:value-type="string" calcext:value-type="string">
            <text:p>2335-03-21T00:00:00</text:p>
          </table:table-cell>
          <table:table-cell office:value-type="float" office:value="2573977.5" calcext:value-type="float">
            <text:p>257397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3-01-01T00:00:00</text:p>
          </table:table-cell>
          <table:table-cell office:value-type="float" office:value="2574343.5" calcext:value-type="float">
            <text:p>2574343.5</text:p>
          </table:table-cell>
          <table:table-cell office:value-type="string" calcext:value-type="string">
            <text:p>2336-03-21T00:00:00</text:p>
          </table:table-cell>
          <table:table-cell office:value-type="float" office:value="2574343.5" calcext:value-type="float">
            <text:p>257434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4-01-01T00:00:00</text:p>
          </table:table-cell>
          <table:table-cell office:value-type="float" office:value="2574708.5" calcext:value-type="float">
            <text:p>2574708.5</text:p>
          </table:table-cell>
          <table:table-cell office:value-type="string" calcext:value-type="string">
            <text:p>2337-03-21T00:00:00</text:p>
          </table:table-cell>
          <table:table-cell office:value-type="float" office:value="2574708.5" calcext:value-type="float">
            <text:p>257470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5-01-01T00:00:00</text:p>
          </table:table-cell>
          <table:table-cell office:value-type="float" office:value="2575073.5" calcext:value-type="float">
            <text:p>2575073.5</text:p>
          </table:table-cell>
          <table:table-cell office:value-type="string" calcext:value-type="string">
            <text:p>2338-03-21T00:00:00</text:p>
          </table:table-cell>
          <table:table-cell office:value-type="float" office:value="2575073.5" calcext:value-type="float">
            <text:p>257507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6-01-01T00:00:00</text:p>
          </table:table-cell>
          <table:table-cell office:value-type="float" office:value="2575438.5" calcext:value-type="float">
            <text:p>2575438.5</text:p>
          </table:table-cell>
          <table:table-cell office:value-type="string" calcext:value-type="string">
            <text:p>2339-03-21T00:00:00</text:p>
          </table:table-cell>
          <table:table-cell office:value-type="float" office:value="2575438.5" calcext:value-type="float">
            <text:p>257543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7-01-01T00:00:00</text:p>
          </table:table-cell>
          <table:table-cell office:value-type="float" office:value="2575804.5" calcext:value-type="float">
            <text:p>2575804.5</text:p>
          </table:table-cell>
          <table:table-cell office:value-type="string" calcext:value-type="string">
            <text:p>2340-03-21T00:00:00</text:p>
          </table:table-cell>
          <table:table-cell office:value-type="float" office:value="2575804.5" calcext:value-type="float">
            <text:p>25758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8-01-01T00:00:00</text:p>
          </table:table-cell>
          <table:table-cell office:value-type="float" office:value="2576169.5" calcext:value-type="float">
            <text:p>2576169.5</text:p>
          </table:table-cell>
          <table:table-cell office:value-type="string" calcext:value-type="string">
            <text:p>2341-03-21T00:00:00</text:p>
          </table:table-cell>
          <table:table-cell office:value-type="float" office:value="2576169.5" calcext:value-type="float">
            <text:p>257616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99-01-01T00:00:00</text:p>
          </table:table-cell>
          <table:table-cell office:value-type="float" office:value="2576534.5" calcext:value-type="float">
            <text:p>2576534.5</text:p>
          </table:table-cell>
          <table:table-cell office:value-type="string" calcext:value-type="string">
            <text:p>2342-03-21T00:00:00</text:p>
          </table:table-cell>
          <table:table-cell office:value-type="float" office:value="2576534.5" calcext:value-type="float">
            <text:p>25765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0-01-01T00:00:00</text:p>
          </table:table-cell>
          <table:table-cell office:value-type="float" office:value="2576899.5" calcext:value-type="float">
            <text:p>2576899.5</text:p>
          </table:table-cell>
          <table:table-cell office:value-type="string" calcext:value-type="string">
            <text:p>2343-03-21T00:00:00</text:p>
          </table:table-cell>
          <table:table-cell office:value-type="float" office:value="2576899.5" calcext:value-type="float">
            <text:p>25768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1-01-01T00:00:00</text:p>
          </table:table-cell>
          <table:table-cell office:value-type="float" office:value="2577265.5" calcext:value-type="float">
            <text:p>2577265.5</text:p>
          </table:table-cell>
          <table:table-cell office:value-type="string" calcext:value-type="string">
            <text:p>2344-03-21T00:00:00</text:p>
          </table:table-cell>
          <table:table-cell office:value-type="float" office:value="2577265.5" calcext:value-type="float">
            <text:p>257726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2-01-01T00:00:00</text:p>
          </table:table-cell>
          <table:table-cell office:value-type="float" office:value="2577630.5" calcext:value-type="float">
            <text:p>2577630.5</text:p>
          </table:table-cell>
          <table:table-cell office:value-type="string" calcext:value-type="string">
            <text:p>2345-03-21T00:00:00</text:p>
          </table:table-cell>
          <table:table-cell office:value-type="float" office:value="2577630.5" calcext:value-type="float">
            <text:p>257763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3-01-01T00:00:00</text:p>
          </table:table-cell>
          <table:table-cell office:value-type="float" office:value="2577995.5" calcext:value-type="float">
            <text:p>2577995.5</text:p>
          </table:table-cell>
          <table:table-cell office:value-type="string" calcext:value-type="string">
            <text:p>2346-03-21T00:00:00</text:p>
          </table:table-cell>
          <table:table-cell office:value-type="float" office:value="2577995.5" calcext:value-type="float">
            <text:p>25779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4-01-01T00:00:00</text:p>
          </table:table-cell>
          <table:table-cell office:value-type="float" office:value="2578360.5" calcext:value-type="float">
            <text:p>2578360.5</text:p>
          </table:table-cell>
          <table:table-cell office:value-type="string" calcext:value-type="string">
            <text:p>2347-03-21T00:00:00</text:p>
          </table:table-cell>
          <table:table-cell office:value-type="float" office:value="2578360.5" calcext:value-type="float">
            <text:p>257836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5-01-01T00:00:00</text:p>
          </table:table-cell>
          <table:table-cell office:value-type="float" office:value="2578726.5" calcext:value-type="float">
            <text:p>2578726.5</text:p>
          </table:table-cell>
          <table:table-cell office:value-type="string" calcext:value-type="string">
            <text:p>2348-03-21T00:00:00</text:p>
          </table:table-cell>
          <table:table-cell office:value-type="float" office:value="2578726.5" calcext:value-type="float">
            <text:p>257872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6-01-01T00:00:00</text:p>
          </table:table-cell>
          <table:table-cell office:value-type="float" office:value="2579091.5" calcext:value-type="float">
            <text:p>2579091.5</text:p>
          </table:table-cell>
          <table:table-cell office:value-type="string" calcext:value-type="string">
            <text:p>2349-03-21T00:00:00</text:p>
          </table:table-cell>
          <table:table-cell office:value-type="float" office:value="2579091.5" calcext:value-type="float">
            <text:p>257909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7-01-01T00:00:00</text:p>
          </table:table-cell>
          <table:table-cell office:value-type="float" office:value="2579456.5" calcext:value-type="float">
            <text:p>2579456.5</text:p>
          </table:table-cell>
          <table:table-cell office:value-type="string" calcext:value-type="string">
            <text:p>2350-03-21T00:00:00</text:p>
          </table:table-cell>
          <table:table-cell office:value-type="float" office:value="2579456.5" calcext:value-type="float">
            <text:p>257945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8-01-01T00:00:00</text:p>
          </table:table-cell>
          <table:table-cell office:value-type="float" office:value="2579821.5" calcext:value-type="float">
            <text:p>2579821.5</text:p>
          </table:table-cell>
          <table:table-cell office:value-type="string" calcext:value-type="string">
            <text:p>2351-03-21T00:00:00</text:p>
          </table:table-cell>
          <table:table-cell office:value-type="float" office:value="2579821.5" calcext:value-type="float">
            <text:p>257982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09-01-01T00:00:00</text:p>
          </table:table-cell>
          <table:table-cell office:value-type="float" office:value="2580187.5" calcext:value-type="float">
            <text:p>2580187.5</text:p>
          </table:table-cell>
          <table:table-cell office:value-type="string" calcext:value-type="string">
            <text:p>2352-03-21T00:00:00</text:p>
          </table:table-cell>
          <table:table-cell office:value-type="float" office:value="2580187.5" calcext:value-type="float">
            <text:p>25801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0-01-01T00:00:00</text:p>
          </table:table-cell>
          <table:table-cell office:value-type="float" office:value="2580552.5" calcext:value-type="float">
            <text:p>2580552.5</text:p>
          </table:table-cell>
          <table:table-cell office:value-type="string" calcext:value-type="string">
            <text:p>2353-03-21T00:00:00</text:p>
          </table:table-cell>
          <table:table-cell office:value-type="float" office:value="2580552.5" calcext:value-type="float">
            <text:p>258055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1-01-01T00:00:00</text:p>
          </table:table-cell>
          <table:table-cell office:value-type="float" office:value="2580917.5" calcext:value-type="float">
            <text:p>2580917.5</text:p>
          </table:table-cell>
          <table:table-cell office:value-type="string" calcext:value-type="string">
            <text:p>2354-03-21T00:00:00</text:p>
          </table:table-cell>
          <table:table-cell office:value-type="float" office:value="2580917.5" calcext:value-type="float">
            <text:p>25809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2-01-01T00:00:00</text:p>
          </table:table-cell>
          <table:table-cell office:value-type="float" office:value="2581282.5" calcext:value-type="float">
            <text:p>2581282.5</text:p>
          </table:table-cell>
          <table:table-cell office:value-type="string" calcext:value-type="string">
            <text:p>2355-03-21T00:00:00</text:p>
          </table:table-cell>
          <table:table-cell office:value-type="float" office:value="2581282.5" calcext:value-type="float">
            <text:p>258128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3-01-01T00:00:00</text:p>
          </table:table-cell>
          <table:table-cell office:value-type="float" office:value="2581647.5" calcext:value-type="float">
            <text:p>2581647.5</text:p>
          </table:table-cell>
          <table:table-cell office:value-type="string" calcext:value-type="string">
            <text:p>2356-03-21T00:00:00</text:p>
          </table:table-cell>
          <table:table-cell office:value-type="float" office:value="2581648.5" calcext:value-type="float">
            <text:p>258164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4-01-01T00:00:00</text:p>
          </table:table-cell>
          <table:table-cell office:value-type="float" office:value="2582012.5" calcext:value-type="float">
            <text:p>2582012.5</text:p>
          </table:table-cell>
          <table:table-cell office:value-type="string" calcext:value-type="string">
            <text:p>2357-03-21T00:00:00</text:p>
          </table:table-cell>
          <table:table-cell office:value-type="float" office:value="2582013.5" calcext:value-type="float">
            <text:p>258201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5-01-01T00:00:00</text:p>
          </table:table-cell>
          <table:table-cell office:value-type="float" office:value="2582377.5" calcext:value-type="float">
            <text:p>2582377.5</text:p>
          </table:table-cell>
          <table:table-cell office:value-type="string" calcext:value-type="string">
            <text:p>2358-03-21T00:00:00</text:p>
          </table:table-cell>
          <table:table-cell office:value-type="float" office:value="2582378.5" calcext:value-type="float">
            <text:p>258237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6-01-01T00:00:00</text:p>
          </table:table-cell>
          <table:table-cell office:value-type="float" office:value="2582742.5" calcext:value-type="float">
            <text:p>2582742.5</text:p>
          </table:table-cell>
          <table:table-cell office:value-type="string" calcext:value-type="string">
            <text:p>2359-03-21T00:00:00</text:p>
          </table:table-cell>
          <table:table-cell office:value-type="float" office:value="2582743.5" calcext:value-type="float">
            <text:p>258274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7-01-01T00:00:00</text:p>
          </table:table-cell>
          <table:table-cell office:value-type="float" office:value="2583108.5" calcext:value-type="float">
            <text:p>2583108.5</text:p>
          </table:table-cell>
          <table:table-cell office:value-type="string" calcext:value-type="string">
            <text:p>2360-03-21T00:00:00</text:p>
          </table:table-cell>
          <table:table-cell office:value-type="float" office:value="2583109.5" calcext:value-type="float">
            <text:p>258310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8-01-01T00:00:00</text:p>
          </table:table-cell>
          <table:table-cell office:value-type="float" office:value="2583473.5" calcext:value-type="float">
            <text:p>2583473.5</text:p>
          </table:table-cell>
          <table:table-cell office:value-type="string" calcext:value-type="string">
            <text:p>2361-03-21T00:00:00</text:p>
          </table:table-cell>
          <table:table-cell office:value-type="float" office:value="2583474.5" calcext:value-type="float">
            <text:p>258347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19-01-01T00:00:00</text:p>
          </table:table-cell>
          <table:table-cell office:value-type="float" office:value="2583838.5" calcext:value-type="float">
            <text:p>2583838.5</text:p>
          </table:table-cell>
          <table:table-cell office:value-type="string" calcext:value-type="string">
            <text:p>2362-03-21T00:00:00</text:p>
          </table:table-cell>
          <table:table-cell office:value-type="float" office:value="2583839.5" calcext:value-type="float">
            <text:p>258383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0-01-01T00:00:00</text:p>
          </table:table-cell>
          <table:table-cell office:value-type="float" office:value="2584203.5" calcext:value-type="float">
            <text:p>2584203.5</text:p>
          </table:table-cell>
          <table:table-cell office:value-type="string" calcext:value-type="string">
            <text:p>2363-03-21T00:00:00</text:p>
          </table:table-cell>
          <table:table-cell office:value-type="float" office:value="2584204.5" calcext:value-type="float">
            <text:p>258420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1-01-01T00:00:00</text:p>
          </table:table-cell>
          <table:table-cell office:value-type="float" office:value="2584569.5" calcext:value-type="float">
            <text:p>2584569.5</text:p>
          </table:table-cell>
          <table:table-cell office:value-type="string" calcext:value-type="string">
            <text:p>2364-03-20T00:00:00</text:p>
          </table:table-cell>
          <table:table-cell office:value-type="float" office:value="2584569.5" calcext:value-type="float">
            <text:p>258456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2-01-01T00:00:00</text:p>
          </table:table-cell>
          <table:table-cell office:value-type="float" office:value="2584934.5" calcext:value-type="float">
            <text:p>2584934.5</text:p>
          </table:table-cell>
          <table:table-cell office:value-type="string" calcext:value-type="string">
            <text:p>2365-03-21T00:00:00</text:p>
          </table:table-cell>
          <table:table-cell office:value-type="float" office:value="2584935.5" calcext:value-type="float">
            <text:p>258493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3-01-01T00:00:00</text:p>
          </table:table-cell>
          <table:table-cell office:value-type="float" office:value="2585299.5" calcext:value-type="float">
            <text:p>2585299.5</text:p>
          </table:table-cell>
          <table:table-cell office:value-type="string" calcext:value-type="string">
            <text:p>2366-03-21T00:00:00</text:p>
          </table:table-cell>
          <table:table-cell office:value-type="float" office:value="2585300.5" calcext:value-type="float">
            <text:p>258530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4-01-01T00:00:00</text:p>
          </table:table-cell>
          <table:table-cell office:value-type="float" office:value="2585664.5" calcext:value-type="float">
            <text:p>2585664.5</text:p>
          </table:table-cell>
          <table:table-cell office:value-type="string" calcext:value-type="string">
            <text:p>2367-03-21T00:00:00</text:p>
          </table:table-cell>
          <table:table-cell office:value-type="float" office:value="2585665.5" calcext:value-type="float">
            <text:p>258566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5-01-01T00:00:00</text:p>
          </table:table-cell>
          <table:table-cell office:value-type="float" office:value="2586030.5" calcext:value-type="float">
            <text:p>2586030.5</text:p>
          </table:table-cell>
          <table:table-cell office:value-type="string" calcext:value-type="string">
            <text:p>2368-03-20T00:00:00</text:p>
          </table:table-cell>
          <table:table-cell office:value-type="float" office:value="2586030.5" calcext:value-type="float">
            <text:p>258603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6-01-01T00:00:00</text:p>
          </table:table-cell>
          <table:table-cell office:value-type="float" office:value="2586395.5" calcext:value-type="float">
            <text:p>2586395.5</text:p>
          </table:table-cell>
          <table:table-cell office:value-type="string" calcext:value-type="string">
            <text:p>2369-03-21T00:00:00</text:p>
          </table:table-cell>
          <table:table-cell office:value-type="float" office:value="2586396.5" calcext:value-type="float">
            <text:p>258639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7-01-01T00:00:00</text:p>
          </table:table-cell>
          <table:table-cell office:value-type="float" office:value="2586760.5" calcext:value-type="float">
            <text:p>2586760.5</text:p>
          </table:table-cell>
          <table:table-cell office:value-type="string" calcext:value-type="string">
            <text:p>2370-03-21T00:00:00</text:p>
          </table:table-cell>
          <table:table-cell office:value-type="float" office:value="2586761.5" calcext:value-type="float">
            <text:p>258676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8-01-01T00:00:00</text:p>
          </table:table-cell>
          <table:table-cell office:value-type="float" office:value="2587125.5" calcext:value-type="float">
            <text:p>2587125.5</text:p>
          </table:table-cell>
          <table:table-cell office:value-type="string" calcext:value-type="string">
            <text:p>2371-03-21T00:00:00</text:p>
          </table:table-cell>
          <table:table-cell office:value-type="float" office:value="2587126.5" calcext:value-type="float">
            <text:p>258712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29-01-01T00:00:00</text:p>
          </table:table-cell>
          <table:table-cell office:value-type="float" office:value="2587491.5" calcext:value-type="float">
            <text:p>2587491.5</text:p>
          </table:table-cell>
          <table:table-cell office:value-type="string" calcext:value-type="string">
            <text:p>2372-03-20T00:00:00</text:p>
          </table:table-cell>
          <table:table-cell office:value-type="float" office:value="2587491.5" calcext:value-type="float">
            <text:p>258749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0-01-01T00:00:00</text:p>
          </table:table-cell>
          <table:table-cell office:value-type="float" office:value="2587856.5" calcext:value-type="float">
            <text:p>2587856.5</text:p>
          </table:table-cell>
          <table:table-cell office:value-type="string" calcext:value-type="string">
            <text:p>2373-03-21T00:00:00</text:p>
          </table:table-cell>
          <table:table-cell office:value-type="float" office:value="2587857.5" calcext:value-type="float">
            <text:p>258785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1-01-01T00:00:00</text:p>
          </table:table-cell>
          <table:table-cell office:value-type="float" office:value="2588221.5" calcext:value-type="float">
            <text:p>2588221.5</text:p>
          </table:table-cell>
          <table:table-cell office:value-type="string" calcext:value-type="string">
            <text:p>2374-03-21T00:00:00</text:p>
          </table:table-cell>
          <table:table-cell office:value-type="float" office:value="2588222.5" calcext:value-type="float">
            <text:p>258822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2-01-01T00:00:00</text:p>
          </table:table-cell>
          <table:table-cell office:value-type="float" office:value="2588586.5" calcext:value-type="float">
            <text:p>2588586.5</text:p>
          </table:table-cell>
          <table:table-cell office:value-type="string" calcext:value-type="string">
            <text:p>2375-03-21T00:00:00</text:p>
          </table:table-cell>
          <table:table-cell office:value-type="float" office:value="2588587.5" calcext:value-type="float">
            <text:p>258858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3-01-01T00:00:00</text:p>
          </table:table-cell>
          <table:table-cell office:value-type="float" office:value="2588952.5" calcext:value-type="float">
            <text:p>2588952.5</text:p>
          </table:table-cell>
          <table:table-cell office:value-type="string" calcext:value-type="string">
            <text:p>2376-03-20T00:00:00</text:p>
          </table:table-cell>
          <table:table-cell office:value-type="float" office:value="2588952.5" calcext:value-type="float">
            <text:p>258895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4-01-01T00:00:00</text:p>
          </table:table-cell>
          <table:table-cell office:value-type="float" office:value="2589317.5" calcext:value-type="float">
            <text:p>2589317.5</text:p>
          </table:table-cell>
          <table:table-cell office:value-type="string" calcext:value-type="string">
            <text:p>2377-03-21T00:00:00</text:p>
          </table:table-cell>
          <table:table-cell office:value-type="float" office:value="2589318.5" calcext:value-type="float">
            <text:p>258931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5-01-01T00:00:00</text:p>
          </table:table-cell>
          <table:table-cell office:value-type="float" office:value="2589682.5" calcext:value-type="float">
            <text:p>2589682.5</text:p>
          </table:table-cell>
          <table:table-cell office:value-type="string" calcext:value-type="string">
            <text:p>2378-03-21T00:00:00</text:p>
          </table:table-cell>
          <table:table-cell office:value-type="float" office:value="2589683.5" calcext:value-type="float">
            <text:p>258968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6-01-01T00:00:00</text:p>
          </table:table-cell>
          <table:table-cell office:value-type="float" office:value="2590047.5" calcext:value-type="float">
            <text:p>2590047.5</text:p>
          </table:table-cell>
          <table:table-cell office:value-type="string" calcext:value-type="string">
            <text:p>2379-03-21T00:00:00</text:p>
          </table:table-cell>
          <table:table-cell office:value-type="float" office:value="2590048.5" calcext:value-type="float">
            <text:p>259004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7-01-01T00:00:00</text:p>
          </table:table-cell>
          <table:table-cell office:value-type="float" office:value="2590413.5" calcext:value-type="float">
            <text:p>2590413.5</text:p>
          </table:table-cell>
          <table:table-cell office:value-type="string" calcext:value-type="string">
            <text:p>2380-03-20T00:00:00</text:p>
          </table:table-cell>
          <table:table-cell office:value-type="float" office:value="2590413.5" calcext:value-type="float">
            <text:p>25904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8-01-01T00:00:00</text:p>
          </table:table-cell>
          <table:table-cell office:value-type="float" office:value="2590778.5" calcext:value-type="float">
            <text:p>2590778.5</text:p>
          </table:table-cell>
          <table:table-cell office:value-type="string" calcext:value-type="string">
            <text:p>2381-03-21T00:00:00</text:p>
          </table:table-cell>
          <table:table-cell office:value-type="float" office:value="2590779.5" calcext:value-type="float">
            <text:p>259077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39-01-01T00:00:00</text:p>
          </table:table-cell>
          <table:table-cell office:value-type="float" office:value="2591143.5" calcext:value-type="float">
            <text:p>2591143.5</text:p>
          </table:table-cell>
          <table:table-cell office:value-type="string" calcext:value-type="string">
            <text:p>2382-03-21T00:00:00</text:p>
          </table:table-cell>
          <table:table-cell office:value-type="float" office:value="2591144.5" calcext:value-type="float">
            <text:p>259114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0-01-01T00:00:00</text:p>
          </table:table-cell>
          <table:table-cell office:value-type="float" office:value="2591508.5" calcext:value-type="float">
            <text:p>2591508.5</text:p>
          </table:table-cell>
          <table:table-cell office:value-type="string" calcext:value-type="string">
            <text:p>2383-03-21T00:00:00</text:p>
          </table:table-cell>
          <table:table-cell office:value-type="float" office:value="2591509.5" calcext:value-type="float">
            <text:p>259150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1-01-01T00:00:00</text:p>
          </table:table-cell>
          <table:table-cell office:value-type="float" office:value="2591874.5" calcext:value-type="float">
            <text:p>2591874.5</text:p>
          </table:table-cell>
          <table:table-cell office:value-type="string" calcext:value-type="string">
            <text:p>2384-03-20T00:00:00</text:p>
          </table:table-cell>
          <table:table-cell office:value-type="float" office:value="2591874.5" calcext:value-type="float">
            <text:p>259187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2-01-01T00:00:00</text:p>
          </table:table-cell>
          <table:table-cell office:value-type="float" office:value="2592239.5" calcext:value-type="float">
            <text:p>2592239.5</text:p>
          </table:table-cell>
          <table:table-cell office:value-type="string" calcext:value-type="string">
            <text:p>2385-03-21T00:00:00</text:p>
          </table:table-cell>
          <table:table-cell office:value-type="float" office:value="2592240.5" calcext:value-type="float">
            <text:p>259224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3-01-01T00:00:00</text:p>
          </table:table-cell>
          <table:table-cell office:value-type="float" office:value="2592604.5" calcext:value-type="float">
            <text:p>2592604.5</text:p>
          </table:table-cell>
          <table:table-cell office:value-type="string" calcext:value-type="string">
            <text:p>2386-03-21T00:00:00</text:p>
          </table:table-cell>
          <table:table-cell office:value-type="float" office:value="2592605.5" calcext:value-type="float">
            <text:p>259260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4-01-01T00:00:00</text:p>
          </table:table-cell>
          <table:table-cell office:value-type="float" office:value="2592969.5" calcext:value-type="float">
            <text:p>2592969.5</text:p>
          </table:table-cell>
          <table:table-cell office:value-type="string" calcext:value-type="string">
            <text:p>2387-03-21T00:00:00</text:p>
          </table:table-cell>
          <table:table-cell office:value-type="float" office:value="2592970.5" calcext:value-type="float">
            <text:p>259297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5-01-01T00:00:00</text:p>
          </table:table-cell>
          <table:table-cell office:value-type="float" office:value="2593335.5" calcext:value-type="float">
            <text:p>2593335.5</text:p>
          </table:table-cell>
          <table:table-cell office:value-type="string" calcext:value-type="string">
            <text:p>2388-03-20T00:00:00</text:p>
          </table:table-cell>
          <table:table-cell office:value-type="float" office:value="2593335.5" calcext:value-type="float">
            <text:p>259333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6-01-01T00:00:00</text:p>
          </table:table-cell>
          <table:table-cell office:value-type="float" office:value="2593700.5" calcext:value-type="float">
            <text:p>2593700.5</text:p>
          </table:table-cell>
          <table:table-cell office:value-type="string" calcext:value-type="string">
            <text:p>2389-03-21T00:00:00</text:p>
          </table:table-cell>
          <table:table-cell office:value-type="float" office:value="2593701.5" calcext:value-type="float">
            <text:p>259370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7-01-01T00:00:00</text:p>
          </table:table-cell>
          <table:table-cell office:value-type="float" office:value="2594065.5" calcext:value-type="float">
            <text:p>2594065.5</text:p>
          </table:table-cell>
          <table:table-cell office:value-type="string" calcext:value-type="string">
            <text:p>2390-03-21T00:00:00</text:p>
          </table:table-cell>
          <table:table-cell office:value-type="float" office:value="2594066.5" calcext:value-type="float">
            <text:p>259406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8-01-01T00:00:00</text:p>
          </table:table-cell>
          <table:table-cell office:value-type="float" office:value="2594430.5" calcext:value-type="float">
            <text:p>2594430.5</text:p>
          </table:table-cell>
          <table:table-cell office:value-type="string" calcext:value-type="string">
            <text:p>2391-03-21T00:00:00</text:p>
          </table:table-cell>
          <table:table-cell office:value-type="float" office:value="2594431.5" calcext:value-type="float">
            <text:p>259443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49-01-01T00:00:00</text:p>
          </table:table-cell>
          <table:table-cell office:value-type="float" office:value="2594796.5" calcext:value-type="float">
            <text:p>2594796.5</text:p>
          </table:table-cell>
          <table:table-cell office:value-type="string" calcext:value-type="string">
            <text:p>2392-03-20T00:00:00</text:p>
          </table:table-cell>
          <table:table-cell office:value-type="float" office:value="2594796.5" calcext:value-type="float">
            <text:p>259479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0-01-01T00:00:00</text:p>
          </table:table-cell>
          <table:table-cell office:value-type="float" office:value="2595161.5" calcext:value-type="float">
            <text:p>2595161.5</text:p>
          </table:table-cell>
          <table:table-cell office:value-type="string" calcext:value-type="string">
            <text:p>2393-03-21T00:00:00</text:p>
          </table:table-cell>
          <table:table-cell office:value-type="float" office:value="2595162.5" calcext:value-type="float">
            <text:p>259516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1-01-01T00:00:00</text:p>
          </table:table-cell>
          <table:table-cell office:value-type="float" office:value="2595526.5" calcext:value-type="float">
            <text:p>2595526.5</text:p>
          </table:table-cell>
          <table:table-cell office:value-type="string" calcext:value-type="string">
            <text:p>2394-03-21T00:00:00</text:p>
          </table:table-cell>
          <table:table-cell office:value-type="float" office:value="2595527.5" calcext:value-type="float">
            <text:p>259552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2-01-01T00:00:00</text:p>
          </table:table-cell>
          <table:table-cell office:value-type="float" office:value="2595891.5" calcext:value-type="float">
            <text:p>2595891.5</text:p>
          </table:table-cell>
          <table:table-cell office:value-type="string" calcext:value-type="string">
            <text:p>2395-03-21T00:00:00</text:p>
          </table:table-cell>
          <table:table-cell office:value-type="float" office:value="2595892.5" calcext:value-type="float">
            <text:p>259589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3-01-01T00:00:00</text:p>
          </table:table-cell>
          <table:table-cell office:value-type="float" office:value="2596257.5" calcext:value-type="float">
            <text:p>2596257.5</text:p>
          </table:table-cell>
          <table:table-cell office:value-type="string" calcext:value-type="string">
            <text:p>2396-03-20T00:00:00</text:p>
          </table:table-cell>
          <table:table-cell office:value-type="float" office:value="2596257.5" calcext:value-type="float">
            <text:p>259625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4-01-01T00:00:00</text:p>
          </table:table-cell>
          <table:table-cell office:value-type="float" office:value="2596622.5" calcext:value-type="float">
            <text:p>2596622.5</text:p>
          </table:table-cell>
          <table:table-cell office:value-type="string" calcext:value-type="string">
            <text:p>2397-03-20T00:00:00</text:p>
          </table:table-cell>
          <table:table-cell office:value-type="float" office:value="2596622.5" calcext:value-type="float">
            <text:p>259662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5-01-01T00:00:00</text:p>
          </table:table-cell>
          <table:table-cell office:value-type="float" office:value="2596987.5" calcext:value-type="float">
            <text:p>2596987.5</text:p>
          </table:table-cell>
          <table:table-cell office:value-type="string" calcext:value-type="string">
            <text:p>2398-03-21T00:00:00</text:p>
          </table:table-cell>
          <table:table-cell office:value-type="float" office:value="2596988.5" calcext:value-type="float">
            <text:p>259698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6-01-01T00:00:00</text:p>
          </table:table-cell>
          <table:table-cell office:value-type="float" office:value="2597352.5" calcext:value-type="float">
            <text:p>2597352.5</text:p>
          </table:table-cell>
          <table:table-cell office:value-type="string" calcext:value-type="string">
            <text:p>2399-03-21T00:00:00</text:p>
          </table:table-cell>
          <table:table-cell office:value-type="float" office:value="2597353.5" calcext:value-type="float">
            <text:p>259735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7-01-01T00:00:00</text:p>
          </table:table-cell>
          <table:table-cell office:value-type="float" office:value="2597718.5" calcext:value-type="float">
            <text:p>2597718.5</text:p>
          </table:table-cell>
          <table:table-cell office:value-type="string" calcext:value-type="string">
            <text:p>2400-03-20T00:00:00</text:p>
          </table:table-cell>
          <table:table-cell office:value-type="float" office:value="2597718.5" calcext:value-type="float">
            <text:p>259771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8-01-01T00:00:00</text:p>
          </table:table-cell>
          <table:table-cell office:value-type="float" office:value="2598083.5" calcext:value-type="float">
            <text:p>2598083.5</text:p>
          </table:table-cell>
          <table:table-cell office:value-type="string" calcext:value-type="string">
            <text:p>2401-03-20T00:00:00</text:p>
          </table:table-cell>
          <table:table-cell office:value-type="float" office:value="2598083.5" calcext:value-type="float">
            <text:p>25980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59-01-01T00:00:00</text:p>
          </table:table-cell>
          <table:table-cell office:value-type="float" office:value="2598448.5" calcext:value-type="float">
            <text:p>2598448.5</text:p>
          </table:table-cell>
          <table:table-cell office:value-type="string" calcext:value-type="string">
            <text:p>2402-03-21T00:00:00</text:p>
          </table:table-cell>
          <table:table-cell office:value-type="float" office:value="2598449.5" calcext:value-type="float">
            <text:p>259844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0-01-01T00:00:00</text:p>
          </table:table-cell>
          <table:table-cell office:value-type="float" office:value="2598813.5" calcext:value-type="float">
            <text:p>2598813.5</text:p>
          </table:table-cell>
          <table:table-cell office:value-type="string" calcext:value-type="string">
            <text:p>2403-03-21T00:00:00</text:p>
          </table:table-cell>
          <table:table-cell office:value-type="float" office:value="2598814.5" calcext:value-type="float">
            <text:p>259881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1-01-01T00:00:00</text:p>
          </table:table-cell>
          <table:table-cell office:value-type="float" office:value="2599179.5" calcext:value-type="float">
            <text:p>2599179.5</text:p>
          </table:table-cell>
          <table:table-cell office:value-type="string" calcext:value-type="string">
            <text:p>2404-03-20T00:00:00</text:p>
          </table:table-cell>
          <table:table-cell office:value-type="float" office:value="2599179.5" calcext:value-type="float">
            <text:p>259917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2-01-01T00:00:00</text:p>
          </table:table-cell>
          <table:table-cell office:value-type="float" office:value="2599544.5" calcext:value-type="float">
            <text:p>2599544.5</text:p>
          </table:table-cell>
          <table:table-cell office:value-type="string" calcext:value-type="string">
            <text:p>2405-03-20T00:00:00</text:p>
          </table:table-cell>
          <table:table-cell office:value-type="float" office:value="2599544.5" calcext:value-type="float">
            <text:p>259954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3-01-01T00:00:00</text:p>
          </table:table-cell>
          <table:table-cell office:value-type="float" office:value="2599909.5" calcext:value-type="float">
            <text:p>2599909.5</text:p>
          </table:table-cell>
          <table:table-cell office:value-type="string" calcext:value-type="string">
            <text:p>2406-03-21T00:00:00</text:p>
          </table:table-cell>
          <table:table-cell office:value-type="float" office:value="2599910.5" calcext:value-type="float">
            <text:p>259991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4-01-01T00:00:00</text:p>
          </table:table-cell>
          <table:table-cell office:value-type="float" office:value="2600274.5" calcext:value-type="float">
            <text:p>2600274.5</text:p>
          </table:table-cell>
          <table:table-cell office:value-type="string" calcext:value-type="string">
            <text:p>2407-03-21T00:00:00</text:p>
          </table:table-cell>
          <table:table-cell office:value-type="float" office:value="2600275.5" calcext:value-type="float">
            <text:p>260027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5-01-01T00:00:00</text:p>
          </table:table-cell>
          <table:table-cell office:value-type="float" office:value="2600640.5" calcext:value-type="float">
            <text:p>2600640.5</text:p>
          </table:table-cell>
          <table:table-cell office:value-type="string" calcext:value-type="string">
            <text:p>2408-03-20T00:00:00</text:p>
          </table:table-cell>
          <table:table-cell office:value-type="float" office:value="2600640.5" calcext:value-type="float">
            <text:p>26006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6-01-01T00:00:00</text:p>
          </table:table-cell>
          <table:table-cell office:value-type="float" office:value="2601005.5" calcext:value-type="float">
            <text:p>2601005.5</text:p>
          </table:table-cell>
          <table:table-cell office:value-type="string" calcext:value-type="string">
            <text:p>2409-03-20T00:00:00</text:p>
          </table:table-cell>
          <table:table-cell office:value-type="float" office:value="2601005.5" calcext:value-type="float">
            <text:p>260100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7-01-01T00:00:00</text:p>
          </table:table-cell>
          <table:table-cell office:value-type="float" office:value="2601370.5" calcext:value-type="float">
            <text:p>2601370.5</text:p>
          </table:table-cell>
          <table:table-cell office:value-type="string" calcext:value-type="string">
            <text:p>2410-03-21T00:00:00</text:p>
          </table:table-cell>
          <table:table-cell office:value-type="float" office:value="2601371.5" calcext:value-type="float">
            <text:p>260137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8-01-01T00:00:00</text:p>
          </table:table-cell>
          <table:table-cell office:value-type="float" office:value="2601735.5" calcext:value-type="float">
            <text:p>2601735.5</text:p>
          </table:table-cell>
          <table:table-cell office:value-type="string" calcext:value-type="string">
            <text:p>2411-03-21T00:00:00</text:p>
          </table:table-cell>
          <table:table-cell office:value-type="float" office:value="2601736.5" calcext:value-type="float">
            <text:p>260173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69-01-01T00:00:00</text:p>
          </table:table-cell>
          <table:table-cell office:value-type="float" office:value="2602101.5" calcext:value-type="float">
            <text:p>2602101.5</text:p>
          </table:table-cell>
          <table:table-cell office:value-type="string" calcext:value-type="string">
            <text:p>2412-03-20T00:00:00</text:p>
          </table:table-cell>
          <table:table-cell office:value-type="float" office:value="2602101.5" calcext:value-type="float">
            <text:p>260210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0-01-01T00:00:00</text:p>
          </table:table-cell>
          <table:table-cell office:value-type="float" office:value="2602466.5" calcext:value-type="float">
            <text:p>2602466.5</text:p>
          </table:table-cell>
          <table:table-cell office:value-type="string" calcext:value-type="string">
            <text:p>2413-03-20T00:00:00</text:p>
          </table:table-cell>
          <table:table-cell office:value-type="float" office:value="2602466.5" calcext:value-type="float">
            <text:p>260246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1-01-01T00:00:00</text:p>
          </table:table-cell>
          <table:table-cell office:value-type="float" office:value="2602831.5" calcext:value-type="float">
            <text:p>2602831.5</text:p>
          </table:table-cell>
          <table:table-cell office:value-type="string" calcext:value-type="string">
            <text:p>2414-03-21T00:00:00</text:p>
          </table:table-cell>
          <table:table-cell office:value-type="float" office:value="2602832.5" calcext:value-type="float">
            <text:p>260283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2-01-01T00:00:00</text:p>
          </table:table-cell>
          <table:table-cell office:value-type="float" office:value="2603196.5" calcext:value-type="float">
            <text:p>2603196.5</text:p>
          </table:table-cell>
          <table:table-cell office:value-type="string" calcext:value-type="string">
            <text:p>2415-03-21T00:00:00</text:p>
          </table:table-cell>
          <table:table-cell office:value-type="float" office:value="2603197.5" calcext:value-type="float">
            <text:p>260319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3-01-01T00:00:00</text:p>
          </table:table-cell>
          <table:table-cell office:value-type="float" office:value="2603562.5" calcext:value-type="float">
            <text:p>2603562.5</text:p>
          </table:table-cell>
          <table:table-cell office:value-type="string" calcext:value-type="string">
            <text:p>2416-03-20T00:00:00</text:p>
          </table:table-cell>
          <table:table-cell office:value-type="float" office:value="2603562.5" calcext:value-type="float">
            <text:p>26035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4-01-01T00:00:00</text:p>
          </table:table-cell>
          <table:table-cell office:value-type="float" office:value="2603927.5" calcext:value-type="float">
            <text:p>2603927.5</text:p>
          </table:table-cell>
          <table:table-cell office:value-type="string" calcext:value-type="string">
            <text:p>2417-03-20T00:00:00</text:p>
          </table:table-cell>
          <table:table-cell office:value-type="float" office:value="2603927.5" calcext:value-type="float">
            <text:p>260392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5-01-01T00:00:00</text:p>
          </table:table-cell>
          <table:table-cell office:value-type="float" office:value="2604292.5" calcext:value-type="float">
            <text:p>2604292.5</text:p>
          </table:table-cell>
          <table:table-cell office:value-type="string" calcext:value-type="string">
            <text:p>2418-03-21T00:00:00</text:p>
          </table:table-cell>
          <table:table-cell office:value-type="float" office:value="2604293.5" calcext:value-type="float">
            <text:p>260429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6-01-01T00:00:00</text:p>
          </table:table-cell>
          <table:table-cell office:value-type="float" office:value="2604657.5" calcext:value-type="float">
            <text:p>2604657.5</text:p>
          </table:table-cell>
          <table:table-cell office:value-type="string" calcext:value-type="string">
            <text:p>2419-03-21T00:00:00</text:p>
          </table:table-cell>
          <table:table-cell office:value-type="float" office:value="2604658.5" calcext:value-type="float">
            <text:p>260465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7-01-01T00:00:00</text:p>
          </table:table-cell>
          <table:table-cell office:value-type="float" office:value="2605023.5" calcext:value-type="float">
            <text:p>2605023.5</text:p>
          </table:table-cell>
          <table:table-cell office:value-type="string" calcext:value-type="string">
            <text:p>2420-03-20T00:00:00</text:p>
          </table:table-cell>
          <table:table-cell office:value-type="float" office:value="2605023.5" calcext:value-type="float">
            <text:p>260502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8-01-01T00:00:00</text:p>
          </table:table-cell>
          <table:table-cell office:value-type="float" office:value="2605388.5" calcext:value-type="float">
            <text:p>2605388.5</text:p>
          </table:table-cell>
          <table:table-cell office:value-type="string" calcext:value-type="string">
            <text:p>2421-03-20T00:00:00</text:p>
          </table:table-cell>
          <table:table-cell office:value-type="float" office:value="2605388.5" calcext:value-type="float">
            <text:p>260538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79-01-01T00:00:00</text:p>
          </table:table-cell>
          <table:table-cell office:value-type="float" office:value="2605753.5" calcext:value-type="float">
            <text:p>2605753.5</text:p>
          </table:table-cell>
          <table:table-cell office:value-type="string" calcext:value-type="string">
            <text:p>2422-03-21T00:00:00</text:p>
          </table:table-cell>
          <table:table-cell office:value-type="float" office:value="2605754.5" calcext:value-type="float">
            <text:p>260575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0-01-01T00:00:00</text:p>
          </table:table-cell>
          <table:table-cell office:value-type="float" office:value="2606118.5" calcext:value-type="float">
            <text:p>2606118.5</text:p>
          </table:table-cell>
          <table:table-cell office:value-type="string" calcext:value-type="string">
            <text:p>2423-03-21T00:00:00</text:p>
          </table:table-cell>
          <table:table-cell office:value-type="float" office:value="2606119.5" calcext:value-type="float">
            <text:p>260611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1-01-01T00:00:00</text:p>
          </table:table-cell>
          <table:table-cell office:value-type="float" office:value="2606484.5" calcext:value-type="float">
            <text:p>2606484.5</text:p>
          </table:table-cell>
          <table:table-cell office:value-type="string" calcext:value-type="string">
            <text:p>2424-03-20T00:00:00</text:p>
          </table:table-cell>
          <table:table-cell office:value-type="float" office:value="2606484.5" calcext:value-type="float">
            <text:p>260648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2-01-01T00:00:00</text:p>
          </table:table-cell>
          <table:table-cell office:value-type="float" office:value="2606849.5" calcext:value-type="float">
            <text:p>2606849.5</text:p>
          </table:table-cell>
          <table:table-cell office:value-type="string" calcext:value-type="string">
            <text:p>2425-03-20T00:00:00</text:p>
          </table:table-cell>
          <table:table-cell office:value-type="float" office:value="2606849.5" calcext:value-type="float">
            <text:p>260684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3-01-01T00:00:00</text:p>
          </table:table-cell>
          <table:table-cell office:value-type="float" office:value="2607214.5" calcext:value-type="float">
            <text:p>2607214.5</text:p>
          </table:table-cell>
          <table:table-cell office:value-type="string" calcext:value-type="string">
            <text:p>2426-03-21T00:00:00</text:p>
          </table:table-cell>
          <table:table-cell office:value-type="float" office:value="2607215.5" calcext:value-type="float">
            <text:p>260721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4-01-01T00:00:00</text:p>
          </table:table-cell>
          <table:table-cell office:value-type="float" office:value="2607579.5" calcext:value-type="float">
            <text:p>2607579.5</text:p>
          </table:table-cell>
          <table:table-cell office:value-type="string" calcext:value-type="string">
            <text:p>2427-03-21T00:00:00</text:p>
          </table:table-cell>
          <table:table-cell office:value-type="float" office:value="2607580.5" calcext:value-type="float">
            <text:p>260758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5-01-01T00:00:00</text:p>
          </table:table-cell>
          <table:table-cell office:value-type="float" office:value="2607945.5" calcext:value-type="float">
            <text:p>2607945.5</text:p>
          </table:table-cell>
          <table:table-cell office:value-type="string" calcext:value-type="string">
            <text:p>2428-03-20T00:00:00</text:p>
          </table:table-cell>
          <table:table-cell office:value-type="float" office:value="2607945.5" calcext:value-type="float">
            <text:p>260794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6-01-01T00:00:00</text:p>
          </table:table-cell>
          <table:table-cell office:value-type="float" office:value="2608310.5" calcext:value-type="float">
            <text:p>2608310.5</text:p>
          </table:table-cell>
          <table:table-cell office:value-type="string" calcext:value-type="string">
            <text:p>2429-03-20T00:00:00</text:p>
          </table:table-cell>
          <table:table-cell office:value-type="float" office:value="2608310.5" calcext:value-type="float">
            <text:p>260831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7-01-01T00:00:00</text:p>
          </table:table-cell>
          <table:table-cell office:value-type="float" office:value="2608675.5" calcext:value-type="float">
            <text:p>2608675.5</text:p>
          </table:table-cell>
          <table:table-cell office:value-type="string" calcext:value-type="string">
            <text:p>2430-03-20T00:00:00</text:p>
          </table:table-cell>
          <table:table-cell office:value-type="float" office:value="2608675.5" calcext:value-type="float">
            <text:p>260867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8-01-01T00:00:00</text:p>
          </table:table-cell>
          <table:table-cell office:value-type="float" office:value="2609040.5" calcext:value-type="float">
            <text:p>2609040.5</text:p>
          </table:table-cell>
          <table:table-cell office:value-type="string" calcext:value-type="string">
            <text:p>2431-03-21T00:00:00</text:p>
          </table:table-cell>
          <table:table-cell office:value-type="float" office:value="2609041.5" calcext:value-type="float">
            <text:p>260904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89-01-01T00:00:00</text:p>
          </table:table-cell>
          <table:table-cell office:value-type="float" office:value="2609406.5" calcext:value-type="float">
            <text:p>2609406.5</text:p>
          </table:table-cell>
          <table:table-cell office:value-type="string" calcext:value-type="string">
            <text:p>2432-03-20T00:00:00</text:p>
          </table:table-cell>
          <table:table-cell office:value-type="float" office:value="2609406.5" calcext:value-type="float">
            <text:p>260940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0-01-01T00:00:00</text:p>
          </table:table-cell>
          <table:table-cell office:value-type="float" office:value="2609771.5" calcext:value-type="float">
            <text:p>2609771.5</text:p>
          </table:table-cell>
          <table:table-cell office:value-type="string" calcext:value-type="string">
            <text:p>2433-03-20T00:00:00</text:p>
          </table:table-cell>
          <table:table-cell office:value-type="float" office:value="2609771.5" calcext:value-type="float">
            <text:p>260977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1-01-01T00:00:00</text:p>
          </table:table-cell>
          <table:table-cell office:value-type="float" office:value="2610136.5" calcext:value-type="float">
            <text:p>2610136.5</text:p>
          </table:table-cell>
          <table:table-cell office:value-type="string" calcext:value-type="string">
            <text:p>2434-03-20T00:00:00</text:p>
          </table:table-cell>
          <table:table-cell office:value-type="float" office:value="2610136.5" calcext:value-type="float">
            <text:p>261013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2-01-01T00:00:00</text:p>
          </table:table-cell>
          <table:table-cell office:value-type="float" office:value="2610501.5" calcext:value-type="float">
            <text:p>2610501.5</text:p>
          </table:table-cell>
          <table:table-cell office:value-type="string" calcext:value-type="string">
            <text:p>2435-03-21T00:00:00</text:p>
          </table:table-cell>
          <table:table-cell office:value-type="float" office:value="2610502.5" calcext:value-type="float">
            <text:p>261050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3-01-01T00:00:00</text:p>
          </table:table-cell>
          <table:table-cell office:value-type="float" office:value="2610867.5" calcext:value-type="float">
            <text:p>2610867.5</text:p>
          </table:table-cell>
          <table:table-cell office:value-type="string" calcext:value-type="string">
            <text:p>2436-03-20T00:00:00</text:p>
          </table:table-cell>
          <table:table-cell office:value-type="float" office:value="2610867.5" calcext:value-type="float">
            <text:p>261086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4-01-01T00:00:00</text:p>
          </table:table-cell>
          <table:table-cell office:value-type="float" office:value="2611232.5" calcext:value-type="float">
            <text:p>2611232.5</text:p>
          </table:table-cell>
          <table:table-cell office:value-type="string" calcext:value-type="string">
            <text:p>2437-03-20T00:00:00</text:p>
          </table:table-cell>
          <table:table-cell office:value-type="float" office:value="2611232.5" calcext:value-type="float">
            <text:p>26112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5-01-01T00:00:00</text:p>
          </table:table-cell>
          <table:table-cell office:value-type="float" office:value="2611597.5" calcext:value-type="float">
            <text:p>2611597.5</text:p>
          </table:table-cell>
          <table:table-cell office:value-type="string" calcext:value-type="string">
            <text:p>2438-03-20T00:00:00</text:p>
          </table:table-cell>
          <table:table-cell office:value-type="float" office:value="2611597.5" calcext:value-type="float">
            <text:p>26115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6-01-01T00:00:00</text:p>
          </table:table-cell>
          <table:table-cell office:value-type="float" office:value="2611962.5" calcext:value-type="float">
            <text:p>2611962.5</text:p>
          </table:table-cell>
          <table:table-cell office:value-type="string" calcext:value-type="string">
            <text:p>2439-03-21T00:00:00</text:p>
          </table:table-cell>
          <table:table-cell office:value-type="float" office:value="2611963.5" calcext:value-type="float">
            <text:p>261196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7-01-01T00:00:00</text:p>
          </table:table-cell>
          <table:table-cell office:value-type="float" office:value="2612328.5" calcext:value-type="float">
            <text:p>2612328.5</text:p>
          </table:table-cell>
          <table:table-cell office:value-type="string" calcext:value-type="string">
            <text:p>2440-03-20T00:00:00</text:p>
          </table:table-cell>
          <table:table-cell office:value-type="float" office:value="2612328.5" calcext:value-type="float">
            <text:p>261232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8-01-01T00:00:00</text:p>
          </table:table-cell>
          <table:table-cell office:value-type="float" office:value="2612693.5" calcext:value-type="float">
            <text:p>2612693.5</text:p>
          </table:table-cell>
          <table:table-cell office:value-type="string" calcext:value-type="string">
            <text:p>2441-03-20T00:00:00</text:p>
          </table:table-cell>
          <table:table-cell office:value-type="float" office:value="2612693.5" calcext:value-type="float">
            <text:p>261269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599-01-01T00:00:00</text:p>
          </table:table-cell>
          <table:table-cell office:value-type="float" office:value="2613058.5" calcext:value-type="float">
            <text:p>2613058.5</text:p>
          </table:table-cell>
          <table:table-cell office:value-type="string" calcext:value-type="string">
            <text:p>2442-03-20T00:00:00</text:p>
          </table:table-cell>
          <table:table-cell office:value-type="float" office:value="2613058.5" calcext:value-type="float">
            <text:p>261305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0-01-01T00:00:00</text:p>
          </table:table-cell>
          <table:table-cell office:value-type="float" office:value="2613423.5" calcext:value-type="float">
            <text:p>2613423.5</text:p>
          </table:table-cell>
          <table:table-cell office:value-type="string" calcext:value-type="string">
            <text:p>2443-03-21T00:00:00</text:p>
          </table:table-cell>
          <table:table-cell office:value-type="float" office:value="2613424.5" calcext:value-type="float">
            <text:p>261342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1-01-01T00:00:00</text:p>
          </table:table-cell>
          <table:table-cell office:value-type="float" office:value="2613789.5" calcext:value-type="float">
            <text:p>2613789.5</text:p>
          </table:table-cell>
          <table:table-cell office:value-type="string" calcext:value-type="string">
            <text:p>2444-03-20T00:00:00</text:p>
          </table:table-cell>
          <table:table-cell office:value-type="float" office:value="2613789.5" calcext:value-type="float">
            <text:p>261378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2-01-01T00:00:00</text:p>
          </table:table-cell>
          <table:table-cell office:value-type="float" office:value="2614154.5" calcext:value-type="float">
            <text:p>2614154.5</text:p>
          </table:table-cell>
          <table:table-cell office:value-type="string" calcext:value-type="string">
            <text:p>2445-03-20T00:00:00</text:p>
          </table:table-cell>
          <table:table-cell office:value-type="float" office:value="2614154.5" calcext:value-type="float">
            <text:p>261415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3-01-01T00:00:00</text:p>
          </table:table-cell>
          <table:table-cell office:value-type="float" office:value="2614519.5" calcext:value-type="float">
            <text:p>2614519.5</text:p>
          </table:table-cell>
          <table:table-cell office:value-type="string" calcext:value-type="string">
            <text:p>2446-03-20T00:00:00</text:p>
          </table:table-cell>
          <table:table-cell office:value-type="float" office:value="2614519.5" calcext:value-type="float">
            <text:p>261451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4-01-01T00:00:00</text:p>
          </table:table-cell>
          <table:table-cell office:value-type="float" office:value="2614884.5" calcext:value-type="float">
            <text:p>2614884.5</text:p>
          </table:table-cell>
          <table:table-cell office:value-type="string" calcext:value-type="string">
            <text:p>2447-03-21T00:00:00</text:p>
          </table:table-cell>
          <table:table-cell office:value-type="float" office:value="2614885.5" calcext:value-type="float">
            <text:p>261488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5-01-01T00:00:00</text:p>
          </table:table-cell>
          <table:table-cell office:value-type="float" office:value="2615250.5" calcext:value-type="float">
            <text:p>2615250.5</text:p>
          </table:table-cell>
          <table:table-cell office:value-type="string" calcext:value-type="string">
            <text:p>2448-03-20T00:00:00</text:p>
          </table:table-cell>
          <table:table-cell office:value-type="float" office:value="2615250.5" calcext:value-type="float">
            <text:p>261525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6-01-01T00:00:00</text:p>
          </table:table-cell>
          <table:table-cell office:value-type="float" office:value="2615615.5" calcext:value-type="float">
            <text:p>2615615.5</text:p>
          </table:table-cell>
          <table:table-cell office:value-type="string" calcext:value-type="string">
            <text:p>2449-03-20T00:00:00</text:p>
          </table:table-cell>
          <table:table-cell office:value-type="float" office:value="2615615.5" calcext:value-type="float">
            <text:p>261561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7-01-01T00:00:00</text:p>
          </table:table-cell>
          <table:table-cell office:value-type="float" office:value="2615980.5" calcext:value-type="float">
            <text:p>2615980.5</text:p>
          </table:table-cell>
          <table:table-cell office:value-type="string" calcext:value-type="string">
            <text:p>2450-03-20T00:00:00</text:p>
          </table:table-cell>
          <table:table-cell office:value-type="float" office:value="2615980.5" calcext:value-type="float">
            <text:p>261598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8-01-01T00:00:00</text:p>
          </table:table-cell>
          <table:table-cell office:value-type="float" office:value="2616345.5" calcext:value-type="float">
            <text:p>2616345.5</text:p>
          </table:table-cell>
          <table:table-cell office:value-type="string" calcext:value-type="string">
            <text:p>2451-03-21T00:00:00</text:p>
          </table:table-cell>
          <table:table-cell office:value-type="float" office:value="2616346.5" calcext:value-type="float">
            <text:p>261634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09-01-01T00:00:00</text:p>
          </table:table-cell>
          <table:table-cell office:value-type="float" office:value="2616711.5" calcext:value-type="float">
            <text:p>2616711.5</text:p>
          </table:table-cell>
          <table:table-cell office:value-type="string" calcext:value-type="string">
            <text:p>2452-03-20T00:00:00</text:p>
          </table:table-cell>
          <table:table-cell office:value-type="float" office:value="2616711.5" calcext:value-type="float">
            <text:p>261671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0-01-01T00:00:00</text:p>
          </table:table-cell>
          <table:table-cell office:value-type="float" office:value="2617076.5" calcext:value-type="float">
            <text:p>2617076.5</text:p>
          </table:table-cell>
          <table:table-cell office:value-type="string" calcext:value-type="string">
            <text:p>2453-03-20T00:00:00</text:p>
          </table:table-cell>
          <table:table-cell office:value-type="float" office:value="2617076.5" calcext:value-type="float">
            <text:p>261707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1-01-01T00:00:00</text:p>
          </table:table-cell>
          <table:table-cell office:value-type="float" office:value="2617441.5" calcext:value-type="float">
            <text:p>2617441.5</text:p>
          </table:table-cell>
          <table:table-cell office:value-type="string" calcext:value-type="string">
            <text:p>2454-03-20T00:00:00</text:p>
          </table:table-cell>
          <table:table-cell office:value-type="float" office:value="2617441.5" calcext:value-type="float">
            <text:p>261744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2-01-01T00:00:00</text:p>
          </table:table-cell>
          <table:table-cell office:value-type="float" office:value="2617806.5" calcext:value-type="float">
            <text:p>2617806.5</text:p>
          </table:table-cell>
          <table:table-cell office:value-type="string" calcext:value-type="string">
            <text:p>2455-03-21T00:00:00</text:p>
          </table:table-cell>
          <table:table-cell office:value-type="float" office:value="2617807.5" calcext:value-type="float">
            <text:p>261780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3-01-01T00:00:00</text:p>
          </table:table-cell>
          <table:table-cell office:value-type="float" office:value="2618172.5" calcext:value-type="float">
            <text:p>2618172.5</text:p>
          </table:table-cell>
          <table:table-cell office:value-type="string" calcext:value-type="string">
            <text:p>2456-03-20T00:00:00</text:p>
          </table:table-cell>
          <table:table-cell office:value-type="float" office:value="2618172.5" calcext:value-type="float">
            <text:p>261817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4-01-01T00:00:00</text:p>
          </table:table-cell>
          <table:table-cell office:value-type="float" office:value="2618537.5" calcext:value-type="float">
            <text:p>2618537.5</text:p>
          </table:table-cell>
          <table:table-cell office:value-type="string" calcext:value-type="string">
            <text:p>2457-03-20T00:00:00</text:p>
          </table:table-cell>
          <table:table-cell office:value-type="float" office:value="2618537.5" calcext:value-type="float">
            <text:p>261853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5-01-01T00:00:00</text:p>
          </table:table-cell>
          <table:table-cell office:value-type="float" office:value="2618902.5" calcext:value-type="float">
            <text:p>2618902.5</text:p>
          </table:table-cell>
          <table:table-cell office:value-type="string" calcext:value-type="string">
            <text:p>2458-03-20T00:00:00</text:p>
          </table:table-cell>
          <table:table-cell office:value-type="float" office:value="2618902.5" calcext:value-type="float">
            <text:p>261890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6-01-01T00:00:00</text:p>
          </table:table-cell>
          <table:table-cell office:value-type="float" office:value="2619267.5" calcext:value-type="float">
            <text:p>2619267.5</text:p>
          </table:table-cell>
          <table:table-cell office:value-type="string" calcext:value-type="string">
            <text:p>2459-03-20T00:00:00</text:p>
          </table:table-cell>
          <table:table-cell office:value-type="float" office:value="2619267.5" calcext:value-type="float">
            <text:p>261926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7-01-01T00:00:00</text:p>
          </table:table-cell>
          <table:table-cell office:value-type="float" office:value="2619633.5" calcext:value-type="float">
            <text:p>2619633.5</text:p>
          </table:table-cell>
          <table:table-cell office:value-type="string" calcext:value-type="string">
            <text:p>2460-03-20T00:00:00</text:p>
          </table:table-cell>
          <table:table-cell office:value-type="float" office:value="2619633.5" calcext:value-type="float">
            <text:p>261963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8-01-01T00:00:00</text:p>
          </table:table-cell>
          <table:table-cell office:value-type="float" office:value="2619998.5" calcext:value-type="float">
            <text:p>2619998.5</text:p>
          </table:table-cell>
          <table:table-cell office:value-type="string" calcext:value-type="string">
            <text:p>2461-03-20T00:00:00</text:p>
          </table:table-cell>
          <table:table-cell office:value-type="float" office:value="2619998.5" calcext:value-type="float">
            <text:p>261999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19-01-01T00:00:00</text:p>
          </table:table-cell>
          <table:table-cell office:value-type="float" office:value="2620363.5" calcext:value-type="float">
            <text:p>2620363.5</text:p>
          </table:table-cell>
          <table:table-cell office:value-type="string" calcext:value-type="string">
            <text:p>2462-03-20T00:00:00</text:p>
          </table:table-cell>
          <table:table-cell office:value-type="float" office:value="2620363.5" calcext:value-type="float">
            <text:p>262036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0-01-01T00:00:00</text:p>
          </table:table-cell>
          <table:table-cell office:value-type="float" office:value="2620728.5" calcext:value-type="float">
            <text:p>2620728.5</text:p>
          </table:table-cell>
          <table:table-cell office:value-type="string" calcext:value-type="string">
            <text:p>2463-03-20T00:00:00</text:p>
          </table:table-cell>
          <table:table-cell office:value-type="float" office:value="2620728.5" calcext:value-type="float">
            <text:p>262072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1-01-01T00:00:00</text:p>
          </table:table-cell>
          <table:table-cell office:value-type="float" office:value="2621094.5" calcext:value-type="float">
            <text:p>2621094.5</text:p>
          </table:table-cell>
          <table:table-cell office:value-type="string" calcext:value-type="string">
            <text:p>2464-03-20T00:00:00</text:p>
          </table:table-cell>
          <table:table-cell office:value-type="float" office:value="2621094.5" calcext:value-type="float">
            <text:p>262109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2-01-01T00:00:00</text:p>
          </table:table-cell>
          <table:table-cell office:value-type="float" office:value="2621459.5" calcext:value-type="float">
            <text:p>2621459.5</text:p>
          </table:table-cell>
          <table:table-cell office:value-type="string" calcext:value-type="string">
            <text:p>2465-03-20T00:00:00</text:p>
          </table:table-cell>
          <table:table-cell office:value-type="float" office:value="2621459.5" calcext:value-type="float">
            <text:p>262145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3-01-01T00:00:00</text:p>
          </table:table-cell>
          <table:table-cell office:value-type="float" office:value="2621824.5" calcext:value-type="float">
            <text:p>2621824.5</text:p>
          </table:table-cell>
          <table:table-cell office:value-type="string" calcext:value-type="string">
            <text:p>2466-03-20T00:00:00</text:p>
          </table:table-cell>
          <table:table-cell office:value-type="float" office:value="2621824.5" calcext:value-type="float">
            <text:p>262182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4-01-01T00:00:00</text:p>
          </table:table-cell>
          <table:table-cell office:value-type="float" office:value="2622189.5" calcext:value-type="float">
            <text:p>2622189.5</text:p>
          </table:table-cell>
          <table:table-cell office:value-type="string" calcext:value-type="string">
            <text:p>2467-03-20T00:00:00</text:p>
          </table:table-cell>
          <table:table-cell office:value-type="float" office:value="2622189.5" calcext:value-type="float">
            <text:p>262218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5-01-01T00:00:00</text:p>
          </table:table-cell>
          <table:table-cell office:value-type="float" office:value="2622555.5" calcext:value-type="float">
            <text:p>2622555.5</text:p>
          </table:table-cell>
          <table:table-cell office:value-type="string" calcext:value-type="string">
            <text:p>2468-03-20T00:00:00</text:p>
          </table:table-cell>
          <table:table-cell office:value-type="float" office:value="2622555.5" calcext:value-type="float">
            <text:p>262255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6-01-01T00:00:00</text:p>
          </table:table-cell>
          <table:table-cell office:value-type="float" office:value="2622920.5" calcext:value-type="float">
            <text:p>2622920.5</text:p>
          </table:table-cell>
          <table:table-cell office:value-type="string" calcext:value-type="string">
            <text:p>2469-03-20T00:00:00</text:p>
          </table:table-cell>
          <table:table-cell office:value-type="float" office:value="2622920.5" calcext:value-type="float">
            <text:p>262292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7-01-01T00:00:00</text:p>
          </table:table-cell>
          <table:table-cell office:value-type="float" office:value="2623285.5" calcext:value-type="float">
            <text:p>2623285.5</text:p>
          </table:table-cell>
          <table:table-cell office:value-type="string" calcext:value-type="string">
            <text:p>2470-03-20T00:00:00</text:p>
          </table:table-cell>
          <table:table-cell office:value-type="float" office:value="2623285.5" calcext:value-type="float">
            <text:p>262328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8-01-01T00:00:00</text:p>
          </table:table-cell>
          <table:table-cell office:value-type="float" office:value="2623650.5" calcext:value-type="float">
            <text:p>2623650.5</text:p>
          </table:table-cell>
          <table:table-cell office:value-type="string" calcext:value-type="string">
            <text:p>2471-03-20T00:00:00</text:p>
          </table:table-cell>
          <table:table-cell office:value-type="float" office:value="2623650.5" calcext:value-type="float">
            <text:p>262365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29-01-01T00:00:00</text:p>
          </table:table-cell>
          <table:table-cell office:value-type="float" office:value="2624016.5" calcext:value-type="float">
            <text:p>2624016.5</text:p>
          </table:table-cell>
          <table:table-cell office:value-type="string" calcext:value-type="string">
            <text:p>2472-03-20T00:00:00</text:p>
          </table:table-cell>
          <table:table-cell office:value-type="float" office:value="2624016.5" calcext:value-type="float">
            <text:p>26240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0-01-01T00:00:00</text:p>
          </table:table-cell>
          <table:table-cell office:value-type="float" office:value="2624381.5" calcext:value-type="float">
            <text:p>2624381.5</text:p>
          </table:table-cell>
          <table:table-cell office:value-type="string" calcext:value-type="string">
            <text:p>2473-03-20T00:00:00</text:p>
          </table:table-cell>
          <table:table-cell office:value-type="float" office:value="2624381.5" calcext:value-type="float">
            <text:p>262438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1-01-01T00:00:00</text:p>
          </table:table-cell>
          <table:table-cell office:value-type="float" office:value="2624746.5" calcext:value-type="float">
            <text:p>2624746.5</text:p>
          </table:table-cell>
          <table:table-cell office:value-type="string" calcext:value-type="string">
            <text:p>2474-03-20T00:00:00</text:p>
          </table:table-cell>
          <table:table-cell office:value-type="float" office:value="2624746.5" calcext:value-type="float">
            <text:p>262474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2-01-01T00:00:00</text:p>
          </table:table-cell>
          <table:table-cell office:value-type="float" office:value="2625111.5" calcext:value-type="float">
            <text:p>2625111.5</text:p>
          </table:table-cell>
          <table:table-cell office:value-type="string" calcext:value-type="string">
            <text:p>2475-03-20T00:00:00</text:p>
          </table:table-cell>
          <table:table-cell office:value-type="float" office:value="2625111.5" calcext:value-type="float">
            <text:p>262511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3-01-01T00:00:00</text:p>
          </table:table-cell>
          <table:table-cell office:value-type="float" office:value="2625477.5" calcext:value-type="float">
            <text:p>2625477.5</text:p>
          </table:table-cell>
          <table:table-cell office:value-type="string" calcext:value-type="string">
            <text:p>2476-03-20T00:00:00</text:p>
          </table:table-cell>
          <table:table-cell office:value-type="float" office:value="2625477.5" calcext:value-type="float">
            <text:p>262547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4-01-01T00:00:00</text:p>
          </table:table-cell>
          <table:table-cell office:value-type="float" office:value="2625842.5" calcext:value-type="float">
            <text:p>2625842.5</text:p>
          </table:table-cell>
          <table:table-cell office:value-type="string" calcext:value-type="string">
            <text:p>2477-03-20T00:00:00</text:p>
          </table:table-cell>
          <table:table-cell office:value-type="float" office:value="2625842.5" calcext:value-type="float">
            <text:p>26258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5-01-01T00:00:00</text:p>
          </table:table-cell>
          <table:table-cell office:value-type="float" office:value="2626207.5" calcext:value-type="float">
            <text:p>2626207.5</text:p>
          </table:table-cell>
          <table:table-cell office:value-type="string" calcext:value-type="string">
            <text:p>2478-03-20T00:00:00</text:p>
          </table:table-cell>
          <table:table-cell office:value-type="float" office:value="2626207.5" calcext:value-type="float">
            <text:p>262620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6-01-01T00:00:00</text:p>
          </table:table-cell>
          <table:table-cell office:value-type="float" office:value="2626572.5" calcext:value-type="float">
            <text:p>2626572.5</text:p>
          </table:table-cell>
          <table:table-cell office:value-type="string" calcext:value-type="string">
            <text:p>2479-03-20T00:00:00</text:p>
          </table:table-cell>
          <table:table-cell office:value-type="float" office:value="2626572.5" calcext:value-type="float">
            <text:p>262657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7-01-01T00:00:00</text:p>
          </table:table-cell>
          <table:table-cell office:value-type="float" office:value="2626938.5" calcext:value-type="float">
            <text:p>2626938.5</text:p>
          </table:table-cell>
          <table:table-cell office:value-type="string" calcext:value-type="string">
            <text:p>2480-03-20T00:00:00</text:p>
          </table:table-cell>
          <table:table-cell office:value-type="float" office:value="2626938.5" calcext:value-type="float">
            <text:p>262693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8-01-01T00:00:00</text:p>
          </table:table-cell>
          <table:table-cell office:value-type="float" office:value="2627303.5" calcext:value-type="float">
            <text:p>2627303.5</text:p>
          </table:table-cell>
          <table:table-cell office:value-type="string" calcext:value-type="string">
            <text:p>2481-03-20T00:00:00</text:p>
          </table:table-cell>
          <table:table-cell office:value-type="float" office:value="2627303.5" calcext:value-type="float">
            <text:p>262730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39-01-01T00:00:00</text:p>
          </table:table-cell>
          <table:table-cell office:value-type="float" office:value="2627668.5" calcext:value-type="float">
            <text:p>2627668.5</text:p>
          </table:table-cell>
          <table:table-cell office:value-type="string" calcext:value-type="string">
            <text:p>2482-03-20T00:00:00</text:p>
          </table:table-cell>
          <table:table-cell office:value-type="float" office:value="2627668.5" calcext:value-type="float">
            <text:p>262766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0-01-01T00:00:00</text:p>
          </table:table-cell>
          <table:table-cell office:value-type="float" office:value="2628033.5" calcext:value-type="float">
            <text:p>2628033.5</text:p>
          </table:table-cell>
          <table:table-cell office:value-type="string" calcext:value-type="string">
            <text:p>2483-03-20T00:00:00</text:p>
          </table:table-cell>
          <table:table-cell office:value-type="float" office:value="2628033.5" calcext:value-type="float">
            <text:p>262803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1-01-01T00:00:00</text:p>
          </table:table-cell>
          <table:table-cell office:value-type="float" office:value="2628398.5" calcext:value-type="float">
            <text:p>2628398.5</text:p>
          </table:table-cell>
          <table:table-cell office:value-type="string" calcext:value-type="string">
            <text:p>2484-03-20T00:00:00</text:p>
          </table:table-cell>
          <table:table-cell office:value-type="float" office:value="2628399.5" calcext:value-type="float">
            <text:p>262839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2-01-01T00:00:00</text:p>
          </table:table-cell>
          <table:table-cell office:value-type="float" office:value="2628763.5" calcext:value-type="float">
            <text:p>2628763.5</text:p>
          </table:table-cell>
          <table:table-cell office:value-type="string" calcext:value-type="string">
            <text:p>2485-03-20T00:00:00</text:p>
          </table:table-cell>
          <table:table-cell office:value-type="float" office:value="2628764.5" calcext:value-type="float">
            <text:p>262876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3-01-01T00:00:00</text:p>
          </table:table-cell>
          <table:table-cell office:value-type="float" office:value="2629128.5" calcext:value-type="float">
            <text:p>2629128.5</text:p>
          </table:table-cell>
          <table:table-cell office:value-type="string" calcext:value-type="string">
            <text:p>2486-03-20T00:00:00</text:p>
          </table:table-cell>
          <table:table-cell office:value-type="float" office:value="2629129.5" calcext:value-type="float">
            <text:p>262912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4-01-01T00:00:00</text:p>
          </table:table-cell>
          <table:table-cell office:value-type="float" office:value="2629493.5" calcext:value-type="float">
            <text:p>2629493.5</text:p>
          </table:table-cell>
          <table:table-cell office:value-type="string" calcext:value-type="string">
            <text:p>2487-03-20T00:00:00</text:p>
          </table:table-cell>
          <table:table-cell office:value-type="float" office:value="2629494.5" calcext:value-type="float">
            <text:p>262949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5-01-01T00:00:00</text:p>
          </table:table-cell>
          <table:table-cell office:value-type="float" office:value="2629859.5" calcext:value-type="float">
            <text:p>2629859.5</text:p>
          </table:table-cell>
          <table:table-cell office:value-type="string" calcext:value-type="string">
            <text:p>2488-03-19T00:00:00</text:p>
          </table:table-cell>
          <table:table-cell office:value-type="float" office:value="2629859.5" calcext:value-type="float">
            <text:p>262985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6-01-01T00:00:00</text:p>
          </table:table-cell>
          <table:table-cell office:value-type="float" office:value="2630224.5" calcext:value-type="float">
            <text:p>2630224.5</text:p>
          </table:table-cell>
          <table:table-cell office:value-type="string" calcext:value-type="string">
            <text:p>2489-03-20T00:00:00</text:p>
          </table:table-cell>
          <table:table-cell office:value-type="float" office:value="2630225.5" calcext:value-type="float">
            <text:p>263022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7-01-01T00:00:00</text:p>
          </table:table-cell>
          <table:table-cell office:value-type="float" office:value="2630589.5" calcext:value-type="float">
            <text:p>2630589.5</text:p>
          </table:table-cell>
          <table:table-cell office:value-type="string" calcext:value-type="string">
            <text:p>2490-03-20T00:00:00</text:p>
          </table:table-cell>
          <table:table-cell office:value-type="float" office:value="2630590.5" calcext:value-type="float">
            <text:p>263059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8-01-01T00:00:00</text:p>
          </table:table-cell>
          <table:table-cell office:value-type="float" office:value="2630954.5" calcext:value-type="float">
            <text:p>2630954.5</text:p>
          </table:table-cell>
          <table:table-cell office:value-type="string" calcext:value-type="string">
            <text:p>2491-03-20T00:00:00</text:p>
          </table:table-cell>
          <table:table-cell office:value-type="float" office:value="2630955.5" calcext:value-type="float">
            <text:p>263095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49-01-01T00:00:00</text:p>
          </table:table-cell>
          <table:table-cell office:value-type="float" office:value="2631320.5" calcext:value-type="float">
            <text:p>2631320.5</text:p>
          </table:table-cell>
          <table:table-cell office:value-type="string" calcext:value-type="string">
            <text:p>2492-03-20T00:00:00</text:p>
          </table:table-cell>
          <table:table-cell office:value-type="float" office:value="2631321.5" calcext:value-type="float">
            <text:p>263132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0-01-01T00:00:00</text:p>
          </table:table-cell>
          <table:table-cell office:value-type="float" office:value="2631685.5" calcext:value-type="float">
            <text:p>2631685.5</text:p>
          </table:table-cell>
          <table:table-cell office:value-type="string" calcext:value-type="string">
            <text:p>2493-03-20T00:00:00</text:p>
          </table:table-cell>
          <table:table-cell office:value-type="float" office:value="2631686.5" calcext:value-type="float">
            <text:p>263168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1-01-01T00:00:00</text:p>
          </table:table-cell>
          <table:table-cell office:value-type="float" office:value="2632050.5" calcext:value-type="float">
            <text:p>2632050.5</text:p>
          </table:table-cell>
          <table:table-cell office:value-type="string" calcext:value-type="string">
            <text:p>2494-03-20T00:00:00</text:p>
          </table:table-cell>
          <table:table-cell office:value-type="float" office:value="2632051.5" calcext:value-type="float">
            <text:p>263205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2-01-01T00:00:00</text:p>
          </table:table-cell>
          <table:table-cell office:value-type="float" office:value="2632415.5" calcext:value-type="float">
            <text:p>2632415.5</text:p>
          </table:table-cell>
          <table:table-cell office:value-type="string" calcext:value-type="string">
            <text:p>2495-03-20T00:00:00</text:p>
          </table:table-cell>
          <table:table-cell office:value-type="float" office:value="2632416.5" calcext:value-type="float">
            <text:p>263241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3-01-01T00:00:00</text:p>
          </table:table-cell>
          <table:table-cell office:value-type="float" office:value="2632781.5" calcext:value-type="float">
            <text:p>2632781.5</text:p>
          </table:table-cell>
          <table:table-cell office:value-type="string" calcext:value-type="string">
            <text:p>2496-03-19T00:00:00</text:p>
          </table:table-cell>
          <table:table-cell office:value-type="float" office:value="2632781.5" calcext:value-type="float">
            <text:p>263278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4-01-01T00:00:00</text:p>
          </table:table-cell>
          <table:table-cell office:value-type="float" office:value="2633146.5" calcext:value-type="float">
            <text:p>2633146.5</text:p>
          </table:table-cell>
          <table:table-cell office:value-type="string" calcext:value-type="string">
            <text:p>2497-03-20T00:00:00</text:p>
          </table:table-cell>
          <table:table-cell office:value-type="float" office:value="2633147.5" calcext:value-type="float">
            <text:p>263314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5-01-01T00:00:00</text:p>
          </table:table-cell>
          <table:table-cell office:value-type="float" office:value="2633511.5" calcext:value-type="float">
            <text:p>2633511.5</text:p>
          </table:table-cell>
          <table:table-cell office:value-type="string" calcext:value-type="string">
            <text:p>2498-03-20T00:00:00</text:p>
          </table:table-cell>
          <table:table-cell office:value-type="float" office:value="2633512.5" calcext:value-type="float">
            <text:p>263351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6-01-01T00:00:00</text:p>
          </table:table-cell>
          <table:table-cell office:value-type="float" office:value="2633876.5" calcext:value-type="float">
            <text:p>2633876.5</text:p>
          </table:table-cell>
          <table:table-cell office:value-type="string" calcext:value-type="string">
            <text:p>2499-03-20T00:00:00</text:p>
          </table:table-cell>
          <table:table-cell office:value-type="float" office:value="2633877.5" calcext:value-type="float">
            <text:p>263387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7-01-01T00:00:00</text:p>
          </table:table-cell>
          <table:table-cell office:value-type="float" office:value="2634242.5" calcext:value-type="float">
            <text:p>2634242.5</text:p>
          </table:table-cell>
          <table:table-cell office:value-type="string" calcext:value-type="string">
            <text:p>2500-03-20T00:00:00</text:p>
          </table:table-cell>
          <table:table-cell office:value-type="float" office:value="2634242.5" calcext:value-type="float">
            <text:p>26342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8-01-01T00:00:00</text:p>
          </table:table-cell>
          <table:table-cell office:value-type="float" office:value="2634607.5" calcext:value-type="float">
            <text:p>2634607.5</text:p>
          </table:table-cell>
          <table:table-cell office:value-type="string" calcext:value-type="string">
            <text:p>2501-03-21T00:00:00</text:p>
          </table:table-cell>
          <table:table-cell office:value-type="float" office:value="2634608.5" calcext:value-type="float">
            <text:p>263460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59-01-01T00:00:00</text:p>
          </table:table-cell>
          <table:table-cell office:value-type="float" office:value="2634972.5" calcext:value-type="float">
            <text:p>2634972.5</text:p>
          </table:table-cell>
          <table:table-cell office:value-type="string" calcext:value-type="string">
            <text:p>2502-03-21T00:00:00</text:p>
          </table:table-cell>
          <table:table-cell office:value-type="float" office:value="2634973.5" calcext:value-type="float">
            <text:p>263497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0-01-01T00:00:00</text:p>
          </table:table-cell>
          <table:table-cell office:value-type="float" office:value="2635337.5" calcext:value-type="float">
            <text:p>2635337.5</text:p>
          </table:table-cell>
          <table:table-cell office:value-type="string" calcext:value-type="string">
            <text:p>2503-03-21T00:00:00</text:p>
          </table:table-cell>
          <table:table-cell office:value-type="float" office:value="2635338.5" calcext:value-type="float">
            <text:p>263533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1-01-01T00:00:00</text:p>
          </table:table-cell>
          <table:table-cell office:value-type="float" office:value="2635703.5" calcext:value-type="float">
            <text:p>2635703.5</text:p>
          </table:table-cell>
          <table:table-cell office:value-type="string" calcext:value-type="string">
            <text:p>2504-03-20T00:00:00</text:p>
          </table:table-cell>
          <table:table-cell office:value-type="float" office:value="2635703.5" calcext:value-type="float">
            <text:p>263570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2-01-01T00:00:00</text:p>
          </table:table-cell>
          <table:table-cell office:value-type="float" office:value="2636068.5" calcext:value-type="float">
            <text:p>2636068.5</text:p>
          </table:table-cell>
          <table:table-cell office:value-type="string" calcext:value-type="string">
            <text:p>2505-03-21T00:00:00</text:p>
          </table:table-cell>
          <table:table-cell office:value-type="float" office:value="2636069.5" calcext:value-type="float">
            <text:p>263606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3-01-01T00:00:00</text:p>
          </table:table-cell>
          <table:table-cell office:value-type="float" office:value="2636433.5" calcext:value-type="float">
            <text:p>2636433.5</text:p>
          </table:table-cell>
          <table:table-cell office:value-type="string" calcext:value-type="string">
            <text:p>2506-03-21T00:00:00</text:p>
          </table:table-cell>
          <table:table-cell office:value-type="float" office:value="2636434.5" calcext:value-type="float">
            <text:p>263643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4-01-01T00:00:00</text:p>
          </table:table-cell>
          <table:table-cell office:value-type="float" office:value="2636798.5" calcext:value-type="float">
            <text:p>2636798.5</text:p>
          </table:table-cell>
          <table:table-cell office:value-type="string" calcext:value-type="string">
            <text:p>2507-03-21T00:00:00</text:p>
          </table:table-cell>
          <table:table-cell office:value-type="float" office:value="2636799.5" calcext:value-type="float">
            <text:p>263679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5-01-01T00:00:00</text:p>
          </table:table-cell>
          <table:table-cell office:value-type="float" office:value="2637164.5" calcext:value-type="float">
            <text:p>2637164.5</text:p>
          </table:table-cell>
          <table:table-cell office:value-type="string" calcext:value-type="string">
            <text:p>2508-03-20T00:00:00</text:p>
          </table:table-cell>
          <table:table-cell office:value-type="float" office:value="2637164.5" calcext:value-type="float">
            <text:p>263716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6-01-01T00:00:00</text:p>
          </table:table-cell>
          <table:table-cell office:value-type="float" office:value="2637529.5" calcext:value-type="float">
            <text:p>2637529.5</text:p>
          </table:table-cell>
          <table:table-cell office:value-type="string" calcext:value-type="string">
            <text:p>2509-03-21T00:00:00</text:p>
          </table:table-cell>
          <table:table-cell office:value-type="float" office:value="2637530.5" calcext:value-type="float">
            <text:p>263753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7-01-01T00:00:00</text:p>
          </table:table-cell>
          <table:table-cell office:value-type="float" office:value="2637894.5" calcext:value-type="float">
            <text:p>2637894.5</text:p>
          </table:table-cell>
          <table:table-cell office:value-type="string" calcext:value-type="string">
            <text:p>2510-03-21T00:00:00</text:p>
          </table:table-cell>
          <table:table-cell office:value-type="float" office:value="2637895.5" calcext:value-type="float">
            <text:p>263789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8-01-01T00:00:00</text:p>
          </table:table-cell>
          <table:table-cell office:value-type="float" office:value="2638259.5" calcext:value-type="float">
            <text:p>2638259.5</text:p>
          </table:table-cell>
          <table:table-cell office:value-type="string" calcext:value-type="string">
            <text:p>2511-03-21T00:00:00</text:p>
          </table:table-cell>
          <table:table-cell office:value-type="float" office:value="2638260.5" calcext:value-type="float">
            <text:p>263826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69-01-01T00:00:00</text:p>
          </table:table-cell>
          <table:table-cell office:value-type="float" office:value="2638625.5" calcext:value-type="float">
            <text:p>2638625.5</text:p>
          </table:table-cell>
          <table:table-cell office:value-type="string" calcext:value-type="string">
            <text:p>2512-03-20T00:00:00</text:p>
          </table:table-cell>
          <table:table-cell office:value-type="float" office:value="2638625.5" calcext:value-type="float">
            <text:p>263862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0-01-01T00:00:00</text:p>
          </table:table-cell>
          <table:table-cell office:value-type="float" office:value="2638990.5" calcext:value-type="float">
            <text:p>2638990.5</text:p>
          </table:table-cell>
          <table:table-cell office:value-type="string" calcext:value-type="string">
            <text:p>2513-03-21T00:00:00</text:p>
          </table:table-cell>
          <table:table-cell office:value-type="float" office:value="2638991.5" calcext:value-type="float">
            <text:p>263899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1-01-01T00:00:00</text:p>
          </table:table-cell>
          <table:table-cell office:value-type="float" office:value="2639355.5" calcext:value-type="float">
            <text:p>2639355.5</text:p>
          </table:table-cell>
          <table:table-cell office:value-type="string" calcext:value-type="string">
            <text:p>2514-03-21T00:00:00</text:p>
          </table:table-cell>
          <table:table-cell office:value-type="float" office:value="2639356.5" calcext:value-type="float">
            <text:p>263935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2-01-01T00:00:00</text:p>
          </table:table-cell>
          <table:table-cell office:value-type="float" office:value="2639720.5" calcext:value-type="float">
            <text:p>2639720.5</text:p>
          </table:table-cell>
          <table:table-cell office:value-type="string" calcext:value-type="string">
            <text:p>2515-03-21T00:00:00</text:p>
          </table:table-cell>
          <table:table-cell office:value-type="float" office:value="2639721.5" calcext:value-type="float">
            <text:p>263972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3-01-01T00:00:00</text:p>
          </table:table-cell>
          <table:table-cell office:value-type="float" office:value="2640086.5" calcext:value-type="float">
            <text:p>2640086.5</text:p>
          </table:table-cell>
          <table:table-cell office:value-type="string" calcext:value-type="string">
            <text:p>2516-03-20T00:00:00</text:p>
          </table:table-cell>
          <table:table-cell office:value-type="float" office:value="2640086.5" calcext:value-type="float">
            <text:p>26400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4-01-01T00:00:00</text:p>
          </table:table-cell>
          <table:table-cell office:value-type="float" office:value="2640451.5" calcext:value-type="float">
            <text:p>2640451.5</text:p>
          </table:table-cell>
          <table:table-cell office:value-type="string" calcext:value-type="string">
            <text:p>2517-03-21T00:00:00</text:p>
          </table:table-cell>
          <table:table-cell office:value-type="float" office:value="2640452.5" calcext:value-type="float">
            <text:p>264045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5-01-01T00:00:00</text:p>
          </table:table-cell>
          <table:table-cell office:value-type="float" office:value="2640816.5" calcext:value-type="float">
            <text:p>2640816.5</text:p>
          </table:table-cell>
          <table:table-cell office:value-type="string" calcext:value-type="string">
            <text:p>2518-03-21T00:00:00</text:p>
          </table:table-cell>
          <table:table-cell office:value-type="float" office:value="2640817.5" calcext:value-type="float">
            <text:p>264081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6-01-01T00:00:00</text:p>
          </table:table-cell>
          <table:table-cell office:value-type="float" office:value="2641181.5" calcext:value-type="float">
            <text:p>2641181.5</text:p>
          </table:table-cell>
          <table:table-cell office:value-type="string" calcext:value-type="string">
            <text:p>2519-03-21T00:00:00</text:p>
          </table:table-cell>
          <table:table-cell office:value-type="float" office:value="2641182.5" calcext:value-type="float">
            <text:p>264118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7-01-01T00:00:00</text:p>
          </table:table-cell>
          <table:table-cell office:value-type="float" office:value="2641547.5" calcext:value-type="float">
            <text:p>2641547.5</text:p>
          </table:table-cell>
          <table:table-cell office:value-type="string" calcext:value-type="string">
            <text:p>2520-03-20T00:00:00</text:p>
          </table:table-cell>
          <table:table-cell office:value-type="float" office:value="2641547.5" calcext:value-type="float">
            <text:p>264154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8-01-01T00:00:00</text:p>
          </table:table-cell>
          <table:table-cell office:value-type="float" office:value="2641912.5" calcext:value-type="float">
            <text:p>2641912.5</text:p>
          </table:table-cell>
          <table:table-cell office:value-type="string" calcext:value-type="string">
            <text:p>2521-03-21T00:00:00</text:p>
          </table:table-cell>
          <table:table-cell office:value-type="float" office:value="2641913.5" calcext:value-type="float">
            <text:p>264191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79-01-01T00:00:00</text:p>
          </table:table-cell>
          <table:table-cell office:value-type="float" office:value="2642277.5" calcext:value-type="float">
            <text:p>2642277.5</text:p>
          </table:table-cell>
          <table:table-cell office:value-type="string" calcext:value-type="string">
            <text:p>2522-03-21T00:00:00</text:p>
          </table:table-cell>
          <table:table-cell office:value-type="float" office:value="2642278.5" calcext:value-type="float">
            <text:p>264227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0-01-01T00:00:00</text:p>
          </table:table-cell>
          <table:table-cell office:value-type="float" office:value="2642642.5" calcext:value-type="float">
            <text:p>2642642.5</text:p>
          </table:table-cell>
          <table:table-cell office:value-type="string" calcext:value-type="string">
            <text:p>2523-03-21T00:00:00</text:p>
          </table:table-cell>
          <table:table-cell office:value-type="float" office:value="2642643.5" calcext:value-type="float">
            <text:p>264264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1-01-01T00:00:00</text:p>
          </table:table-cell>
          <table:table-cell office:value-type="float" office:value="2643008.5" calcext:value-type="float">
            <text:p>2643008.5</text:p>
          </table:table-cell>
          <table:table-cell office:value-type="string" calcext:value-type="string">
            <text:p>2524-03-20T00:00:00</text:p>
          </table:table-cell>
          <table:table-cell office:value-type="float" office:value="2643008.5" calcext:value-type="float">
            <text:p>264300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2-01-01T00:00:00</text:p>
          </table:table-cell>
          <table:table-cell office:value-type="float" office:value="2643373.5" calcext:value-type="float">
            <text:p>2643373.5</text:p>
          </table:table-cell>
          <table:table-cell office:value-type="string" calcext:value-type="string">
            <text:p>2525-03-21T00:00:00</text:p>
          </table:table-cell>
          <table:table-cell office:value-type="float" office:value="2643374.5" calcext:value-type="float">
            <text:p>264337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3-01-01T00:00:00</text:p>
          </table:table-cell>
          <table:table-cell office:value-type="float" office:value="2643738.5" calcext:value-type="float">
            <text:p>2643738.5</text:p>
          </table:table-cell>
          <table:table-cell office:value-type="string" calcext:value-type="string">
            <text:p>2526-03-21T00:00:00</text:p>
          </table:table-cell>
          <table:table-cell office:value-type="float" office:value="2643739.5" calcext:value-type="float">
            <text:p>264373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4-01-01T00:00:00</text:p>
          </table:table-cell>
          <table:table-cell office:value-type="float" office:value="2644103.5" calcext:value-type="float">
            <text:p>2644103.5</text:p>
          </table:table-cell>
          <table:table-cell office:value-type="string" calcext:value-type="string">
            <text:p>2527-03-21T00:00:00</text:p>
          </table:table-cell>
          <table:table-cell office:value-type="float" office:value="2644104.5" calcext:value-type="float">
            <text:p>264410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5-01-01T00:00:00</text:p>
          </table:table-cell>
          <table:table-cell office:value-type="float" office:value="2644469.5" calcext:value-type="float">
            <text:p>2644469.5</text:p>
          </table:table-cell>
          <table:table-cell office:value-type="string" calcext:value-type="string">
            <text:p>2528-03-20T00:00:00</text:p>
          </table:table-cell>
          <table:table-cell office:value-type="float" office:value="2644469.5" calcext:value-type="float">
            <text:p>264446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6-01-01T00:00:00</text:p>
          </table:table-cell>
          <table:table-cell office:value-type="float" office:value="2644834.5" calcext:value-type="float">
            <text:p>2644834.5</text:p>
          </table:table-cell>
          <table:table-cell office:value-type="string" calcext:value-type="string">
            <text:p>2529-03-20T00:00:00</text:p>
          </table:table-cell>
          <table:table-cell office:value-type="float" office:value="2644834.5" calcext:value-type="float">
            <text:p>26448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7-01-01T00:00:00</text:p>
          </table:table-cell>
          <table:table-cell office:value-type="float" office:value="2645199.5" calcext:value-type="float">
            <text:p>2645199.5</text:p>
          </table:table-cell>
          <table:table-cell office:value-type="string" calcext:value-type="string">
            <text:p>2530-03-21T00:00:00</text:p>
          </table:table-cell>
          <table:table-cell office:value-type="float" office:value="2645200.5" calcext:value-type="float">
            <text:p>264520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8-01-01T00:00:00</text:p>
          </table:table-cell>
          <table:table-cell office:value-type="float" office:value="2645564.5" calcext:value-type="float">
            <text:p>2645564.5</text:p>
          </table:table-cell>
          <table:table-cell office:value-type="string" calcext:value-type="string">
            <text:p>2531-03-21T00:00:00</text:p>
          </table:table-cell>
          <table:table-cell office:value-type="float" office:value="2645565.5" calcext:value-type="float">
            <text:p>264556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89-01-01T00:00:00</text:p>
          </table:table-cell>
          <table:table-cell office:value-type="float" office:value="2645930.5" calcext:value-type="float">
            <text:p>2645930.5</text:p>
          </table:table-cell>
          <table:table-cell office:value-type="string" calcext:value-type="string">
            <text:p>2532-03-20T00:00:00</text:p>
          </table:table-cell>
          <table:table-cell office:value-type="float" office:value="2645930.5" calcext:value-type="float">
            <text:p>264593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0-01-01T00:00:00</text:p>
          </table:table-cell>
          <table:table-cell office:value-type="float" office:value="2646295.5" calcext:value-type="float">
            <text:p>2646295.5</text:p>
          </table:table-cell>
          <table:table-cell office:value-type="string" calcext:value-type="string">
            <text:p>2533-03-20T00:00:00</text:p>
          </table:table-cell>
          <table:table-cell office:value-type="float" office:value="2646295.5" calcext:value-type="float">
            <text:p>26462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1-01-01T00:00:00</text:p>
          </table:table-cell>
          <table:table-cell office:value-type="float" office:value="2646660.5" calcext:value-type="float">
            <text:p>2646660.5</text:p>
          </table:table-cell>
          <table:table-cell office:value-type="string" calcext:value-type="string">
            <text:p>2534-03-21T00:00:00</text:p>
          </table:table-cell>
          <table:table-cell office:value-type="float" office:value="2646661.5" calcext:value-type="float">
            <text:p>264666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2-01-01T00:00:00</text:p>
          </table:table-cell>
          <table:table-cell office:value-type="float" office:value="2647025.5" calcext:value-type="float">
            <text:p>2647025.5</text:p>
          </table:table-cell>
          <table:table-cell office:value-type="string" calcext:value-type="string">
            <text:p>2535-03-21T00:00:00</text:p>
          </table:table-cell>
          <table:table-cell office:value-type="float" office:value="2647026.5" calcext:value-type="float">
            <text:p>264702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3-01-01T00:00:00</text:p>
          </table:table-cell>
          <table:table-cell office:value-type="float" office:value="2647391.5" calcext:value-type="float">
            <text:p>2647391.5</text:p>
          </table:table-cell>
          <table:table-cell office:value-type="string" calcext:value-type="string">
            <text:p>2536-03-20T00:00:00</text:p>
          </table:table-cell>
          <table:table-cell office:value-type="float" office:value="2647391.5" calcext:value-type="float">
            <text:p>264739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4-01-01T00:00:00</text:p>
          </table:table-cell>
          <table:table-cell office:value-type="float" office:value="2647756.5" calcext:value-type="float">
            <text:p>2647756.5</text:p>
          </table:table-cell>
          <table:table-cell office:value-type="string" calcext:value-type="string">
            <text:p>2537-03-20T00:00:00</text:p>
          </table:table-cell>
          <table:table-cell office:value-type="float" office:value="2647756.5" calcext:value-type="float">
            <text:p>264775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5-01-01T00:00:00</text:p>
          </table:table-cell>
          <table:table-cell office:value-type="float" office:value="2648121.5" calcext:value-type="float">
            <text:p>2648121.5</text:p>
          </table:table-cell>
          <table:table-cell office:value-type="string" calcext:value-type="string">
            <text:p>2538-03-21T00:00:00</text:p>
          </table:table-cell>
          <table:table-cell office:value-type="float" office:value="2648122.5" calcext:value-type="float">
            <text:p>264812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6-01-01T00:00:00</text:p>
          </table:table-cell>
          <table:table-cell office:value-type="float" office:value="2648486.5" calcext:value-type="float">
            <text:p>2648486.5</text:p>
          </table:table-cell>
          <table:table-cell office:value-type="string" calcext:value-type="string">
            <text:p>2539-03-21T00:00:00</text:p>
          </table:table-cell>
          <table:table-cell office:value-type="float" office:value="2648487.5" calcext:value-type="float">
            <text:p>264848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7-01-01T00:00:00</text:p>
          </table:table-cell>
          <table:table-cell office:value-type="float" office:value="2648852.5" calcext:value-type="float">
            <text:p>2648852.5</text:p>
          </table:table-cell>
          <table:table-cell office:value-type="string" calcext:value-type="string">
            <text:p>2540-03-20T00:00:00</text:p>
          </table:table-cell>
          <table:table-cell office:value-type="float" office:value="2648852.5" calcext:value-type="float">
            <text:p>264885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8-01-01T00:00:00</text:p>
          </table:table-cell>
          <table:table-cell office:value-type="float" office:value="2649217.5" calcext:value-type="float">
            <text:p>2649217.5</text:p>
          </table:table-cell>
          <table:table-cell office:value-type="string" calcext:value-type="string">
            <text:p>2541-03-20T00:00:00</text:p>
          </table:table-cell>
          <table:table-cell office:value-type="float" office:value="2649217.5" calcext:value-type="float">
            <text:p>26492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699-01-01T00:00:00</text:p>
          </table:table-cell>
          <table:table-cell office:value-type="float" office:value="2649582.5" calcext:value-type="float">
            <text:p>2649582.5</text:p>
          </table:table-cell>
          <table:table-cell office:value-type="string" calcext:value-type="string">
            <text:p>2542-03-21T00:00:00</text:p>
          </table:table-cell>
          <table:table-cell office:value-type="float" office:value="2649583.5" calcext:value-type="float">
            <text:p>264958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0-01-01T00:00:00</text:p>
          </table:table-cell>
          <table:table-cell office:value-type="float" office:value="2649947.5" calcext:value-type="float">
            <text:p>2649947.5</text:p>
          </table:table-cell>
          <table:table-cell office:value-type="string" calcext:value-type="string">
            <text:p>2543-03-21T00:00:00</text:p>
          </table:table-cell>
          <table:table-cell office:value-type="float" office:value="2649948.5" calcext:value-type="float">
            <text:p>264994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1-01-01T00:00:00</text:p>
          </table:table-cell>
          <table:table-cell office:value-type="float" office:value="2650313.5" calcext:value-type="float">
            <text:p>2650313.5</text:p>
          </table:table-cell>
          <table:table-cell office:value-type="string" calcext:value-type="string">
            <text:p>2544-03-20T00:00:00</text:p>
          </table:table-cell>
          <table:table-cell office:value-type="float" office:value="2650313.5" calcext:value-type="float">
            <text:p>26503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2-01-01T00:00:00</text:p>
          </table:table-cell>
          <table:table-cell office:value-type="float" office:value="2650678.5" calcext:value-type="float">
            <text:p>2650678.5</text:p>
          </table:table-cell>
          <table:table-cell office:value-type="string" calcext:value-type="string">
            <text:p>2545-03-20T00:00:00</text:p>
          </table:table-cell>
          <table:table-cell office:value-type="float" office:value="2650678.5" calcext:value-type="float">
            <text:p>26506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3-01-01T00:00:00</text:p>
          </table:table-cell>
          <table:table-cell office:value-type="float" office:value="2651043.5" calcext:value-type="float">
            <text:p>2651043.5</text:p>
          </table:table-cell>
          <table:table-cell office:value-type="string" calcext:value-type="string">
            <text:p>2546-03-21T00:00:00</text:p>
          </table:table-cell>
          <table:table-cell office:value-type="float" office:value="2651044.5" calcext:value-type="float">
            <text:p>265104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4-01-01T00:00:00</text:p>
          </table:table-cell>
          <table:table-cell office:value-type="float" office:value="2651408.5" calcext:value-type="float">
            <text:p>2651408.5</text:p>
          </table:table-cell>
          <table:table-cell office:value-type="string" calcext:value-type="string">
            <text:p>2547-03-21T00:00:00</text:p>
          </table:table-cell>
          <table:table-cell office:value-type="float" office:value="2651409.5" calcext:value-type="float">
            <text:p>265140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5-01-01T00:00:00</text:p>
          </table:table-cell>
          <table:table-cell office:value-type="float" office:value="2651774.5" calcext:value-type="float">
            <text:p>2651774.5</text:p>
          </table:table-cell>
          <table:table-cell office:value-type="string" calcext:value-type="string">
            <text:p>2548-03-20T00:00:00</text:p>
          </table:table-cell>
          <table:table-cell office:value-type="float" office:value="2651774.5" calcext:value-type="float">
            <text:p>265177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6-01-01T00:00:00</text:p>
          </table:table-cell>
          <table:table-cell office:value-type="float" office:value="2652139.5" calcext:value-type="float">
            <text:p>2652139.5</text:p>
          </table:table-cell>
          <table:table-cell office:value-type="string" calcext:value-type="string">
            <text:p>2549-03-20T00:00:00</text:p>
          </table:table-cell>
          <table:table-cell office:value-type="float" office:value="2652139.5" calcext:value-type="float">
            <text:p>26521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7-01-01T00:00:00</text:p>
          </table:table-cell>
          <table:table-cell office:value-type="float" office:value="2652504.5" calcext:value-type="float">
            <text:p>2652504.5</text:p>
          </table:table-cell>
          <table:table-cell office:value-type="string" calcext:value-type="string">
            <text:p>2550-03-21T00:00:00</text:p>
          </table:table-cell>
          <table:table-cell office:value-type="float" office:value="2652505.5" calcext:value-type="float">
            <text:p>265250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8-01-01T00:00:00</text:p>
          </table:table-cell>
          <table:table-cell office:value-type="float" office:value="2652869.5" calcext:value-type="float">
            <text:p>2652869.5</text:p>
          </table:table-cell>
          <table:table-cell office:value-type="string" calcext:value-type="string">
            <text:p>2551-03-21T00:00:00</text:p>
          </table:table-cell>
          <table:table-cell office:value-type="float" office:value="2652870.5" calcext:value-type="float">
            <text:p>265287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09-01-01T00:00:00</text:p>
          </table:table-cell>
          <table:table-cell office:value-type="float" office:value="2653235.5" calcext:value-type="float">
            <text:p>2653235.5</text:p>
          </table:table-cell>
          <table:table-cell office:value-type="string" calcext:value-type="string">
            <text:p>2552-03-20T00:00:00</text:p>
          </table:table-cell>
          <table:table-cell office:value-type="float" office:value="2653235.5" calcext:value-type="float">
            <text:p>265323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0-01-01T00:00:00</text:p>
          </table:table-cell>
          <table:table-cell office:value-type="float" office:value="2653600.5" calcext:value-type="float">
            <text:p>2653600.5</text:p>
          </table:table-cell>
          <table:table-cell office:value-type="string" calcext:value-type="string">
            <text:p>2553-03-20T00:00:00</text:p>
          </table:table-cell>
          <table:table-cell office:value-type="float" office:value="2653600.5" calcext:value-type="float">
            <text:p>265360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1-01-01T00:00:00</text:p>
          </table:table-cell>
          <table:table-cell office:value-type="float" office:value="2653965.5" calcext:value-type="float">
            <text:p>2653965.5</text:p>
          </table:table-cell>
          <table:table-cell office:value-type="string" calcext:value-type="string">
            <text:p>2554-03-21T00:00:00</text:p>
          </table:table-cell>
          <table:table-cell office:value-type="float" office:value="2653966.5" calcext:value-type="float">
            <text:p>265396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2-01-01T00:00:00</text:p>
          </table:table-cell>
          <table:table-cell office:value-type="float" office:value="2654330.5" calcext:value-type="float">
            <text:p>2654330.5</text:p>
          </table:table-cell>
          <table:table-cell office:value-type="string" calcext:value-type="string">
            <text:p>2555-03-21T00:00:00</text:p>
          </table:table-cell>
          <table:table-cell office:value-type="float" office:value="2654331.5" calcext:value-type="float">
            <text:p>265433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3-01-01T00:00:00</text:p>
          </table:table-cell>
          <table:table-cell office:value-type="float" office:value="2654696.5" calcext:value-type="float">
            <text:p>2654696.5</text:p>
          </table:table-cell>
          <table:table-cell office:value-type="string" calcext:value-type="string">
            <text:p>2556-03-20T00:00:00</text:p>
          </table:table-cell>
          <table:table-cell office:value-type="float" office:value="2654696.5" calcext:value-type="float">
            <text:p>265469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4-01-01T00:00:00</text:p>
          </table:table-cell>
          <table:table-cell office:value-type="float" office:value="2655061.5" calcext:value-type="float">
            <text:p>2655061.5</text:p>
          </table:table-cell>
          <table:table-cell office:value-type="string" calcext:value-type="string">
            <text:p>2557-03-20T00:00:00</text:p>
          </table:table-cell>
          <table:table-cell office:value-type="float" office:value="2655061.5" calcext:value-type="float">
            <text:p>265506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5-01-01T00:00:00</text:p>
          </table:table-cell>
          <table:table-cell office:value-type="float" office:value="2655426.5" calcext:value-type="float">
            <text:p>2655426.5</text:p>
          </table:table-cell>
          <table:table-cell office:value-type="string" calcext:value-type="string">
            <text:p>2558-03-21T00:00:00</text:p>
          </table:table-cell>
          <table:table-cell office:value-type="float" office:value="2655427.5" calcext:value-type="float">
            <text:p>265542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6-01-01T00:00:00</text:p>
          </table:table-cell>
          <table:table-cell office:value-type="float" office:value="2655791.5" calcext:value-type="float">
            <text:p>2655791.5</text:p>
          </table:table-cell>
          <table:table-cell office:value-type="string" calcext:value-type="string">
            <text:p>2559-03-21T00:00:00</text:p>
          </table:table-cell>
          <table:table-cell office:value-type="float" office:value="2655792.5" calcext:value-type="float">
            <text:p>265579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7-01-01T00:00:00</text:p>
          </table:table-cell>
          <table:table-cell office:value-type="float" office:value="2656157.5" calcext:value-type="float">
            <text:p>2656157.5</text:p>
          </table:table-cell>
          <table:table-cell office:value-type="string" calcext:value-type="string">
            <text:p>2560-03-20T00:00:00</text:p>
          </table:table-cell>
          <table:table-cell office:value-type="float" office:value="2656157.5" calcext:value-type="float">
            <text:p>265615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8-01-01T00:00:00</text:p>
          </table:table-cell>
          <table:table-cell office:value-type="float" office:value="2656522.5" calcext:value-type="float">
            <text:p>2656522.5</text:p>
          </table:table-cell>
          <table:table-cell office:value-type="string" calcext:value-type="string">
            <text:p>2561-03-20T00:00:00</text:p>
          </table:table-cell>
          <table:table-cell office:value-type="float" office:value="2656522.5" calcext:value-type="float">
            <text:p>265652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19-01-01T00:00:00</text:p>
          </table:table-cell>
          <table:table-cell office:value-type="float" office:value="2656887.5" calcext:value-type="float">
            <text:p>2656887.5</text:p>
          </table:table-cell>
          <table:table-cell office:value-type="string" calcext:value-type="string">
            <text:p>2562-03-20T00:00:00</text:p>
          </table:table-cell>
          <table:table-cell office:value-type="float" office:value="2656887.5" calcext:value-type="float">
            <text:p>26568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0-01-01T00:00:00</text:p>
          </table:table-cell>
          <table:table-cell office:value-type="float" office:value="2657252.5" calcext:value-type="float">
            <text:p>2657252.5</text:p>
          </table:table-cell>
          <table:table-cell office:value-type="string" calcext:value-type="string">
            <text:p>2563-03-21T00:00:00</text:p>
          </table:table-cell>
          <table:table-cell office:value-type="float" office:value="2657253.5" calcext:value-type="float">
            <text:p>265725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1-01-01T00:00:00</text:p>
          </table:table-cell>
          <table:table-cell office:value-type="float" office:value="2657618.5" calcext:value-type="float">
            <text:p>2657618.5</text:p>
          </table:table-cell>
          <table:table-cell office:value-type="string" calcext:value-type="string">
            <text:p>2564-03-20T00:00:00</text:p>
          </table:table-cell>
          <table:table-cell office:value-type="float" office:value="2657618.5" calcext:value-type="float">
            <text:p>265761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2-01-01T00:00:00</text:p>
          </table:table-cell>
          <table:table-cell office:value-type="float" office:value="2657983.5" calcext:value-type="float">
            <text:p>2657983.5</text:p>
          </table:table-cell>
          <table:table-cell office:value-type="string" calcext:value-type="string">
            <text:p>2565-03-20T00:00:00</text:p>
          </table:table-cell>
          <table:table-cell office:value-type="float" office:value="2657983.5" calcext:value-type="float">
            <text:p>26579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3-01-01T00:00:00</text:p>
          </table:table-cell>
          <table:table-cell office:value-type="float" office:value="2658348.5" calcext:value-type="float">
            <text:p>2658348.5</text:p>
          </table:table-cell>
          <table:table-cell office:value-type="string" calcext:value-type="string">
            <text:p>2566-03-20T00:00:00</text:p>
          </table:table-cell>
          <table:table-cell office:value-type="float" office:value="2658348.5" calcext:value-type="float">
            <text:p>265834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4-01-01T00:00:00</text:p>
          </table:table-cell>
          <table:table-cell office:value-type="float" office:value="2658713.5" calcext:value-type="float">
            <text:p>2658713.5</text:p>
          </table:table-cell>
          <table:table-cell office:value-type="string" calcext:value-type="string">
            <text:p>2567-03-21T00:00:00</text:p>
          </table:table-cell>
          <table:table-cell office:value-type="float" office:value="2658714.5" calcext:value-type="float">
            <text:p>265871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5-01-01T00:00:00</text:p>
          </table:table-cell>
          <table:table-cell office:value-type="float" office:value="2659079.5" calcext:value-type="float">
            <text:p>2659079.5</text:p>
          </table:table-cell>
          <table:table-cell office:value-type="string" calcext:value-type="string">
            <text:p>2568-03-20T00:00:00</text:p>
          </table:table-cell>
          <table:table-cell office:value-type="float" office:value="2659079.5" calcext:value-type="float">
            <text:p>265907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6-01-01T00:00:00</text:p>
          </table:table-cell>
          <table:table-cell office:value-type="float" office:value="2659444.5" calcext:value-type="float">
            <text:p>2659444.5</text:p>
          </table:table-cell>
          <table:table-cell office:value-type="string" calcext:value-type="string">
            <text:p>2569-03-20T00:00:00</text:p>
          </table:table-cell>
          <table:table-cell office:value-type="float" office:value="2659444.5" calcext:value-type="float">
            <text:p>265944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7-01-01T00:00:00</text:p>
          </table:table-cell>
          <table:table-cell office:value-type="float" office:value="2659809.5" calcext:value-type="float">
            <text:p>2659809.5</text:p>
          </table:table-cell>
          <table:table-cell office:value-type="string" calcext:value-type="string">
            <text:p>2570-03-20T00:00:00</text:p>
          </table:table-cell>
          <table:table-cell office:value-type="float" office:value="2659809.5" calcext:value-type="float">
            <text:p>265980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8-01-01T00:00:00</text:p>
          </table:table-cell>
          <table:table-cell office:value-type="float" office:value="2660174.5" calcext:value-type="float">
            <text:p>2660174.5</text:p>
          </table:table-cell>
          <table:table-cell office:value-type="string" calcext:value-type="string">
            <text:p>2571-03-21T00:00:00</text:p>
          </table:table-cell>
          <table:table-cell office:value-type="float" office:value="2660175.5" calcext:value-type="float">
            <text:p>266017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29-01-01T00:00:00</text:p>
          </table:table-cell>
          <table:table-cell office:value-type="float" office:value="2660540.5" calcext:value-type="float">
            <text:p>2660540.5</text:p>
          </table:table-cell>
          <table:table-cell office:value-type="string" calcext:value-type="string">
            <text:p>2572-03-20T00:00:00</text:p>
          </table:table-cell>
          <table:table-cell office:value-type="float" office:value="2660540.5" calcext:value-type="float">
            <text:p>26605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0-01-01T00:00:00</text:p>
          </table:table-cell>
          <table:table-cell office:value-type="float" office:value="2660905.5" calcext:value-type="float">
            <text:p>2660905.5</text:p>
          </table:table-cell>
          <table:table-cell office:value-type="string" calcext:value-type="string">
            <text:p>2573-03-20T00:00:00</text:p>
          </table:table-cell>
          <table:table-cell office:value-type="float" office:value="2660905.5" calcext:value-type="float">
            <text:p>266090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1-01-01T00:00:00</text:p>
          </table:table-cell>
          <table:table-cell office:value-type="float" office:value="2661270.5" calcext:value-type="float">
            <text:p>2661270.5</text:p>
          </table:table-cell>
          <table:table-cell office:value-type="string" calcext:value-type="string">
            <text:p>2574-03-20T00:00:00</text:p>
          </table:table-cell>
          <table:table-cell office:value-type="float" office:value="2661270.5" calcext:value-type="float">
            <text:p>266127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2-01-01T00:00:00</text:p>
          </table:table-cell>
          <table:table-cell office:value-type="float" office:value="2661635.5" calcext:value-type="float">
            <text:p>2661635.5</text:p>
          </table:table-cell>
          <table:table-cell office:value-type="string" calcext:value-type="string">
            <text:p>2575-03-21T00:00:00</text:p>
          </table:table-cell>
          <table:table-cell office:value-type="float" office:value="2661636.5" calcext:value-type="float">
            <text:p>266163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3-01-01T00:00:00</text:p>
          </table:table-cell>
          <table:table-cell office:value-type="float" office:value="2662001.5" calcext:value-type="float">
            <text:p>2662001.5</text:p>
          </table:table-cell>
          <table:table-cell office:value-type="string" calcext:value-type="string">
            <text:p>2576-03-20T00:00:00</text:p>
          </table:table-cell>
          <table:table-cell office:value-type="float" office:value="2662001.5" calcext:value-type="float">
            <text:p>266200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4-01-01T00:00:00</text:p>
          </table:table-cell>
          <table:table-cell office:value-type="float" office:value="2662366.5" calcext:value-type="float">
            <text:p>2662366.5</text:p>
          </table:table-cell>
          <table:table-cell office:value-type="string" calcext:value-type="string">
            <text:p>2577-03-20T00:00:00</text:p>
          </table:table-cell>
          <table:table-cell office:value-type="float" office:value="2662366.5" calcext:value-type="float">
            <text:p>266236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5-01-01T00:00:00</text:p>
          </table:table-cell>
          <table:table-cell office:value-type="float" office:value="2662731.5" calcext:value-type="float">
            <text:p>2662731.5</text:p>
          </table:table-cell>
          <table:table-cell office:value-type="string" calcext:value-type="string">
            <text:p>2578-03-20T00:00:00</text:p>
          </table:table-cell>
          <table:table-cell office:value-type="float" office:value="2662731.5" calcext:value-type="float">
            <text:p>266273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6-01-01T00:00:00</text:p>
          </table:table-cell>
          <table:table-cell office:value-type="float" office:value="2663096.5" calcext:value-type="float">
            <text:p>2663096.5</text:p>
          </table:table-cell>
          <table:table-cell office:value-type="string" calcext:value-type="string">
            <text:p>2579-03-21T00:00:00</text:p>
          </table:table-cell>
          <table:table-cell office:value-type="float" office:value="2663097.5" calcext:value-type="float">
            <text:p>266309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7-01-01T00:00:00</text:p>
          </table:table-cell>
          <table:table-cell office:value-type="float" office:value="2663462.5" calcext:value-type="float">
            <text:p>2663462.5</text:p>
          </table:table-cell>
          <table:table-cell office:value-type="string" calcext:value-type="string">
            <text:p>2580-03-20T00:00:00</text:p>
          </table:table-cell>
          <table:table-cell office:value-type="float" office:value="2663462.5" calcext:value-type="float">
            <text:p>26634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8-01-01T00:00:00</text:p>
          </table:table-cell>
          <table:table-cell office:value-type="float" office:value="2663827.5" calcext:value-type="float">
            <text:p>2663827.5</text:p>
          </table:table-cell>
          <table:table-cell office:value-type="string" calcext:value-type="string">
            <text:p>2581-03-20T00:00:00</text:p>
          </table:table-cell>
          <table:table-cell office:value-type="float" office:value="2663827.5" calcext:value-type="float">
            <text:p>266382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39-01-01T00:00:00</text:p>
          </table:table-cell>
          <table:table-cell office:value-type="float" office:value="2664192.5" calcext:value-type="float">
            <text:p>2664192.5</text:p>
          </table:table-cell>
          <table:table-cell office:value-type="string" calcext:value-type="string">
            <text:p>2582-03-20T00:00:00</text:p>
          </table:table-cell>
          <table:table-cell office:value-type="float" office:value="2664192.5" calcext:value-type="float">
            <text:p>266419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0-01-01T00:00:00</text:p>
          </table:table-cell>
          <table:table-cell office:value-type="float" office:value="2664557.5" calcext:value-type="float">
            <text:p>2664557.5</text:p>
          </table:table-cell>
          <table:table-cell office:value-type="string" calcext:value-type="string">
            <text:p>2583-03-21T00:00:00</text:p>
          </table:table-cell>
          <table:table-cell office:value-type="float" office:value="2664558.5" calcext:value-type="float">
            <text:p>266455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1-01-01T00:00:00</text:p>
          </table:table-cell>
          <table:table-cell office:value-type="float" office:value="2664923.5" calcext:value-type="float">
            <text:p>2664923.5</text:p>
          </table:table-cell>
          <table:table-cell office:value-type="string" calcext:value-type="string">
            <text:p>2584-03-20T00:00:00</text:p>
          </table:table-cell>
          <table:table-cell office:value-type="float" office:value="2664923.5" calcext:value-type="float">
            <text:p>266492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2-01-01T00:00:00</text:p>
          </table:table-cell>
          <table:table-cell office:value-type="float" office:value="2665288.5" calcext:value-type="float">
            <text:p>2665288.5</text:p>
          </table:table-cell>
          <table:table-cell office:value-type="string" calcext:value-type="string">
            <text:p>2585-03-20T00:00:00</text:p>
          </table:table-cell>
          <table:table-cell office:value-type="float" office:value="2665288.5" calcext:value-type="float">
            <text:p>266528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3-01-01T00:00:00</text:p>
          </table:table-cell>
          <table:table-cell office:value-type="float" office:value="2665653.5" calcext:value-type="float">
            <text:p>2665653.5</text:p>
          </table:table-cell>
          <table:table-cell office:value-type="string" calcext:value-type="string">
            <text:p>2586-03-20T00:00:00</text:p>
          </table:table-cell>
          <table:table-cell office:value-type="float" office:value="2665653.5" calcext:value-type="float">
            <text:p>266565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4-01-01T00:00:00</text:p>
          </table:table-cell>
          <table:table-cell office:value-type="float" office:value="2666018.5" calcext:value-type="float">
            <text:p>2666018.5</text:p>
          </table:table-cell>
          <table:table-cell office:value-type="string" calcext:value-type="string">
            <text:p>2587-03-21T00:00:00</text:p>
          </table:table-cell>
          <table:table-cell office:value-type="float" office:value="2666019.5" calcext:value-type="float">
            <text:p>266601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5-01-01T00:00:00</text:p>
          </table:table-cell>
          <table:table-cell office:value-type="float" office:value="2666384.5" calcext:value-type="float">
            <text:p>2666384.5</text:p>
          </table:table-cell>
          <table:table-cell office:value-type="string" calcext:value-type="string">
            <text:p>2588-03-20T00:00:00</text:p>
          </table:table-cell>
          <table:table-cell office:value-type="float" office:value="2666384.5" calcext:value-type="float">
            <text:p>266638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6-01-01T00:00:00</text:p>
          </table:table-cell>
          <table:table-cell office:value-type="float" office:value="2666749.5" calcext:value-type="float">
            <text:p>2666749.5</text:p>
          </table:table-cell>
          <table:table-cell office:value-type="string" calcext:value-type="string">
            <text:p>2589-03-20T00:00:00</text:p>
          </table:table-cell>
          <table:table-cell office:value-type="float" office:value="2666749.5" calcext:value-type="float">
            <text:p>266674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7-01-01T00:00:00</text:p>
          </table:table-cell>
          <table:table-cell office:value-type="float" office:value="2667114.5" calcext:value-type="float">
            <text:p>2667114.5</text:p>
          </table:table-cell>
          <table:table-cell office:value-type="string" calcext:value-type="string">
            <text:p>2590-03-20T00:00:00</text:p>
          </table:table-cell>
          <table:table-cell office:value-type="float" office:value="2667114.5" calcext:value-type="float">
            <text:p>266711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8-01-01T00:00:00</text:p>
          </table:table-cell>
          <table:table-cell office:value-type="float" office:value="2667479.5" calcext:value-type="float">
            <text:p>2667479.5</text:p>
          </table:table-cell>
          <table:table-cell office:value-type="string" calcext:value-type="string">
            <text:p>2591-03-21T00:00:00</text:p>
          </table:table-cell>
          <table:table-cell office:value-type="float" office:value="2667480.5" calcext:value-type="float">
            <text:p>266748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49-01-01T00:00:00</text:p>
          </table:table-cell>
          <table:table-cell office:value-type="float" office:value="2667845.5" calcext:value-type="float">
            <text:p>2667845.5</text:p>
          </table:table-cell>
          <table:table-cell office:value-type="string" calcext:value-type="string">
            <text:p>2592-03-20T00:00:00</text:p>
          </table:table-cell>
          <table:table-cell office:value-type="float" office:value="2667845.5" calcext:value-type="float">
            <text:p>266784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0-01-01T00:00:00</text:p>
          </table:table-cell>
          <table:table-cell office:value-type="float" office:value="2668210.5" calcext:value-type="float">
            <text:p>2668210.5</text:p>
          </table:table-cell>
          <table:table-cell office:value-type="string" calcext:value-type="string">
            <text:p>2593-03-20T00:00:00</text:p>
          </table:table-cell>
          <table:table-cell office:value-type="float" office:value="2668210.5" calcext:value-type="float">
            <text:p>266821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1-01-01T00:00:00</text:p>
          </table:table-cell>
          <table:table-cell office:value-type="float" office:value="2668575.5" calcext:value-type="float">
            <text:p>2668575.5</text:p>
          </table:table-cell>
          <table:table-cell office:value-type="string" calcext:value-type="string">
            <text:p>2594-03-20T00:00:00</text:p>
          </table:table-cell>
          <table:table-cell office:value-type="float" office:value="2668575.5" calcext:value-type="float">
            <text:p>266857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2-01-01T00:00:00</text:p>
          </table:table-cell>
          <table:table-cell office:value-type="float" office:value="2668940.5" calcext:value-type="float">
            <text:p>2668940.5</text:p>
          </table:table-cell>
          <table:table-cell office:value-type="string" calcext:value-type="string">
            <text:p>2595-03-20T00:00:00</text:p>
          </table:table-cell>
          <table:table-cell office:value-type="float" office:value="2668940.5" calcext:value-type="float">
            <text:p>26689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3-01-01T00:00:00</text:p>
          </table:table-cell>
          <table:table-cell office:value-type="float" office:value="2669306.5" calcext:value-type="float">
            <text:p>2669306.5</text:p>
          </table:table-cell>
          <table:table-cell office:value-type="string" calcext:value-type="string">
            <text:p>2596-03-20T00:00:00</text:p>
          </table:table-cell>
          <table:table-cell office:value-type="float" office:value="2669306.5" calcext:value-type="float">
            <text:p>266930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4-01-01T00:00:00</text:p>
          </table:table-cell>
          <table:table-cell office:value-type="float" office:value="2669671.5" calcext:value-type="float">
            <text:p>2669671.5</text:p>
          </table:table-cell>
          <table:table-cell office:value-type="string" calcext:value-type="string">
            <text:p>2597-03-20T00:00:00</text:p>
          </table:table-cell>
          <table:table-cell office:value-type="float" office:value="2669671.5" calcext:value-type="float">
            <text:p>266967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5-01-01T00:00:00</text:p>
          </table:table-cell>
          <table:table-cell office:value-type="float" office:value="2670036.5" calcext:value-type="float">
            <text:p>2670036.5</text:p>
          </table:table-cell>
          <table:table-cell office:value-type="string" calcext:value-type="string">
            <text:p>2598-03-20T00:00:00</text:p>
          </table:table-cell>
          <table:table-cell office:value-type="float" office:value="2670036.5" calcext:value-type="float">
            <text:p>267003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6-01-01T00:00:00</text:p>
          </table:table-cell>
          <table:table-cell office:value-type="float" office:value="2670401.5" calcext:value-type="float">
            <text:p>2670401.5</text:p>
          </table:table-cell>
          <table:table-cell office:value-type="string" calcext:value-type="string">
            <text:p>2599-03-20T00:00:00</text:p>
          </table:table-cell>
          <table:table-cell office:value-type="float" office:value="2670401.5" calcext:value-type="float">
            <text:p>267040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7-01-01T00:00:00</text:p>
          </table:table-cell>
          <table:table-cell office:value-type="float" office:value="2670767.5" calcext:value-type="float">
            <text:p>2670767.5</text:p>
          </table:table-cell>
          <table:table-cell office:value-type="string" calcext:value-type="string">
            <text:p>2600-03-21T00:00:00</text:p>
          </table:table-cell>
          <table:table-cell office:value-type="float" office:value="2670767.5" calcext:value-type="float">
            <text:p>267076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8-01-01T00:00:00</text:p>
          </table:table-cell>
          <table:table-cell office:value-type="float" office:value="2671132.5" calcext:value-type="float">
            <text:p>2671132.5</text:p>
          </table:table-cell>
          <table:table-cell office:value-type="string" calcext:value-type="string">
            <text:p>2601-03-21T00:00:00</text:p>
          </table:table-cell>
          <table:table-cell office:value-type="float" office:value="2671132.5" calcext:value-type="float">
            <text:p>26711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59-01-01T00:00:00</text:p>
          </table:table-cell>
          <table:table-cell office:value-type="float" office:value="2671497.5" calcext:value-type="float">
            <text:p>2671497.5</text:p>
          </table:table-cell>
          <table:table-cell office:value-type="string" calcext:value-type="string">
            <text:p>2602-03-21T00:00:00</text:p>
          </table:table-cell>
          <table:table-cell office:value-type="float" office:value="2671497.5" calcext:value-type="float">
            <text:p>26714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0-01-01T00:00:00</text:p>
          </table:table-cell>
          <table:table-cell office:value-type="float" office:value="2671862.5" calcext:value-type="float">
            <text:p>2671862.5</text:p>
          </table:table-cell>
          <table:table-cell office:value-type="string" calcext:value-type="string">
            <text:p>2603-03-21T00:00:00</text:p>
          </table:table-cell>
          <table:table-cell office:value-type="float" office:value="2671862.5" calcext:value-type="float">
            <text:p>26718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1-01-01T00:00:00</text:p>
          </table:table-cell>
          <table:table-cell office:value-type="float" office:value="2672228.5" calcext:value-type="float">
            <text:p>2672228.5</text:p>
          </table:table-cell>
          <table:table-cell office:value-type="string" calcext:value-type="string">
            <text:p>2604-03-21T00:00:00</text:p>
          </table:table-cell>
          <table:table-cell office:value-type="float" office:value="2672228.5" calcext:value-type="float">
            <text:p>267222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2-01-01T00:00:00</text:p>
          </table:table-cell>
          <table:table-cell office:value-type="float" office:value="2672593.5" calcext:value-type="float">
            <text:p>2672593.5</text:p>
          </table:table-cell>
          <table:table-cell office:value-type="string" calcext:value-type="string">
            <text:p>2605-03-21T00:00:00</text:p>
          </table:table-cell>
          <table:table-cell office:value-type="float" office:value="2672593.5" calcext:value-type="float">
            <text:p>267259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3-01-01T00:00:00</text:p>
          </table:table-cell>
          <table:table-cell office:value-type="float" office:value="2672958.5" calcext:value-type="float">
            <text:p>2672958.5</text:p>
          </table:table-cell>
          <table:table-cell office:value-type="string" calcext:value-type="string">
            <text:p>2606-03-21T00:00:00</text:p>
          </table:table-cell>
          <table:table-cell office:value-type="float" office:value="2672958.5" calcext:value-type="float">
            <text:p>267295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4-01-01T00:00:00</text:p>
          </table:table-cell>
          <table:table-cell office:value-type="float" office:value="2673323.5" calcext:value-type="float">
            <text:p>2673323.5</text:p>
          </table:table-cell>
          <table:table-cell office:value-type="string" calcext:value-type="string">
            <text:p>2607-03-21T00:00:00</text:p>
          </table:table-cell>
          <table:table-cell office:value-type="float" office:value="2673323.5" calcext:value-type="float">
            <text:p>267332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5-01-01T00:00:00</text:p>
          </table:table-cell>
          <table:table-cell office:value-type="float" office:value="2673689.5" calcext:value-type="float">
            <text:p>2673689.5</text:p>
          </table:table-cell>
          <table:table-cell office:value-type="string" calcext:value-type="string">
            <text:p>2608-03-21T00:00:00</text:p>
          </table:table-cell>
          <table:table-cell office:value-type="float" office:value="2673689.5" calcext:value-type="float">
            <text:p>267368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6-01-01T00:00:00</text:p>
          </table:table-cell>
          <table:table-cell office:value-type="float" office:value="2674054.5" calcext:value-type="float">
            <text:p>2674054.5</text:p>
          </table:table-cell>
          <table:table-cell office:value-type="string" calcext:value-type="string">
            <text:p>2609-03-21T00:00:00</text:p>
          </table:table-cell>
          <table:table-cell office:value-type="float" office:value="2674054.5" calcext:value-type="float">
            <text:p>267405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7-01-01T00:00:00</text:p>
          </table:table-cell>
          <table:table-cell office:value-type="float" office:value="2674419.5" calcext:value-type="float">
            <text:p>2674419.5</text:p>
          </table:table-cell>
          <table:table-cell office:value-type="string" calcext:value-type="string">
            <text:p>2610-03-21T00:00:00</text:p>
          </table:table-cell>
          <table:table-cell office:value-type="float" office:value="2674419.5" calcext:value-type="float">
            <text:p>267441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8-01-01T00:00:00</text:p>
          </table:table-cell>
          <table:table-cell office:value-type="float" office:value="2674784.5" calcext:value-type="float">
            <text:p>2674784.5</text:p>
          </table:table-cell>
          <table:table-cell office:value-type="string" calcext:value-type="string">
            <text:p>2611-03-21T00:00:00</text:p>
          </table:table-cell>
          <table:table-cell office:value-type="float" office:value="2674784.5" calcext:value-type="float">
            <text:p>267478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69-01-01T00:00:00</text:p>
          </table:table-cell>
          <table:table-cell office:value-type="float" office:value="2675149.5" calcext:value-type="float">
            <text:p>2675149.5</text:p>
          </table:table-cell>
          <table:table-cell office:value-type="string" calcext:value-type="string">
            <text:p>2612-03-21T00:00:00</text:p>
          </table:table-cell>
          <table:table-cell office:value-type="float" office:value="2675150.5" calcext:value-type="float">
            <text:p>267515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0-01-01T00:00:00</text:p>
          </table:table-cell>
          <table:table-cell office:value-type="float" office:value="2675514.5" calcext:value-type="float">
            <text:p>2675514.5</text:p>
          </table:table-cell>
          <table:table-cell office:value-type="string" calcext:value-type="string">
            <text:p>2613-03-21T00:00:00</text:p>
          </table:table-cell>
          <table:table-cell office:value-type="float" office:value="2675515.5" calcext:value-type="float">
            <text:p>267551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1-01-01T00:00:00</text:p>
          </table:table-cell>
          <table:table-cell office:value-type="float" office:value="2675879.5" calcext:value-type="float">
            <text:p>2675879.5</text:p>
          </table:table-cell>
          <table:table-cell office:value-type="string" calcext:value-type="string">
            <text:p>2614-03-21T00:00:00</text:p>
          </table:table-cell>
          <table:table-cell office:value-type="float" office:value="2675880.5" calcext:value-type="float">
            <text:p>267588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2-01-01T00:00:00</text:p>
          </table:table-cell>
          <table:table-cell office:value-type="float" office:value="2676244.5" calcext:value-type="float">
            <text:p>2676244.5</text:p>
          </table:table-cell>
          <table:table-cell office:value-type="string" calcext:value-type="string">
            <text:p>2615-03-21T00:00:00</text:p>
          </table:table-cell>
          <table:table-cell office:value-type="float" office:value="2676245.5" calcext:value-type="float">
            <text:p>267624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3-01-01T00:00:00</text:p>
          </table:table-cell>
          <table:table-cell office:value-type="float" office:value="2676610.5" calcext:value-type="float">
            <text:p>2676610.5</text:p>
          </table:table-cell>
          <table:table-cell office:value-type="string" calcext:value-type="string">
            <text:p>2616-03-21T00:00:00</text:p>
          </table:table-cell>
          <table:table-cell office:value-type="float" office:value="2676611.5" calcext:value-type="float">
            <text:p>267661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4-01-01T00:00:00</text:p>
          </table:table-cell>
          <table:table-cell office:value-type="float" office:value="2676975.5" calcext:value-type="float">
            <text:p>2676975.5</text:p>
          </table:table-cell>
          <table:table-cell office:value-type="string" calcext:value-type="string">
            <text:p>2617-03-21T00:00:00</text:p>
          </table:table-cell>
          <table:table-cell office:value-type="float" office:value="2676976.5" calcext:value-type="float">
            <text:p>267697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5-01-01T00:00:00</text:p>
          </table:table-cell>
          <table:table-cell office:value-type="float" office:value="2677340.5" calcext:value-type="float">
            <text:p>2677340.5</text:p>
          </table:table-cell>
          <table:table-cell office:value-type="string" calcext:value-type="string">
            <text:p>2618-03-21T00:00:00</text:p>
          </table:table-cell>
          <table:table-cell office:value-type="float" office:value="2677341.5" calcext:value-type="float">
            <text:p>267734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6-01-01T00:00:00</text:p>
          </table:table-cell>
          <table:table-cell office:value-type="float" office:value="2677705.5" calcext:value-type="float">
            <text:p>2677705.5</text:p>
          </table:table-cell>
          <table:table-cell office:value-type="string" calcext:value-type="string">
            <text:p>2619-03-21T00:00:00</text:p>
          </table:table-cell>
          <table:table-cell office:value-type="float" office:value="2677706.5" calcext:value-type="float">
            <text:p>267770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7-01-01T00:00:00</text:p>
          </table:table-cell>
          <table:table-cell office:value-type="float" office:value="2678071.5" calcext:value-type="float">
            <text:p>2678071.5</text:p>
          </table:table-cell>
          <table:table-cell office:value-type="string" calcext:value-type="string">
            <text:p>2620-03-21T00:00:00</text:p>
          </table:table-cell>
          <table:table-cell office:value-type="float" office:value="2678072.5" calcext:value-type="float">
            <text:p>267807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8-01-01T00:00:00</text:p>
          </table:table-cell>
          <table:table-cell office:value-type="float" office:value="2678436.5" calcext:value-type="float">
            <text:p>2678436.5</text:p>
          </table:table-cell>
          <table:table-cell office:value-type="string" calcext:value-type="string">
            <text:p>2621-03-21T00:00:00</text:p>
          </table:table-cell>
          <table:table-cell office:value-type="float" office:value="2678437.5" calcext:value-type="float">
            <text:p>267843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79-01-01T00:00:00</text:p>
          </table:table-cell>
          <table:table-cell office:value-type="float" office:value="2678801.5" calcext:value-type="float">
            <text:p>2678801.5</text:p>
          </table:table-cell>
          <table:table-cell office:value-type="string" calcext:value-type="string">
            <text:p>2622-03-21T00:00:00</text:p>
          </table:table-cell>
          <table:table-cell office:value-type="float" office:value="2678802.5" calcext:value-type="float">
            <text:p>267880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0-01-01T00:00:00</text:p>
          </table:table-cell>
          <table:table-cell office:value-type="float" office:value="2679166.5" calcext:value-type="float">
            <text:p>2679166.5</text:p>
          </table:table-cell>
          <table:table-cell office:value-type="string" calcext:value-type="string">
            <text:p>2623-03-21T00:00:00</text:p>
          </table:table-cell>
          <table:table-cell office:value-type="float" office:value="2679167.5" calcext:value-type="float">
            <text:p>267916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1-01-01T00:00:00</text:p>
          </table:table-cell>
          <table:table-cell office:value-type="float" office:value="2679532.5" calcext:value-type="float">
            <text:p>2679532.5</text:p>
          </table:table-cell>
          <table:table-cell office:value-type="string" calcext:value-type="string">
            <text:p>2624-03-21T00:00:00</text:p>
          </table:table-cell>
          <table:table-cell office:value-type="float" office:value="2679533.5" calcext:value-type="float">
            <text:p>267953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2-01-01T00:00:00</text:p>
          </table:table-cell>
          <table:table-cell office:value-type="float" office:value="2679897.5" calcext:value-type="float">
            <text:p>2679897.5</text:p>
          </table:table-cell>
          <table:table-cell office:value-type="string" calcext:value-type="string">
            <text:p>2625-03-21T00:00:00</text:p>
          </table:table-cell>
          <table:table-cell office:value-type="float" office:value="2679898.5" calcext:value-type="float">
            <text:p>267989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3-01-01T00:00:00</text:p>
          </table:table-cell>
          <table:table-cell office:value-type="float" office:value="2680262.5" calcext:value-type="float">
            <text:p>2680262.5</text:p>
          </table:table-cell>
          <table:table-cell office:value-type="string" calcext:value-type="string">
            <text:p>2626-03-21T00:00:00</text:p>
          </table:table-cell>
          <table:table-cell office:value-type="float" office:value="2680263.5" calcext:value-type="float">
            <text:p>268026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4-01-01T00:00:00</text:p>
          </table:table-cell>
          <table:table-cell office:value-type="float" office:value="2680627.5" calcext:value-type="float">
            <text:p>2680627.5</text:p>
          </table:table-cell>
          <table:table-cell office:value-type="string" calcext:value-type="string">
            <text:p>2627-03-21T00:00:00</text:p>
          </table:table-cell>
          <table:table-cell office:value-type="float" office:value="2680628.5" calcext:value-type="float">
            <text:p>268062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5-01-01T00:00:00</text:p>
          </table:table-cell>
          <table:table-cell office:value-type="float" office:value="2680993.5" calcext:value-type="float">
            <text:p>2680993.5</text:p>
          </table:table-cell>
          <table:table-cell office:value-type="string" calcext:value-type="string">
            <text:p>2628-03-20T00:00:00</text:p>
          </table:table-cell>
          <table:table-cell office:value-type="float" office:value="2680993.5" calcext:value-type="float">
            <text:p>268099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6-01-01T00:00:00</text:p>
          </table:table-cell>
          <table:table-cell office:value-type="float" office:value="2681358.5" calcext:value-type="float">
            <text:p>2681358.5</text:p>
          </table:table-cell>
          <table:table-cell office:value-type="string" calcext:value-type="string">
            <text:p>2629-03-21T00:00:00</text:p>
          </table:table-cell>
          <table:table-cell office:value-type="float" office:value="2681359.5" calcext:value-type="float">
            <text:p>268135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7-01-01T00:00:00</text:p>
          </table:table-cell>
          <table:table-cell office:value-type="float" office:value="2681723.5" calcext:value-type="float">
            <text:p>2681723.5</text:p>
          </table:table-cell>
          <table:table-cell office:value-type="string" calcext:value-type="string">
            <text:p>2630-03-21T00:00:00</text:p>
          </table:table-cell>
          <table:table-cell office:value-type="float" office:value="2681724.5" calcext:value-type="float">
            <text:p>268172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8-01-01T00:00:00</text:p>
          </table:table-cell>
          <table:table-cell office:value-type="float" office:value="2682088.5" calcext:value-type="float">
            <text:p>2682088.5</text:p>
          </table:table-cell>
          <table:table-cell office:value-type="string" calcext:value-type="string">
            <text:p>2631-03-21T00:00:00</text:p>
          </table:table-cell>
          <table:table-cell office:value-type="float" office:value="2682089.5" calcext:value-type="float">
            <text:p>268208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89-01-01T00:00:00</text:p>
          </table:table-cell>
          <table:table-cell office:value-type="float" office:value="2682454.5" calcext:value-type="float">
            <text:p>2682454.5</text:p>
          </table:table-cell>
          <table:table-cell office:value-type="string" calcext:value-type="string">
            <text:p>2632-03-20T00:00:00</text:p>
          </table:table-cell>
          <table:table-cell office:value-type="float" office:value="2682454.5" calcext:value-type="float">
            <text:p>268245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0-01-01T00:00:00</text:p>
          </table:table-cell>
          <table:table-cell office:value-type="float" office:value="2682819.5" calcext:value-type="float">
            <text:p>2682819.5</text:p>
          </table:table-cell>
          <table:table-cell office:value-type="string" calcext:value-type="string">
            <text:p>2633-03-21T00:00:00</text:p>
          </table:table-cell>
          <table:table-cell office:value-type="float" office:value="2682820.5" calcext:value-type="float">
            <text:p>268282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1-01-01T00:00:00</text:p>
          </table:table-cell>
          <table:table-cell office:value-type="float" office:value="2683184.5" calcext:value-type="float">
            <text:p>2683184.5</text:p>
          </table:table-cell>
          <table:table-cell office:value-type="string" calcext:value-type="string">
            <text:p>2634-03-21T00:00:00</text:p>
          </table:table-cell>
          <table:table-cell office:value-type="float" office:value="2683185.5" calcext:value-type="float">
            <text:p>268318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2-01-01T00:00:00</text:p>
          </table:table-cell>
          <table:table-cell office:value-type="float" office:value="2683549.5" calcext:value-type="float">
            <text:p>2683549.5</text:p>
          </table:table-cell>
          <table:table-cell office:value-type="string" calcext:value-type="string">
            <text:p>2635-03-21T00:00:00</text:p>
          </table:table-cell>
          <table:table-cell office:value-type="float" office:value="2683550.5" calcext:value-type="float">
            <text:p>268355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3-01-01T00:00:00</text:p>
          </table:table-cell>
          <table:table-cell office:value-type="float" office:value="2683915.5" calcext:value-type="float">
            <text:p>2683915.5</text:p>
          </table:table-cell>
          <table:table-cell office:value-type="string" calcext:value-type="string">
            <text:p>2636-03-20T00:00:00</text:p>
          </table:table-cell>
          <table:table-cell office:value-type="float" office:value="2683915.5" calcext:value-type="float">
            <text:p>268391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4-01-01T00:00:00</text:p>
          </table:table-cell>
          <table:table-cell office:value-type="float" office:value="2684280.5" calcext:value-type="float">
            <text:p>2684280.5</text:p>
          </table:table-cell>
          <table:table-cell office:value-type="string" calcext:value-type="string">
            <text:p>2637-03-21T00:00:00</text:p>
          </table:table-cell>
          <table:table-cell office:value-type="float" office:value="2684281.5" calcext:value-type="float">
            <text:p>268428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5-01-01T00:00:00</text:p>
          </table:table-cell>
          <table:table-cell office:value-type="float" office:value="2684645.5" calcext:value-type="float">
            <text:p>2684645.5</text:p>
          </table:table-cell>
          <table:table-cell office:value-type="string" calcext:value-type="string">
            <text:p>2638-03-21T00:00:00</text:p>
          </table:table-cell>
          <table:table-cell office:value-type="float" office:value="2684646.5" calcext:value-type="float">
            <text:p>268464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6-01-01T00:00:00</text:p>
          </table:table-cell>
          <table:table-cell office:value-type="float" office:value="2685010.5" calcext:value-type="float">
            <text:p>2685010.5</text:p>
          </table:table-cell>
          <table:table-cell office:value-type="string" calcext:value-type="string">
            <text:p>2639-03-21T00:00:00</text:p>
          </table:table-cell>
          <table:table-cell office:value-type="float" office:value="2685011.5" calcext:value-type="float">
            <text:p>268501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7-01-01T00:00:00</text:p>
          </table:table-cell>
          <table:table-cell office:value-type="float" office:value="2685376.5" calcext:value-type="float">
            <text:p>2685376.5</text:p>
          </table:table-cell>
          <table:table-cell office:value-type="string" calcext:value-type="string">
            <text:p>2640-03-20T00:00:00</text:p>
          </table:table-cell>
          <table:table-cell office:value-type="float" office:value="2685376.5" calcext:value-type="float">
            <text:p>268537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8-01-01T00:00:00</text:p>
          </table:table-cell>
          <table:table-cell office:value-type="float" office:value="2685741.5" calcext:value-type="float">
            <text:p>2685741.5</text:p>
          </table:table-cell>
          <table:table-cell office:value-type="string" calcext:value-type="string">
            <text:p>2641-03-21T00:00:00</text:p>
          </table:table-cell>
          <table:table-cell office:value-type="float" office:value="2685742.5" calcext:value-type="float">
            <text:p>268574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799-01-01T00:00:00</text:p>
          </table:table-cell>
          <table:table-cell office:value-type="float" office:value="2686106.5" calcext:value-type="float">
            <text:p>2686106.5</text:p>
          </table:table-cell>
          <table:table-cell office:value-type="string" calcext:value-type="string">
            <text:p>2642-03-21T00:00:00</text:p>
          </table:table-cell>
          <table:table-cell office:value-type="float" office:value="2686107.5" calcext:value-type="float">
            <text:p>268610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0-01-01T00:00:00</text:p>
          </table:table-cell>
          <table:table-cell office:value-type="float" office:value="2686471.5" calcext:value-type="float">
            <text:p>2686471.5</text:p>
          </table:table-cell>
          <table:table-cell office:value-type="string" calcext:value-type="string">
            <text:p>2643-03-21T00:00:00</text:p>
          </table:table-cell>
          <table:table-cell office:value-type="float" office:value="2686472.5" calcext:value-type="float">
            <text:p>268647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1-01-01T00:00:00</text:p>
          </table:table-cell>
          <table:table-cell office:value-type="float" office:value="2686837.5" calcext:value-type="float">
            <text:p>2686837.5</text:p>
          </table:table-cell>
          <table:table-cell office:value-type="string" calcext:value-type="string">
            <text:p>2644-03-20T00:00:00</text:p>
          </table:table-cell>
          <table:table-cell office:value-type="float" office:value="2686837.5" calcext:value-type="float">
            <text:p>268683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2-01-01T00:00:00</text:p>
          </table:table-cell>
          <table:table-cell office:value-type="float" office:value="2687202.5" calcext:value-type="float">
            <text:p>2687202.5</text:p>
          </table:table-cell>
          <table:table-cell office:value-type="string" calcext:value-type="string">
            <text:p>2645-03-21T00:00:00</text:p>
          </table:table-cell>
          <table:table-cell office:value-type="float" office:value="2687203.5" calcext:value-type="float">
            <text:p>268720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3-01-01T00:00:00</text:p>
          </table:table-cell>
          <table:table-cell office:value-type="float" office:value="2687567.5" calcext:value-type="float">
            <text:p>2687567.5</text:p>
          </table:table-cell>
          <table:table-cell office:value-type="string" calcext:value-type="string">
            <text:p>2646-03-21T00:00:00</text:p>
          </table:table-cell>
          <table:table-cell office:value-type="float" office:value="2687568.5" calcext:value-type="float">
            <text:p>268756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4-01-01T00:00:00</text:p>
          </table:table-cell>
          <table:table-cell office:value-type="float" office:value="2687932.5" calcext:value-type="float">
            <text:p>2687932.5</text:p>
          </table:table-cell>
          <table:table-cell office:value-type="string" calcext:value-type="string">
            <text:p>2647-03-21T00:00:00</text:p>
          </table:table-cell>
          <table:table-cell office:value-type="float" office:value="2687933.5" calcext:value-type="float">
            <text:p>268793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5-01-01T00:00:00</text:p>
          </table:table-cell>
          <table:table-cell office:value-type="float" office:value="2688298.5" calcext:value-type="float">
            <text:p>2688298.5</text:p>
          </table:table-cell>
          <table:table-cell office:value-type="string" calcext:value-type="string">
            <text:p>2648-03-20T00:00:00</text:p>
          </table:table-cell>
          <table:table-cell office:value-type="float" office:value="2688298.5" calcext:value-type="float">
            <text:p>268829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6-01-01T00:00:00</text:p>
          </table:table-cell>
          <table:table-cell office:value-type="float" office:value="2688663.5" calcext:value-type="float">
            <text:p>2688663.5</text:p>
          </table:table-cell>
          <table:table-cell office:value-type="string" calcext:value-type="string">
            <text:p>2649-03-21T00:00:00</text:p>
          </table:table-cell>
          <table:table-cell office:value-type="float" office:value="2688664.5" calcext:value-type="float">
            <text:p>268866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7-01-01T00:00:00</text:p>
          </table:table-cell>
          <table:table-cell office:value-type="float" office:value="2689028.5" calcext:value-type="float">
            <text:p>2689028.5</text:p>
          </table:table-cell>
          <table:table-cell office:value-type="string" calcext:value-type="string">
            <text:p>2650-03-21T00:00:00</text:p>
          </table:table-cell>
          <table:table-cell office:value-type="float" office:value="2689029.5" calcext:value-type="float">
            <text:p>268902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8-01-01T00:00:00</text:p>
          </table:table-cell>
          <table:table-cell office:value-type="float" office:value="2689393.5" calcext:value-type="float">
            <text:p>2689393.5</text:p>
          </table:table-cell>
          <table:table-cell office:value-type="string" calcext:value-type="string">
            <text:p>2651-03-21T00:00:00</text:p>
          </table:table-cell>
          <table:table-cell office:value-type="float" office:value="2689394.5" calcext:value-type="float">
            <text:p>268939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09-01-01T00:00:00</text:p>
          </table:table-cell>
          <table:table-cell office:value-type="float" office:value="2689759.5" calcext:value-type="float">
            <text:p>2689759.5</text:p>
          </table:table-cell>
          <table:table-cell office:value-type="string" calcext:value-type="string">
            <text:p>2652-03-20T00:00:00</text:p>
          </table:table-cell>
          <table:table-cell office:value-type="float" office:value="2689759.5" calcext:value-type="float">
            <text:p>268975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0-01-01T00:00:00</text:p>
          </table:table-cell>
          <table:table-cell office:value-type="float" office:value="2690124.5" calcext:value-type="float">
            <text:p>2690124.5</text:p>
          </table:table-cell>
          <table:table-cell office:value-type="string" calcext:value-type="string">
            <text:p>2653-03-21T00:00:00</text:p>
          </table:table-cell>
          <table:table-cell office:value-type="float" office:value="2690125.5" calcext:value-type="float">
            <text:p>269012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1-01-01T00:00:00</text:p>
          </table:table-cell>
          <table:table-cell office:value-type="float" office:value="2690489.5" calcext:value-type="float">
            <text:p>2690489.5</text:p>
          </table:table-cell>
          <table:table-cell office:value-type="string" calcext:value-type="string">
            <text:p>2654-03-21T00:00:00</text:p>
          </table:table-cell>
          <table:table-cell office:value-type="float" office:value="2690490.5" calcext:value-type="float">
            <text:p>269049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2-01-01T00:00:00</text:p>
          </table:table-cell>
          <table:table-cell office:value-type="float" office:value="2690854.5" calcext:value-type="float">
            <text:p>2690854.5</text:p>
          </table:table-cell>
          <table:table-cell office:value-type="string" calcext:value-type="string">
            <text:p>2655-03-21T00:00:00</text:p>
          </table:table-cell>
          <table:table-cell office:value-type="float" office:value="2690855.5" calcext:value-type="float">
            <text:p>269085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3-01-01T00:00:00</text:p>
          </table:table-cell>
          <table:table-cell office:value-type="float" office:value="2691220.5" calcext:value-type="float">
            <text:p>2691220.5</text:p>
          </table:table-cell>
          <table:table-cell office:value-type="string" calcext:value-type="string">
            <text:p>2656-03-20T00:00:00</text:p>
          </table:table-cell>
          <table:table-cell office:value-type="float" office:value="2691220.5" calcext:value-type="float">
            <text:p>269122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4-01-01T00:00:00</text:p>
          </table:table-cell>
          <table:table-cell office:value-type="float" office:value="2691585.5" calcext:value-type="float">
            <text:p>2691585.5</text:p>
          </table:table-cell>
          <table:table-cell office:value-type="string" calcext:value-type="string">
            <text:p>2657-03-21T00:00:00</text:p>
          </table:table-cell>
          <table:table-cell office:value-type="float" office:value="2691586.5" calcext:value-type="float">
            <text:p>269158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5-01-01T00:00:00</text:p>
          </table:table-cell>
          <table:table-cell office:value-type="float" office:value="2691950.5" calcext:value-type="float">
            <text:p>2691950.5</text:p>
          </table:table-cell>
          <table:table-cell office:value-type="string" calcext:value-type="string">
            <text:p>2658-03-21T00:00:00</text:p>
          </table:table-cell>
          <table:table-cell office:value-type="float" office:value="2691951.5" calcext:value-type="float">
            <text:p>269195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6-01-01T00:00:00</text:p>
          </table:table-cell>
          <table:table-cell office:value-type="float" office:value="2692315.5" calcext:value-type="float">
            <text:p>2692315.5</text:p>
          </table:table-cell>
          <table:table-cell office:value-type="string" calcext:value-type="string">
            <text:p>2659-03-21T00:00:00</text:p>
          </table:table-cell>
          <table:table-cell office:value-type="float" office:value="2692316.5" calcext:value-type="float">
            <text:p>269231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7-01-01T00:00:00</text:p>
          </table:table-cell>
          <table:table-cell office:value-type="float" office:value="2692681.5" calcext:value-type="float">
            <text:p>2692681.5</text:p>
          </table:table-cell>
          <table:table-cell office:value-type="string" calcext:value-type="string">
            <text:p>2660-03-20T00:00:00</text:p>
          </table:table-cell>
          <table:table-cell office:value-type="float" office:value="2692681.5" calcext:value-type="float">
            <text:p>269268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8-01-01T00:00:00</text:p>
          </table:table-cell>
          <table:table-cell office:value-type="float" office:value="2693046.5" calcext:value-type="float">
            <text:p>2693046.5</text:p>
          </table:table-cell>
          <table:table-cell office:value-type="string" calcext:value-type="string">
            <text:p>2661-03-20T00:00:00</text:p>
          </table:table-cell>
          <table:table-cell office:value-type="float" office:value="2693046.5" calcext:value-type="float">
            <text:p>269304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19-01-01T00:00:00</text:p>
          </table:table-cell>
          <table:table-cell office:value-type="float" office:value="2693411.5" calcext:value-type="float">
            <text:p>2693411.5</text:p>
          </table:table-cell>
          <table:table-cell office:value-type="string" calcext:value-type="string">
            <text:p>2662-03-21T00:00:00</text:p>
          </table:table-cell>
          <table:table-cell office:value-type="float" office:value="2693412.5" calcext:value-type="float">
            <text:p>269341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0-01-01T00:00:00</text:p>
          </table:table-cell>
          <table:table-cell office:value-type="float" office:value="2693776.5" calcext:value-type="float">
            <text:p>2693776.5</text:p>
          </table:table-cell>
          <table:table-cell office:value-type="string" calcext:value-type="string">
            <text:p>2663-03-21T00:00:00</text:p>
          </table:table-cell>
          <table:table-cell office:value-type="float" office:value="2693777.5" calcext:value-type="float">
            <text:p>269377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1-01-01T00:00:00</text:p>
          </table:table-cell>
          <table:table-cell office:value-type="float" office:value="2694142.5" calcext:value-type="float">
            <text:p>2694142.5</text:p>
          </table:table-cell>
          <table:table-cell office:value-type="string" calcext:value-type="string">
            <text:p>2664-03-20T00:00:00</text:p>
          </table:table-cell>
          <table:table-cell office:value-type="float" office:value="2694142.5" calcext:value-type="float">
            <text:p>26941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2-01-01T00:00:00</text:p>
          </table:table-cell>
          <table:table-cell office:value-type="float" office:value="2694507.5" calcext:value-type="float">
            <text:p>2694507.5</text:p>
          </table:table-cell>
          <table:table-cell office:value-type="string" calcext:value-type="string">
            <text:p>2665-03-20T00:00:00</text:p>
          </table:table-cell>
          <table:table-cell office:value-type="float" office:value="2694507.5" calcext:value-type="float">
            <text:p>269450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3-01-01T00:00:00</text:p>
          </table:table-cell>
          <table:table-cell office:value-type="float" office:value="2694872.5" calcext:value-type="float">
            <text:p>2694872.5</text:p>
          </table:table-cell>
          <table:table-cell office:value-type="string" calcext:value-type="string">
            <text:p>2666-03-21T00:00:00</text:p>
          </table:table-cell>
          <table:table-cell office:value-type="float" office:value="2694873.5" calcext:value-type="float">
            <text:p>269487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4-01-01T00:00:00</text:p>
          </table:table-cell>
          <table:table-cell office:value-type="float" office:value="2695237.5" calcext:value-type="float">
            <text:p>2695237.5</text:p>
          </table:table-cell>
          <table:table-cell office:value-type="string" calcext:value-type="string">
            <text:p>2667-03-21T00:00:00</text:p>
          </table:table-cell>
          <table:table-cell office:value-type="float" office:value="2695238.5" calcext:value-type="float">
            <text:p>269523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5-01-01T00:00:00</text:p>
          </table:table-cell>
          <table:table-cell office:value-type="float" office:value="2695603.5" calcext:value-type="float">
            <text:p>2695603.5</text:p>
          </table:table-cell>
          <table:table-cell office:value-type="string" calcext:value-type="string">
            <text:p>2668-03-20T00:00:00</text:p>
          </table:table-cell>
          <table:table-cell office:value-type="float" office:value="2695603.5" calcext:value-type="float">
            <text:p>269560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6-01-01T00:00:00</text:p>
          </table:table-cell>
          <table:table-cell office:value-type="float" office:value="2695968.5" calcext:value-type="float">
            <text:p>2695968.5</text:p>
          </table:table-cell>
          <table:table-cell office:value-type="string" calcext:value-type="string">
            <text:p>2669-03-20T00:00:00</text:p>
          </table:table-cell>
          <table:table-cell office:value-type="float" office:value="2695968.5" calcext:value-type="float">
            <text:p>269596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7-01-01T00:00:00</text:p>
          </table:table-cell>
          <table:table-cell office:value-type="float" office:value="2696333.5" calcext:value-type="float">
            <text:p>2696333.5</text:p>
          </table:table-cell>
          <table:table-cell office:value-type="string" calcext:value-type="string">
            <text:p>2670-03-21T00:00:00</text:p>
          </table:table-cell>
          <table:table-cell office:value-type="float" office:value="2696334.5" calcext:value-type="float">
            <text:p>269633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8-01-01T00:00:00</text:p>
          </table:table-cell>
          <table:table-cell office:value-type="float" office:value="2696698.5" calcext:value-type="float">
            <text:p>2696698.5</text:p>
          </table:table-cell>
          <table:table-cell office:value-type="string" calcext:value-type="string">
            <text:p>2671-03-21T00:00:00</text:p>
          </table:table-cell>
          <table:table-cell office:value-type="float" office:value="2696699.5" calcext:value-type="float">
            <text:p>269669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29-01-01T00:00:00</text:p>
          </table:table-cell>
          <table:table-cell office:value-type="float" office:value="2697064.5" calcext:value-type="float">
            <text:p>2697064.5</text:p>
          </table:table-cell>
          <table:table-cell office:value-type="string" calcext:value-type="string">
            <text:p>2672-03-20T00:00:00</text:p>
          </table:table-cell>
          <table:table-cell office:value-type="float" office:value="2697064.5" calcext:value-type="float">
            <text:p>269706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0-01-01T00:00:00</text:p>
          </table:table-cell>
          <table:table-cell office:value-type="float" office:value="2697429.5" calcext:value-type="float">
            <text:p>2697429.5</text:p>
          </table:table-cell>
          <table:table-cell office:value-type="string" calcext:value-type="string">
            <text:p>2673-03-20T00:00:00</text:p>
          </table:table-cell>
          <table:table-cell office:value-type="float" office:value="2697429.5" calcext:value-type="float">
            <text:p>269742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1-01-01T00:00:00</text:p>
          </table:table-cell>
          <table:table-cell office:value-type="float" office:value="2697794.5" calcext:value-type="float">
            <text:p>2697794.5</text:p>
          </table:table-cell>
          <table:table-cell office:value-type="string" calcext:value-type="string">
            <text:p>2674-03-21T00:00:00</text:p>
          </table:table-cell>
          <table:table-cell office:value-type="float" office:value="2697795.5" calcext:value-type="float">
            <text:p>269779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2-01-01T00:00:00</text:p>
          </table:table-cell>
          <table:table-cell office:value-type="float" office:value="2698159.5" calcext:value-type="float">
            <text:p>2698159.5</text:p>
          </table:table-cell>
          <table:table-cell office:value-type="string" calcext:value-type="string">
            <text:p>2675-03-21T00:00:00</text:p>
          </table:table-cell>
          <table:table-cell office:value-type="float" office:value="2698160.5" calcext:value-type="float">
            <text:p>269816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3-01-01T00:00:00</text:p>
          </table:table-cell>
          <table:table-cell office:value-type="float" office:value="2698525.5" calcext:value-type="float">
            <text:p>2698525.5</text:p>
          </table:table-cell>
          <table:table-cell office:value-type="string" calcext:value-type="string">
            <text:p>2676-03-20T00:00:00</text:p>
          </table:table-cell>
          <table:table-cell office:value-type="float" office:value="2698525.5" calcext:value-type="float">
            <text:p>269852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4-01-01T00:00:00</text:p>
          </table:table-cell>
          <table:table-cell office:value-type="float" office:value="2698890.5" calcext:value-type="float">
            <text:p>2698890.5</text:p>
          </table:table-cell>
          <table:table-cell office:value-type="string" calcext:value-type="string">
            <text:p>2677-03-20T00:00:00</text:p>
          </table:table-cell>
          <table:table-cell office:value-type="float" office:value="2698890.5" calcext:value-type="float">
            <text:p>269889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5-01-01T00:00:00</text:p>
          </table:table-cell>
          <table:table-cell office:value-type="float" office:value="2699255.5" calcext:value-type="float">
            <text:p>2699255.5</text:p>
          </table:table-cell>
          <table:table-cell office:value-type="string" calcext:value-type="string">
            <text:p>2678-03-21T00:00:00</text:p>
          </table:table-cell>
          <table:table-cell office:value-type="float" office:value="2699256.5" calcext:value-type="float">
            <text:p>269925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6-01-01T00:00:00</text:p>
          </table:table-cell>
          <table:table-cell office:value-type="float" office:value="2699620.5" calcext:value-type="float">
            <text:p>2699620.5</text:p>
          </table:table-cell>
          <table:table-cell office:value-type="string" calcext:value-type="string">
            <text:p>2679-03-21T00:00:00</text:p>
          </table:table-cell>
          <table:table-cell office:value-type="float" office:value="2699621.5" calcext:value-type="float">
            <text:p>269962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7-01-01T00:00:00</text:p>
          </table:table-cell>
          <table:table-cell office:value-type="float" office:value="2699986.5" calcext:value-type="float">
            <text:p>2699986.5</text:p>
          </table:table-cell>
          <table:table-cell office:value-type="string" calcext:value-type="string">
            <text:p>2680-03-20T00:00:00</text:p>
          </table:table-cell>
          <table:table-cell office:value-type="float" office:value="2699986.5" calcext:value-type="float">
            <text:p>26999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8-01-01T00:00:00</text:p>
          </table:table-cell>
          <table:table-cell office:value-type="float" office:value="2700351.5" calcext:value-type="float">
            <text:p>2700351.5</text:p>
          </table:table-cell>
          <table:table-cell office:value-type="string" calcext:value-type="string">
            <text:p>2681-03-20T00:00:00</text:p>
          </table:table-cell>
          <table:table-cell office:value-type="float" office:value="2700351.5" calcext:value-type="float">
            <text:p>270035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39-01-01T00:00:00</text:p>
          </table:table-cell>
          <table:table-cell office:value-type="float" office:value="2700716.5" calcext:value-type="float">
            <text:p>2700716.5</text:p>
          </table:table-cell>
          <table:table-cell office:value-type="string" calcext:value-type="string">
            <text:p>2682-03-21T00:00:00</text:p>
          </table:table-cell>
          <table:table-cell office:value-type="float" office:value="2700717.5" calcext:value-type="float">
            <text:p>270071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0-01-01T00:00:00</text:p>
          </table:table-cell>
          <table:table-cell office:value-type="float" office:value="2701081.5" calcext:value-type="float">
            <text:p>2701081.5</text:p>
          </table:table-cell>
          <table:table-cell office:value-type="string" calcext:value-type="string">
            <text:p>2683-03-21T00:00:00</text:p>
          </table:table-cell>
          <table:table-cell office:value-type="float" office:value="2701082.5" calcext:value-type="float">
            <text:p>270108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1-01-01T00:00:00</text:p>
          </table:table-cell>
          <table:table-cell office:value-type="float" office:value="2701447.5" calcext:value-type="float">
            <text:p>2701447.5</text:p>
          </table:table-cell>
          <table:table-cell office:value-type="string" calcext:value-type="string">
            <text:p>2684-03-20T00:00:00</text:p>
          </table:table-cell>
          <table:table-cell office:value-type="float" office:value="2701447.5" calcext:value-type="float">
            <text:p>270144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2-01-01T00:00:00</text:p>
          </table:table-cell>
          <table:table-cell office:value-type="float" office:value="2701812.5" calcext:value-type="float">
            <text:p>2701812.5</text:p>
          </table:table-cell>
          <table:table-cell office:value-type="string" calcext:value-type="string">
            <text:p>2685-03-20T00:00:00</text:p>
          </table:table-cell>
          <table:table-cell office:value-type="float" office:value="2701812.5" calcext:value-type="float">
            <text:p>270181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3-01-01T00:00:00</text:p>
          </table:table-cell>
          <table:table-cell office:value-type="float" office:value="2702177.5" calcext:value-type="float">
            <text:p>2702177.5</text:p>
          </table:table-cell>
          <table:table-cell office:value-type="string" calcext:value-type="string">
            <text:p>2686-03-21T00:00:00</text:p>
          </table:table-cell>
          <table:table-cell office:value-type="float" office:value="2702178.5" calcext:value-type="float">
            <text:p>270217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4-01-01T00:00:00</text:p>
          </table:table-cell>
          <table:table-cell office:value-type="float" office:value="2702542.5" calcext:value-type="float">
            <text:p>2702542.5</text:p>
          </table:table-cell>
          <table:table-cell office:value-type="string" calcext:value-type="string">
            <text:p>2687-03-21T00:00:00</text:p>
          </table:table-cell>
          <table:table-cell office:value-type="float" office:value="2702543.5" calcext:value-type="float">
            <text:p>270254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5-01-01T00:00:00</text:p>
          </table:table-cell>
          <table:table-cell office:value-type="float" office:value="2702908.5" calcext:value-type="float">
            <text:p>2702908.5</text:p>
          </table:table-cell>
          <table:table-cell office:value-type="string" calcext:value-type="string">
            <text:p>2688-03-20T00:00:00</text:p>
          </table:table-cell>
          <table:table-cell office:value-type="float" office:value="2702908.5" calcext:value-type="float">
            <text:p>270290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6-01-01T00:00:00</text:p>
          </table:table-cell>
          <table:table-cell office:value-type="float" office:value="2703273.5" calcext:value-type="float">
            <text:p>2703273.5</text:p>
          </table:table-cell>
          <table:table-cell office:value-type="string" calcext:value-type="string">
            <text:p>2689-03-20T00:00:00</text:p>
          </table:table-cell>
          <table:table-cell office:value-type="float" office:value="2703273.5" calcext:value-type="float">
            <text:p>270327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7-01-01T00:00:00</text:p>
          </table:table-cell>
          <table:table-cell office:value-type="float" office:value="2703638.5" calcext:value-type="float">
            <text:p>2703638.5</text:p>
          </table:table-cell>
          <table:table-cell office:value-type="string" calcext:value-type="string">
            <text:p>2690-03-21T00:00:00</text:p>
          </table:table-cell>
          <table:table-cell office:value-type="float" office:value="2703639.5" calcext:value-type="float">
            <text:p>270363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8-01-01T00:00:00</text:p>
          </table:table-cell>
          <table:table-cell office:value-type="float" office:value="2704003.5" calcext:value-type="float">
            <text:p>2704003.5</text:p>
          </table:table-cell>
          <table:table-cell office:value-type="string" calcext:value-type="string">
            <text:p>2691-03-21T00:00:00</text:p>
          </table:table-cell>
          <table:table-cell office:value-type="float" office:value="2704004.5" calcext:value-type="float">
            <text:p>270400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49-01-01T00:00:00</text:p>
          </table:table-cell>
          <table:table-cell office:value-type="float" office:value="2704369.5" calcext:value-type="float">
            <text:p>2704369.5</text:p>
          </table:table-cell>
          <table:table-cell office:value-type="string" calcext:value-type="string">
            <text:p>2692-03-20T00:00:00</text:p>
          </table:table-cell>
          <table:table-cell office:value-type="float" office:value="2704369.5" calcext:value-type="float">
            <text:p>270436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0-01-01T00:00:00</text:p>
          </table:table-cell>
          <table:table-cell office:value-type="float" office:value="2704734.5" calcext:value-type="float">
            <text:p>2704734.5</text:p>
          </table:table-cell>
          <table:table-cell office:value-type="string" calcext:value-type="string">
            <text:p>2693-03-20T00:00:00</text:p>
          </table:table-cell>
          <table:table-cell office:value-type="float" office:value="2704734.5" calcext:value-type="float">
            <text:p>27047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1-01-01T00:00:00</text:p>
          </table:table-cell>
          <table:table-cell office:value-type="float" office:value="2705099.5" calcext:value-type="float">
            <text:p>2705099.5</text:p>
          </table:table-cell>
          <table:table-cell office:value-type="string" calcext:value-type="string">
            <text:p>2694-03-20T00:00:00</text:p>
          </table:table-cell>
          <table:table-cell office:value-type="float" office:value="2705099.5" calcext:value-type="float">
            <text:p>27050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2-01-01T00:00:00</text:p>
          </table:table-cell>
          <table:table-cell office:value-type="float" office:value="2705464.5" calcext:value-type="float">
            <text:p>2705464.5</text:p>
          </table:table-cell>
          <table:table-cell office:value-type="string" calcext:value-type="string">
            <text:p>2695-03-21T00:00:00</text:p>
          </table:table-cell>
          <table:table-cell office:value-type="float" office:value="2705465.5" calcext:value-type="float">
            <text:p>270546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3-01-01T00:00:00</text:p>
          </table:table-cell>
          <table:table-cell office:value-type="float" office:value="2705830.5" calcext:value-type="float">
            <text:p>2705830.5</text:p>
          </table:table-cell>
          <table:table-cell office:value-type="string" calcext:value-type="string">
            <text:p>2696-03-20T00:00:00</text:p>
          </table:table-cell>
          <table:table-cell office:value-type="float" office:value="2705830.5" calcext:value-type="float">
            <text:p>270583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4-01-01T00:00:00</text:p>
          </table:table-cell>
          <table:table-cell office:value-type="float" office:value="2706195.5" calcext:value-type="float">
            <text:p>2706195.5</text:p>
          </table:table-cell>
          <table:table-cell office:value-type="string" calcext:value-type="string">
            <text:p>2697-03-20T00:00:00</text:p>
          </table:table-cell>
          <table:table-cell office:value-type="float" office:value="2706195.5" calcext:value-type="float">
            <text:p>27061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5-01-01T00:00:00</text:p>
          </table:table-cell>
          <table:table-cell office:value-type="float" office:value="2706560.5" calcext:value-type="float">
            <text:p>2706560.5</text:p>
          </table:table-cell>
          <table:table-cell office:value-type="string" calcext:value-type="string">
            <text:p>2698-03-20T00:00:00</text:p>
          </table:table-cell>
          <table:table-cell office:value-type="float" office:value="2706560.5" calcext:value-type="float">
            <text:p>270656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6-01-01T00:00:00</text:p>
          </table:table-cell>
          <table:table-cell office:value-type="float" office:value="2706925.5" calcext:value-type="float">
            <text:p>2706925.5</text:p>
          </table:table-cell>
          <table:table-cell office:value-type="string" calcext:value-type="string">
            <text:p>2699-03-21T00:00:00</text:p>
          </table:table-cell>
          <table:table-cell office:value-type="float" office:value="2706926.5" calcext:value-type="float">
            <text:p>270692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7-01-01T00:00:00</text:p>
          </table:table-cell>
          <table:table-cell office:value-type="float" office:value="2707291.5" calcext:value-type="float">
            <text:p>2707291.5</text:p>
          </table:table-cell>
          <table:table-cell office:value-type="string" calcext:value-type="string">
            <text:p>2700-03-21T00:00:00</text:p>
          </table:table-cell>
          <table:table-cell office:value-type="float" office:value="2707291.5" calcext:value-type="float">
            <text:p>270729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8-01-01T00:00:00</text:p>
          </table:table-cell>
          <table:table-cell office:value-type="float" office:value="2707656.5" calcext:value-type="float">
            <text:p>2707656.5</text:p>
          </table:table-cell>
          <table:table-cell office:value-type="string" calcext:value-type="string">
            <text:p>2701-03-21T00:00:00</text:p>
          </table:table-cell>
          <table:table-cell office:value-type="float" office:value="2707656.5" calcext:value-type="float">
            <text:p>270765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59-01-01T00:00:00</text:p>
          </table:table-cell>
          <table:table-cell office:value-type="float" office:value="2708021.5" calcext:value-type="float">
            <text:p>2708021.5</text:p>
          </table:table-cell>
          <table:table-cell office:value-type="string" calcext:value-type="string">
            <text:p>2702-03-21T00:00:00</text:p>
          </table:table-cell>
          <table:table-cell office:value-type="float" office:value="2708021.5" calcext:value-type="float">
            <text:p>270802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0-01-01T00:00:00</text:p>
          </table:table-cell>
          <table:table-cell office:value-type="float" office:value="2708386.5" calcext:value-type="float">
            <text:p>2708386.5</text:p>
          </table:table-cell>
          <table:table-cell office:value-type="string" calcext:value-type="string">
            <text:p>2703-03-22T00:00:00</text:p>
          </table:table-cell>
          <table:table-cell office:value-type="float" office:value="2708387.5" calcext:value-type="float">
            <text:p>270838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1-01-01T00:00:00</text:p>
          </table:table-cell>
          <table:table-cell office:value-type="float" office:value="2708752.5" calcext:value-type="float">
            <text:p>2708752.5</text:p>
          </table:table-cell>
          <table:table-cell office:value-type="string" calcext:value-type="string">
            <text:p>2704-03-21T00:00:00</text:p>
          </table:table-cell>
          <table:table-cell office:value-type="float" office:value="2708752.5" calcext:value-type="float">
            <text:p>270875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2-01-01T00:00:00</text:p>
          </table:table-cell>
          <table:table-cell office:value-type="float" office:value="2709117.5" calcext:value-type="float">
            <text:p>2709117.5</text:p>
          </table:table-cell>
          <table:table-cell office:value-type="string" calcext:value-type="string">
            <text:p>2705-03-21T00:00:00</text:p>
          </table:table-cell>
          <table:table-cell office:value-type="float" office:value="2709117.5" calcext:value-type="float">
            <text:p>27091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3-01-01T00:00:00</text:p>
          </table:table-cell>
          <table:table-cell office:value-type="float" office:value="2709482.5" calcext:value-type="float">
            <text:p>2709482.5</text:p>
          </table:table-cell>
          <table:table-cell office:value-type="string" calcext:value-type="string">
            <text:p>2706-03-21T00:00:00</text:p>
          </table:table-cell>
          <table:table-cell office:value-type="float" office:value="2709482.5" calcext:value-type="float">
            <text:p>270948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4-01-01T00:00:00</text:p>
          </table:table-cell>
          <table:table-cell office:value-type="float" office:value="2709847.5" calcext:value-type="float">
            <text:p>2709847.5</text:p>
          </table:table-cell>
          <table:table-cell office:value-type="string" calcext:value-type="string">
            <text:p>2707-03-22T00:00:00</text:p>
          </table:table-cell>
          <table:table-cell office:value-type="float" office:value="2709848.5" calcext:value-type="float">
            <text:p>270984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5-01-01T00:00:00</text:p>
          </table:table-cell>
          <table:table-cell office:value-type="float" office:value="2710213.5" calcext:value-type="float">
            <text:p>2710213.5</text:p>
          </table:table-cell>
          <table:table-cell office:value-type="string" calcext:value-type="string">
            <text:p>2708-03-21T00:00:00</text:p>
          </table:table-cell>
          <table:table-cell office:value-type="float" office:value="2710213.5" calcext:value-type="float">
            <text:p>27102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6-01-01T00:00:00</text:p>
          </table:table-cell>
          <table:table-cell office:value-type="float" office:value="2710578.5" calcext:value-type="float">
            <text:p>2710578.5</text:p>
          </table:table-cell>
          <table:table-cell office:value-type="string" calcext:value-type="string">
            <text:p>2709-03-21T00:00:00</text:p>
          </table:table-cell>
          <table:table-cell office:value-type="float" office:value="2710578.5" calcext:value-type="float">
            <text:p>27105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7-01-01T00:00:00</text:p>
          </table:table-cell>
          <table:table-cell office:value-type="float" office:value="2710943.5" calcext:value-type="float">
            <text:p>2710943.5</text:p>
          </table:table-cell>
          <table:table-cell office:value-type="string" calcext:value-type="string">
            <text:p>2710-03-21T00:00:00</text:p>
          </table:table-cell>
          <table:table-cell office:value-type="float" office:value="2710943.5" calcext:value-type="float">
            <text:p>271094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8-01-01T00:00:00</text:p>
          </table:table-cell>
          <table:table-cell office:value-type="float" office:value="2711308.5" calcext:value-type="float">
            <text:p>2711308.5</text:p>
          </table:table-cell>
          <table:table-cell office:value-type="string" calcext:value-type="string">
            <text:p>2711-03-22T00:00:00</text:p>
          </table:table-cell>
          <table:table-cell office:value-type="float" office:value="2711309.5" calcext:value-type="float">
            <text:p>271130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69-01-01T00:00:00</text:p>
          </table:table-cell>
          <table:table-cell office:value-type="float" office:value="2711674.5" calcext:value-type="float">
            <text:p>2711674.5</text:p>
          </table:table-cell>
          <table:table-cell office:value-type="string" calcext:value-type="string">
            <text:p>2712-03-21T00:00:00</text:p>
          </table:table-cell>
          <table:table-cell office:value-type="float" office:value="2711674.5" calcext:value-type="float">
            <text:p>271167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0-01-01T00:00:00</text:p>
          </table:table-cell>
          <table:table-cell office:value-type="float" office:value="2712039.5" calcext:value-type="float">
            <text:p>2712039.5</text:p>
          </table:table-cell>
          <table:table-cell office:value-type="string" calcext:value-type="string">
            <text:p>2713-03-21T00:00:00</text:p>
          </table:table-cell>
          <table:table-cell office:value-type="float" office:value="2712039.5" calcext:value-type="float">
            <text:p>27120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1-01-01T00:00:00</text:p>
          </table:table-cell>
          <table:table-cell office:value-type="float" office:value="2712404.5" calcext:value-type="float">
            <text:p>2712404.5</text:p>
          </table:table-cell>
          <table:table-cell office:value-type="string" calcext:value-type="string">
            <text:p>2714-03-21T00:00:00</text:p>
          </table:table-cell>
          <table:table-cell office:value-type="float" office:value="2712404.5" calcext:value-type="float">
            <text:p>27124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2-01-01T00:00:00</text:p>
          </table:table-cell>
          <table:table-cell office:value-type="float" office:value="2712769.5" calcext:value-type="float">
            <text:p>2712769.5</text:p>
          </table:table-cell>
          <table:table-cell office:value-type="string" calcext:value-type="string">
            <text:p>2715-03-22T00:00:00</text:p>
          </table:table-cell>
          <table:table-cell office:value-type="float" office:value="2712770.5" calcext:value-type="float">
            <text:p>271277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3-01-01T00:00:00</text:p>
          </table:table-cell>
          <table:table-cell office:value-type="float" office:value="2713135.5" calcext:value-type="float">
            <text:p>2713135.5</text:p>
          </table:table-cell>
          <table:table-cell office:value-type="string" calcext:value-type="string">
            <text:p>2716-03-21T00:00:00</text:p>
          </table:table-cell>
          <table:table-cell office:value-type="float" office:value="2713135.5" calcext:value-type="float">
            <text:p>271313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4-01-01T00:00:00</text:p>
          </table:table-cell>
          <table:table-cell office:value-type="float" office:value="2713500.5" calcext:value-type="float">
            <text:p>2713500.5</text:p>
          </table:table-cell>
          <table:table-cell office:value-type="string" calcext:value-type="string">
            <text:p>2717-03-21T00:00:00</text:p>
          </table:table-cell>
          <table:table-cell office:value-type="float" office:value="2713500.5" calcext:value-type="float">
            <text:p>271350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5-01-01T00:00:00</text:p>
          </table:table-cell>
          <table:table-cell office:value-type="float" office:value="2713865.5" calcext:value-type="float">
            <text:p>2713865.5</text:p>
          </table:table-cell>
          <table:table-cell office:value-type="string" calcext:value-type="string">
            <text:p>2718-03-21T00:00:00</text:p>
          </table:table-cell>
          <table:table-cell office:value-type="float" office:value="2713865.5" calcext:value-type="float">
            <text:p>271386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6-01-01T00:00:00</text:p>
          </table:table-cell>
          <table:table-cell office:value-type="float" office:value="2714230.5" calcext:value-type="float">
            <text:p>2714230.5</text:p>
          </table:table-cell>
          <table:table-cell office:value-type="string" calcext:value-type="string">
            <text:p>2719-03-22T00:00:00</text:p>
          </table:table-cell>
          <table:table-cell office:value-type="float" office:value="2714231.5" calcext:value-type="float">
            <text:p>271423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7-01-01T00:00:00</text:p>
          </table:table-cell>
          <table:table-cell office:value-type="float" office:value="2714596.5" calcext:value-type="float">
            <text:p>2714596.5</text:p>
          </table:table-cell>
          <table:table-cell office:value-type="string" calcext:value-type="string">
            <text:p>2720-03-21T00:00:00</text:p>
          </table:table-cell>
          <table:table-cell office:value-type="float" office:value="2714596.5" calcext:value-type="float">
            <text:p>271459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8-01-01T00:00:00</text:p>
          </table:table-cell>
          <table:table-cell office:value-type="float" office:value="2714961.5" calcext:value-type="float">
            <text:p>2714961.5</text:p>
          </table:table-cell>
          <table:table-cell office:value-type="string" calcext:value-type="string">
            <text:p>2721-03-21T00:00:00</text:p>
          </table:table-cell>
          <table:table-cell office:value-type="float" office:value="2714961.5" calcext:value-type="float">
            <text:p>271496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79-01-01T00:00:00</text:p>
          </table:table-cell>
          <table:table-cell office:value-type="float" office:value="2715326.5" calcext:value-type="float">
            <text:p>2715326.5</text:p>
          </table:table-cell>
          <table:table-cell office:value-type="string" calcext:value-type="string">
            <text:p>2722-03-21T00:00:00</text:p>
          </table:table-cell>
          <table:table-cell office:value-type="float" office:value="2715326.5" calcext:value-type="float">
            <text:p>271532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0-01-01T00:00:00</text:p>
          </table:table-cell>
          <table:table-cell office:value-type="float" office:value="2715691.5" calcext:value-type="float">
            <text:p>2715691.5</text:p>
          </table:table-cell>
          <table:table-cell office:value-type="string" calcext:value-type="string">
            <text:p>2723-03-22T00:00:00</text:p>
          </table:table-cell>
          <table:table-cell office:value-type="float" office:value="2715692.5" calcext:value-type="float">
            <text:p>271569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1-01-01T00:00:00</text:p>
          </table:table-cell>
          <table:table-cell office:value-type="float" office:value="2716057.5" calcext:value-type="float">
            <text:p>2716057.5</text:p>
          </table:table-cell>
          <table:table-cell office:value-type="string" calcext:value-type="string">
            <text:p>2724-03-21T00:00:00</text:p>
          </table:table-cell>
          <table:table-cell office:value-type="float" office:value="2716057.5" calcext:value-type="float">
            <text:p>271605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2-01-01T00:00:00</text:p>
          </table:table-cell>
          <table:table-cell office:value-type="float" office:value="2716422.5" calcext:value-type="float">
            <text:p>2716422.5</text:p>
          </table:table-cell>
          <table:table-cell office:value-type="string" calcext:value-type="string">
            <text:p>2725-03-21T00:00:00</text:p>
          </table:table-cell>
          <table:table-cell office:value-type="float" office:value="2716422.5" calcext:value-type="float">
            <text:p>271642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3-01-01T00:00:00</text:p>
          </table:table-cell>
          <table:table-cell office:value-type="float" office:value="2716787.5" calcext:value-type="float">
            <text:p>2716787.5</text:p>
          </table:table-cell>
          <table:table-cell office:value-type="string" calcext:value-type="string">
            <text:p>2726-03-21T00:00:00</text:p>
          </table:table-cell>
          <table:table-cell office:value-type="float" office:value="2716787.5" calcext:value-type="float">
            <text:p>27167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4-01-01T00:00:00</text:p>
          </table:table-cell>
          <table:table-cell office:value-type="float" office:value="2717152.5" calcext:value-type="float">
            <text:p>2717152.5</text:p>
          </table:table-cell>
          <table:table-cell office:value-type="string" calcext:value-type="string">
            <text:p>2727-03-21T00:00:00</text:p>
          </table:table-cell>
          <table:table-cell office:value-type="float" office:value="2717152.5" calcext:value-type="float">
            <text:p>271715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5-01-01T00:00:00</text:p>
          </table:table-cell>
          <table:table-cell office:value-type="float" office:value="2717518.5" calcext:value-type="float">
            <text:p>2717518.5</text:p>
          </table:table-cell>
          <table:table-cell office:value-type="string" calcext:value-type="string">
            <text:p>2728-03-21T00:00:00</text:p>
          </table:table-cell>
          <table:table-cell office:value-type="float" office:value="2717518.5" calcext:value-type="float">
            <text:p>271751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6-01-01T00:00:00</text:p>
          </table:table-cell>
          <table:table-cell office:value-type="float" office:value="2717883.5" calcext:value-type="float">
            <text:p>2717883.5</text:p>
          </table:table-cell>
          <table:table-cell office:value-type="string" calcext:value-type="string">
            <text:p>2729-03-21T00:00:00</text:p>
          </table:table-cell>
          <table:table-cell office:value-type="float" office:value="2717883.5" calcext:value-type="float">
            <text:p>27178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7-01-01T00:00:00</text:p>
          </table:table-cell>
          <table:table-cell office:value-type="float" office:value="2718248.5" calcext:value-type="float">
            <text:p>2718248.5</text:p>
          </table:table-cell>
          <table:table-cell office:value-type="string" calcext:value-type="string">
            <text:p>2730-03-21T00:00:00</text:p>
          </table:table-cell>
          <table:table-cell office:value-type="float" office:value="2718248.5" calcext:value-type="float">
            <text:p>271824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8-01-01T00:00:00</text:p>
          </table:table-cell>
          <table:table-cell office:value-type="float" office:value="2718613.5" calcext:value-type="float">
            <text:p>2718613.5</text:p>
          </table:table-cell>
          <table:table-cell office:value-type="string" calcext:value-type="string">
            <text:p>2731-03-21T00:00:00</text:p>
          </table:table-cell>
          <table:table-cell office:value-type="float" office:value="2718613.5" calcext:value-type="float">
            <text:p>27186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89-01-01T00:00:00</text:p>
          </table:table-cell>
          <table:table-cell office:value-type="float" office:value="2718979.5" calcext:value-type="float">
            <text:p>2718979.5</text:p>
          </table:table-cell>
          <table:table-cell office:value-type="string" calcext:value-type="string">
            <text:p>2732-03-21T00:00:00</text:p>
          </table:table-cell>
          <table:table-cell office:value-type="float" office:value="2718979.5" calcext:value-type="float">
            <text:p>271897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0-01-01T00:00:00</text:p>
          </table:table-cell>
          <table:table-cell office:value-type="float" office:value="2719344.5" calcext:value-type="float">
            <text:p>2719344.5</text:p>
          </table:table-cell>
          <table:table-cell office:value-type="string" calcext:value-type="string">
            <text:p>2733-03-21T00:00:00</text:p>
          </table:table-cell>
          <table:table-cell office:value-type="float" office:value="2719344.5" calcext:value-type="float">
            <text:p>271934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1-01-01T00:00:00</text:p>
          </table:table-cell>
          <table:table-cell office:value-type="float" office:value="2719709.5" calcext:value-type="float">
            <text:p>2719709.5</text:p>
          </table:table-cell>
          <table:table-cell office:value-type="string" calcext:value-type="string">
            <text:p>2734-03-21T00:00:00</text:p>
          </table:table-cell>
          <table:table-cell office:value-type="float" office:value="2719709.5" calcext:value-type="float">
            <text:p>271970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2-01-01T00:00:00</text:p>
          </table:table-cell>
          <table:table-cell office:value-type="float" office:value="2720074.5" calcext:value-type="float">
            <text:p>2720074.5</text:p>
          </table:table-cell>
          <table:table-cell office:value-type="string" calcext:value-type="string">
            <text:p>2735-03-21T00:00:00</text:p>
          </table:table-cell>
          <table:table-cell office:value-type="float" office:value="2720074.5" calcext:value-type="float">
            <text:p>272007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3-01-01T00:00:00</text:p>
          </table:table-cell>
          <table:table-cell office:value-type="float" office:value="2720440.5" calcext:value-type="float">
            <text:p>2720440.5</text:p>
          </table:table-cell>
          <table:table-cell office:value-type="string" calcext:value-type="string">
            <text:p>2736-03-21T00:00:00</text:p>
          </table:table-cell>
          <table:table-cell office:value-type="float" office:value="2720440.5" calcext:value-type="float">
            <text:p>27204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4-01-01T00:00:00</text:p>
          </table:table-cell>
          <table:table-cell office:value-type="float" office:value="2720805.5" calcext:value-type="float">
            <text:p>2720805.5</text:p>
          </table:table-cell>
          <table:table-cell office:value-type="string" calcext:value-type="string">
            <text:p>2737-03-21T00:00:00</text:p>
          </table:table-cell>
          <table:table-cell office:value-type="float" office:value="2720805.5" calcext:value-type="float">
            <text:p>272080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5-01-01T00:00:00</text:p>
          </table:table-cell>
          <table:table-cell office:value-type="float" office:value="2721170.5" calcext:value-type="float">
            <text:p>2721170.5</text:p>
          </table:table-cell>
          <table:table-cell office:value-type="string" calcext:value-type="string">
            <text:p>2738-03-21T00:00:00</text:p>
          </table:table-cell>
          <table:table-cell office:value-type="float" office:value="2721170.5" calcext:value-type="float">
            <text:p>272117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6-01-01T00:00:00</text:p>
          </table:table-cell>
          <table:table-cell office:value-type="float" office:value="2721535.5" calcext:value-type="float">
            <text:p>2721535.5</text:p>
          </table:table-cell>
          <table:table-cell office:value-type="string" calcext:value-type="string">
            <text:p>2739-03-21T00:00:00</text:p>
          </table:table-cell>
          <table:table-cell office:value-type="float" office:value="2721535.5" calcext:value-type="float">
            <text:p>272153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7-01-01T00:00:00</text:p>
          </table:table-cell>
          <table:table-cell office:value-type="float" office:value="2721900.5" calcext:value-type="float">
            <text:p>2721900.5</text:p>
          </table:table-cell>
          <table:table-cell office:value-type="string" calcext:value-type="string">
            <text:p>2740-03-21T00:00:00</text:p>
          </table:table-cell>
          <table:table-cell office:value-type="float" office:value="2721901.5" calcext:value-type="float">
            <text:p>272190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8-01-01T00:00:00</text:p>
          </table:table-cell>
          <table:table-cell office:value-type="float" office:value="2722265.5" calcext:value-type="float">
            <text:p>2722265.5</text:p>
          </table:table-cell>
          <table:table-cell office:value-type="string" calcext:value-type="string">
            <text:p>2741-03-21T00:00:00</text:p>
          </table:table-cell>
          <table:table-cell office:value-type="float" office:value="2722266.5" calcext:value-type="float">
            <text:p>272226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99-01-01T00:00:00</text:p>
          </table:table-cell>
          <table:table-cell office:value-type="float" office:value="2722630.5" calcext:value-type="float">
            <text:p>2722630.5</text:p>
          </table:table-cell>
          <table:table-cell office:value-type="string" calcext:value-type="string">
            <text:p>2742-03-21T00:00:00</text:p>
          </table:table-cell>
          <table:table-cell office:value-type="float" office:value="2722631.5" calcext:value-type="float">
            <text:p>272263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0-01-01T00:00:00</text:p>
          </table:table-cell>
          <table:table-cell office:value-type="float" office:value="2722995.5" calcext:value-type="float">
            <text:p>2722995.5</text:p>
          </table:table-cell>
          <table:table-cell office:value-type="string" calcext:value-type="string">
            <text:p>2743-03-21T00:00:00</text:p>
          </table:table-cell>
          <table:table-cell office:value-type="float" office:value="2722996.5" calcext:value-type="float">
            <text:p>272299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1-01-01T00:00:00</text:p>
          </table:table-cell>
          <table:table-cell office:value-type="float" office:value="2723361.5" calcext:value-type="float">
            <text:p>2723361.5</text:p>
          </table:table-cell>
          <table:table-cell office:value-type="string" calcext:value-type="string">
            <text:p>2744-03-21T00:00:00</text:p>
          </table:table-cell>
          <table:table-cell office:value-type="float" office:value="2723362.5" calcext:value-type="float">
            <text:p>272336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2-01-01T00:00:00</text:p>
          </table:table-cell>
          <table:table-cell office:value-type="float" office:value="2723726.5" calcext:value-type="float">
            <text:p>2723726.5</text:p>
          </table:table-cell>
          <table:table-cell office:value-type="string" calcext:value-type="string">
            <text:p>2745-03-21T00:00:00</text:p>
          </table:table-cell>
          <table:table-cell office:value-type="float" office:value="2723727.5" calcext:value-type="float">
            <text:p>272372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3-01-01T00:00:00</text:p>
          </table:table-cell>
          <table:table-cell office:value-type="float" office:value="2724091.5" calcext:value-type="float">
            <text:p>2724091.5</text:p>
          </table:table-cell>
          <table:table-cell office:value-type="string" calcext:value-type="string">
            <text:p>2746-03-21T00:00:00</text:p>
          </table:table-cell>
          <table:table-cell office:value-type="float" office:value="2724092.5" calcext:value-type="float">
            <text:p>272409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4-01-01T00:00:00</text:p>
          </table:table-cell>
          <table:table-cell office:value-type="float" office:value="2724456.5" calcext:value-type="float">
            <text:p>2724456.5</text:p>
          </table:table-cell>
          <table:table-cell office:value-type="string" calcext:value-type="string">
            <text:p>2747-03-21T00:00:00</text:p>
          </table:table-cell>
          <table:table-cell office:value-type="float" office:value="2724457.5" calcext:value-type="float">
            <text:p>272445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5-01-01T00:00:00</text:p>
          </table:table-cell>
          <table:table-cell office:value-type="float" office:value="2724822.5" calcext:value-type="float">
            <text:p>2724822.5</text:p>
          </table:table-cell>
          <table:table-cell office:value-type="string" calcext:value-type="string">
            <text:p>2748-03-21T00:00:00</text:p>
          </table:table-cell>
          <table:table-cell office:value-type="float" office:value="2724823.5" calcext:value-type="float">
            <text:p>272482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6-01-01T00:00:00</text:p>
          </table:table-cell>
          <table:table-cell office:value-type="float" office:value="2725187.5" calcext:value-type="float">
            <text:p>2725187.5</text:p>
          </table:table-cell>
          <table:table-cell office:value-type="string" calcext:value-type="string">
            <text:p>2749-03-21T00:00:00</text:p>
          </table:table-cell>
          <table:table-cell office:value-type="float" office:value="2725188.5" calcext:value-type="float">
            <text:p>272518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7-01-01T00:00:00</text:p>
          </table:table-cell>
          <table:table-cell office:value-type="float" office:value="2725552.5" calcext:value-type="float">
            <text:p>2725552.5</text:p>
          </table:table-cell>
          <table:table-cell office:value-type="string" calcext:value-type="string">
            <text:p>2750-03-21T00:00:00</text:p>
          </table:table-cell>
          <table:table-cell office:value-type="float" office:value="2725553.5" calcext:value-type="float">
            <text:p>272555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8-01-01T00:00:00</text:p>
          </table:table-cell>
          <table:table-cell office:value-type="float" office:value="2725917.5" calcext:value-type="float">
            <text:p>2725917.5</text:p>
          </table:table-cell>
          <table:table-cell office:value-type="string" calcext:value-type="string">
            <text:p>2751-03-21T00:00:00</text:p>
          </table:table-cell>
          <table:table-cell office:value-type="float" office:value="2725918.5" calcext:value-type="float">
            <text:p>272591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09-01-01T00:00:00</text:p>
          </table:table-cell>
          <table:table-cell office:value-type="float" office:value="2726283.5" calcext:value-type="float">
            <text:p>2726283.5</text:p>
          </table:table-cell>
          <table:table-cell office:value-type="string" calcext:value-type="string">
            <text:p>2752-03-21T00:00:00</text:p>
          </table:table-cell>
          <table:table-cell office:value-type="float" office:value="2726284.5" calcext:value-type="float">
            <text:p>272628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0-01-01T00:00:00</text:p>
          </table:table-cell>
          <table:table-cell office:value-type="float" office:value="2726648.5" calcext:value-type="float">
            <text:p>2726648.5</text:p>
          </table:table-cell>
          <table:table-cell office:value-type="string" calcext:value-type="string">
            <text:p>2753-03-21T00:00:00</text:p>
          </table:table-cell>
          <table:table-cell office:value-type="float" office:value="2726649.5" calcext:value-type="float">
            <text:p>272664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1-01-01T00:00:00</text:p>
          </table:table-cell>
          <table:table-cell office:value-type="float" office:value="2727013.5" calcext:value-type="float">
            <text:p>2727013.5</text:p>
          </table:table-cell>
          <table:table-cell office:value-type="string" calcext:value-type="string">
            <text:p>2754-03-21T00:00:00</text:p>
          </table:table-cell>
          <table:table-cell office:value-type="float" office:value="2727014.5" calcext:value-type="float">
            <text:p>272701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2-01-01T00:00:00</text:p>
          </table:table-cell>
          <table:table-cell office:value-type="float" office:value="2727378.5" calcext:value-type="float">
            <text:p>2727378.5</text:p>
          </table:table-cell>
          <table:table-cell office:value-type="string" calcext:value-type="string">
            <text:p>2755-03-21T00:00:00</text:p>
          </table:table-cell>
          <table:table-cell office:value-type="float" office:value="2727379.5" calcext:value-type="float">
            <text:p>272737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3-01-01T00:00:00</text:p>
          </table:table-cell>
          <table:table-cell office:value-type="float" office:value="2727744.5" calcext:value-type="float">
            <text:p>2727744.5</text:p>
          </table:table-cell>
          <table:table-cell office:value-type="string" calcext:value-type="string">
            <text:p>2756-03-21T00:00:00</text:p>
          </table:table-cell>
          <table:table-cell office:value-type="float" office:value="2727745.5" calcext:value-type="float">
            <text:p>272774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4-01-01T00:00:00</text:p>
          </table:table-cell>
          <table:table-cell office:value-type="float" office:value="2728109.5" calcext:value-type="float">
            <text:p>2728109.5</text:p>
          </table:table-cell>
          <table:table-cell office:value-type="string" calcext:value-type="string">
            <text:p>2757-03-21T00:00:00</text:p>
          </table:table-cell>
          <table:table-cell office:value-type="float" office:value="2728110.5" calcext:value-type="float">
            <text:p>272811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5-01-01T00:00:00</text:p>
          </table:table-cell>
          <table:table-cell office:value-type="float" office:value="2728474.5" calcext:value-type="float">
            <text:p>2728474.5</text:p>
          </table:table-cell>
          <table:table-cell office:value-type="string" calcext:value-type="string">
            <text:p>2758-03-21T00:00:00</text:p>
          </table:table-cell>
          <table:table-cell office:value-type="float" office:value="2728475.5" calcext:value-type="float">
            <text:p>272847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6-01-01T00:00:00</text:p>
          </table:table-cell>
          <table:table-cell office:value-type="float" office:value="2728839.5" calcext:value-type="float">
            <text:p>2728839.5</text:p>
          </table:table-cell>
          <table:table-cell office:value-type="string" calcext:value-type="string">
            <text:p>2759-03-21T00:00:00</text:p>
          </table:table-cell>
          <table:table-cell office:value-type="float" office:value="2728840.5" calcext:value-type="float">
            <text:p>272884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7-01-01T00:00:00</text:p>
          </table:table-cell>
          <table:table-cell office:value-type="float" office:value="2729205.5" calcext:value-type="float">
            <text:p>2729205.5</text:p>
          </table:table-cell>
          <table:table-cell office:value-type="string" calcext:value-type="string">
            <text:p>2760-03-20T00:00:00</text:p>
          </table:table-cell>
          <table:table-cell office:value-type="float" office:value="2729205.5" calcext:value-type="float">
            <text:p>272920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8-01-01T00:00:00</text:p>
          </table:table-cell>
          <table:table-cell office:value-type="float" office:value="2729570.5" calcext:value-type="float">
            <text:p>2729570.5</text:p>
          </table:table-cell>
          <table:table-cell office:value-type="string" calcext:value-type="string">
            <text:p>2761-03-21T00:00:00</text:p>
          </table:table-cell>
          <table:table-cell office:value-type="float" office:value="2729571.5" calcext:value-type="float">
            <text:p>272957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19-01-01T00:00:00</text:p>
          </table:table-cell>
          <table:table-cell office:value-type="float" office:value="2729935.5" calcext:value-type="float">
            <text:p>2729935.5</text:p>
          </table:table-cell>
          <table:table-cell office:value-type="string" calcext:value-type="string">
            <text:p>2762-03-21T00:00:00</text:p>
          </table:table-cell>
          <table:table-cell office:value-type="float" office:value="2729936.5" calcext:value-type="float">
            <text:p>272993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0-01-01T00:00:00</text:p>
          </table:table-cell>
          <table:table-cell office:value-type="float" office:value="2730300.5" calcext:value-type="float">
            <text:p>2730300.5</text:p>
          </table:table-cell>
          <table:table-cell office:value-type="string" calcext:value-type="string">
            <text:p>2763-03-21T00:00:00</text:p>
          </table:table-cell>
          <table:table-cell office:value-type="float" office:value="2730301.5" calcext:value-type="float">
            <text:p>273030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1-01-01T00:00:00</text:p>
          </table:table-cell>
          <table:table-cell office:value-type="float" office:value="2730666.5" calcext:value-type="float">
            <text:p>2730666.5</text:p>
          </table:table-cell>
          <table:table-cell office:value-type="string" calcext:value-type="string">
            <text:p>2764-03-20T00:00:00</text:p>
          </table:table-cell>
          <table:table-cell office:value-type="float" office:value="2730666.5" calcext:value-type="float">
            <text:p>273066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2-01-01T00:00:00</text:p>
          </table:table-cell>
          <table:table-cell office:value-type="float" office:value="2731031.5" calcext:value-type="float">
            <text:p>2731031.5</text:p>
          </table:table-cell>
          <table:table-cell office:value-type="string" calcext:value-type="string">
            <text:p>2765-03-21T00:00:00</text:p>
          </table:table-cell>
          <table:table-cell office:value-type="float" office:value="2731032.5" calcext:value-type="float">
            <text:p>273103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3-01-01T00:00:00</text:p>
          </table:table-cell>
          <table:table-cell office:value-type="float" office:value="2731396.5" calcext:value-type="float">
            <text:p>2731396.5</text:p>
          </table:table-cell>
          <table:table-cell office:value-type="string" calcext:value-type="string">
            <text:p>2766-03-21T00:00:00</text:p>
          </table:table-cell>
          <table:table-cell office:value-type="float" office:value="2731397.5" calcext:value-type="float">
            <text:p>273139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4-01-01T00:00:00</text:p>
          </table:table-cell>
          <table:table-cell office:value-type="float" office:value="2731761.5" calcext:value-type="float">
            <text:p>2731761.5</text:p>
          </table:table-cell>
          <table:table-cell office:value-type="string" calcext:value-type="string">
            <text:p>2767-03-21T00:00:00</text:p>
          </table:table-cell>
          <table:table-cell office:value-type="float" office:value="2731762.5" calcext:value-type="float">
            <text:p>273176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5-01-01T00:00:00</text:p>
          </table:table-cell>
          <table:table-cell office:value-type="float" office:value="2732127.5" calcext:value-type="float">
            <text:p>2732127.5</text:p>
          </table:table-cell>
          <table:table-cell office:value-type="string" calcext:value-type="string">
            <text:p>2768-03-20T00:00:00</text:p>
          </table:table-cell>
          <table:table-cell office:value-type="float" office:value="2732127.5" calcext:value-type="float">
            <text:p>273212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6-01-01T00:00:00</text:p>
          </table:table-cell>
          <table:table-cell office:value-type="float" office:value="2732492.5" calcext:value-type="float">
            <text:p>2732492.5</text:p>
          </table:table-cell>
          <table:table-cell office:value-type="string" calcext:value-type="string">
            <text:p>2769-03-21T00:00:00</text:p>
          </table:table-cell>
          <table:table-cell office:value-type="float" office:value="2732493.5" calcext:value-type="float">
            <text:p>273249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7-01-01T00:00:00</text:p>
          </table:table-cell>
          <table:table-cell office:value-type="float" office:value="2732857.5" calcext:value-type="float">
            <text:p>2732857.5</text:p>
          </table:table-cell>
          <table:table-cell office:value-type="string" calcext:value-type="string">
            <text:p>2770-03-21T00:00:00</text:p>
          </table:table-cell>
          <table:table-cell office:value-type="float" office:value="2732858.5" calcext:value-type="float">
            <text:p>273285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8-01-01T00:00:00</text:p>
          </table:table-cell>
          <table:table-cell office:value-type="float" office:value="2733222.5" calcext:value-type="float">
            <text:p>2733222.5</text:p>
          </table:table-cell>
          <table:table-cell office:value-type="string" calcext:value-type="string">
            <text:p>2771-03-21T00:00:00</text:p>
          </table:table-cell>
          <table:table-cell office:value-type="float" office:value="2733223.5" calcext:value-type="float">
            <text:p>273322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29-01-01T00:00:00</text:p>
          </table:table-cell>
          <table:table-cell office:value-type="float" office:value="2733588.5" calcext:value-type="float">
            <text:p>2733588.5</text:p>
          </table:table-cell>
          <table:table-cell office:value-type="string" calcext:value-type="string">
            <text:p>2772-03-20T00:00:00</text:p>
          </table:table-cell>
          <table:table-cell office:value-type="float" office:value="2733588.5" calcext:value-type="float">
            <text:p>273358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0-01-01T00:00:00</text:p>
          </table:table-cell>
          <table:table-cell office:value-type="float" office:value="2733953.5" calcext:value-type="float">
            <text:p>2733953.5</text:p>
          </table:table-cell>
          <table:table-cell office:value-type="string" calcext:value-type="string">
            <text:p>2773-03-21T00:00:00</text:p>
          </table:table-cell>
          <table:table-cell office:value-type="float" office:value="2733954.5" calcext:value-type="float">
            <text:p>273395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1-01-01T00:00:00</text:p>
          </table:table-cell>
          <table:table-cell office:value-type="float" office:value="2734318.5" calcext:value-type="float">
            <text:p>2734318.5</text:p>
          </table:table-cell>
          <table:table-cell office:value-type="string" calcext:value-type="string">
            <text:p>2774-03-21T00:00:00</text:p>
          </table:table-cell>
          <table:table-cell office:value-type="float" office:value="2734319.5" calcext:value-type="float">
            <text:p>273431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2-01-01T00:00:00</text:p>
          </table:table-cell>
          <table:table-cell office:value-type="float" office:value="2734683.5" calcext:value-type="float">
            <text:p>2734683.5</text:p>
          </table:table-cell>
          <table:table-cell office:value-type="string" calcext:value-type="string">
            <text:p>2775-03-21T00:00:00</text:p>
          </table:table-cell>
          <table:table-cell office:value-type="float" office:value="2734684.5" calcext:value-type="float">
            <text:p>273468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3-01-01T00:00:00</text:p>
          </table:table-cell>
          <table:table-cell office:value-type="float" office:value="2735049.5" calcext:value-type="float">
            <text:p>2735049.5</text:p>
          </table:table-cell>
          <table:table-cell office:value-type="string" calcext:value-type="string">
            <text:p>2776-03-20T00:00:00</text:p>
          </table:table-cell>
          <table:table-cell office:value-type="float" office:value="2735049.5" calcext:value-type="float">
            <text:p>273504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4-01-01T00:00:00</text:p>
          </table:table-cell>
          <table:table-cell office:value-type="float" office:value="2735414.5" calcext:value-type="float">
            <text:p>2735414.5</text:p>
          </table:table-cell>
          <table:table-cell office:value-type="string" calcext:value-type="string">
            <text:p>2777-03-21T00:00:00</text:p>
          </table:table-cell>
          <table:table-cell office:value-type="float" office:value="2735415.5" calcext:value-type="float">
            <text:p>273541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5-01-01T00:00:00</text:p>
          </table:table-cell>
          <table:table-cell office:value-type="float" office:value="2735779.5" calcext:value-type="float">
            <text:p>2735779.5</text:p>
          </table:table-cell>
          <table:table-cell office:value-type="string" calcext:value-type="string">
            <text:p>2778-03-21T00:00:00</text:p>
          </table:table-cell>
          <table:table-cell office:value-type="float" office:value="2735780.5" calcext:value-type="float">
            <text:p>273578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6-01-01T00:00:00</text:p>
          </table:table-cell>
          <table:table-cell office:value-type="float" office:value="2736144.5" calcext:value-type="float">
            <text:p>2736144.5</text:p>
          </table:table-cell>
          <table:table-cell office:value-type="string" calcext:value-type="string">
            <text:p>2779-03-21T00:00:00</text:p>
          </table:table-cell>
          <table:table-cell office:value-type="float" office:value="2736145.5" calcext:value-type="float">
            <text:p>273614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7-01-01T00:00:00</text:p>
          </table:table-cell>
          <table:table-cell office:value-type="float" office:value="2736510.5" calcext:value-type="float">
            <text:p>2736510.5</text:p>
          </table:table-cell>
          <table:table-cell office:value-type="string" calcext:value-type="string">
            <text:p>2780-03-20T00:00:00</text:p>
          </table:table-cell>
          <table:table-cell office:value-type="float" office:value="2736510.5" calcext:value-type="float">
            <text:p>273651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8-01-01T00:00:00</text:p>
          </table:table-cell>
          <table:table-cell office:value-type="float" office:value="2736875.5" calcext:value-type="float">
            <text:p>2736875.5</text:p>
          </table:table-cell>
          <table:table-cell office:value-type="string" calcext:value-type="string">
            <text:p>2781-03-21T00:00:00</text:p>
          </table:table-cell>
          <table:table-cell office:value-type="float" office:value="2736876.5" calcext:value-type="float">
            <text:p>273687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39-01-01T00:00:00</text:p>
          </table:table-cell>
          <table:table-cell office:value-type="float" office:value="2737240.5" calcext:value-type="float">
            <text:p>2737240.5</text:p>
          </table:table-cell>
          <table:table-cell office:value-type="string" calcext:value-type="string">
            <text:p>2782-03-21T00:00:00</text:p>
          </table:table-cell>
          <table:table-cell office:value-type="float" office:value="2737241.5" calcext:value-type="float">
            <text:p>273724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0-01-01T00:00:00</text:p>
          </table:table-cell>
          <table:table-cell office:value-type="float" office:value="2737605.5" calcext:value-type="float">
            <text:p>2737605.5</text:p>
          </table:table-cell>
          <table:table-cell office:value-type="string" calcext:value-type="string">
            <text:p>2783-03-21T00:00:00</text:p>
          </table:table-cell>
          <table:table-cell office:value-type="float" office:value="2737606.5" calcext:value-type="float">
            <text:p>273760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1-01-01T00:00:00</text:p>
          </table:table-cell>
          <table:table-cell office:value-type="float" office:value="2737971.5" calcext:value-type="float">
            <text:p>2737971.5</text:p>
          </table:table-cell>
          <table:table-cell office:value-type="string" calcext:value-type="string">
            <text:p>2784-03-20T00:00:00</text:p>
          </table:table-cell>
          <table:table-cell office:value-type="float" office:value="2737971.5" calcext:value-type="float">
            <text:p>273797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2-01-01T00:00:00</text:p>
          </table:table-cell>
          <table:table-cell office:value-type="float" office:value="2738336.5" calcext:value-type="float">
            <text:p>2738336.5</text:p>
          </table:table-cell>
          <table:table-cell office:value-type="string" calcext:value-type="string">
            <text:p>2785-03-21T00:00:00</text:p>
          </table:table-cell>
          <table:table-cell office:value-type="float" office:value="2738337.5" calcext:value-type="float">
            <text:p>273833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3-01-01T00:00:00</text:p>
          </table:table-cell>
          <table:table-cell office:value-type="float" office:value="2738701.5" calcext:value-type="float">
            <text:p>2738701.5</text:p>
          </table:table-cell>
          <table:table-cell office:value-type="string" calcext:value-type="string">
            <text:p>2786-03-21T00:00:00</text:p>
          </table:table-cell>
          <table:table-cell office:value-type="float" office:value="2738702.5" calcext:value-type="float">
            <text:p>273870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4-01-01T00:00:00</text:p>
          </table:table-cell>
          <table:table-cell office:value-type="float" office:value="2739066.5" calcext:value-type="float">
            <text:p>2739066.5</text:p>
          </table:table-cell>
          <table:table-cell office:value-type="string" calcext:value-type="string">
            <text:p>2787-03-21T00:00:00</text:p>
          </table:table-cell>
          <table:table-cell office:value-type="float" office:value="2739067.5" calcext:value-type="float">
            <text:p>273906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5-01-01T00:00:00</text:p>
          </table:table-cell>
          <table:table-cell office:value-type="float" office:value="2739432.5" calcext:value-type="float">
            <text:p>2739432.5</text:p>
          </table:table-cell>
          <table:table-cell office:value-type="string" calcext:value-type="string">
            <text:p>2788-03-20T00:00:00</text:p>
          </table:table-cell>
          <table:table-cell office:value-type="float" office:value="2739432.5" calcext:value-type="float">
            <text:p>27394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6-01-01T00:00:00</text:p>
          </table:table-cell>
          <table:table-cell office:value-type="float" office:value="2739797.5" calcext:value-type="float">
            <text:p>2739797.5</text:p>
          </table:table-cell>
          <table:table-cell office:value-type="string" calcext:value-type="string">
            <text:p>2789-03-21T00:00:00</text:p>
          </table:table-cell>
          <table:table-cell office:value-type="float" office:value="2739798.5" calcext:value-type="float">
            <text:p>273979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7-01-01T00:00:00</text:p>
          </table:table-cell>
          <table:table-cell office:value-type="float" office:value="2740162.5" calcext:value-type="float">
            <text:p>2740162.5</text:p>
          </table:table-cell>
          <table:table-cell office:value-type="string" calcext:value-type="string">
            <text:p>2790-03-21T00:00:00</text:p>
          </table:table-cell>
          <table:table-cell office:value-type="float" office:value="2740163.5" calcext:value-type="float">
            <text:p>274016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8-01-01T00:00:00</text:p>
          </table:table-cell>
          <table:table-cell office:value-type="float" office:value="2740527.5" calcext:value-type="float">
            <text:p>2740527.5</text:p>
          </table:table-cell>
          <table:table-cell office:value-type="string" calcext:value-type="string">
            <text:p>2791-03-21T00:00:00</text:p>
          </table:table-cell>
          <table:table-cell office:value-type="float" office:value="2740528.5" calcext:value-type="float">
            <text:p>274052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49-01-01T00:00:00</text:p>
          </table:table-cell>
          <table:table-cell office:value-type="float" office:value="2740893.5" calcext:value-type="float">
            <text:p>2740893.5</text:p>
          </table:table-cell>
          <table:table-cell office:value-type="string" calcext:value-type="string">
            <text:p>2792-03-20T00:00:00</text:p>
          </table:table-cell>
          <table:table-cell office:value-type="float" office:value="2740893.5" calcext:value-type="float">
            <text:p>274089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0-01-01T00:00:00</text:p>
          </table:table-cell>
          <table:table-cell office:value-type="float" office:value="2741258.5" calcext:value-type="float">
            <text:p>2741258.5</text:p>
          </table:table-cell>
          <table:table-cell office:value-type="string" calcext:value-type="string">
            <text:p>2793-03-20T00:00:00</text:p>
          </table:table-cell>
          <table:table-cell office:value-type="float" office:value="2741258.5" calcext:value-type="float">
            <text:p>274125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1-01-01T00:00:00</text:p>
          </table:table-cell>
          <table:table-cell office:value-type="float" office:value="2741623.5" calcext:value-type="float">
            <text:p>2741623.5</text:p>
          </table:table-cell>
          <table:table-cell office:value-type="string" calcext:value-type="string">
            <text:p>2794-03-21T00:00:00</text:p>
          </table:table-cell>
          <table:table-cell office:value-type="float" office:value="2741624.5" calcext:value-type="float">
            <text:p>274162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2-01-01T00:00:00</text:p>
          </table:table-cell>
          <table:table-cell office:value-type="float" office:value="2741988.5" calcext:value-type="float">
            <text:p>2741988.5</text:p>
          </table:table-cell>
          <table:table-cell office:value-type="string" calcext:value-type="string">
            <text:p>2795-03-21T00:00:00</text:p>
          </table:table-cell>
          <table:table-cell office:value-type="float" office:value="2741989.5" calcext:value-type="float">
            <text:p>274198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3-01-01T00:00:00</text:p>
          </table:table-cell>
          <table:table-cell office:value-type="float" office:value="2742354.5" calcext:value-type="float">
            <text:p>2742354.5</text:p>
          </table:table-cell>
          <table:table-cell office:value-type="string" calcext:value-type="string">
            <text:p>2796-03-20T00:00:00</text:p>
          </table:table-cell>
          <table:table-cell office:value-type="float" office:value="2742354.5" calcext:value-type="float">
            <text:p>274235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4-01-01T00:00:00</text:p>
          </table:table-cell>
          <table:table-cell office:value-type="float" office:value="2742719.5" calcext:value-type="float">
            <text:p>2742719.5</text:p>
          </table:table-cell>
          <table:table-cell office:value-type="string" calcext:value-type="string">
            <text:p>2797-03-20T00:00:00</text:p>
          </table:table-cell>
          <table:table-cell office:value-type="float" office:value="2742719.5" calcext:value-type="float">
            <text:p>274271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5-01-01T00:00:00</text:p>
          </table:table-cell>
          <table:table-cell office:value-type="float" office:value="2743084.5" calcext:value-type="float">
            <text:p>2743084.5</text:p>
          </table:table-cell>
          <table:table-cell office:value-type="string" calcext:value-type="string">
            <text:p>2798-03-21T00:00:00</text:p>
          </table:table-cell>
          <table:table-cell office:value-type="float" office:value="2743085.5" calcext:value-type="float">
            <text:p>274308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6-01-01T00:00:00</text:p>
          </table:table-cell>
          <table:table-cell office:value-type="float" office:value="2743449.5" calcext:value-type="float">
            <text:p>2743449.5</text:p>
          </table:table-cell>
          <table:table-cell office:value-type="string" calcext:value-type="string">
            <text:p>2799-03-21T00:00:00</text:p>
          </table:table-cell>
          <table:table-cell office:value-type="float" office:value="2743450.5" calcext:value-type="float">
            <text:p>274345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7-01-01T00:00:00</text:p>
          </table:table-cell>
          <table:table-cell office:value-type="float" office:value="2743815.5" calcext:value-type="float">
            <text:p>2743815.5</text:p>
          </table:table-cell>
          <table:table-cell office:value-type="string" calcext:value-type="string">
            <text:p>2800-03-20T00:00:00</text:p>
          </table:table-cell>
          <table:table-cell office:value-type="float" office:value="2743815.5" calcext:value-type="float">
            <text:p>274381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8-01-01T00:00:00</text:p>
          </table:table-cell>
          <table:table-cell office:value-type="float" office:value="2744180.5" calcext:value-type="float">
            <text:p>2744180.5</text:p>
          </table:table-cell>
          <table:table-cell office:value-type="string" calcext:value-type="string">
            <text:p>2801-03-20T00:00:00</text:p>
          </table:table-cell>
          <table:table-cell office:value-type="float" office:value="2744180.5" calcext:value-type="float">
            <text:p>274418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59-01-01T00:00:00</text:p>
          </table:table-cell>
          <table:table-cell office:value-type="float" office:value="2744545.5" calcext:value-type="float">
            <text:p>2744545.5</text:p>
          </table:table-cell>
          <table:table-cell office:value-type="string" calcext:value-type="string">
            <text:p>2802-03-21T00:00:00</text:p>
          </table:table-cell>
          <table:table-cell office:value-type="float" office:value="2744546.5" calcext:value-type="float">
            <text:p>274454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0-01-01T00:00:00</text:p>
          </table:table-cell>
          <table:table-cell office:value-type="float" office:value="2744910.5" calcext:value-type="float">
            <text:p>2744910.5</text:p>
          </table:table-cell>
          <table:table-cell office:value-type="string" calcext:value-type="string">
            <text:p>2803-03-21T00:00:00</text:p>
          </table:table-cell>
          <table:table-cell office:value-type="float" office:value="2744911.5" calcext:value-type="float">
            <text:p>274491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1-01-01T00:00:00</text:p>
          </table:table-cell>
          <table:table-cell office:value-type="float" office:value="2745276.5" calcext:value-type="float">
            <text:p>2745276.5</text:p>
          </table:table-cell>
          <table:table-cell office:value-type="string" calcext:value-type="string">
            <text:p>2804-03-20T00:00:00</text:p>
          </table:table-cell>
          <table:table-cell office:value-type="float" office:value="2745276.5" calcext:value-type="float">
            <text:p>274527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2-01-01T00:00:00</text:p>
          </table:table-cell>
          <table:table-cell office:value-type="float" office:value="2745641.5" calcext:value-type="float">
            <text:p>2745641.5</text:p>
          </table:table-cell>
          <table:table-cell office:value-type="string" calcext:value-type="string">
            <text:p>2805-03-20T00:00:00</text:p>
          </table:table-cell>
          <table:table-cell office:value-type="float" office:value="2745641.5" calcext:value-type="float">
            <text:p>274564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3-01-01T00:00:00</text:p>
          </table:table-cell>
          <table:table-cell office:value-type="float" office:value="2746006.5" calcext:value-type="float">
            <text:p>2746006.5</text:p>
          </table:table-cell>
          <table:table-cell office:value-type="string" calcext:value-type="string">
            <text:p>2806-03-21T00:00:00</text:p>
          </table:table-cell>
          <table:table-cell office:value-type="float" office:value="2746007.5" calcext:value-type="float">
            <text:p>274600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4-01-01T00:00:00</text:p>
          </table:table-cell>
          <table:table-cell office:value-type="float" office:value="2746371.5" calcext:value-type="float">
            <text:p>2746371.5</text:p>
          </table:table-cell>
          <table:table-cell office:value-type="string" calcext:value-type="string">
            <text:p>2807-03-21T00:00:00</text:p>
          </table:table-cell>
          <table:table-cell office:value-type="float" office:value="2746372.5" calcext:value-type="float">
            <text:p>274637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5-01-01T00:00:00</text:p>
          </table:table-cell>
          <table:table-cell office:value-type="float" office:value="2746737.5" calcext:value-type="float">
            <text:p>2746737.5</text:p>
          </table:table-cell>
          <table:table-cell office:value-type="string" calcext:value-type="string">
            <text:p>2808-03-20T00:00:00</text:p>
          </table:table-cell>
          <table:table-cell office:value-type="float" office:value="2746737.5" calcext:value-type="float">
            <text:p>274673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6-01-01T00:00:00</text:p>
          </table:table-cell>
          <table:table-cell office:value-type="float" office:value="2747102.5" calcext:value-type="float">
            <text:p>2747102.5</text:p>
          </table:table-cell>
          <table:table-cell office:value-type="string" calcext:value-type="string">
            <text:p>2809-03-20T00:00:00</text:p>
          </table:table-cell>
          <table:table-cell office:value-type="float" office:value="2747102.5" calcext:value-type="float">
            <text:p>274710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7-01-01T00:00:00</text:p>
          </table:table-cell>
          <table:table-cell office:value-type="float" office:value="2747467.5" calcext:value-type="float">
            <text:p>2747467.5</text:p>
          </table:table-cell>
          <table:table-cell office:value-type="string" calcext:value-type="string">
            <text:p>2810-03-21T00:00:00</text:p>
          </table:table-cell>
          <table:table-cell office:value-type="float" office:value="2747468.5" calcext:value-type="float">
            <text:p>274746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8-01-01T00:00:00</text:p>
          </table:table-cell>
          <table:table-cell office:value-type="float" office:value="2747832.5" calcext:value-type="float">
            <text:p>2747832.5</text:p>
          </table:table-cell>
          <table:table-cell office:value-type="string" calcext:value-type="string">
            <text:p>2811-03-21T00:00:00</text:p>
          </table:table-cell>
          <table:table-cell office:value-type="float" office:value="2747833.5" calcext:value-type="float">
            <text:p>274783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69-01-01T00:00:00</text:p>
          </table:table-cell>
          <table:table-cell office:value-type="float" office:value="2748198.5" calcext:value-type="float">
            <text:p>2748198.5</text:p>
          </table:table-cell>
          <table:table-cell office:value-type="string" calcext:value-type="string">
            <text:p>2812-03-20T00:00:00</text:p>
          </table:table-cell>
          <table:table-cell office:value-type="float" office:value="2748198.5" calcext:value-type="float">
            <text:p>274819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0-01-01T00:00:00</text:p>
          </table:table-cell>
          <table:table-cell office:value-type="float" office:value="2748563.5" calcext:value-type="float">
            <text:p>2748563.5</text:p>
          </table:table-cell>
          <table:table-cell office:value-type="string" calcext:value-type="string">
            <text:p>2813-03-20T00:00:00</text:p>
          </table:table-cell>
          <table:table-cell office:value-type="float" office:value="2748563.5" calcext:value-type="float">
            <text:p>274856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1-01-01T00:00:00</text:p>
          </table:table-cell>
          <table:table-cell office:value-type="float" office:value="2748928.5" calcext:value-type="float">
            <text:p>2748928.5</text:p>
          </table:table-cell>
          <table:table-cell office:value-type="string" calcext:value-type="string">
            <text:p>2814-03-21T00:00:00</text:p>
          </table:table-cell>
          <table:table-cell office:value-type="float" office:value="2748929.5" calcext:value-type="float">
            <text:p>274892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2-01-01T00:00:00</text:p>
          </table:table-cell>
          <table:table-cell office:value-type="float" office:value="2749293.5" calcext:value-type="float">
            <text:p>2749293.5</text:p>
          </table:table-cell>
          <table:table-cell office:value-type="string" calcext:value-type="string">
            <text:p>2815-03-21T00:00:00</text:p>
          </table:table-cell>
          <table:table-cell office:value-type="float" office:value="2749294.5" calcext:value-type="float">
            <text:p>274929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3-01-01T00:00:00</text:p>
          </table:table-cell>
          <table:table-cell office:value-type="float" office:value="2749659.5" calcext:value-type="float">
            <text:p>2749659.5</text:p>
          </table:table-cell>
          <table:table-cell office:value-type="string" calcext:value-type="string">
            <text:p>2816-03-20T00:00:00</text:p>
          </table:table-cell>
          <table:table-cell office:value-type="float" office:value="2749659.5" calcext:value-type="float">
            <text:p>274965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4-01-01T00:00:00</text:p>
          </table:table-cell>
          <table:table-cell office:value-type="float" office:value="2750024.5" calcext:value-type="float">
            <text:p>2750024.5</text:p>
          </table:table-cell>
          <table:table-cell office:value-type="string" calcext:value-type="string">
            <text:p>2817-03-20T00:00:00</text:p>
          </table:table-cell>
          <table:table-cell office:value-type="float" office:value="2750024.5" calcext:value-type="float">
            <text:p>275002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5-01-01T00:00:00</text:p>
          </table:table-cell>
          <table:table-cell office:value-type="float" office:value="2750389.5" calcext:value-type="float">
            <text:p>2750389.5</text:p>
          </table:table-cell>
          <table:table-cell office:value-type="string" calcext:value-type="string">
            <text:p>2818-03-21T00:00:00</text:p>
          </table:table-cell>
          <table:table-cell office:value-type="float" office:value="2750390.5" calcext:value-type="float">
            <text:p>275039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6-01-01T00:00:00</text:p>
          </table:table-cell>
          <table:table-cell office:value-type="float" office:value="2750754.5" calcext:value-type="float">
            <text:p>2750754.5</text:p>
          </table:table-cell>
          <table:table-cell office:value-type="string" calcext:value-type="string">
            <text:p>2819-03-21T00:00:00</text:p>
          </table:table-cell>
          <table:table-cell office:value-type="float" office:value="2750755.5" calcext:value-type="float">
            <text:p>275075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7-01-01T00:00:00</text:p>
          </table:table-cell>
          <table:table-cell office:value-type="float" office:value="2751120.5" calcext:value-type="float">
            <text:p>2751120.5</text:p>
          </table:table-cell>
          <table:table-cell office:value-type="string" calcext:value-type="string">
            <text:p>2820-03-20T00:00:00</text:p>
          </table:table-cell>
          <table:table-cell office:value-type="float" office:value="2751120.5" calcext:value-type="float">
            <text:p>275112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8-01-01T00:00:00</text:p>
          </table:table-cell>
          <table:table-cell office:value-type="float" office:value="2751485.5" calcext:value-type="float">
            <text:p>2751485.5</text:p>
          </table:table-cell>
          <table:table-cell office:value-type="string" calcext:value-type="string">
            <text:p>2821-03-20T00:00:00</text:p>
          </table:table-cell>
          <table:table-cell office:value-type="float" office:value="2751485.5" calcext:value-type="float">
            <text:p>275148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79-01-01T00:00:00</text:p>
          </table:table-cell>
          <table:table-cell office:value-type="float" office:value="2751850.5" calcext:value-type="float">
            <text:p>2751850.5</text:p>
          </table:table-cell>
          <table:table-cell office:value-type="string" calcext:value-type="string">
            <text:p>2822-03-21T00:00:00</text:p>
          </table:table-cell>
          <table:table-cell office:value-type="float" office:value="2751851.5" calcext:value-type="float">
            <text:p>275185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0-01-01T00:00:00</text:p>
          </table:table-cell>
          <table:table-cell office:value-type="float" office:value="2752215.5" calcext:value-type="float">
            <text:p>2752215.5</text:p>
          </table:table-cell>
          <table:table-cell office:value-type="string" calcext:value-type="string">
            <text:p>2823-03-21T00:00:00</text:p>
          </table:table-cell>
          <table:table-cell office:value-type="float" office:value="2752216.5" calcext:value-type="float">
            <text:p>275221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1-01-01T00:00:00</text:p>
          </table:table-cell>
          <table:table-cell office:value-type="float" office:value="2752581.5" calcext:value-type="float">
            <text:p>2752581.5</text:p>
          </table:table-cell>
          <table:table-cell office:value-type="string" calcext:value-type="string">
            <text:p>2824-03-20T00:00:00</text:p>
          </table:table-cell>
          <table:table-cell office:value-type="float" office:value="2752581.5" calcext:value-type="float">
            <text:p>275258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2-01-01T00:00:00</text:p>
          </table:table-cell>
          <table:table-cell office:value-type="float" office:value="2752946.5" calcext:value-type="float">
            <text:p>2752946.5</text:p>
          </table:table-cell>
          <table:table-cell office:value-type="string" calcext:value-type="string">
            <text:p>2825-03-20T00:00:00</text:p>
          </table:table-cell>
          <table:table-cell office:value-type="float" office:value="2752946.5" calcext:value-type="float">
            <text:p>275294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3-01-01T00:00:00</text:p>
          </table:table-cell>
          <table:table-cell office:value-type="float" office:value="2753311.5" calcext:value-type="float">
            <text:p>2753311.5</text:p>
          </table:table-cell>
          <table:table-cell office:value-type="string" calcext:value-type="string">
            <text:p>2826-03-20T00:00:00</text:p>
          </table:table-cell>
          <table:table-cell office:value-type="float" office:value="2753311.5" calcext:value-type="float">
            <text:p>275331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4-01-01T00:00:00</text:p>
          </table:table-cell>
          <table:table-cell office:value-type="float" office:value="2753676.5" calcext:value-type="float">
            <text:p>2753676.5</text:p>
          </table:table-cell>
          <table:table-cell office:value-type="string" calcext:value-type="string">
            <text:p>2827-03-21T00:00:00</text:p>
          </table:table-cell>
          <table:table-cell office:value-type="float" office:value="2753677.5" calcext:value-type="float">
            <text:p>275367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5-01-01T00:00:00</text:p>
          </table:table-cell>
          <table:table-cell office:value-type="float" office:value="2754042.5" calcext:value-type="float">
            <text:p>2754042.5</text:p>
          </table:table-cell>
          <table:table-cell office:value-type="string" calcext:value-type="string">
            <text:p>2828-03-20T00:00:00</text:p>
          </table:table-cell>
          <table:table-cell office:value-type="float" office:value="2754042.5" calcext:value-type="float">
            <text:p>27540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6-01-01T00:00:00</text:p>
          </table:table-cell>
          <table:table-cell office:value-type="float" office:value="2754407.5" calcext:value-type="float">
            <text:p>2754407.5</text:p>
          </table:table-cell>
          <table:table-cell office:value-type="string" calcext:value-type="string">
            <text:p>2829-03-20T00:00:00</text:p>
          </table:table-cell>
          <table:table-cell office:value-type="float" office:value="2754407.5" calcext:value-type="float">
            <text:p>275440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7-01-01T00:00:00</text:p>
          </table:table-cell>
          <table:table-cell office:value-type="float" office:value="2754772.5" calcext:value-type="float">
            <text:p>2754772.5</text:p>
          </table:table-cell>
          <table:table-cell office:value-type="string" calcext:value-type="string">
            <text:p>2830-03-20T00:00:00</text:p>
          </table:table-cell>
          <table:table-cell office:value-type="float" office:value="2754772.5" calcext:value-type="float">
            <text:p>275477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8-01-01T00:00:00</text:p>
          </table:table-cell>
          <table:table-cell office:value-type="float" office:value="2755137.5" calcext:value-type="float">
            <text:p>2755137.5</text:p>
          </table:table-cell>
          <table:table-cell office:value-type="string" calcext:value-type="string">
            <text:p>2831-03-21T00:00:00</text:p>
          </table:table-cell>
          <table:table-cell office:value-type="float" office:value="2755138.5" calcext:value-type="float">
            <text:p>275513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89-01-01T00:00:00</text:p>
          </table:table-cell>
          <table:table-cell office:value-type="float" office:value="2755503.5" calcext:value-type="float">
            <text:p>2755503.5</text:p>
          </table:table-cell>
          <table:table-cell office:value-type="string" calcext:value-type="string">
            <text:p>2832-03-20T00:00:00</text:p>
          </table:table-cell>
          <table:table-cell office:value-type="float" office:value="2755503.5" calcext:value-type="float">
            <text:p>275550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0-01-01T00:00:00</text:p>
          </table:table-cell>
          <table:table-cell office:value-type="float" office:value="2755868.5" calcext:value-type="float">
            <text:p>2755868.5</text:p>
          </table:table-cell>
          <table:table-cell office:value-type="string" calcext:value-type="string">
            <text:p>2833-03-20T00:00:00</text:p>
          </table:table-cell>
          <table:table-cell office:value-type="float" office:value="2755868.5" calcext:value-type="float">
            <text:p>275586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1-01-01T00:00:00</text:p>
          </table:table-cell>
          <table:table-cell office:value-type="float" office:value="2756233.5" calcext:value-type="float">
            <text:p>2756233.5</text:p>
          </table:table-cell>
          <table:table-cell office:value-type="string" calcext:value-type="string">
            <text:p>2834-03-20T00:00:00</text:p>
          </table:table-cell>
          <table:table-cell office:value-type="float" office:value="2756233.5" calcext:value-type="float">
            <text:p>275623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2-01-01T00:00:00</text:p>
          </table:table-cell>
          <table:table-cell office:value-type="float" office:value="2756598.5" calcext:value-type="float">
            <text:p>2756598.5</text:p>
          </table:table-cell>
          <table:table-cell office:value-type="string" calcext:value-type="string">
            <text:p>2835-03-21T00:00:00</text:p>
          </table:table-cell>
          <table:table-cell office:value-type="float" office:value="2756599.5" calcext:value-type="float">
            <text:p>275659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3-01-01T00:00:00</text:p>
          </table:table-cell>
          <table:table-cell office:value-type="float" office:value="2756964.5" calcext:value-type="float">
            <text:p>2756964.5</text:p>
          </table:table-cell>
          <table:table-cell office:value-type="string" calcext:value-type="string">
            <text:p>2836-03-20T00:00:00</text:p>
          </table:table-cell>
          <table:table-cell office:value-type="float" office:value="2756964.5" calcext:value-type="float">
            <text:p>275696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4-01-01T00:00:00</text:p>
          </table:table-cell>
          <table:table-cell office:value-type="float" office:value="2757329.5" calcext:value-type="float">
            <text:p>2757329.5</text:p>
          </table:table-cell>
          <table:table-cell office:value-type="string" calcext:value-type="string">
            <text:p>2837-03-20T00:00:00</text:p>
          </table:table-cell>
          <table:table-cell office:value-type="float" office:value="2757329.5" calcext:value-type="float">
            <text:p>275732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5-01-01T00:00:00</text:p>
          </table:table-cell>
          <table:table-cell office:value-type="float" office:value="2757694.5" calcext:value-type="float">
            <text:p>2757694.5</text:p>
          </table:table-cell>
          <table:table-cell office:value-type="string" calcext:value-type="string">
            <text:p>2838-03-20T00:00:00</text:p>
          </table:table-cell>
          <table:table-cell office:value-type="float" office:value="2757694.5" calcext:value-type="float">
            <text:p>275769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6-01-01T00:00:00</text:p>
          </table:table-cell>
          <table:table-cell office:value-type="float" office:value="2758059.5" calcext:value-type="float">
            <text:p>2758059.5</text:p>
          </table:table-cell>
          <table:table-cell office:value-type="string" calcext:value-type="string">
            <text:p>2839-03-21T00:00:00</text:p>
          </table:table-cell>
          <table:table-cell office:value-type="float" office:value="2758060.5" calcext:value-type="float">
            <text:p>275806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7-01-01T00:00:00</text:p>
          </table:table-cell>
          <table:table-cell office:value-type="float" office:value="2758425.5" calcext:value-type="float">
            <text:p>2758425.5</text:p>
          </table:table-cell>
          <table:table-cell office:value-type="string" calcext:value-type="string">
            <text:p>2840-03-20T00:00:00</text:p>
          </table:table-cell>
          <table:table-cell office:value-type="float" office:value="2758425.5" calcext:value-type="float">
            <text:p>275842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8-01-01T00:00:00</text:p>
          </table:table-cell>
          <table:table-cell office:value-type="float" office:value="2758790.5" calcext:value-type="float">
            <text:p>2758790.5</text:p>
          </table:table-cell>
          <table:table-cell office:value-type="string" calcext:value-type="string">
            <text:p>2841-03-20T00:00:00</text:p>
          </table:table-cell>
          <table:table-cell office:value-type="float" office:value="2758790.5" calcext:value-type="float">
            <text:p>275879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999-01-01T00:00:00</text:p>
          </table:table-cell>
          <table:table-cell office:value-type="float" office:value="2759155.5" calcext:value-type="float">
            <text:p>2759155.5</text:p>
          </table:table-cell>
          <table:table-cell office:value-type="string" calcext:value-type="string">
            <text:p>2842-03-20T00:00:00</text:p>
          </table:table-cell>
          <table:table-cell office:value-type="float" office:value="2759155.5" calcext:value-type="float">
            <text:p>275915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0-01-01T00:00:00</text:p>
          </table:table-cell>
          <table:table-cell office:value-type="float" office:value="2759520.5" calcext:value-type="float">
            <text:p>2759520.5</text:p>
          </table:table-cell>
          <table:table-cell office:value-type="string" calcext:value-type="string">
            <text:p>2843-03-21T00:00:00</text:p>
          </table:table-cell>
          <table:table-cell office:value-type="float" office:value="2759521.5" calcext:value-type="float">
            <text:p>275952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1-01-01T00:00:00</text:p>
          </table:table-cell>
          <table:table-cell office:value-type="float" office:value="2759886.5" calcext:value-type="float">
            <text:p>2759886.5</text:p>
          </table:table-cell>
          <table:table-cell office:value-type="string" calcext:value-type="string">
            <text:p>2844-03-20T00:00:00</text:p>
          </table:table-cell>
          <table:table-cell office:value-type="float" office:value="2759886.5" calcext:value-type="float">
            <text:p>27598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2-01-01T00:00:00</text:p>
          </table:table-cell>
          <table:table-cell office:value-type="float" office:value="2760251.5" calcext:value-type="float">
            <text:p>2760251.5</text:p>
          </table:table-cell>
          <table:table-cell office:value-type="string" calcext:value-type="string">
            <text:p>2845-03-20T00:00:00</text:p>
          </table:table-cell>
          <table:table-cell office:value-type="float" office:value="2760251.5" calcext:value-type="float">
            <text:p>276025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3-01-01T00:00:00</text:p>
          </table:table-cell>
          <table:table-cell office:value-type="float" office:value="2760616.5" calcext:value-type="float">
            <text:p>2760616.5</text:p>
          </table:table-cell>
          <table:table-cell office:value-type="string" calcext:value-type="string">
            <text:p>2846-03-20T00:00:00</text:p>
          </table:table-cell>
          <table:table-cell office:value-type="float" office:value="2760616.5" calcext:value-type="float">
            <text:p>27606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4-01-01T00:00:00</text:p>
          </table:table-cell>
          <table:table-cell office:value-type="float" office:value="2760981.5" calcext:value-type="float">
            <text:p>2760981.5</text:p>
          </table:table-cell>
          <table:table-cell office:value-type="string" calcext:value-type="string">
            <text:p>2847-03-21T00:00:00</text:p>
          </table:table-cell>
          <table:table-cell office:value-type="float" office:value="2760982.5" calcext:value-type="float">
            <text:p>276098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5-01-01T00:00:00</text:p>
          </table:table-cell>
          <table:table-cell office:value-type="float" office:value="2761347.5" calcext:value-type="float">
            <text:p>2761347.5</text:p>
          </table:table-cell>
          <table:table-cell office:value-type="string" calcext:value-type="string">
            <text:p>2848-03-20T00:00:00</text:p>
          </table:table-cell>
          <table:table-cell office:value-type="float" office:value="2761347.5" calcext:value-type="float">
            <text:p>276134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6-01-01T00:00:00</text:p>
          </table:table-cell>
          <table:table-cell office:value-type="float" office:value="2761712.5" calcext:value-type="float">
            <text:p>2761712.5</text:p>
          </table:table-cell>
          <table:table-cell office:value-type="string" calcext:value-type="string">
            <text:p>2849-03-20T00:00:00</text:p>
          </table:table-cell>
          <table:table-cell office:value-type="float" office:value="2761712.5" calcext:value-type="float">
            <text:p>276171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7-01-01T00:00:00</text:p>
          </table:table-cell>
          <table:table-cell office:value-type="float" office:value="2762077.5" calcext:value-type="float">
            <text:p>2762077.5</text:p>
          </table:table-cell>
          <table:table-cell office:value-type="string" calcext:value-type="string">
            <text:p>2850-03-20T00:00:00</text:p>
          </table:table-cell>
          <table:table-cell office:value-type="float" office:value="2762077.5" calcext:value-type="float">
            <text:p>276207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8-01-01T00:00:00</text:p>
          </table:table-cell>
          <table:table-cell office:value-type="float" office:value="2762442.5" calcext:value-type="float">
            <text:p>2762442.5</text:p>
          </table:table-cell>
          <table:table-cell office:value-type="string" calcext:value-type="string">
            <text:p>2851-03-21T00:00:00</text:p>
          </table:table-cell>
          <table:table-cell office:value-type="float" office:value="2762443.5" calcext:value-type="float">
            <text:p>276244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9-01-01T00:00:00</text:p>
          </table:table-cell>
          <table:table-cell office:value-type="float" office:value="2762808.5" calcext:value-type="float">
            <text:p>2762808.5</text:p>
          </table:table-cell>
          <table:table-cell office:value-type="string" calcext:value-type="string">
            <text:p>2852-03-20T00:00:00</text:p>
          </table:table-cell>
          <table:table-cell office:value-type="float" office:value="2762808.5" calcext:value-type="float">
            <text:p>276280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0-01-01T00:00:00</text:p>
          </table:table-cell>
          <table:table-cell office:value-type="float" office:value="2763173.5" calcext:value-type="float">
            <text:p>2763173.5</text:p>
          </table:table-cell>
          <table:table-cell office:value-type="string" calcext:value-type="string">
            <text:p>2853-03-20T00:00:00</text:p>
          </table:table-cell>
          <table:table-cell office:value-type="float" office:value="2763173.5" calcext:value-type="float">
            <text:p>276317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1-01-01T00:00:00</text:p>
          </table:table-cell>
          <table:table-cell office:value-type="float" office:value="2763538.5" calcext:value-type="float">
            <text:p>2763538.5</text:p>
          </table:table-cell>
          <table:table-cell office:value-type="string" calcext:value-type="string">
            <text:p>2854-03-20T00:00:00</text:p>
          </table:table-cell>
          <table:table-cell office:value-type="float" office:value="2763538.5" calcext:value-type="float">
            <text:p>276353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2-01-01T00:00:00</text:p>
          </table:table-cell>
          <table:table-cell office:value-type="float" office:value="2763903.5" calcext:value-type="float">
            <text:p>2763903.5</text:p>
          </table:table-cell>
          <table:table-cell office:value-type="string" calcext:value-type="string">
            <text:p>2855-03-21T00:00:00</text:p>
          </table:table-cell>
          <table:table-cell office:value-type="float" office:value="2763904.5" calcext:value-type="float">
            <text:p>276390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3-01-01T00:00:00</text:p>
          </table:table-cell>
          <table:table-cell office:value-type="float" office:value="2764269.5" calcext:value-type="float">
            <text:p>2764269.5</text:p>
          </table:table-cell>
          <table:table-cell office:value-type="string" calcext:value-type="string">
            <text:p>2856-03-20T00:00:00</text:p>
          </table:table-cell>
          <table:table-cell office:value-type="float" office:value="2764269.5" calcext:value-type="float">
            <text:p>276426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4-01-01T00:00:00</text:p>
          </table:table-cell>
          <table:table-cell office:value-type="float" office:value="2764634.5" calcext:value-type="float">
            <text:p>2764634.5</text:p>
          </table:table-cell>
          <table:table-cell office:value-type="string" calcext:value-type="string">
            <text:p>2857-03-20T00:00:00</text:p>
          </table:table-cell>
          <table:table-cell office:value-type="float" office:value="2764634.5" calcext:value-type="float">
            <text:p>27646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5-01-01T00:00:00</text:p>
          </table:table-cell>
          <table:table-cell office:value-type="float" office:value="2764999.5" calcext:value-type="float">
            <text:p>2764999.5</text:p>
          </table:table-cell>
          <table:table-cell office:value-type="string" calcext:value-type="string">
            <text:p>2858-03-20T00:00:00</text:p>
          </table:table-cell>
          <table:table-cell office:value-type="float" office:value="2764999.5" calcext:value-type="float">
            <text:p>27649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6-01-01T00:00:00</text:p>
          </table:table-cell>
          <table:table-cell office:value-type="float" office:value="2765364.5" calcext:value-type="float">
            <text:p>2765364.5</text:p>
          </table:table-cell>
          <table:table-cell office:value-type="string" calcext:value-type="string">
            <text:p>2859-03-20T00:00:00</text:p>
          </table:table-cell>
          <table:table-cell office:value-type="float" office:value="2765364.5" calcext:value-type="float">
            <text:p>276536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7-01-01T00:00:00</text:p>
          </table:table-cell>
          <table:table-cell office:value-type="float" office:value="2765730.5" calcext:value-type="float">
            <text:p>2765730.5</text:p>
          </table:table-cell>
          <table:table-cell office:value-type="string" calcext:value-type="string">
            <text:p>2860-03-20T00:00:00</text:p>
          </table:table-cell>
          <table:table-cell office:value-type="float" office:value="2765730.5" calcext:value-type="float">
            <text:p>276573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8-01-01T00:00:00</text:p>
          </table:table-cell>
          <table:table-cell office:value-type="float" office:value="2766095.5" calcext:value-type="float">
            <text:p>2766095.5</text:p>
          </table:table-cell>
          <table:table-cell office:value-type="string" calcext:value-type="string">
            <text:p>2861-03-20T00:00:00</text:p>
          </table:table-cell>
          <table:table-cell office:value-type="float" office:value="2766095.5" calcext:value-type="float">
            <text:p>27660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19-01-01T00:00:00</text:p>
          </table:table-cell>
          <table:table-cell office:value-type="float" office:value="2766460.5" calcext:value-type="float">
            <text:p>2766460.5</text:p>
          </table:table-cell>
          <table:table-cell office:value-type="string" calcext:value-type="string">
            <text:p>2862-03-20T00:00:00</text:p>
          </table:table-cell>
          <table:table-cell office:value-type="float" office:value="2766460.5" calcext:value-type="float">
            <text:p>276646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0-01-01T00:00:00</text:p>
          </table:table-cell>
          <table:table-cell office:value-type="float" office:value="2766825.5" calcext:value-type="float">
            <text:p>2766825.5</text:p>
          </table:table-cell>
          <table:table-cell office:value-type="string" calcext:value-type="string">
            <text:p>2863-03-20T00:00:00</text:p>
          </table:table-cell>
          <table:table-cell office:value-type="float" office:value="2766825.5" calcext:value-type="float">
            <text:p>276682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1-01-01T00:00:00</text:p>
          </table:table-cell>
          <table:table-cell office:value-type="float" office:value="2767191.5" calcext:value-type="float">
            <text:p>2767191.5</text:p>
          </table:table-cell>
          <table:table-cell office:value-type="string" calcext:value-type="string">
            <text:p>2864-03-20T00:00:00</text:p>
          </table:table-cell>
          <table:table-cell office:value-type="float" office:value="2767191.5" calcext:value-type="float">
            <text:p>276719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2-01-01T00:00:00</text:p>
          </table:table-cell>
          <table:table-cell office:value-type="float" office:value="2767556.5" calcext:value-type="float">
            <text:p>2767556.5</text:p>
          </table:table-cell>
          <table:table-cell office:value-type="string" calcext:value-type="string">
            <text:p>2865-03-20T00:00:00</text:p>
          </table:table-cell>
          <table:table-cell office:value-type="float" office:value="2767556.5" calcext:value-type="float">
            <text:p>276755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3-01-01T00:00:00</text:p>
          </table:table-cell>
          <table:table-cell office:value-type="float" office:value="2767921.5" calcext:value-type="float">
            <text:p>2767921.5</text:p>
          </table:table-cell>
          <table:table-cell office:value-type="string" calcext:value-type="string">
            <text:p>2866-03-20T00:00:00</text:p>
          </table:table-cell>
          <table:table-cell office:value-type="float" office:value="2767921.5" calcext:value-type="float">
            <text:p>276792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4-01-01T00:00:00</text:p>
          </table:table-cell>
          <table:table-cell office:value-type="float" office:value="2768286.5" calcext:value-type="float">
            <text:p>2768286.5</text:p>
          </table:table-cell>
          <table:table-cell office:value-type="string" calcext:value-type="string">
            <text:p>2867-03-20T00:00:00</text:p>
          </table:table-cell>
          <table:table-cell office:value-type="float" office:value="2768286.5" calcext:value-type="float">
            <text:p>27682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5-01-01T00:00:00</text:p>
          </table:table-cell>
          <table:table-cell office:value-type="float" office:value="2768651.5" calcext:value-type="float">
            <text:p>2768651.5</text:p>
          </table:table-cell>
          <table:table-cell office:value-type="string" calcext:value-type="string">
            <text:p>2868-03-20T00:00:00</text:p>
          </table:table-cell>
          <table:table-cell office:value-type="float" office:value="2768652.5" calcext:value-type="float">
            <text:p>276865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6-01-01T00:00:00</text:p>
          </table:table-cell>
          <table:table-cell office:value-type="float" office:value="2769016.5" calcext:value-type="float">
            <text:p>2769016.5</text:p>
          </table:table-cell>
          <table:table-cell office:value-type="string" calcext:value-type="string">
            <text:p>2869-03-20T00:00:00</text:p>
          </table:table-cell>
          <table:table-cell office:value-type="float" office:value="2769017.5" calcext:value-type="float">
            <text:p>276901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7-01-01T00:00:00</text:p>
          </table:table-cell>
          <table:table-cell office:value-type="float" office:value="2769381.5" calcext:value-type="float">
            <text:p>2769381.5</text:p>
          </table:table-cell>
          <table:table-cell office:value-type="string" calcext:value-type="string">
            <text:p>2870-03-20T00:00:00</text:p>
          </table:table-cell>
          <table:table-cell office:value-type="float" office:value="2769382.5" calcext:value-type="float">
            <text:p>276938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8-01-01T00:00:00</text:p>
          </table:table-cell>
          <table:table-cell office:value-type="float" office:value="2769746.5" calcext:value-type="float">
            <text:p>2769746.5</text:p>
          </table:table-cell>
          <table:table-cell office:value-type="string" calcext:value-type="string">
            <text:p>2871-03-20T00:00:00</text:p>
          </table:table-cell>
          <table:table-cell office:value-type="float" office:value="2769747.5" calcext:value-type="float">
            <text:p>276974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29-01-01T00:00:00</text:p>
          </table:table-cell>
          <table:table-cell office:value-type="float" office:value="2770112.5" calcext:value-type="float">
            <text:p>2770112.5</text:p>
          </table:table-cell>
          <table:table-cell office:value-type="string" calcext:value-type="string">
            <text:p>2872-03-20T00:00:00</text:p>
          </table:table-cell>
          <table:table-cell office:value-type="float" office:value="2770113.5" calcext:value-type="float">
            <text:p>277011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0-01-01T00:00:00</text:p>
          </table:table-cell>
          <table:table-cell office:value-type="float" office:value="2770477.5" calcext:value-type="float">
            <text:p>2770477.5</text:p>
          </table:table-cell>
          <table:table-cell office:value-type="string" calcext:value-type="string">
            <text:p>2873-03-20T00:00:00</text:p>
          </table:table-cell>
          <table:table-cell office:value-type="float" office:value="2770478.5" calcext:value-type="float">
            <text:p>277047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1-01-01T00:00:00</text:p>
          </table:table-cell>
          <table:table-cell office:value-type="float" office:value="2770842.5" calcext:value-type="float">
            <text:p>2770842.5</text:p>
          </table:table-cell>
          <table:table-cell office:value-type="string" calcext:value-type="string">
            <text:p>2874-03-20T00:00:00</text:p>
          </table:table-cell>
          <table:table-cell office:value-type="float" office:value="2770843.5" calcext:value-type="float">
            <text:p>277084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2-01-01T00:00:00</text:p>
          </table:table-cell>
          <table:table-cell office:value-type="float" office:value="2771207.5" calcext:value-type="float">
            <text:p>2771207.5</text:p>
          </table:table-cell>
          <table:table-cell office:value-type="string" calcext:value-type="string">
            <text:p>2875-03-20T00:00:00</text:p>
          </table:table-cell>
          <table:table-cell office:value-type="float" office:value="2771208.5" calcext:value-type="float">
            <text:p>277120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3-01-01T00:00:00</text:p>
          </table:table-cell>
          <table:table-cell office:value-type="float" office:value="2771573.5" calcext:value-type="float">
            <text:p>2771573.5</text:p>
          </table:table-cell>
          <table:table-cell office:value-type="string" calcext:value-type="string">
            <text:p>2876-03-20T00:00:00</text:p>
          </table:table-cell>
          <table:table-cell office:value-type="float" office:value="2771574.5" calcext:value-type="float">
            <text:p>277157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4-01-01T00:00:00</text:p>
          </table:table-cell>
          <table:table-cell office:value-type="float" office:value="2771938.5" calcext:value-type="float">
            <text:p>2771938.5</text:p>
          </table:table-cell>
          <table:table-cell office:value-type="string" calcext:value-type="string">
            <text:p>2877-03-20T00:00:00</text:p>
          </table:table-cell>
          <table:table-cell office:value-type="float" office:value="2771939.5" calcext:value-type="float">
            <text:p>277193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5-01-01T00:00:00</text:p>
          </table:table-cell>
          <table:table-cell office:value-type="float" office:value="2772303.5" calcext:value-type="float">
            <text:p>2772303.5</text:p>
          </table:table-cell>
          <table:table-cell office:value-type="string" calcext:value-type="string">
            <text:p>2878-03-20T00:00:00</text:p>
          </table:table-cell>
          <table:table-cell office:value-type="float" office:value="2772304.5" calcext:value-type="float">
            <text:p>277230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6-01-01T00:00:00</text:p>
          </table:table-cell>
          <table:table-cell office:value-type="float" office:value="2772668.5" calcext:value-type="float">
            <text:p>2772668.5</text:p>
          </table:table-cell>
          <table:table-cell office:value-type="string" calcext:value-type="string">
            <text:p>2879-03-20T00:00:00</text:p>
          </table:table-cell>
          <table:table-cell office:value-type="float" office:value="2772669.5" calcext:value-type="float">
            <text:p>277266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7-01-01T00:00:00</text:p>
          </table:table-cell>
          <table:table-cell office:value-type="float" office:value="2773034.5" calcext:value-type="float">
            <text:p>2773034.5</text:p>
          </table:table-cell>
          <table:table-cell office:value-type="string" calcext:value-type="string">
            <text:p>2880-03-20T00:00:00</text:p>
          </table:table-cell>
          <table:table-cell office:value-type="float" office:value="2773035.5" calcext:value-type="float">
            <text:p>277303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8-01-01T00:00:00</text:p>
          </table:table-cell>
          <table:table-cell office:value-type="float" office:value="2773399.5" calcext:value-type="float">
            <text:p>2773399.5</text:p>
          </table:table-cell>
          <table:table-cell office:value-type="string" calcext:value-type="string">
            <text:p>2881-03-20T00:00:00</text:p>
          </table:table-cell>
          <table:table-cell office:value-type="float" office:value="2773400.5" calcext:value-type="float">
            <text:p>277340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39-01-01T00:00:00</text:p>
          </table:table-cell>
          <table:table-cell office:value-type="float" office:value="2773764.5" calcext:value-type="float">
            <text:p>2773764.5</text:p>
          </table:table-cell>
          <table:table-cell office:value-type="string" calcext:value-type="string">
            <text:p>2882-03-20T00:00:00</text:p>
          </table:table-cell>
          <table:table-cell office:value-type="float" office:value="2773765.5" calcext:value-type="float">
            <text:p>277376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0-01-01T00:00:00</text:p>
          </table:table-cell>
          <table:table-cell office:value-type="float" office:value="2774129.5" calcext:value-type="float">
            <text:p>2774129.5</text:p>
          </table:table-cell>
          <table:table-cell office:value-type="string" calcext:value-type="string">
            <text:p>2883-03-20T00:00:00</text:p>
          </table:table-cell>
          <table:table-cell office:value-type="float" office:value="2774130.5" calcext:value-type="float">
            <text:p>277413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1-01-01T00:00:00</text:p>
          </table:table-cell>
          <table:table-cell office:value-type="float" office:value="2774495.5" calcext:value-type="float">
            <text:p>2774495.5</text:p>
          </table:table-cell>
          <table:table-cell office:value-type="string" calcext:value-type="string">
            <text:p>2884-03-20T00:00:00</text:p>
          </table:table-cell>
          <table:table-cell office:value-type="float" office:value="2774496.5" calcext:value-type="float">
            <text:p>277449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2-01-01T00:00:00</text:p>
          </table:table-cell>
          <table:table-cell office:value-type="float" office:value="2774860.5" calcext:value-type="float">
            <text:p>2774860.5</text:p>
          </table:table-cell>
          <table:table-cell office:value-type="string" calcext:value-type="string">
            <text:p>2885-03-20T00:00:00</text:p>
          </table:table-cell>
          <table:table-cell office:value-type="float" office:value="2774861.5" calcext:value-type="float">
            <text:p>277486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3-01-01T00:00:00</text:p>
          </table:table-cell>
          <table:table-cell office:value-type="float" office:value="2775225.5" calcext:value-type="float">
            <text:p>2775225.5</text:p>
          </table:table-cell>
          <table:table-cell office:value-type="string" calcext:value-type="string">
            <text:p>2886-03-20T00:00:00</text:p>
          </table:table-cell>
          <table:table-cell office:value-type="float" office:value="2775226.5" calcext:value-type="float">
            <text:p>277522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4-01-01T00:00:00</text:p>
          </table:table-cell>
          <table:table-cell office:value-type="float" office:value="2775590.5" calcext:value-type="float">
            <text:p>2775590.5</text:p>
          </table:table-cell>
          <table:table-cell office:value-type="string" calcext:value-type="string">
            <text:p>2887-03-20T00:00:00</text:p>
          </table:table-cell>
          <table:table-cell office:value-type="float" office:value="2775591.5" calcext:value-type="float">
            <text:p>277559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5-01-01T00:00:00</text:p>
          </table:table-cell>
          <table:table-cell office:value-type="float" office:value="2775956.5" calcext:value-type="float">
            <text:p>2775956.5</text:p>
          </table:table-cell>
          <table:table-cell office:value-type="string" calcext:value-type="string">
            <text:p>2888-03-20T00:00:00</text:p>
          </table:table-cell>
          <table:table-cell office:value-type="float" office:value="2775957.5" calcext:value-type="float">
            <text:p>277595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6-01-01T00:00:00</text:p>
          </table:table-cell>
          <table:table-cell office:value-type="float" office:value="2776321.5" calcext:value-type="float">
            <text:p>2776321.5</text:p>
          </table:table-cell>
          <table:table-cell office:value-type="string" calcext:value-type="string">
            <text:p>2889-03-20T00:00:00</text:p>
          </table:table-cell>
          <table:table-cell office:value-type="float" office:value="2776322.5" calcext:value-type="float">
            <text:p>277632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7-01-01T00:00:00</text:p>
          </table:table-cell>
          <table:table-cell office:value-type="float" office:value="2776686.5" calcext:value-type="float">
            <text:p>2776686.5</text:p>
          </table:table-cell>
          <table:table-cell office:value-type="string" calcext:value-type="string">
            <text:p>2890-03-20T00:00:00</text:p>
          </table:table-cell>
          <table:table-cell office:value-type="float" office:value="2776687.5" calcext:value-type="float">
            <text:p>277668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8-01-01T00:00:00</text:p>
          </table:table-cell>
          <table:table-cell office:value-type="float" office:value="2777051.5" calcext:value-type="float">
            <text:p>2777051.5</text:p>
          </table:table-cell>
          <table:table-cell office:value-type="string" calcext:value-type="string">
            <text:p>2891-03-20T00:00:00</text:p>
          </table:table-cell>
          <table:table-cell office:value-type="float" office:value="2777052.5" calcext:value-type="float">
            <text:p>277705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49-01-01T00:00:00</text:p>
          </table:table-cell>
          <table:table-cell office:value-type="float" office:value="2777417.5" calcext:value-type="float">
            <text:p>2777417.5</text:p>
          </table:table-cell>
          <table:table-cell office:value-type="string" calcext:value-type="string">
            <text:p>2892-03-19T00:00:00</text:p>
          </table:table-cell>
          <table:table-cell office:value-type="float" office:value="2777417.5" calcext:value-type="float">
            <text:p>277741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0-01-01T00:00:00</text:p>
          </table:table-cell>
          <table:table-cell office:value-type="float" office:value="2777782.5" calcext:value-type="float">
            <text:p>2777782.5</text:p>
          </table:table-cell>
          <table:table-cell office:value-type="string" calcext:value-type="string">
            <text:p>2893-03-20T00:00:00</text:p>
          </table:table-cell>
          <table:table-cell office:value-type="float" office:value="2777783.5" calcext:value-type="float">
            <text:p>277778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1-01-01T00:00:00</text:p>
          </table:table-cell>
          <table:table-cell office:value-type="float" office:value="2778147.5" calcext:value-type="float">
            <text:p>2778147.5</text:p>
          </table:table-cell>
          <table:table-cell office:value-type="string" calcext:value-type="string">
            <text:p>2894-03-20T00:00:00</text:p>
          </table:table-cell>
          <table:table-cell office:value-type="float" office:value="2778148.5" calcext:value-type="float">
            <text:p>277814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2-01-01T00:00:00</text:p>
          </table:table-cell>
          <table:table-cell office:value-type="float" office:value="2778512.5" calcext:value-type="float">
            <text:p>2778512.5</text:p>
          </table:table-cell>
          <table:table-cell office:value-type="string" calcext:value-type="string">
            <text:p>2895-03-20T00:00:00</text:p>
          </table:table-cell>
          <table:table-cell office:value-type="float" office:value="2778513.5" calcext:value-type="float">
            <text:p>277851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3-01-01T00:00:00</text:p>
          </table:table-cell>
          <table:table-cell office:value-type="float" office:value="2778878.5" calcext:value-type="float">
            <text:p>2778878.5</text:p>
          </table:table-cell>
          <table:table-cell office:value-type="string" calcext:value-type="string">
            <text:p>2896-03-19T00:00:00</text:p>
          </table:table-cell>
          <table:table-cell office:value-type="float" office:value="2778878.5" calcext:value-type="float">
            <text:p>27788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4-01-01T00:00:00</text:p>
          </table:table-cell>
          <table:table-cell office:value-type="float" office:value="2779243.5" calcext:value-type="float">
            <text:p>2779243.5</text:p>
          </table:table-cell>
          <table:table-cell office:value-type="string" calcext:value-type="string">
            <text:p>2897-03-20T00:00:00</text:p>
          </table:table-cell>
          <table:table-cell office:value-type="float" office:value="2779244.5" calcext:value-type="float">
            <text:p>277924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5-01-01T00:00:00</text:p>
          </table:table-cell>
          <table:table-cell office:value-type="float" office:value="2779608.5" calcext:value-type="float">
            <text:p>2779608.5</text:p>
          </table:table-cell>
          <table:table-cell office:value-type="string" calcext:value-type="string">
            <text:p>2898-03-20T00:00:00</text:p>
          </table:table-cell>
          <table:table-cell office:value-type="float" office:value="2779609.5" calcext:value-type="float">
            <text:p>277960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6-01-01T00:00:00</text:p>
          </table:table-cell>
          <table:table-cell office:value-type="float" office:value="2779973.5" calcext:value-type="float">
            <text:p>2779973.5</text:p>
          </table:table-cell>
          <table:table-cell office:value-type="string" calcext:value-type="string">
            <text:p>2899-03-20T00:00:00</text:p>
          </table:table-cell>
          <table:table-cell office:value-type="float" office:value="2779974.5" calcext:value-type="float">
            <text:p>277997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7-01-01T00:00:00</text:p>
          </table:table-cell>
          <table:table-cell office:value-type="float" office:value="2780339.5" calcext:value-type="float">
            <text:p>2780339.5</text:p>
          </table:table-cell>
          <table:table-cell office:value-type="string" calcext:value-type="string">
            <text:p>2900-03-20T00:00:00</text:p>
          </table:table-cell>
          <table:table-cell office:value-type="float" office:value="2780339.5" calcext:value-type="float">
            <text:p>27803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8-01-01T00:00:00</text:p>
          </table:table-cell>
          <table:table-cell office:value-type="float" office:value="2780704.5" calcext:value-type="float">
            <text:p>2780704.5</text:p>
          </table:table-cell>
          <table:table-cell office:value-type="string" calcext:value-type="string">
            <text:p>2901-03-21T00:00:00</text:p>
          </table:table-cell>
          <table:table-cell office:value-type="float" office:value="2780705.5" calcext:value-type="float">
            <text:p>278070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59-01-01T00:00:00</text:p>
          </table:table-cell>
          <table:table-cell office:value-type="float" office:value="2781069.5" calcext:value-type="float">
            <text:p>2781069.5</text:p>
          </table:table-cell>
          <table:table-cell office:value-type="string" calcext:value-type="string">
            <text:p>2902-03-21T00:00:00</text:p>
          </table:table-cell>
          <table:table-cell office:value-type="float" office:value="2781070.5" calcext:value-type="float">
            <text:p>278107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0-01-01T00:00:00</text:p>
          </table:table-cell>
          <table:table-cell office:value-type="float" office:value="2781434.5" calcext:value-type="float">
            <text:p>2781434.5</text:p>
          </table:table-cell>
          <table:table-cell office:value-type="string" calcext:value-type="string">
            <text:p>2903-03-21T00:00:00</text:p>
          </table:table-cell>
          <table:table-cell office:value-type="float" office:value="2781435.5" calcext:value-type="float">
            <text:p>278143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1-01-01T00:00:00</text:p>
          </table:table-cell>
          <table:table-cell office:value-type="float" office:value="2781800.5" calcext:value-type="float">
            <text:p>2781800.5</text:p>
          </table:table-cell>
          <table:table-cell office:value-type="string" calcext:value-type="string">
            <text:p>2904-03-20T00:00:00</text:p>
          </table:table-cell>
          <table:table-cell office:value-type="float" office:value="2781800.5" calcext:value-type="float">
            <text:p>278180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2-01-01T00:00:00</text:p>
          </table:table-cell>
          <table:table-cell office:value-type="float" office:value="2782165.5" calcext:value-type="float">
            <text:p>2782165.5</text:p>
          </table:table-cell>
          <table:table-cell office:value-type="string" calcext:value-type="string">
            <text:p>2905-03-21T00:00:00</text:p>
          </table:table-cell>
          <table:table-cell office:value-type="float" office:value="2782166.5" calcext:value-type="float">
            <text:p>278216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3-01-01T00:00:00</text:p>
          </table:table-cell>
          <table:table-cell office:value-type="float" office:value="2782530.5" calcext:value-type="float">
            <text:p>2782530.5</text:p>
          </table:table-cell>
          <table:table-cell office:value-type="string" calcext:value-type="string">
            <text:p>2906-03-21T00:00:00</text:p>
          </table:table-cell>
          <table:table-cell office:value-type="float" office:value="2782531.5" calcext:value-type="float">
            <text:p>278253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4-01-01T00:00:00</text:p>
          </table:table-cell>
          <table:table-cell office:value-type="float" office:value="2782895.5" calcext:value-type="float">
            <text:p>2782895.5</text:p>
          </table:table-cell>
          <table:table-cell office:value-type="string" calcext:value-type="string">
            <text:p>2907-03-21T00:00:00</text:p>
          </table:table-cell>
          <table:table-cell office:value-type="float" office:value="2782896.5" calcext:value-type="float">
            <text:p>278289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5-01-01T00:00:00</text:p>
          </table:table-cell>
          <table:table-cell office:value-type="float" office:value="2783261.5" calcext:value-type="float">
            <text:p>2783261.5</text:p>
          </table:table-cell>
          <table:table-cell office:value-type="string" calcext:value-type="string">
            <text:p>2908-03-20T00:00:00</text:p>
          </table:table-cell>
          <table:table-cell office:value-type="float" office:value="2783261.5" calcext:value-type="float">
            <text:p>278326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6-01-01T00:00:00</text:p>
          </table:table-cell>
          <table:table-cell office:value-type="float" office:value="2783626.5" calcext:value-type="float">
            <text:p>2783626.5</text:p>
          </table:table-cell>
          <table:table-cell office:value-type="string" calcext:value-type="string">
            <text:p>2909-03-21T00:00:00</text:p>
          </table:table-cell>
          <table:table-cell office:value-type="float" office:value="2783627.5" calcext:value-type="float">
            <text:p>278362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7-01-01T00:00:00</text:p>
          </table:table-cell>
          <table:table-cell office:value-type="float" office:value="2783991.5" calcext:value-type="float">
            <text:p>2783991.5</text:p>
          </table:table-cell>
          <table:table-cell office:value-type="string" calcext:value-type="string">
            <text:p>2910-03-21T00:00:00</text:p>
          </table:table-cell>
          <table:table-cell office:value-type="float" office:value="2783992.5" calcext:value-type="float">
            <text:p>278399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8-01-01T00:00:00</text:p>
          </table:table-cell>
          <table:table-cell office:value-type="float" office:value="2784356.5" calcext:value-type="float">
            <text:p>2784356.5</text:p>
          </table:table-cell>
          <table:table-cell office:value-type="string" calcext:value-type="string">
            <text:p>2911-03-21T00:00:00</text:p>
          </table:table-cell>
          <table:table-cell office:value-type="float" office:value="2784357.5" calcext:value-type="float">
            <text:p>2784357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69-01-01T00:00:00</text:p>
          </table:table-cell>
          <table:table-cell office:value-type="float" office:value="2784722.5" calcext:value-type="float">
            <text:p>2784722.5</text:p>
          </table:table-cell>
          <table:table-cell office:value-type="string" calcext:value-type="string">
            <text:p>2912-03-20T00:00:00</text:p>
          </table:table-cell>
          <table:table-cell office:value-type="float" office:value="2784722.5" calcext:value-type="float">
            <text:p>278472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0-01-01T00:00:00</text:p>
          </table:table-cell>
          <table:table-cell office:value-type="float" office:value="2785087.5" calcext:value-type="float">
            <text:p>2785087.5</text:p>
          </table:table-cell>
          <table:table-cell office:value-type="string" calcext:value-type="string">
            <text:p>2913-03-21T00:00:00</text:p>
          </table:table-cell>
          <table:table-cell office:value-type="float" office:value="2785088.5" calcext:value-type="float">
            <text:p>278508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1-01-01T00:00:00</text:p>
          </table:table-cell>
          <table:table-cell office:value-type="float" office:value="2785452.5" calcext:value-type="float">
            <text:p>2785452.5</text:p>
          </table:table-cell>
          <table:table-cell office:value-type="string" calcext:value-type="string">
            <text:p>2914-03-21T00:00:00</text:p>
          </table:table-cell>
          <table:table-cell office:value-type="float" office:value="2785453.5" calcext:value-type="float">
            <text:p>2785453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2-01-01T00:00:00</text:p>
          </table:table-cell>
          <table:table-cell office:value-type="float" office:value="2785817.5" calcext:value-type="float">
            <text:p>2785817.5</text:p>
          </table:table-cell>
          <table:table-cell office:value-type="string" calcext:value-type="string">
            <text:p>2915-03-21T00:00:00</text:p>
          </table:table-cell>
          <table:table-cell office:value-type="float" office:value="2785818.5" calcext:value-type="float">
            <text:p>278581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3-01-01T00:00:00</text:p>
          </table:table-cell>
          <table:table-cell office:value-type="float" office:value="2786183.5" calcext:value-type="float">
            <text:p>2786183.5</text:p>
          </table:table-cell>
          <table:table-cell office:value-type="string" calcext:value-type="string">
            <text:p>2916-03-20T00:00:00</text:p>
          </table:table-cell>
          <table:table-cell office:value-type="float" office:value="2786183.5" calcext:value-type="float">
            <text:p>27861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4-01-01T00:00:00</text:p>
          </table:table-cell>
          <table:table-cell office:value-type="float" office:value="2786548.5" calcext:value-type="float">
            <text:p>2786548.5</text:p>
          </table:table-cell>
          <table:table-cell office:value-type="string" calcext:value-type="string">
            <text:p>2917-03-21T00:00:00</text:p>
          </table:table-cell>
          <table:table-cell office:value-type="float" office:value="2786549.5" calcext:value-type="float">
            <text:p>278654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5-01-01T00:00:00</text:p>
          </table:table-cell>
          <table:table-cell office:value-type="float" office:value="2786913.5" calcext:value-type="float">
            <text:p>2786913.5</text:p>
          </table:table-cell>
          <table:table-cell office:value-type="string" calcext:value-type="string">
            <text:p>2918-03-21T00:00:00</text:p>
          </table:table-cell>
          <table:table-cell office:value-type="float" office:value="2786914.5" calcext:value-type="float">
            <text:p>278691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6-01-01T00:00:00</text:p>
          </table:table-cell>
          <table:table-cell office:value-type="float" office:value="2787278.5" calcext:value-type="float">
            <text:p>2787278.5</text:p>
          </table:table-cell>
          <table:table-cell office:value-type="string" calcext:value-type="string">
            <text:p>2919-03-21T00:00:00</text:p>
          </table:table-cell>
          <table:table-cell office:value-type="float" office:value="2787279.5" calcext:value-type="float">
            <text:p>2787279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7-01-01T00:00:00</text:p>
          </table:table-cell>
          <table:table-cell office:value-type="float" office:value="2787644.5" calcext:value-type="float">
            <text:p>2787644.5</text:p>
          </table:table-cell>
          <table:table-cell office:value-type="string" calcext:value-type="string">
            <text:p>2920-03-20T00:00:00</text:p>
          </table:table-cell>
          <table:table-cell office:value-type="float" office:value="2787644.5" calcext:value-type="float">
            <text:p>278764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8-01-01T00:00:00</text:p>
          </table:table-cell>
          <table:table-cell office:value-type="float" office:value="2788009.5" calcext:value-type="float">
            <text:p>2788009.5</text:p>
          </table:table-cell>
          <table:table-cell office:value-type="string" calcext:value-type="string">
            <text:p>2921-03-21T00:00:00</text:p>
          </table:table-cell>
          <table:table-cell office:value-type="float" office:value="2788010.5" calcext:value-type="float">
            <text:p>278801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79-01-01T00:00:00</text:p>
          </table:table-cell>
          <table:table-cell office:value-type="float" office:value="2788374.5" calcext:value-type="float">
            <text:p>2788374.5</text:p>
          </table:table-cell>
          <table:table-cell office:value-type="string" calcext:value-type="string">
            <text:p>2922-03-21T00:00:00</text:p>
          </table:table-cell>
          <table:table-cell office:value-type="float" office:value="2788375.5" calcext:value-type="float">
            <text:p>278837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0-01-01T00:00:00</text:p>
          </table:table-cell>
          <table:table-cell office:value-type="float" office:value="2788739.5" calcext:value-type="float">
            <text:p>2788739.5</text:p>
          </table:table-cell>
          <table:table-cell office:value-type="string" calcext:value-type="string">
            <text:p>2923-03-21T00:00:00</text:p>
          </table:table-cell>
          <table:table-cell office:value-type="float" office:value="2788740.5" calcext:value-type="float">
            <text:p>278874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1-01-01T00:00:00</text:p>
          </table:table-cell>
          <table:table-cell office:value-type="float" office:value="2789105.5" calcext:value-type="float">
            <text:p>2789105.5</text:p>
          </table:table-cell>
          <table:table-cell office:value-type="string" calcext:value-type="string">
            <text:p>2924-03-20T00:00:00</text:p>
          </table:table-cell>
          <table:table-cell office:value-type="float" office:value="2789105.5" calcext:value-type="float">
            <text:p>278910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82-01-01T00:00:00</text:p>
          </table:table-cell>
          <table:table-cell office:value-type="float" office:value="2789470.5" calcext:value-type="float">
            <text:p>2789470.5</text:p>
          </table:table-cell>
          <table:table-cell office:value-type="string" calcext:value-type="string">
            <text:p>2925-03-20T00:00:00</text:p>
          </table:table-cell>
          <table:table-cell office:value-type="float" office:value="2789470.5" calcext:value-type="float">
            <text:p>278947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83-01-01T00:00:00</text:p>
          </table:table-cell>
          <table:table-cell office:value-type="float" office:value="2789835.5" calcext:value-type="float">
            <text:p>2789835.5</text:p>
          </table:table-cell>
          <table:table-cell office:value-type="string" calcext:value-type="string">
            <text:p>2926-03-21T00:00:00</text:p>
          </table:table-cell>
          <table:table-cell office:value-type="float" office:value="2789836.5" calcext:value-type="float">
            <text:p>2789836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84-01-01T00:00:00</text:p>
          </table:table-cell>
          <table:table-cell office:value-type="float" office:value="2790200.5" calcext:value-type="float">
            <text:p>2790200.5</text:p>
          </table:table-cell>
          <table:table-cell office:value-type="string" calcext:value-type="string">
            <text:p>2927-03-21T00:00:00</text:p>
          </table:table-cell>
          <table:table-cell office:value-type="float" office:value="2790201.5" calcext:value-type="float">
            <text:p>2790201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85-01-01T00:00:00</text:p>
          </table:table-cell>
          <table:table-cell office:value-type="float" office:value="2790566.5" calcext:value-type="float">
            <text:p>2790566.5</text:p>
          </table:table-cell>
          <table:table-cell office:value-type="string" calcext:value-type="string">
            <text:p>2928-03-20T00:00:00</text:p>
          </table:table-cell>
          <table:table-cell office:value-type="float" office:value="2790566.5" calcext:value-type="float">
            <text:p>2790566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86-01-01T00:00:00</text:p>
          </table:table-cell>
          <table:table-cell office:value-type="float" office:value="2790931.5" calcext:value-type="float">
            <text:p>2790931.5</text:p>
          </table:table-cell>
          <table:table-cell office:value-type="string" calcext:value-type="string">
            <text:p>2929-03-20T00:00:00</text:p>
          </table:table-cell>
          <table:table-cell office:value-type="float" office:value="2790931.5" calcext:value-type="float">
            <text:p>2790931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87-01-01T00:00:00</text:p>
          </table:table-cell>
          <table:table-cell office:value-type="float" office:value="2791296.5" calcext:value-type="float">
            <text:p>2791296.5</text:p>
          </table:table-cell>
          <table:table-cell office:value-type="string" calcext:value-type="string">
            <text:p>2930-03-21T00:00:00</text:p>
          </table:table-cell>
          <table:table-cell office:value-type="float" office:value="2791297.5" calcext:value-type="float">
            <text:p>2791297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88-01-01T00:00:00</text:p>
          </table:table-cell>
          <table:table-cell office:value-type="float" office:value="2791661.5" calcext:value-type="float">
            <text:p>2791661.5</text:p>
          </table:table-cell>
          <table:table-cell office:value-type="string" calcext:value-type="string">
            <text:p>2931-03-21T00:00:00</text:p>
          </table:table-cell>
          <table:table-cell office:value-type="float" office:value="2791662.5" calcext:value-type="float">
            <text:p>2791662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89-01-01T00:00:00</text:p>
          </table:table-cell>
          <table:table-cell office:value-type="float" office:value="2792027.5" calcext:value-type="float">
            <text:p>2792027.5</text:p>
          </table:table-cell>
          <table:table-cell office:value-type="string" calcext:value-type="string">
            <text:p>2932-03-20T00:00:00</text:p>
          </table:table-cell>
          <table:table-cell office:value-type="float" office:value="2792027.5" calcext:value-type="float">
            <text:p>2792027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90-01-01T00:00:00</text:p>
          </table:table-cell>
          <table:table-cell office:value-type="float" office:value="2792392.5" calcext:value-type="float">
            <text:p>2792392.5</text:p>
          </table:table-cell>
          <table:table-cell office:value-type="string" calcext:value-type="string">
            <text:p>2933-03-20T00:00:00</text:p>
          </table:table-cell>
          <table:table-cell office:value-type="float" office:value="2792392.5" calcext:value-type="float">
            <text:p>2792392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91-01-01T00:00:00</text:p>
          </table:table-cell>
          <table:table-cell office:value-type="float" office:value="2792757.5" calcext:value-type="float">
            <text:p>2792757.5</text:p>
          </table:table-cell>
          <table:table-cell office:value-type="string" calcext:value-type="string">
            <text:p>2934-03-21T00:00:00</text:p>
          </table:table-cell>
          <table:table-cell office:value-type="float" office:value="2792758.5" calcext:value-type="float">
            <text:p>2792758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92-01-01T00:00:00</text:p>
          </table:table-cell>
          <table:table-cell office:value-type="float" office:value="2793122.5" calcext:value-type="float">
            <text:p>2793122.5</text:p>
          </table:table-cell>
          <table:table-cell office:value-type="string" calcext:value-type="string">
            <text:p>2935-03-21T00:00:00</text:p>
          </table:table-cell>
          <table:table-cell office:value-type="float" office:value="2793123.5" calcext:value-type="float">
            <text:p>2793123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93-01-01T00:00:00</text:p>
          </table:table-cell>
          <table:table-cell office:value-type="float" office:value="2793488.5" calcext:value-type="float">
            <text:p>2793488.5</text:p>
          </table:table-cell>
          <table:table-cell office:value-type="string" calcext:value-type="string">
            <text:p>2936-03-20T00:00:00</text:p>
          </table:table-cell>
          <table:table-cell office:value-type="float" office:value="2793488.5" calcext:value-type="float">
            <text:p>2793488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94-01-01T00:00:00</text:p>
          </table:table-cell>
          <table:table-cell office:value-type="float" office:value="2793853.5" calcext:value-type="float">
            <text:p>2793853.5</text:p>
          </table:table-cell>
          <table:table-cell office:value-type="string" calcext:value-type="string">
            <text:p>2937-03-20T00:00:00</text:p>
          </table:table-cell>
          <table:table-cell office:value-type="float" office:value="2793853.5" calcext:value-type="float">
            <text:p>2793853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95-01-01T00:00:00</text:p>
          </table:table-cell>
          <table:table-cell office:value-type="float" office:value="2794218.5" calcext:value-type="float">
            <text:p>2794218.5</text:p>
          </table:table-cell>
          <table:table-cell office:value-type="string" calcext:value-type="string">
            <text:p>2938-03-21T00:00:00</text:p>
          </table:table-cell>
          <table:table-cell office:value-type="float" office:value="2794219.5" calcext:value-type="float">
            <text:p>2794219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96-01-01T00:00:00</text:p>
          </table:table-cell>
          <table:table-cell office:value-type="float" office:value="2794583.5" calcext:value-type="float">
            <text:p>2794583.5</text:p>
          </table:table-cell>
          <table:table-cell office:value-type="string" calcext:value-type="string">
            <text:p>2939-03-21T00:00:00</text:p>
          </table:table-cell>
          <table:table-cell office:value-type="float" office:value="2794584.5" calcext:value-type="float">
            <text:p>2794584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97-01-01T00:00:00</text:p>
          </table:table-cell>
          <table:table-cell office:value-type="float" office:value="2794949.5" calcext:value-type="float">
            <text:p>2794949.5</text:p>
          </table:table-cell>
          <table:table-cell office:value-type="string" calcext:value-type="string">
            <text:p>2940-03-20T00:00:00</text:p>
          </table:table-cell>
          <table:table-cell office:value-type="float" office:value="2794949.5" calcext:value-type="float">
            <text:p>2794949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98-01-01T00:00:00</text:p>
          </table:table-cell>
          <table:table-cell office:value-type="float" office:value="2795314.5" calcext:value-type="float">
            <text:p>2795314.5</text:p>
          </table:table-cell>
          <table:table-cell office:value-type="string" calcext:value-type="string">
            <text:p>2941-03-20T00:00:00</text:p>
          </table:table-cell>
          <table:table-cell office:value-type="float" office:value="2795314.5" calcext:value-type="float">
            <text:p>2795314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099-01-01T00:00:00</text:p>
          </table:table-cell>
          <table:table-cell office:value-type="float" office:value="2795679.5" calcext:value-type="float">
            <text:p>2795679.5</text:p>
          </table:table-cell>
          <table:table-cell office:value-type="string" calcext:value-type="string">
            <text:p>2942-03-21T00:00:00</text:p>
          </table:table-cell>
          <table:table-cell office:value-type="float" office:value="2795680.5" calcext:value-type="float">
            <text:p>2795680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00-01-01T00:00:00</text:p>
          </table:table-cell>
          <table:table-cell office:value-type="float" office:value="2796044.5" calcext:value-type="float">
            <text:p>2796044.5</text:p>
          </table:table-cell>
          <table:table-cell office:value-type="string" calcext:value-type="string">
            <text:p>2943-03-21T00:00:00</text:p>
          </table:table-cell>
          <table:table-cell office:value-type="float" office:value="2796045.5" calcext:value-type="float">
            <text:p>2796045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01-01-01T00:00:00</text:p>
          </table:table-cell>
          <table:table-cell office:value-type="float" office:value="2796410.5" calcext:value-type="float">
            <text:p>2796410.5</text:p>
          </table:table-cell>
          <table:table-cell office:value-type="string" calcext:value-type="string">
            <text:p>2944-03-20T00:00:00</text:p>
          </table:table-cell>
          <table:table-cell office:value-type="float" office:value="2796410.5" calcext:value-type="float">
            <text:p>279641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02-01-01T00:00:00</text:p>
          </table:table-cell>
          <table:table-cell office:value-type="float" office:value="2796775.5" calcext:value-type="float">
            <text:p>2796775.5</text:p>
          </table:table-cell>
          <table:table-cell office:value-type="string" calcext:value-type="string">
            <text:p>2945-03-20T00:00:00</text:p>
          </table:table-cell>
          <table:table-cell office:value-type="float" office:value="2796775.5" calcext:value-type="float">
            <text:p>2796775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03-01-01T00:00:00</text:p>
          </table:table-cell>
          <table:table-cell office:value-type="float" office:value="2797140.5" calcext:value-type="float">
            <text:p>2797140.5</text:p>
          </table:table-cell>
          <table:table-cell office:value-type="string" calcext:value-type="string">
            <text:p>2946-03-21T00:00:00</text:p>
          </table:table-cell>
          <table:table-cell office:value-type="float" office:value="2797141.5" calcext:value-type="float">
            <text:p>2797141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04-01-01T00:00:00</text:p>
          </table:table-cell>
          <table:table-cell office:value-type="float" office:value="2797505.5" calcext:value-type="float">
            <text:p>2797505.5</text:p>
          </table:table-cell>
          <table:table-cell office:value-type="string" calcext:value-type="string">
            <text:p>2947-03-21T00:00:00</text:p>
          </table:table-cell>
          <table:table-cell office:value-type="float" office:value="2797506.5" calcext:value-type="float">
            <text:p>2797506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05-01-01T00:00:00</text:p>
          </table:table-cell>
          <table:table-cell office:value-type="float" office:value="2797871.5" calcext:value-type="float">
            <text:p>2797871.5</text:p>
          </table:table-cell>
          <table:table-cell office:value-type="string" calcext:value-type="string">
            <text:p>2948-03-20T00:00:00</text:p>
          </table:table-cell>
          <table:table-cell office:value-type="float" office:value="2797871.5" calcext:value-type="float">
            <text:p>2797871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06-01-01T00:00:00</text:p>
          </table:table-cell>
          <table:table-cell office:value-type="float" office:value="2798236.5" calcext:value-type="float">
            <text:p>2798236.5</text:p>
          </table:table-cell>
          <table:table-cell office:value-type="string" calcext:value-type="string">
            <text:p>2949-03-20T00:00:00</text:p>
          </table:table-cell>
          <table:table-cell office:value-type="float" office:value="2798236.5" calcext:value-type="float">
            <text:p>2798236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07-01-01T00:00:00</text:p>
          </table:table-cell>
          <table:table-cell office:value-type="float" office:value="2798601.5" calcext:value-type="float">
            <text:p>2798601.5</text:p>
          </table:table-cell>
          <table:table-cell office:value-type="string" calcext:value-type="string">
            <text:p>2950-03-21T00:00:00</text:p>
          </table:table-cell>
          <table:table-cell office:value-type="float" office:value="2798602.5" calcext:value-type="float">
            <text:p>2798602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08-01-01T00:00:00</text:p>
          </table:table-cell>
          <table:table-cell office:value-type="float" office:value="2798966.5" calcext:value-type="float">
            <text:p>2798966.5</text:p>
          </table:table-cell>
          <table:table-cell office:value-type="string" calcext:value-type="string">
            <text:p>2951-03-21T00:00:00</text:p>
          </table:table-cell>
          <table:table-cell office:value-type="float" office:value="2798967.5" calcext:value-type="float">
            <text:p>2798967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09-01-01T00:00:00</text:p>
          </table:table-cell>
          <table:table-cell office:value-type="float" office:value="2799332.5" calcext:value-type="float">
            <text:p>2799332.5</text:p>
          </table:table-cell>
          <table:table-cell office:value-type="string" calcext:value-type="string">
            <text:p>2952-03-20T00:00:00</text:p>
          </table:table-cell>
          <table:table-cell office:value-type="float" office:value="2799332.5" calcext:value-type="float">
            <text:p>2799332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10-01-01T00:00:00</text:p>
          </table:table-cell>
          <table:table-cell office:value-type="float" office:value="2799697.5" calcext:value-type="float">
            <text:p>2799697.5</text:p>
          </table:table-cell>
          <table:table-cell office:value-type="string" calcext:value-type="string">
            <text:p>2953-03-20T00:00:00</text:p>
          </table:table-cell>
          <table:table-cell office:value-type="float" office:value="2799697.5" calcext:value-type="float">
            <text:p>2799697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11-01-01T00:00:00</text:p>
          </table:table-cell>
          <table:table-cell office:value-type="float" office:value="2800062.5" calcext:value-type="float">
            <text:p>2800062.5</text:p>
          </table:table-cell>
          <table:table-cell office:value-type="string" calcext:value-type="string">
            <text:p>2954-03-21T00:00:00</text:p>
          </table:table-cell>
          <table:table-cell office:value-type="float" office:value="2800063.5" calcext:value-type="float">
            <text:p>2800063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12-01-01T00:00:00</text:p>
          </table:table-cell>
          <table:table-cell office:value-type="float" office:value="2800427.5" calcext:value-type="float">
            <text:p>2800427.5</text:p>
          </table:table-cell>
          <table:table-cell office:value-type="string" calcext:value-type="string">
            <text:p>2955-03-21T00:00:00</text:p>
          </table:table-cell>
          <table:table-cell office:value-type="float" office:value="2800428.5" calcext:value-type="float">
            <text:p>2800428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13-01-01T00:00:00</text:p>
          </table:table-cell>
          <table:table-cell office:value-type="float" office:value="2800793.5" calcext:value-type="float">
            <text:p>2800793.5</text:p>
          </table:table-cell>
          <table:table-cell office:value-type="string" calcext:value-type="string">
            <text:p>2956-03-20T00:00:00</text:p>
          </table:table-cell>
          <table:table-cell office:value-type="float" office:value="2800793.5" calcext:value-type="float">
            <text:p>2800793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14-01-01T00:00:00</text:p>
          </table:table-cell>
          <table:table-cell office:value-type="float" office:value="2801158.5" calcext:value-type="float">
            <text:p>2801158.5</text:p>
          </table:table-cell>
          <table:table-cell office:value-type="string" calcext:value-type="string">
            <text:p>2957-03-20T00:00:00</text:p>
          </table:table-cell>
          <table:table-cell office:value-type="float" office:value="2801158.5" calcext:value-type="float">
            <text:p>2801158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15-01-01T00:00:00</text:p>
          </table:table-cell>
          <table:table-cell office:value-type="float" office:value="2801523.5" calcext:value-type="float">
            <text:p>2801523.5</text:p>
          </table:table-cell>
          <table:table-cell office:value-type="string" calcext:value-type="string">
            <text:p>2958-03-20T00:00:00</text:p>
          </table:table-cell>
          <table:table-cell office:value-type="float" office:value="2801523.5" calcext:value-type="float">
            <text:p>2801523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16-01-01T00:00:00</text:p>
          </table:table-cell>
          <table:table-cell office:value-type="float" office:value="2801888.5" calcext:value-type="float">
            <text:p>2801888.5</text:p>
          </table:table-cell>
          <table:table-cell office:value-type="string" calcext:value-type="string">
            <text:p>2959-03-21T00:00:00</text:p>
          </table:table-cell>
          <table:table-cell office:value-type="float" office:value="2801889.5" calcext:value-type="float">
            <text:p>2801889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17-01-01T00:00:00</text:p>
          </table:table-cell>
          <table:table-cell office:value-type="float" office:value="2802254.5" calcext:value-type="float">
            <text:p>2802254.5</text:p>
          </table:table-cell>
          <table:table-cell office:value-type="string" calcext:value-type="string">
            <text:p>2960-03-20T00:00:00</text:p>
          </table:table-cell>
          <table:table-cell office:value-type="float" office:value="2802254.5" calcext:value-type="float">
            <text:p>2802254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18-01-01T00:00:00</text:p>
          </table:table-cell>
          <table:table-cell office:value-type="float" office:value="2802619.5" calcext:value-type="float">
            <text:p>2802619.5</text:p>
          </table:table-cell>
          <table:table-cell office:value-type="string" calcext:value-type="string">
            <text:p>2961-03-20T00:00:00</text:p>
          </table:table-cell>
          <table:table-cell office:value-type="float" office:value="2802619.5" calcext:value-type="float">
            <text:p>2802619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19-01-01T00:00:00</text:p>
          </table:table-cell>
          <table:table-cell office:value-type="float" office:value="2802984.5" calcext:value-type="float">
            <text:p>2802984.5</text:p>
          </table:table-cell>
          <table:table-cell office:value-type="string" calcext:value-type="string">
            <text:p>2962-03-20T00:00:00</text:p>
          </table:table-cell>
          <table:table-cell office:value-type="float" office:value="2802984.5" calcext:value-type="float">
            <text:p>2802984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20-01-01T00:00:00</text:p>
          </table:table-cell>
          <table:table-cell office:value-type="float" office:value="2803349.5" calcext:value-type="float">
            <text:p>2803349.5</text:p>
          </table:table-cell>
          <table:table-cell office:value-type="string" calcext:value-type="string">
            <text:p>2963-03-21T00:00:00</text:p>
          </table:table-cell>
          <table:table-cell office:value-type="float" office:value="2803350.5" calcext:value-type="float">
            <text:p>2803350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21-01-01T00:00:00</text:p>
          </table:table-cell>
          <table:table-cell office:value-type="float" office:value="2803715.5" calcext:value-type="float">
            <text:p>2803715.5</text:p>
          </table:table-cell>
          <table:table-cell office:value-type="string" calcext:value-type="string">
            <text:p>2964-03-20T00:00:00</text:p>
          </table:table-cell>
          <table:table-cell office:value-type="float" office:value="2803715.5" calcext:value-type="float">
            <text:p>2803715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22-01-01T00:00:00</text:p>
          </table:table-cell>
          <table:table-cell office:value-type="float" office:value="2804080.5" calcext:value-type="float">
            <text:p>2804080.5</text:p>
          </table:table-cell>
          <table:table-cell office:value-type="string" calcext:value-type="string">
            <text:p>2965-03-20T00:00:00</text:p>
          </table:table-cell>
          <table:table-cell office:value-type="float" office:value="2804080.5" calcext:value-type="float">
            <text:p>280408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23-01-01T00:00:00</text:p>
          </table:table-cell>
          <table:table-cell office:value-type="float" office:value="2804445.5" calcext:value-type="float">
            <text:p>2804445.5</text:p>
          </table:table-cell>
          <table:table-cell office:value-type="string" calcext:value-type="string">
            <text:p>2966-03-20T00:00:00</text:p>
          </table:table-cell>
          <table:table-cell office:value-type="float" office:value="2804445.5" calcext:value-type="float">
            <text:p>2804445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24-01-01T00:00:00</text:p>
          </table:table-cell>
          <table:table-cell office:value-type="float" office:value="2804810.5" calcext:value-type="float">
            <text:p>2804810.5</text:p>
          </table:table-cell>
          <table:table-cell office:value-type="string" calcext:value-type="string">
            <text:p>2967-03-21T00:00:00</text:p>
          </table:table-cell>
          <table:table-cell office:value-type="float" office:value="2804811.5" calcext:value-type="float">
            <text:p>2804811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25-01-01T00:00:00</text:p>
          </table:table-cell>
          <table:table-cell office:value-type="float" office:value="2805176.5" calcext:value-type="float">
            <text:p>2805176.5</text:p>
          </table:table-cell>
          <table:table-cell office:value-type="string" calcext:value-type="string">
            <text:p>2968-03-20T00:00:00</text:p>
          </table:table-cell>
          <table:table-cell office:value-type="float" office:value="2805176.5" calcext:value-type="float">
            <text:p>2805176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26-01-01T00:00:00</text:p>
          </table:table-cell>
          <table:table-cell office:value-type="float" office:value="2805541.5" calcext:value-type="float">
            <text:p>2805541.5</text:p>
          </table:table-cell>
          <table:table-cell office:value-type="string" calcext:value-type="string">
            <text:p>2969-03-20T00:00:00</text:p>
          </table:table-cell>
          <table:table-cell office:value-type="float" office:value="2805541.5" calcext:value-type="float">
            <text:p>2805541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27-01-01T00:00:00</text:p>
          </table:table-cell>
          <table:table-cell office:value-type="float" office:value="2805906.5" calcext:value-type="float">
            <text:p>2805906.5</text:p>
          </table:table-cell>
          <table:table-cell office:value-type="string" calcext:value-type="string">
            <text:p>2970-03-20T00:00:00</text:p>
          </table:table-cell>
          <table:table-cell office:value-type="float" office:value="2805906.5" calcext:value-type="float">
            <text:p>2805906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28-01-01T00:00:00</text:p>
          </table:table-cell>
          <table:table-cell office:value-type="float" office:value="2806271.5" calcext:value-type="float">
            <text:p>2806271.5</text:p>
          </table:table-cell>
          <table:table-cell office:value-type="string" calcext:value-type="string">
            <text:p>2971-03-21T00:00:00</text:p>
          </table:table-cell>
          <table:table-cell office:value-type="float" office:value="2806272.5" calcext:value-type="float">
            <text:p>2806272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29-01-01T00:00:00</text:p>
          </table:table-cell>
          <table:table-cell office:value-type="float" office:value="2806637.5" calcext:value-type="float">
            <text:p>2806637.5</text:p>
          </table:table-cell>
          <table:table-cell office:value-type="string" calcext:value-type="string">
            <text:p>2972-03-20T00:00:00</text:p>
          </table:table-cell>
          <table:table-cell office:value-type="float" office:value="2806637.5" calcext:value-type="float">
            <text:p>2806637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30-01-01T00:00:00</text:p>
          </table:table-cell>
          <table:table-cell office:value-type="float" office:value="2807002.5" calcext:value-type="float">
            <text:p>2807002.5</text:p>
          </table:table-cell>
          <table:table-cell office:value-type="string" calcext:value-type="string">
            <text:p>2973-03-20T00:00:00</text:p>
          </table:table-cell>
          <table:table-cell office:value-type="float" office:value="2807002.5" calcext:value-type="float">
            <text:p>2807002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31-01-01T00:00:00</text:p>
          </table:table-cell>
          <table:table-cell office:value-type="float" office:value="2807367.5" calcext:value-type="float">
            <text:p>2807367.5</text:p>
          </table:table-cell>
          <table:table-cell office:value-type="string" calcext:value-type="string">
            <text:p>2974-03-20T00:00:00</text:p>
          </table:table-cell>
          <table:table-cell office:value-type="float" office:value="2807367.5" calcext:value-type="float">
            <text:p>2807367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32-01-01T00:00:00</text:p>
          </table:table-cell>
          <table:table-cell office:value-type="float" office:value="2807732.5" calcext:value-type="float">
            <text:p>2807732.5</text:p>
          </table:table-cell>
          <table:table-cell office:value-type="string" calcext:value-type="string">
            <text:p>2975-03-21T00:00:00</text:p>
          </table:table-cell>
          <table:table-cell office:value-type="float" office:value="2807733.5" calcext:value-type="float">
            <text:p>2807733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33-01-01T00:00:00</text:p>
          </table:table-cell>
          <table:table-cell office:value-type="float" office:value="2808098.5" calcext:value-type="float">
            <text:p>2808098.5</text:p>
          </table:table-cell>
          <table:table-cell office:value-type="string" calcext:value-type="string">
            <text:p>2976-03-20T00:00:00</text:p>
          </table:table-cell>
          <table:table-cell office:value-type="float" office:value="2808098.5" calcext:value-type="float">
            <text:p>2808098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34-01-01T00:00:00</text:p>
          </table:table-cell>
          <table:table-cell office:value-type="float" office:value="2808463.5" calcext:value-type="float">
            <text:p>2808463.5</text:p>
          </table:table-cell>
          <table:table-cell office:value-type="string" calcext:value-type="string">
            <text:p>2977-03-20T00:00:00</text:p>
          </table:table-cell>
          <table:table-cell office:value-type="float" office:value="2808463.5" calcext:value-type="float">
            <text:p>2808463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35-01-01T00:00:00</text:p>
          </table:table-cell>
          <table:table-cell office:value-type="float" office:value="2808828.5" calcext:value-type="float">
            <text:p>2808828.5</text:p>
          </table:table-cell>
          <table:table-cell office:value-type="string" calcext:value-type="string">
            <text:p>2978-03-20T00:00:00</text:p>
          </table:table-cell>
          <table:table-cell office:value-type="float" office:value="2808828.5" calcext:value-type="float">
            <text:p>2808828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36-01-01T00:00:00</text:p>
          </table:table-cell>
          <table:table-cell office:value-type="float" office:value="2809193.5" calcext:value-type="float">
            <text:p>2809193.5</text:p>
          </table:table-cell>
          <table:table-cell office:value-type="string" calcext:value-type="string">
            <text:p>2979-03-21T00:00:00</text:p>
          </table:table-cell>
          <table:table-cell office:value-type="float" office:value="2809194.5" calcext:value-type="float">
            <text:p>2809194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37-01-01T00:00:00</text:p>
          </table:table-cell>
          <table:table-cell office:value-type="float" office:value="2809559.5" calcext:value-type="float">
            <text:p>2809559.5</text:p>
          </table:table-cell>
          <table:table-cell office:value-type="string" calcext:value-type="string">
            <text:p>2980-03-20T00:00:00</text:p>
          </table:table-cell>
          <table:table-cell office:value-type="float" office:value="2809559.5" calcext:value-type="float">
            <text:p>2809559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38-01-01T00:00:00</text:p>
          </table:table-cell>
          <table:table-cell office:value-type="float" office:value="2809924.5" calcext:value-type="float">
            <text:p>2809924.5</text:p>
          </table:table-cell>
          <table:table-cell office:value-type="string" calcext:value-type="string">
            <text:p>2981-03-20T00:00:00</text:p>
          </table:table-cell>
          <table:table-cell office:value-type="float" office:value="2809924.5" calcext:value-type="float">
            <text:p>2809924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39-01-01T00:00:00</text:p>
          </table:table-cell>
          <table:table-cell office:value-type="float" office:value="2810289.5" calcext:value-type="float">
            <text:p>2810289.5</text:p>
          </table:table-cell>
          <table:table-cell office:value-type="string" calcext:value-type="string">
            <text:p>2982-03-20T00:00:00</text:p>
          </table:table-cell>
          <table:table-cell office:value-type="float" office:value="2810289.5" calcext:value-type="float">
            <text:p>2810289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40-01-01T00:00:00</text:p>
          </table:table-cell>
          <table:table-cell office:value-type="float" office:value="2810654.5" calcext:value-type="float">
            <text:p>2810654.5</text:p>
          </table:table-cell>
          <table:table-cell office:value-type="string" calcext:value-type="string">
            <text:p>2983-03-21T00:00:00</text:p>
          </table:table-cell>
          <table:table-cell office:value-type="float" office:value="2810655.5" calcext:value-type="float">
            <text:p>2810655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41-01-01T00:00:00</text:p>
          </table:table-cell>
          <table:table-cell office:value-type="float" office:value="2811020.5" calcext:value-type="float">
            <text:p>2811020.5</text:p>
          </table:table-cell>
          <table:table-cell office:value-type="string" calcext:value-type="string">
            <text:p>2984-03-20T00:00:00</text:p>
          </table:table-cell>
          <table:table-cell office:value-type="float" office:value="2811020.5" calcext:value-type="float">
            <text:p>281102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42-01-01T00:00:00</text:p>
          </table:table-cell>
          <table:table-cell office:value-type="float" office:value="2811385.5" calcext:value-type="float">
            <text:p>2811385.5</text:p>
          </table:table-cell>
          <table:table-cell office:value-type="string" calcext:value-type="string">
            <text:p>2985-03-20T00:00:00</text:p>
          </table:table-cell>
          <table:table-cell office:value-type="float" office:value="2811385.5" calcext:value-type="float">
            <text:p>2811385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43-01-01T00:00:00</text:p>
          </table:table-cell>
          <table:table-cell office:value-type="float" office:value="2811750.5" calcext:value-type="float">
            <text:p>2811750.5</text:p>
          </table:table-cell>
          <table:table-cell office:value-type="string" calcext:value-type="string">
            <text:p>2986-03-20T00:00:00</text:p>
          </table:table-cell>
          <table:table-cell office:value-type="float" office:value="2811750.5" calcext:value-type="float">
            <text:p>281175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44-01-01T00:00:00</text:p>
          </table:table-cell>
          <table:table-cell office:value-type="float" office:value="2812115.5" calcext:value-type="float">
            <text:p>2812115.5</text:p>
          </table:table-cell>
          <table:table-cell office:value-type="string" calcext:value-type="string">
            <text:p>2987-03-21T00:00:00</text:p>
          </table:table-cell>
          <table:table-cell office:value-type="float" office:value="2812116.5" calcext:value-type="float">
            <text:p>2812116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45-01-01T00:00:00</text:p>
          </table:table-cell>
          <table:table-cell office:value-type="float" office:value="2812481.5" calcext:value-type="float">
            <text:p>2812481.5</text:p>
          </table:table-cell>
          <table:table-cell office:value-type="string" calcext:value-type="string">
            <text:p>2988-03-20T00:00:00</text:p>
          </table:table-cell>
          <table:table-cell office:value-type="float" office:value="2812481.5" calcext:value-type="float">
            <text:p>2812481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46-01-01T00:00:00</text:p>
          </table:table-cell>
          <table:table-cell office:value-type="float" office:value="2812846.5" calcext:value-type="float">
            <text:p>2812846.5</text:p>
          </table:table-cell>
          <table:table-cell office:value-type="string" calcext:value-type="string">
            <text:p>2989-03-20T00:00:00</text:p>
          </table:table-cell>
          <table:table-cell office:value-type="float" office:value="2812846.5" calcext:value-type="float">
            <text:p>2812846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47-01-01T00:00:00</text:p>
          </table:table-cell>
          <table:table-cell office:value-type="float" office:value="2813211.5" calcext:value-type="float">
            <text:p>2813211.5</text:p>
          </table:table-cell>
          <table:table-cell office:value-type="string" calcext:value-type="string">
            <text:p>2990-03-20T00:00:00</text:p>
          </table:table-cell>
          <table:table-cell office:value-type="float" office:value="2813211.5" calcext:value-type="float">
            <text:p>2813211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48-01-01T00:00:00</text:p>
          </table:table-cell>
          <table:table-cell office:value-type="float" office:value="2813576.5" calcext:value-type="float">
            <text:p>2813576.5</text:p>
          </table:table-cell>
          <table:table-cell office:value-type="string" calcext:value-type="string">
            <text:p>2991-03-20T00:00:00</text:p>
          </table:table-cell>
          <table:table-cell office:value-type="float" office:value="2813576.5" calcext:value-type="float">
            <text:p>2813576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49-01-01T00:00:00</text:p>
          </table:table-cell>
          <table:table-cell office:value-type="float" office:value="2813942.5" calcext:value-type="float">
            <text:p>2813942.5</text:p>
          </table:table-cell>
          <table:table-cell office:value-type="string" calcext:value-type="string">
            <text:p>2992-03-20T00:00:00</text:p>
          </table:table-cell>
          <table:table-cell office:value-type="float" office:value="2813942.5" calcext:value-type="float">
            <text:p>2813942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50-01-01T00:00:00</text:p>
          </table:table-cell>
          <table:table-cell office:value-type="float" office:value="2814307.5" calcext:value-type="float">
            <text:p>2814307.5</text:p>
          </table:table-cell>
          <table:table-cell office:value-type="string" calcext:value-type="string">
            <text:p>2993-03-20T00:00:00</text:p>
          </table:table-cell>
          <table:table-cell office:value-type="float" office:value="2814307.5" calcext:value-type="float">
            <text:p>2814307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51-01-01T00:00:00</text:p>
          </table:table-cell>
          <table:table-cell office:value-type="float" office:value="2814672.5" calcext:value-type="float">
            <text:p>2814672.5</text:p>
          </table:table-cell>
          <table:table-cell office:value-type="string" calcext:value-type="string">
            <text:p>2994-03-20T00:00:00</text:p>
          </table:table-cell>
          <table:table-cell office:value-type="float" office:value="2814672.5" calcext:value-type="float">
            <text:p>2814672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52-01-01T00:00:00</text:p>
          </table:table-cell>
          <table:table-cell office:value-type="float" office:value="2815037.5" calcext:value-type="float">
            <text:p>2815037.5</text:p>
          </table:table-cell>
          <table:table-cell office:value-type="string" calcext:value-type="string">
            <text:p>2995-03-20T00:00:00</text:p>
          </table:table-cell>
          <table:table-cell office:value-type="float" office:value="2815037.5" calcext:value-type="float">
            <text:p>2815037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53-01-01T00:00:00</text:p>
          </table:table-cell>
          <table:table-cell office:value-type="float" office:value="2815402.5" calcext:value-type="float">
            <text:p>2815402.5</text:p>
          </table:table-cell>
          <table:table-cell office:value-type="string" calcext:value-type="string">
            <text:p>2996-03-20T00:00:00</text:p>
          </table:table-cell>
          <table:table-cell office:value-type="float" office:value="2815403.5" calcext:value-type="float">
            <text:p>2815403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54-01-01T00:00:00</text:p>
          </table:table-cell>
          <table:table-cell office:value-type="float" office:value="2815767.5" calcext:value-type="float">
            <text:p>2815767.5</text:p>
          </table:table-cell>
          <table:table-cell office:value-type="string" calcext:value-type="string">
            <text:p>2997-03-20T00:00:00</text:p>
          </table:table-cell>
          <table:table-cell office:value-type="float" office:value="2815768.5" calcext:value-type="float">
            <text:p>2815768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55-01-01T00:00:00</text:p>
          </table:table-cell>
          <table:table-cell office:value-type="float" office:value="2816132.5" calcext:value-type="float">
            <text:p>2816132.5</text:p>
          </table:table-cell>
          <table:table-cell office:value-type="string" calcext:value-type="string">
            <text:p>2998-03-20T00:00:00</text:p>
          </table:table-cell>
          <table:table-cell office:value-type="float" office:value="2816133.5" calcext:value-type="float">
            <text:p>2816133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56-01-01T00:00:00</text:p>
          </table:table-cell>
          <table:table-cell office:value-type="float" office:value="2816497.5" calcext:value-type="float">
            <text:p>2816497.5</text:p>
          </table:table-cell>
          <table:table-cell office:value-type="string" calcext:value-type="string">
            <text:p>2999-03-20T00:00:00</text:p>
          </table:table-cell>
          <table:table-cell office:value-type="float" office:value="2816498.5" calcext:value-type="float">
            <text:p>2816498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57-01-01T00:00:00</text:p>
          </table:table-cell>
          <table:table-cell office:value-type="float" office:value="2816863.5" calcext:value-type="float">
            <text:p>2816863.5</text:p>
          </table:table-cell>
          <table:table-cell office:value-type="string" calcext:value-type="string">
            <text:p>3000-03-21T00:00:00</text:p>
          </table:table-cell>
          <table:table-cell office:value-type="float" office:value="2816864.5" calcext:value-type="float">
            <text:p>2816864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58-01-01T00:00:00</text:p>
          </table:table-cell>
          <table:table-cell office:value-type="float" office:value="2817228.5" calcext:value-type="float">
            <text:p>2817228.5</text:p>
          </table:table-cell>
          <table:table-cell office:value-type="string" calcext:value-type="string">
            <text:p>3001-03-21T00:00:00</text:p>
          </table:table-cell>
          <table:table-cell office:value-type="float" office:value="2817229.5" calcext:value-type="float">
            <text:p>2817229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59-01-01T00:00:00</text:p>
          </table:table-cell>
          <table:table-cell office:value-type="float" office:value="2817593.5" calcext:value-type="float">
            <text:p>2817593.5</text:p>
          </table:table-cell>
          <table:table-cell office:value-type="string" calcext:value-type="string">
            <text:p>3002-03-21T00:00:00</text:p>
          </table:table-cell>
          <table:table-cell office:value-type="float" office:value="2817594.5" calcext:value-type="float">
            <text:p>2817594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60-01-01T00:00:00</text:p>
          </table:table-cell>
          <table:table-cell office:value-type="float" office:value="2817958.5" calcext:value-type="float">
            <text:p>2817958.5</text:p>
          </table:table-cell>
          <table:table-cell office:value-type="string" calcext:value-type="string">
            <text:p>3003-03-21T00:00:00</text:p>
          </table:table-cell>
          <table:table-cell office:value-type="float" office:value="2817959.5" calcext:value-type="float">
            <text:p>2817959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1161-01-01T00:00:00</text:p>
          </table:table-cell>
          <table:table-cell office:value-type="float" office:value="2818324.5" calcext:value-type="float">
            <text:p>2818324.5</text:p>
          </table:table-cell>
          <table:table-cell office:value-type="string" calcext:value-type="string">
            <text:p>3004-03-21T00:00:00</text:p>
          </table:table-cell>
          <table:table-cell office:value-type="float" office:value="2818325.5" calcext:value-type="float">
            <text:p>2818325.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 style:data-style-name="N2" text:time-value="15:37:15.073177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2T17:28:38.627550723</dc:date>
    <meta:editing-duration>P10DT12H58M53S</meta:editing-duration>
    <meta:editing-cycles>59</meta:editing-cycles>
    <meta:generator>LibreOffice/6.4.7.2$Linux_X86_64 LibreOffice_project/40$Build-2</meta:generator>
    <meta:document-statistic meta:table-count="1" meta:cell-count="984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.1" chart:maximum="1.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style-name="ch1">
        <chart:legend chart:legend-position="end" svg:x="54.247cm" svg:y="4.831cm" style:legend-expansion="custom" chartooo:width="3.297cm" chartooo:height="1.291cm" style:legend-expansion-aspect-ratio="2.55383423702556" chart:style-name="ch2"/>
        <chart:plot-area chart:style-name="ch3" table:cell-range-address="jd_from_badi_date.F1:jd_from_badi_date.F1641" chart:data-source-has-labels="row" svg:x="0.924cm" svg:y="1.67cm" svg:width="58.496cm" svg:height="28.443cm">
          <chartooo:coordinate-region svg:x="1.778cm" svg:y="1.67cm" svg:width="57.642cm" svg:height="2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F2:jd_from_badi_date.F1641" chart:label-cell-address="jd_from_badi_date.F1:jd_from_badi_date.F1" chart:class="chart:line">
            <chart:data-point chart:repeated="16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- 1 year</text:p>
                <draw:g>
                  <svg:desc>jd_from_badi_date.F1:jd_from_badi_dat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jd_from_badi_date.F2:jd_from_badi_date.F16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.1" chart:maximum="1.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f00" svg:stroke-opacity="50%" draw:fill-color="#ffff00" draw:opacity="5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style-name="ch1">
        <chart:legend chart:legend-position="end" svg:x="2.186cm" svg:y="26.098cm" style:legend-expansion="custom" chartooo:width="3.297cm" chartooo:height="1.291cm" style:legend-expansion-aspect-ratio="2.55383423702556" chart:style-name="ch2"/>
        <chart:plot-area chart:style-name="ch3" table:cell-range-address="jd_from_badi_date.E1:jd_from_badi_date.F733" chart:data-source-has-labels="row" svg:x="0.924cm" svg:y="1.67cm" svg:width="58.496cm" svg:height="28.443cm">
          <chartooo:coordinate-region svg:x="1.778cm" svg:y="1.67cm" svg:width="57.642cm" svg:height="2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E2:jd_from_badi_date.E733" chart:label-cell-address="jd_from_badi_date.E1:jd_from_badi_date.E1" chart:class="chart:line">
            <chart:data-point chart:repeated="732"/>
          </chart:series>
          <chart:series chart:style-name="ch8" chart:values-cell-range-address="jd_from_badi_date.F2:jd_from_badi_date.F733" chart:label-cell-address="jd_from_badi_date.F1:jd_from_badi_date.F1" chart:class="chart:line">
            <chart:data-point chart:repeated="7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jd_from_badi_date.E1:jd_from_badi_date.E1</svg:desc>
                </draw:g>
              </table:table-cell>
              <table:table-cell office:value-type="string">
                <text:p>+- 1 year</text:p>
                <draw:g>
                  <svg:desc>jd_from_badi_date.F1:jd_from_badi_dat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jd_from_badi_date.E2:jd_from_badi_date.E733</svg:desc>
                </draw:g>
              </table:table-cell>
              <table:table-cell office:value-type="float" office:value="1">
                <text:p>1</text:p>
                <draw:g>
                  <svg:desc>jd_from_badi_date.F2:jd_from_badi_date.F7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761111">
                <text:p>-0.7611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55.833333">
                <text:p>-55.833333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56.833333">
                <text:p>-56.83333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57.708333">
                <text:p>-57.70833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57.833333">
                <text:p>-57.83333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